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9" style:family="table">
      <style:table-properties style:width="82.51mm" table:align="margins"/>
    </style:style>
    <style:style style:name="Table129.A" style:family="table-column">
      <style:table-column-properties style:column-width="82.51mm" style:rel-column-width="65535*"/>
    </style:style>
    <style:style style:name="Table129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2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3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4" style:family="paragraph" style:parent-style-name="Preformatted_20_Text">
      <style:text-properties officeooo:paragraph-rsid="03491fd8"/>
    </style:style>
    <style:style style:name="P95" style:family="paragraph" style:parent-style-name="Preformatted_20_Text">
      <style:text-properties officeooo:paragraph-rsid="04025387"/>
    </style:style>
    <style:style style:name="P96" style:family="paragraph" style:parent-style-name="Preformatted_20_Text">
      <style:text-properties officeooo:paragraph-rsid="033b840e"/>
    </style:style>
    <style:style style:name="P97" style:family="paragraph" style:parent-style-name="Preformatted_20_Text">
      <style:text-properties officeooo:paragraph-rsid="03f19698"/>
    </style:style>
    <style:style style:name="P98" style:family="paragraph" style:parent-style-name="Preformatted_20_Text">
      <style:paragraph-properties fo:text-align="start" style:justify-single-word="false"/>
    </style:style>
    <style:style style:name="P99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3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4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5" style:family="paragraph" style:parent-style-name="Preformatted_20_Text">
      <style:text-properties officeooo:paragraph-rsid="04082f68"/>
    </style:style>
    <style:style style:name="P106" style:family="paragraph" style:parent-style-name="Preformatted_20_Text">
      <style:text-properties officeooo:paragraph-rsid="03e8a588"/>
    </style:style>
    <style:style style:name="P107" style:family="paragraph" style:parent-style-name="Preformatted_20_Text">
      <style:text-properties officeooo:rsid="03e127bc" officeooo:paragraph-rsid="03e127bc"/>
    </style:style>
    <style:style style:name="P108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9" style:family="paragraph" style:parent-style-name="Preformatted_20_Text">
      <style:text-properties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23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5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6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7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41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7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61" style:family="paragraph" style:parent-style-name="Preformatted_20_Text">
      <style:text-properties officeooo:paragraph-rsid="040a29d5"/>
    </style:style>
    <style:style style:name="P162" style:family="paragraph" style:parent-style-name="Preformatted_20_Text">
      <style:text-properties officeooo:paragraph-rsid="026b98c9"/>
    </style:style>
    <style:style style:name="P163" style:family="paragraph" style:parent-style-name="Preformatted_20_Text">
      <style:text-properties officeooo:rsid="019edc34" officeooo:paragraph-rsid="040a29d5"/>
    </style:style>
    <style:style style:name="P164" style:family="paragraph" style:parent-style-name="Preformatted_20_Text">
      <style:text-properties officeooo:rsid="02aa99f2" officeooo:paragraph-rsid="040a29d5"/>
    </style:style>
    <style:style style:name="P165" style:family="paragraph" style:parent-style-name="Preformatted_20_Text">
      <style:text-properties officeooo:paragraph-rsid="034d05c7"/>
    </style:style>
    <style:style style:name="P166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7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8" style:family="paragraph" style:parent-style-name="Preformatted_20_Text">
      <style:text-properties officeooo:paragraph-rsid="02ecc076"/>
    </style:style>
    <style:style style:name="P169" style:family="paragraph" style:parent-style-name="Preformatted_20_Text">
      <style:text-properties officeooo:paragraph-rsid="03c1fcac"/>
    </style:style>
    <style:style style:name="P170" style:family="paragraph" style:parent-style-name="Preformatted_20_Text">
      <style:text-properties officeooo:paragraph-rsid="03384e9d"/>
    </style:style>
    <style:style style:name="P171" style:family="paragraph" style:parent-style-name="Preformatted_20_Text">
      <style:text-properties officeooo:rsid="0200e899" officeooo:paragraph-rsid="03384e9d"/>
    </style:style>
    <style:style style:name="P172" style:family="paragraph" style:parent-style-name="Preformatted_20_Text">
      <style:text-properties officeooo:rsid="03b6690e" officeooo:paragraph-rsid="03b6690e"/>
    </style:style>
    <style:style style:name="P173" style:family="paragraph" style:parent-style-name="Preformatted_20_Text">
      <style:text-properties officeooo:paragraph-rsid="03b6690e"/>
    </style:style>
    <style:style style:name="P174" style:family="paragraph" style:parent-style-name="Preformatted_20_Text">
      <style:text-properties officeooo:rsid="018c6cce" officeooo:paragraph-rsid="03f19698"/>
    </style:style>
    <style:style style:name="P175" style:family="paragraph" style:parent-style-name="Preformatted_20_Text">
      <style:text-properties officeooo:paragraph-rsid="03bb0bc5"/>
    </style:style>
    <style:style style:name="P176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7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8" style:family="paragraph" style:parent-style-name="Preformatted_20_Text">
      <style:text-properties officeooo:rsid="03af146a" officeooo:paragraph-rsid="03bb0bc5"/>
    </style:style>
    <style:style style:name="P179" style:family="paragraph" style:parent-style-name="Preformatted_20_Text">
      <style:text-properties officeooo:rsid="01b6f25c" officeooo:paragraph-rsid="03c1791e"/>
    </style:style>
    <style:style style:name="P180" style:family="paragraph" style:parent-style-name="Preformatted_20_Text">
      <style:text-properties officeooo:rsid="029cfef9" officeooo:paragraph-rsid="03c1791e"/>
    </style:style>
    <style:style style:name="P181" style:family="paragraph" style:parent-style-name="Preformatted_20_Text">
      <style:text-properties officeooo:paragraph-rsid="03c4695e"/>
    </style:style>
    <style:style style:name="P182" style:family="paragraph" style:parent-style-name="Preformatted_20_Text">
      <style:text-properties officeooo:paragraph-rsid="0342a8dc"/>
    </style:style>
    <style:style style:name="P183" style:family="paragraph" style:parent-style-name="Preformatted_20_Text">
      <style:text-properties officeooo:paragraph-rsid="038ad74e"/>
    </style:style>
    <style:style style:name="P184" style:family="paragraph" style:parent-style-name="Preformatted_20_Text">
      <style:text-properties officeooo:paragraph-rsid="02814464"/>
    </style:style>
    <style:style style:name="P185" style:family="paragraph" style:parent-style-name="Preformatted_20_Text">
      <style:text-properties officeooo:rsid="017172c5" officeooo:paragraph-rsid="02b7860a"/>
    </style:style>
    <style:style style:name="P186" style:family="paragraph" style:parent-style-name="Preformatted_20_Text">
      <style:text-properties officeooo:rsid="017172c5" officeooo:paragraph-rsid="02814464"/>
    </style:style>
    <style:style style:name="P187" style:family="paragraph" style:parent-style-name="Preformatted_20_Text">
      <style:text-properties officeooo:rsid="01d234aa" officeooo:paragraph-rsid="02814464"/>
    </style:style>
    <style:style style:name="P188" style:family="paragraph" style:parent-style-name="Preformatted_20_Text">
      <style:text-properties fo:font-weight="bold" style:font-weight-asian="bold" style:font-weight-complex="bold"/>
    </style:style>
    <style:style style:name="P189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0" style:family="paragraph" style:parent-style-name="Preformatted_20_Text">
      <style:text-properties fo:font-weight="bold" officeooo:paragraph-rsid="03fbfef5" style:font-weight-asian="bold" style:font-weight-complex="bold"/>
    </style:style>
    <style:style style:name="P191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2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3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4" style:family="paragraph" style:parent-style-name="Preformatted_20_Text">
      <style:text-properties fo:font-weight="bold" officeooo:paragraph-rsid="033b840e" style:font-weight-asian="bold" style:font-weight-complex="bold"/>
    </style:style>
    <style:style style:name="P195" style:family="paragraph" style:parent-style-name="Preformatted_20_Text">
      <style:text-properties fo:font-weight="bold" officeooo:paragraph-rsid="026b98c9" style:font-weight-asian="bold" style:font-weight-complex="bold"/>
    </style:style>
    <style:style style:name="P196" style:family="paragraph" style:parent-style-name="Preformatted_20_Text">
      <style:text-properties fo:font-weight="bold" officeooo:paragraph-rsid="0419d3fe" style:font-weight-asian="bold" style:font-weight-complex="bold"/>
    </style:style>
    <style:style style:name="P197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198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9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0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Preformatted_20_Text">
      <style:text-properties officeooo:rsid="03ea67f7" officeooo:paragraph-rsid="03ea67f7"/>
    </style:style>
    <style:style style:name="P202" style:family="paragraph" style:parent-style-name="Preformatted_20_Text">
      <style:text-properties officeooo:rsid="03ec809c" officeooo:paragraph-rsid="03ec809c"/>
    </style:style>
    <style:style style:name="P203" style:family="paragraph" style:parent-style-name="Preformatted_20_Text">
      <style:text-properties officeooo:rsid="0376a180" officeooo:paragraph-rsid="03fbfef5"/>
    </style:style>
    <style:style style:name="P204" style:family="paragraph" style:parent-style-name="Preformatted_20_Text">
      <style:text-properties officeooo:paragraph-rsid="03fbfef5"/>
    </style:style>
    <style:style style:name="P205" style:family="paragraph" style:parent-style-name="Preformatted_20_Text">
      <style:text-properties officeooo:rsid="0212e752" officeooo:paragraph-rsid="02814464"/>
    </style:style>
    <style:style style:name="P206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7" style:family="paragraph" style:parent-style-name="Preformatted_20_Text">
      <style:text-properties officeooo:paragraph-rsid="02a030d1"/>
    </style:style>
    <style:style style:name="P208" style:family="paragraph" style:parent-style-name="Preformatted_20_Text">
      <style:text-properties officeooo:rsid="02cd2109" officeooo:paragraph-rsid="0342a8dc"/>
    </style:style>
    <style:style style:name="P209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0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1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2" style:family="paragraph" style:parent-style-name="Preformatted_20_Text">
      <style:text-properties officeooo:paragraph-rsid="036e91d8"/>
    </style:style>
    <style:style style:name="P213" style:family="paragraph" style:parent-style-name="Preformatted_20_Text">
      <style:text-properties officeooo:paragraph-rsid="022f7946"/>
    </style:style>
    <style:style style:name="P214" style:family="paragraph" style:parent-style-name="Preformatted_20_Text">
      <style:text-properties officeooo:paragraph-rsid="02f0b64c"/>
    </style:style>
    <style:style style:name="P215" style:family="paragraph" style:parent-style-name="Preformatted_20_Text">
      <style:text-properties officeooo:paragraph-rsid="024cc78f"/>
    </style:style>
    <style:style style:name="P216" style:family="paragraph" style:parent-style-name="Preformatted_20_Text">
      <style:text-properties officeooo:rsid="022fc0c9" officeooo:paragraph-rsid="023bbbc0"/>
    </style:style>
    <style:style style:name="P217" style:family="paragraph" style:parent-style-name="Preformatted_20_Text">
      <style:text-properties officeooo:paragraph-rsid="023bbbc0"/>
    </style:style>
    <style:style style:name="P218" style:family="paragraph" style:parent-style-name="Preformatted_20_Text">
      <style:text-properties officeooo:paragraph-rsid="021f7c74"/>
    </style:style>
    <style:style style:name="P219" style:family="paragraph" style:parent-style-name="Preformatted_20_Text">
      <style:text-properties officeooo:paragraph-rsid="023379bb"/>
    </style:style>
    <style:style style:name="P220" style:family="paragraph" style:parent-style-name="Preformatted_20_Text">
      <style:text-properties officeooo:rsid="023ff07c" officeooo:paragraph-rsid="02416f6b"/>
    </style:style>
    <style:style style:name="P221" style:family="paragraph" style:parent-style-name="Preformatted_20_Text">
      <style:text-properties officeooo:rsid="02eeb890" officeooo:paragraph-rsid="02eeb890"/>
    </style:style>
    <style:style style:name="P222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3" style:family="paragraph" style:parent-style-name="Preformatted_20_Text">
      <style:text-properties officeooo:paragraph-rsid="023ace28"/>
    </style:style>
    <style:style style:name="P224" style:family="paragraph" style:parent-style-name="Preformatted_20_Text">
      <style:text-properties officeooo:rsid="02467a94" officeooo:paragraph-rsid="02467a94"/>
    </style:style>
    <style:style style:name="P225" style:family="paragraph" style:parent-style-name="Preformatted_20_Text">
      <style:text-properties officeooo:paragraph-rsid="03daefd2"/>
    </style:style>
    <style:style style:name="P226" style:family="paragraph" style:parent-style-name="Preformatted_20_Text">
      <style:text-properties officeooo:rsid="024b657d" officeooo:paragraph-rsid="024b657d"/>
    </style:style>
    <style:style style:name="P227" style:family="paragraph" style:parent-style-name="Preformatted_20_Text">
      <style:text-properties officeooo:rsid="02838805" officeooo:paragraph-rsid="02838805"/>
    </style:style>
    <style:style style:name="P228" style:family="paragraph" style:parent-style-name="Preformatted_20_Text">
      <style:text-properties officeooo:rsid="02838805" officeooo:paragraph-rsid="0284af25"/>
    </style:style>
    <style:style style:name="P229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0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1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2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3" style:family="paragraph" style:parent-style-name="Preformatted_20_Text">
      <style:text-properties officeooo:paragraph-rsid="0077e640"/>
    </style:style>
    <style:style style:name="P234" style:family="paragraph" style:parent-style-name="Preformatted_20_Text">
      <style:text-properties officeooo:paragraph-rsid="006fcb97"/>
    </style:style>
    <style:style style:name="P235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6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7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8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9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0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1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2" style:family="paragraph" style:parent-style-name="Preformatted_20_Text">
      <style:text-properties officeooo:rsid="024962a2" officeooo:paragraph-rsid="024962a2"/>
    </style:style>
    <style:style style:name="P243" style:family="paragraph" style:parent-style-name="Preformatted_20_Text">
      <style:text-properties officeooo:paragraph-rsid="0273d694"/>
    </style:style>
    <style:style style:name="P244" style:family="paragraph" style:parent-style-name="Preformatted_20_Text">
      <style:text-properties officeooo:paragraph-rsid="0052b719"/>
    </style:style>
    <style:style style:name="P245" style:family="paragraph" style:parent-style-name="Preformatted_20_Text">
      <style:text-properties officeooo:paragraph-rsid="004b5915"/>
    </style:style>
    <style:style style:name="P246" style:family="paragraph" style:parent-style-name="Preformatted_20_Text">
      <style:text-properties officeooo:paragraph-rsid="03e10d45"/>
    </style:style>
    <style:style style:name="P247" style:family="paragraph" style:parent-style-name="Preformatted_20_Text">
      <style:text-properties officeooo:paragraph-rsid="003398e2"/>
    </style:style>
    <style:style style:name="P248" style:family="paragraph" style:parent-style-name="Preformatted_20_Text">
      <style:text-properties officeooo:paragraph-rsid="00339c80"/>
    </style:style>
    <style:style style:name="P249" style:family="paragraph" style:parent-style-name="Preformatted_20_Text">
      <style:text-properties officeooo:paragraph-rsid="039d59d3"/>
    </style:style>
    <style:style style:name="P250" style:family="paragraph" style:parent-style-name="Preformatted_20_Text">
      <style:text-properties officeooo:paragraph-rsid="0045a9b1"/>
    </style:style>
    <style:style style:name="P251" style:family="paragraph" style:parent-style-name="Preformatted_20_Text">
      <style:text-properties officeooo:paragraph-rsid="03001cde"/>
    </style:style>
    <style:style style:name="P252" style:family="paragraph" style:parent-style-name="Preformatted_20_Text">
      <style:text-properties officeooo:paragraph-rsid="036faf7c"/>
    </style:style>
    <style:style style:name="P253" style:family="paragraph" style:parent-style-name="Preformatted_20_Text">
      <style:text-properties officeooo:rsid="03b83cdc" officeooo:paragraph-rsid="03b83cdc"/>
    </style:style>
    <style:style style:name="P254" style:family="paragraph" style:parent-style-name="Preformatted_20_Text">
      <style:text-properties officeooo:rsid="030c9839" officeooo:paragraph-rsid="033b840e"/>
    </style:style>
    <style:style style:name="P255" style:family="paragraph" style:parent-style-name="Preformatted_20_Text">
      <style:text-properties officeooo:rsid="030f6f34" officeooo:paragraph-rsid="033b840e"/>
    </style:style>
    <style:style style:name="P256" style:family="paragraph" style:parent-style-name="Preformatted_20_Text">
      <style:text-properties officeooo:rsid="03128ece" officeooo:paragraph-rsid="033b840e"/>
    </style:style>
    <style:style style:name="P257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8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9" style:family="paragraph" style:parent-style-name="Preformatted_20_Text">
      <style:text-properties officeooo:rsid="03298d06" officeooo:paragraph-rsid="03491fd8"/>
    </style:style>
    <style:style style:name="P260" style:family="paragraph" style:parent-style-name="Preformatted_20_Text">
      <style:text-properties officeooo:rsid="032f0ed1" officeooo:paragraph-rsid="03491fd8"/>
    </style:style>
    <style:style style:name="P261" style:family="paragraph" style:parent-style-name="Preformatted_20_Text">
      <style:text-properties officeooo:rsid="03325b16" officeooo:paragraph-rsid="03491fd8"/>
    </style:style>
    <style:style style:name="P262" style:family="paragraph" style:parent-style-name="Preformatted_20_Text">
      <style:text-properties officeooo:paragraph-rsid="017cd83f"/>
    </style:style>
    <style:style style:name="P263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4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5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6" style:family="paragraph" style:parent-style-name="Preformatted_20_Text">
      <style:text-properties officeooo:paragraph-rsid="0369f45a"/>
    </style:style>
    <style:style style:name="P267" style:family="paragraph" style:parent-style-name="Preformatted_20_Text">
      <style:text-properties officeooo:paragraph-rsid="03759f53"/>
    </style:style>
    <style:style style:name="P268" style:family="paragraph" style:parent-style-name="Preformatted_20_Text">
      <style:text-properties officeooo:rsid="03765f47" officeooo:paragraph-rsid="03765f47"/>
    </style:style>
    <style:style style:name="P269" style:family="paragraph" style:parent-style-name="Preformatted_20_Text">
      <style:text-properties officeooo:paragraph-rsid="00c47932"/>
    </style:style>
    <style:style style:name="P270" style:family="paragraph" style:parent-style-name="Preformatted_20_Text">
      <style:text-properties officeooo:rsid="0113fe4f" officeooo:paragraph-rsid="0113fe4f"/>
    </style:style>
    <style:style style:name="P271" style:family="paragraph" style:parent-style-name="Preformatted_20_Text">
      <style:text-properties officeooo:paragraph-rsid="0113fe4f"/>
    </style:style>
    <style:style style:name="P272" style:family="paragraph" style:parent-style-name="Preformatted_20_Text">
      <style:text-properties officeooo:paragraph-rsid="026b98c9" style:text-scale="96%"/>
    </style:style>
    <style:style style:name="P273" style:family="paragraph" style:parent-style-name="Preformatted_20_Text">
      <style:text-properties officeooo:paragraph-rsid="03d582bd"/>
    </style:style>
    <style:style style:name="P274" style:family="paragraph" style:parent-style-name="Preformatted_20_Text">
      <style:text-properties officeooo:paragraph-rsid="041051f4"/>
    </style:style>
    <style:style style:name="P275" style:family="paragraph" style:parent-style-name="Preformatted_20_Text">
      <style:text-properties officeooo:paragraph-rsid="04108aea"/>
    </style:style>
    <style:style style:name="P276" style:family="paragraph" style:parent-style-name="Preformatted_20_Text">
      <style:text-properties officeooo:paragraph-rsid="04168a53"/>
    </style:style>
    <style:style style:name="P277" style:family="paragraph" style:parent-style-name="Preformatted_20_Text">
      <style:text-properties officeooo:paragraph-rsid="0416d613"/>
    </style:style>
    <style:style style:name="P278" style:family="paragraph" style:parent-style-name="Preformatted_20_Text">
      <style:text-properties officeooo:rsid="01a722b4" officeooo:paragraph-rsid="0419d3fe"/>
    </style:style>
    <style:style style:name="P279" style:family="paragraph" style:parent-style-name="Preformatted_20_Text">
      <style:text-properties officeooo:rsid="02a504f9" officeooo:paragraph-rsid="0419d3fe"/>
    </style:style>
    <style:style style:name="P280" style:family="paragraph" style:parent-style-name="Preformatted_20_Text">
      <style:text-properties officeooo:paragraph-rsid="0419d3fe"/>
    </style:style>
    <style:style style:name="P281" style:family="paragraph" style:parent-style-name="Preformatted_20_Text">
      <style:text-properties officeooo:paragraph-rsid="041bc4b9"/>
    </style:style>
    <style:style style:name="P282" style:family="paragraph" style:parent-style-name="Preformatted_20_Text">
      <style:text-properties officeooo:rsid="041f19cc" officeooo:paragraph-rsid="041f19cc"/>
    </style:style>
    <style:style style:name="P283" style:family="paragraph" style:parent-style-name="Preformatted_20_Text">
      <style:text-properties officeooo:rsid="0422d3ba" officeooo:paragraph-rsid="0422d3ba"/>
    </style:style>
    <style:style style:name="P284" style:family="paragraph" style:parent-style-name="Preformatted_20_Text">
      <style:text-properties officeooo:paragraph-rsid="042dda05"/>
    </style:style>
    <style:style style:name="P285" style:family="paragraph" style:parent-style-name="Preformatted_20_Text">
      <style:text-properties officeooo:rsid="042dda05" officeooo:paragraph-rsid="042dda05"/>
    </style:style>
    <style:style style:name="P286" style:family="paragraph" style:parent-style-name="Preformatted_20_Text">
      <style:text-properties officeooo:rsid="042e0019" officeooo:paragraph-rsid="042e0019"/>
    </style:style>
    <style:style style:name="P287" style:family="paragraph" style:parent-style-name="Preformatted_20_Text">
      <style:text-properties officeooo:rsid="042f8c74" officeooo:paragraph-rsid="042f8c74"/>
    </style:style>
    <style:style style:name="P288" style:family="paragraph" style:parent-style-name="Preformatted_20_Text">
      <style:text-properties officeooo:rsid="04307e4e" officeooo:paragraph-rsid="04307e4e"/>
    </style:style>
    <style:style style:name="P289" style:family="paragraph" style:parent-style-name="Preformatted_20_Text">
      <style:text-properties officeooo:paragraph-rsid="0430d7b2"/>
    </style:style>
    <style:style style:name="P290" style:family="paragraph" style:parent-style-name="Preformatted_20_Text">
      <style:text-properties officeooo:rsid="043208a7" officeooo:paragraph-rsid="043208a7"/>
    </style:style>
    <style:style style:name="P291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2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3" style:family="paragraph" style:parent-style-name="Table_20_Contents">
      <style:text-properties fo:font-size="2pt" style:font-size-asian="48pt" style:font-size-complex="48pt"/>
    </style:style>
    <style:style style:name="P294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95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6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7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98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99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0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1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2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3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officeooo:rsid="0227be70"/>
    </style:style>
    <style:style style:name="P305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06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07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08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09" style:family="paragraph" style:parent-style-name="Standard">
      <style:text-properties officeooo:paragraph-rsid="03fbfef5"/>
    </style:style>
    <style:style style:name="P310" style:family="paragraph" style:parent-style-name="Standard">
      <style:text-properties style:language-asian="zxx" style:country-asian="none" style:language-complex="zxx" style:country-complex="none"/>
    </style:style>
    <style:style style:name="P311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12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13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14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15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18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19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0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1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22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23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24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26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28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29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0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1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2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33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34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35" style:family="paragraph" style:parent-style-name="Standard">
      <style:text-properties officeooo:paragraph-rsid="033b840e"/>
    </style:style>
    <style:style style:name="P336" style:family="paragraph" style:parent-style-name="Standard">
      <style:text-properties officeooo:paragraph-rsid="04082f68"/>
    </style:style>
    <style:style style:name="P337" style:family="paragraph" style:parent-style-name="Standard">
      <style:text-properties officeooo:paragraph-rsid="040a29d5"/>
    </style:style>
    <style:style style:name="P338" style:family="paragraph" style:parent-style-name="Standard">
      <style:text-properties officeooo:paragraph-rsid="026b98c9"/>
    </style:style>
    <style:style style:name="P339" style:family="paragraph" style:parent-style-name="Standard">
      <style:paragraph-properties fo:text-align="start" style:justify-single-word="false"/>
      <style:text-properties officeooo:paragraph-rsid="040a29d5"/>
    </style:style>
    <style:style style:name="P340" style:family="paragraph" style:parent-style-name="Standard">
      <style:paragraph-properties fo:text-align="start" style:justify-single-word="false"/>
      <style:text-properties officeooo:paragraph-rsid="03bcceaa"/>
    </style:style>
    <style:style style:name="P341" style:family="paragraph" style:parent-style-name="Standard">
      <style:paragraph-properties fo:text-align="start" style:justify-single-word="false"/>
      <style:text-properties officeooo:paragraph-rsid="03491fd8"/>
    </style:style>
    <style:style style:name="P342" style:family="paragraph" style:parent-style-name="Standard">
      <style:paragraph-properties fo:text-align="start" style:justify-single-word="false"/>
      <style:text-properties officeooo:paragraph-rsid="03f19698"/>
    </style:style>
    <style:style style:name="P343" style:family="paragraph" style:parent-style-name="Standard">
      <style:paragraph-properties fo:text-align="start" style:justify-single-word="false"/>
      <style:text-properties officeooo:paragraph-rsid="041051f4"/>
    </style:style>
    <style:style style:name="P344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45" style:family="paragraph" style:parent-style-name="Standard">
      <style:text-properties officeooo:rsid="01be927f" officeooo:paragraph-rsid="040a29d5"/>
    </style:style>
    <style:style style:name="P346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47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48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49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0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51" style:family="paragraph" style:parent-style-name="Standard">
      <style:paragraph-properties fo:text-align="center" style:justify-single-word="false"/>
      <style:text-properties officeooo:paragraph-rsid="0419d3fe"/>
    </style:style>
    <style:style style:name="P352" style:family="paragraph" style:parent-style-name="Standard">
      <style:text-properties officeooo:paragraph-rsid="00ea0f9e"/>
    </style:style>
    <style:style style:name="P353" style:family="paragraph" style:parent-style-name="Standard">
      <style:text-properties officeooo:paragraph-rsid="0116246e"/>
    </style:style>
    <style:style style:name="P354" style:family="paragraph" style:parent-style-name="Standard">
      <style:paragraph-properties fo:text-align="justify" style:justify-single-word="false"/>
      <style:text-properties officeooo:paragraph-rsid="03384e9d"/>
    </style:style>
    <style:style style:name="P355" style:family="paragraph" style:parent-style-name="Standard">
      <style:text-properties officeooo:paragraph-rsid="03384e9d"/>
    </style:style>
    <style:style style:name="P356" style:family="paragraph" style:parent-style-name="Standard">
      <style:text-properties officeooo:paragraph-rsid="03bb0bc5"/>
    </style:style>
    <style:style style:name="P357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8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9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0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1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62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63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64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65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6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7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68" style:family="paragraph" style:parent-style-name="Standard">
      <style:text-properties officeooo:paragraph-rsid="0342a8dc"/>
    </style:style>
    <style:style style:name="P369" style:family="paragraph" style:parent-style-name="Standard">
      <style:text-properties officeooo:paragraph-rsid="02814464"/>
    </style:style>
    <style:style style:name="P370" style:family="paragraph" style:parent-style-name="Standard">
      <style:text-properties officeooo:rsid="0212e752" officeooo:paragraph-rsid="02814464"/>
    </style:style>
    <style:style style:name="P371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72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73" style:family="paragraph" style:parent-style-name="Standard">
      <style:text-properties officeooo:paragraph-rsid="021f7c74"/>
    </style:style>
    <style:style style:name="P374" style:family="paragraph" style:parent-style-name="Standard">
      <style:text-properties officeooo:paragraph-rsid="033b840e" style:text-scale="98%"/>
    </style:style>
    <style:style style:name="P375" style:family="paragraph" style:parent-style-name="Standard">
      <style:text-properties officeooo:paragraph-rsid="036faf7c"/>
    </style:style>
    <style:style style:name="P376" style:family="paragraph" style:parent-style-name="Standard">
      <style:text-properties officeooo:paragraph-rsid="03491fd8"/>
    </style:style>
    <style:style style:name="P377" style:family="paragraph" style:parent-style-name="Standard">
      <style:text-properties officeooo:rsid="03306a56" officeooo:paragraph-rsid="03491fd8"/>
    </style:style>
    <style:style style:name="P378" style:family="paragraph" style:parent-style-name="Standard">
      <style:text-properties officeooo:paragraph-rsid="03f19698"/>
    </style:style>
    <style:style style:name="P379" style:family="paragraph" style:parent-style-name="Standard">
      <style:text-properties officeooo:paragraph-rsid="03e0e9fb"/>
    </style:style>
    <style:style style:name="P380" style:family="paragraph" style:parent-style-name="Standard">
      <style:text-properties officeooo:paragraph-rsid="01946094"/>
    </style:style>
    <style:style style:name="P381" style:family="paragraph" style:parent-style-name="Standard">
      <style:text-properties officeooo:rsid="01927071" officeooo:paragraph-rsid="01946094"/>
    </style:style>
    <style:style style:name="P382" style:family="paragraph" style:parent-style-name="Standard">
      <style:text-properties officeooo:rsid="01974903" officeooo:paragraph-rsid="01974903"/>
    </style:style>
    <style:style style:name="P383" style:family="paragraph" style:parent-style-name="Standard">
      <style:text-properties officeooo:paragraph-rsid="03e10d45"/>
    </style:style>
    <style:style style:name="P384" style:family="paragraph" style:parent-style-name="Standard">
      <style:text-properties officeooo:paragraph-rsid="0369f45a"/>
    </style:style>
    <style:style style:name="P385" style:family="paragraph" style:parent-style-name="Standard">
      <style:text-properties officeooo:paragraph-rsid="021b6349"/>
    </style:style>
    <style:style style:name="P386" style:family="paragraph" style:parent-style-name="Standard">
      <style:text-properties officeooo:rsid="029c4d63" officeooo:paragraph-rsid="029c4d63"/>
    </style:style>
    <style:style style:name="P387" style:family="paragraph" style:parent-style-name="Standard">
      <style:text-properties officeooo:paragraph-rsid="039e036c"/>
    </style:style>
    <style:style style:name="P388" style:family="paragraph" style:parent-style-name="Standard">
      <style:text-properties officeooo:paragraph-rsid="039e285f"/>
    </style:style>
    <style:style style:name="P389" style:family="paragraph" style:parent-style-name="Standard">
      <style:text-properties officeooo:paragraph-rsid="03d582bd"/>
    </style:style>
    <style:style style:name="P390" style:family="paragraph" style:parent-style-name="Standard">
      <style:text-properties officeooo:paragraph-rsid="041051f4"/>
    </style:style>
    <style:style style:name="P391" style:family="paragraph" style:parent-style-name="Standard">
      <style:text-properties officeooo:paragraph-rsid="04168a53"/>
    </style:style>
    <style:style style:name="P392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93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94" style:family="paragraph" style:parent-style-name="Standard">
      <style:text-properties officeooo:rsid="0397287c" officeooo:paragraph-rsid="0419d3fe"/>
    </style:style>
    <style:style style:name="P395" style:family="paragraph" style:parent-style-name="Standard">
      <style:text-properties officeooo:paragraph-rsid="0419d3fe"/>
    </style:style>
    <style:style style:name="P396" style:family="paragraph" style:parent-style-name="Standard">
      <style:text-properties officeooo:paragraph-rsid="041bc4b9"/>
    </style:style>
    <style:style style:name="P397" style:family="paragraph" style:parent-style-name="Standard">
      <style:text-properties officeooo:paragraph-rsid="04261bee"/>
    </style:style>
    <style:style style:name="P398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9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0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402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3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04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05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06" style:family="paragraph" style:parent-style-name="Heading_20_2">
      <style:paragraph-properties fo:break-before="column"/>
    </style:style>
    <style:style style:name="P407" style:family="paragraph" style:parent-style-name="Heading_20_2">
      <style:paragraph-properties fo:break-before="column"/>
      <style:text-properties officeooo:paragraph-rsid="03f19698"/>
    </style:style>
    <style:style style:name="P408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09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10" style:family="paragraph" style:parent-style-name="Heading_20_2">
      <style:paragraph-properties fo:break-before="column"/>
      <style:text-properties officeooo:paragraph-rsid="040a29d5"/>
    </style:style>
    <style:style style:name="P411" style:family="paragraph" style:parent-style-name="Heading_20_2">
      <style:paragraph-properties fo:break-before="column"/>
      <style:text-properties officeooo:paragraph-rsid="0342a8dc"/>
    </style:style>
    <style:style style:name="P412" style:family="paragraph" style:parent-style-name="Heading_20_2">
      <style:paragraph-properties fo:break-before="column"/>
      <style:text-properties officeooo:paragraph-rsid="0419d3fe"/>
    </style:style>
    <style:style style:name="P413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14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15" style:family="paragraph" style:parent-style-name="Heading_20_1">
      <style:paragraph-properties fo:break-before="column"/>
      <style:text-properties officeooo:paragraph-rsid="04082f68"/>
    </style:style>
    <style:style style:name="P416" style:family="paragraph" style:parent-style-name="Heading_20_1">
      <style:paragraph-properties fo:break-before="column"/>
      <style:text-properties officeooo:paragraph-rsid="0342a8dc"/>
    </style:style>
    <style:style style:name="P417" style:family="paragraph" style:parent-style-name="Heading_20_1">
      <style:paragraph-properties fo:break-before="column"/>
      <style:text-properties officeooo:paragraph-rsid="03491fd8"/>
    </style:style>
    <style:style style:name="P418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19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20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1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22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23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24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5" style:family="paragraph" style:parent-style-name="Heading_20_2">
      <style:text-properties officeooo:rsid="0376a180" officeooo:paragraph-rsid="03fbfef5"/>
    </style:style>
    <style:style style:name="P426" style:family="paragraph" style:parent-style-name="Heading_20_2">
      <style:text-properties style:language-asian="zxx" style:country-asian="none" style:language-complex="zxx" style:country-complex="none"/>
    </style:style>
    <style:style style:name="P427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28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29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0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31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32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33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34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35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37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9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0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1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2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3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4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officeooo:paragraph-rsid="04082f68"/>
    </style:style>
    <style:style style:name="P452" style:family="paragraph" style:parent-style-name="Heading_20_2">
      <style:text-properties officeooo:paragraph-rsid="04082f68"/>
    </style:style>
    <style:style style:name="P453" style:family="paragraph" style:parent-style-name="Heading_20_2">
      <style:text-properties officeooo:paragraph-rsid="040a29d5"/>
    </style:style>
    <style:style style:name="P454" style:family="paragraph" style:parent-style-name="Heading_20_2">
      <style:text-properties officeooo:rsid="02fbb784" officeooo:paragraph-rsid="040a29d5"/>
    </style:style>
    <style:style style:name="P455" style:family="paragraph" style:parent-style-name="Heading_20_2">
      <style:text-properties officeooo:rsid="034ce9ad" officeooo:paragraph-rsid="034ce9ad"/>
    </style:style>
    <style:style style:name="P456" style:family="paragraph" style:parent-style-name="Heading_20_2">
      <style:text-properties officeooo:paragraph-rsid="00ea0f9e"/>
    </style:style>
    <style:style style:name="P457" style:family="paragraph" style:parent-style-name="Heading_20_2">
      <style:text-properties officeooo:paragraph-rsid="03384e9d"/>
    </style:style>
    <style:style style:name="P458" style:family="paragraph" style:parent-style-name="Heading_20_2">
      <style:text-properties officeooo:paragraph-rsid="03bb0bc5"/>
    </style:style>
    <style:style style:name="P459" style:family="paragraph" style:parent-style-name="Heading_20_2">
      <style:text-properties officeooo:paragraph-rsid="03c1791e"/>
    </style:style>
    <style:style style:name="P460" style:family="paragraph" style:parent-style-name="Heading_20_2">
      <style:text-properties officeooo:paragraph-rsid="03fbfef5"/>
    </style:style>
    <style:style style:name="P461" style:family="paragraph" style:parent-style-name="Heading_20_2">
      <style:text-properties officeooo:paragraph-rsid="02814464"/>
    </style:style>
    <style:style style:name="P462" style:family="paragraph" style:parent-style-name="Heading_20_2">
      <style:text-properties officeooo:rsid="03c7ee88" officeooo:paragraph-rsid="03fbfef5"/>
    </style:style>
    <style:style style:name="P463" style:family="paragraph" style:parent-style-name="Heading_20_2">
      <style:text-properties officeooo:rsid="02c7087d" officeooo:paragraph-rsid="03fbfef5"/>
    </style:style>
    <style:style style:name="P464" style:family="paragraph" style:parent-style-name="Heading_20_2">
      <style:text-properties officeooo:paragraph-rsid="036e91d8"/>
    </style:style>
    <style:style style:name="P465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66" style:family="paragraph" style:parent-style-name="Heading_20_2">
      <style:text-properties officeooo:rsid="0227be70" officeooo:paragraph-rsid="0227be70"/>
    </style:style>
    <style:style style:name="P467" style:family="paragraph" style:parent-style-name="Heading_20_2">
      <style:text-properties officeooo:paragraph-rsid="02f0b64c"/>
    </style:style>
    <style:style style:name="P468" style:family="paragraph" style:parent-style-name="Heading_20_2">
      <style:text-properties officeooo:rsid="021f7c74" officeooo:paragraph-rsid="021f7c74"/>
    </style:style>
    <style:style style:name="P469" style:family="paragraph" style:parent-style-name="Heading_20_2">
      <style:text-properties officeooo:paragraph-rsid="02199e3d"/>
    </style:style>
    <style:style style:name="P470" style:family="paragraph" style:parent-style-name="Heading_20_2">
      <style:text-properties officeooo:paragraph-rsid="021f7c74"/>
    </style:style>
    <style:style style:name="P471" style:family="paragraph" style:parent-style-name="Heading_20_2">
      <style:text-properties officeooo:paragraph-rsid="03e10d45"/>
    </style:style>
    <style:style style:name="P472" style:family="paragraph" style:parent-style-name="Heading_20_2">
      <style:text-properties officeooo:paragraph-rsid="03491fd8"/>
    </style:style>
    <style:style style:name="P473" style:family="paragraph" style:parent-style-name="Heading_20_2">
      <style:text-properties officeooo:paragraph-rsid="033b840e"/>
    </style:style>
    <style:style style:name="P474" style:family="paragraph" style:parent-style-name="Heading_20_2">
      <style:text-properties officeooo:paragraph-rsid="03f19698"/>
    </style:style>
    <style:style style:name="P475" style:family="paragraph" style:parent-style-name="Heading_20_2">
      <style:text-properties officeooo:paragraph-rsid="00c81103"/>
    </style:style>
    <style:style style:name="P476" style:family="paragraph" style:parent-style-name="Heading_20_2">
      <style:text-properties officeooo:paragraph-rsid="021b6349"/>
    </style:style>
    <style:style style:name="P477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78" style:family="paragraph" style:parent-style-name="Heading_20_2">
      <style:text-properties officeooo:paragraph-rsid="026b98c9"/>
    </style:style>
    <style:style style:name="P479" style:family="paragraph" style:parent-style-name="Heading_20_2">
      <style:text-properties officeooo:paragraph-rsid="03d582bd"/>
    </style:style>
    <style:style style:name="P480" style:family="paragraph" style:parent-style-name="Heading_20_2">
      <style:text-properties officeooo:paragraph-rsid="041051f4"/>
    </style:style>
    <style:style style:name="P481" style:family="paragraph" style:parent-style-name="Heading_20_2">
      <style:text-properties officeooo:paragraph-rsid="04141e02"/>
    </style:style>
    <style:style style:name="P482" style:family="paragraph" style:parent-style-name="Heading_20_2">
      <style:text-properties officeooo:paragraph-rsid="0116246e"/>
    </style:style>
    <style:style style:name="P483" style:family="paragraph" style:parent-style-name="Heading_20_2">
      <style:text-properties officeooo:paragraph-rsid="0416d613"/>
    </style:style>
    <style:style style:name="P484" style:family="paragraph" style:parent-style-name="Heading_20_2">
      <style:text-properties officeooo:paragraph-rsid="0419d3fe"/>
    </style:style>
    <style:style style:name="P485" style:family="paragraph" style:parent-style-name="Heading_20_2">
      <style:text-properties officeooo:paragraph-rsid="04284a53"/>
    </style:style>
    <style:style style:name="P486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87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88" style:family="paragraph" style:parent-style-name="Preformatted_20_Text">
      <style:paragraph-properties fo:margin-top="0mm" fo:margin-bottom="4.99mm" loext:contextual-spacing="false"/>
    </style:style>
    <style:style style:name="P489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90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91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92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93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94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95" style:family="paragraph" style:parent-style-name="Heading_20_2">
      <style:paragraph-properties fo:break-before="page"/>
    </style:style>
    <style:style style:name="P496" style:family="paragraph" style:parent-style-name="Heading_20_2">
      <style:paragraph-properties fo:break-before="page"/>
      <style:text-properties officeooo:paragraph-rsid="02814464"/>
    </style:style>
    <style:style style:name="P497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98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99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00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01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02" style:family="paragraph" style:parent-style-name="Heading_20_1">
      <style:paragraph-properties fo:break-before="page"/>
      <style:text-properties officeooo:paragraph-rsid="040a29d5"/>
    </style:style>
    <style:style style:name="P503" style:family="paragraph" style:parent-style-name="Heading_20_1">
      <style:paragraph-properties fo:break-before="page"/>
      <style:text-properties officeooo:paragraph-rsid="033b840e"/>
    </style:style>
    <style:style style:name="P504" style:family="paragraph" style:parent-style-name="Heading_20_1">
      <style:paragraph-properties fo:break-before="page"/>
      <style:text-properties officeooo:paragraph-rsid="0419d3fe"/>
    </style:style>
    <style:style style:name="P505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06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07" style:family="paragraph" style:parent-style-name="Heading_20_1">
      <style:text-properties style:language-asian="zxx" style:country-asian="none" style:language-complex="zxx" style:country-complex="none"/>
    </style:style>
    <style:style style:name="P508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09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10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11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12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13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14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15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16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17" style:family="paragraph" style:parent-style-name="Heading_20_1">
      <style:text-properties officeooo:paragraph-rsid="0342a8dc"/>
    </style:style>
    <style:style style:name="P518" style:family="paragraph" style:parent-style-name="Heading_20_1">
      <style:paragraph-properties fo:margin-top="4.23mm" fo:margin-bottom="0.12mm" loext:contextual-spacing="false"/>
    </style:style>
    <style:style style:name="P519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20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21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22" style:family="paragraph" style:parent-style-name="List_20_Heading">
      <style:text-properties officeooo:rsid="012665f7" officeooo:paragraph-rsid="012665f7"/>
    </style:style>
    <style:style style:name="P52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24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5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6" style:family="paragraph" style:parent-style-name="Heading_20_3">
      <style:text-properties officeooo:paragraph-rsid="0419d3fe"/>
    </style:style>
    <style:style style:name="P527" style:family="paragraph" style:parent-style-name="Heading_20_3">
      <style:text-properties officeooo:paragraph-rsid="04168a53"/>
    </style:style>
    <style:style style:name="P528" style:family="paragraph" style:parent-style-name="Heading_20_3">
      <style:text-properties officeooo:paragraph-rsid="02814464"/>
    </style:style>
    <style:style style:name="P529" style:family="paragraph" style:parent-style-name="Heading_20_3">
      <style:text-properties officeooo:paragraph-rsid="03fbfef5"/>
    </style:style>
    <style:style style:name="P530" style:family="paragraph" style:parent-style-name="Heading_20_3">
      <style:text-properties officeooo:paragraph-rsid="0342a8dc"/>
    </style:style>
    <style:style style:name="P531" style:family="paragraph" style:parent-style-name="Heading_20_3">
      <style:text-properties officeooo:paragraph-rsid="02f0b64c"/>
    </style:style>
    <style:style style:name="P532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3" style:family="paragraph" style:parent-style-name="Heading_20_3">
      <style:text-properties officeooo:paragraph-rsid="03491fd8"/>
    </style:style>
    <style:style style:name="P534" style:family="paragraph" style:parent-style-name="Heading_20_3">
      <style:text-properties officeooo:paragraph-rsid="04082f68"/>
    </style:style>
    <style:style style:name="P535" style:family="paragraph" style:parent-style-name="Heading_20_3">
      <style:text-properties officeooo:paragraph-rsid="042a89a6"/>
    </style:style>
    <style:style style:name="P536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37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8" style:family="paragraph" style:parent-style-name="Heading_20_3">
      <style:paragraph-properties fo:break-before="column"/>
    </style:style>
    <style:style style:name="P539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40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41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42" style:family="paragraph" style:parent-style-name="Contents_20_Heading">
      <style:paragraph-properties fo:break-before="page"/>
    </style:style>
    <style:style style:name="P54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8pt" fo:font-weight="normal" officeooo:rsid="04361fb0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8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3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9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3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7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8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2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5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6" style:family="text">
      <style:text-properties style:font-name="Liberation Mono" style:text-scale="96%"/>
    </style:style>
    <style:style style:name="T57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8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0" style:family="text">
      <style:text-properties style:font-name="Liberation Mono" officeooo:rsid="042a89a6" style:font-name-asian="NSimSun" style:font-name-complex="Liberation Mono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f83a4f" style:font-weight-asian="normal" style:font-weight-complex="normal"/>
    </style:style>
    <style:style style:name="T63" style:family="text">
      <style:text-properties fo:font-weight="normal" officeooo:rsid="025e051d" style:font-weight-asian="normal" style:font-weight-complex="normal"/>
    </style:style>
    <style:style style:name="T64" style:family="text">
      <style:text-properties fo:font-weight="normal" officeooo:rsid="036faf7c" style:font-weight-asian="normal" style:font-weight-complex="normal"/>
    </style:style>
    <style:style style:name="T65" style:family="text">
      <style:text-properties fo:font-weight="normal" officeooo:rsid="03860fb1" style:font-weight-asian="normal" style:font-weight-complex="normal"/>
    </style:style>
    <style:style style:name="T66" style:family="text">
      <style:text-properties fo:font-weight="normal" officeooo:rsid="0405b41a" style:font-weight-asian="normal" style:font-weight-complex="normal"/>
    </style:style>
    <style:style style:name="T67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7ed182" style:font-weight-asian="bold" style:font-weight-complex="bold"/>
    </style:style>
    <style:style style:name="T70" style:family="text">
      <style:text-properties fo:font-weight="bold" officeooo:rsid="007fb1e8" style:font-weight-asian="bold" style:font-weight-complex="bold"/>
    </style:style>
    <style:style style:name="T71" style:family="text">
      <style:text-properties fo:font-weight="bold" officeooo:rsid="00a06768" style:font-weight-asian="bold" style:font-weight-complex="bold"/>
    </style:style>
    <style:style style:name="T72" style:family="text">
      <style:text-properties fo:font-weight="bold" officeooo:rsid="00d3319f" style:font-weight-asian="bold" style:font-weight-complex="bold"/>
    </style:style>
    <style:style style:name="T73" style:family="text">
      <style:text-properties fo:font-weight="bold" officeooo:rsid="00d4c15d" style:font-weight-asian="bold" style:font-weight-complex="bold"/>
    </style:style>
    <style:style style:name="T74" style:family="text">
      <style:text-properties fo:font-weight="bold" officeooo:rsid="01497040" style:font-weight-asian="bold" style:font-weight-complex="bold"/>
    </style:style>
    <style:style style:name="T75" style:family="text">
      <style:text-properties fo:font-weight="bold" officeooo:rsid="00c185b1" style:font-weight-asian="bold" style:font-weight-complex="bold"/>
    </style:style>
    <style:style style:name="T76" style:family="text">
      <style:text-properties fo:font-weight="bold" officeooo:rsid="01945578" style:font-weight-asian="bold" style:font-weight-complex="bold"/>
    </style:style>
    <style:style style:name="T77" style:family="text">
      <style:text-properties fo:font-weight="bold" officeooo:rsid="021b6349" style:font-weight-asian="bold" style:font-weight-complex="bold"/>
    </style:style>
    <style:style style:name="T78" style:family="text">
      <style:text-properties fo:font-weight="bold" officeooo:rsid="022fc0c9" style:font-weight-asian="bold" style:font-weight-complex="bold"/>
    </style:style>
    <style:style style:name="T79" style:family="text">
      <style:text-properties fo:font-weight="bold" officeooo:rsid="023ace28" style:font-weight-asian="bold" style:font-weight-complex="bold"/>
    </style:style>
    <style:style style:name="T80" style:family="text">
      <style:text-properties fo:font-weight="bold" officeooo:rsid="024e93b6" style:font-weight-asian="bold" style:font-weight-complex="bold"/>
    </style:style>
    <style:style style:name="T81" style:family="text">
      <style:text-properties fo:font-weight="bold" officeooo:rsid="025bb494" style:font-weight-asian="bold" style:font-weight-complex="bold"/>
    </style:style>
    <style:style style:name="T82" style:family="text">
      <style:text-properties fo:font-weight="bold" officeooo:rsid="00c03f60" style:font-weight-asian="bold" style:font-weight-complex="bold"/>
    </style:style>
    <style:style style:name="T83" style:family="text">
      <style:text-properties fo:font-weight="bold" officeooo:rsid="03032164" style:font-weight-asian="bold" style:font-weight-complex="bold"/>
    </style:style>
    <style:style style:name="T84" style:family="text">
      <style:text-properties fo:font-weight="bold" officeooo:rsid="03065e6b" style:font-weight-asian="bold" style:font-weight-complex="bold"/>
    </style:style>
    <style:style style:name="T85" style:family="text">
      <style:text-properties fo:font-weight="bold" officeooo:rsid="0308c9f4" style:font-weight-asian="bold" style:font-weight-complex="bold"/>
    </style:style>
    <style:style style:name="T86" style:family="text">
      <style:text-properties fo:font-weight="bold" officeooo:rsid="032525af" style:font-weight-asian="bold" style:font-weight-complex="bold"/>
    </style:style>
    <style:style style:name="T87" style:family="text">
      <style:text-properties fo:font-weight="bold" style:font-weight-asian="bold" style:font-weight-complex="bold" style:text-scale="95%"/>
    </style:style>
    <style:style style:name="T88" style:family="text">
      <style:text-properties fo:font-weight="bold" style:font-weight-asian="bold" style:font-weight-complex="bold" style:text-scale="94%"/>
    </style:style>
    <style:style style:name="T89" style:family="text">
      <style:text-properties fo:font-weight="bold" officeooo:rsid="034b37b2" style:font-weight-asian="bold" style:font-weight-complex="bold"/>
    </style:style>
    <style:style style:name="T90" style:family="text">
      <style:text-properties fo:font-weight="bold" officeooo:rsid="0358599e" style:font-weight-asian="bold" style:font-weight-complex="bold"/>
    </style:style>
    <style:style style:name="T91" style:family="text">
      <style:text-properties fo:font-weight="bold" officeooo:rsid="036faf7c" style:font-weight-asian="bold" style:font-weight-complex="bold"/>
    </style:style>
    <style:style style:name="T92" style:family="text">
      <style:text-properties fo:font-weight="bold" officeooo:rsid="0384effb" style:font-weight-asian="bold" style:font-weight-complex="bold"/>
    </style:style>
    <style:style style:name="T93" style:family="text">
      <style:text-properties fo:font-weight="bold" officeooo:rsid="03a4dbf7" style:font-weight-asian="bold" style:font-weight-complex="bold"/>
    </style:style>
    <style:style style:name="T94" style:family="text">
      <style:text-properties fo:font-weight="bold" officeooo:rsid="03a63c8b" style:font-weight-asian="bold" style:font-weight-complex="bold"/>
    </style:style>
    <style:style style:name="T95" style:family="text">
      <style:text-properties fo:font-weight="bold" style:font-weight-asian="bold" style:font-weight-complex="bold" style:text-scale="96%"/>
    </style:style>
    <style:style style:name="T96" style:family="text">
      <style:text-properties fo:font-weight="bold" officeooo:rsid="03c5f91c" style:font-weight-asian="bold" style:font-weight-complex="bold"/>
    </style:style>
    <style:style style:name="T97" style:family="text">
      <style:text-properties fo:font-weight="bold" officeooo:rsid="03c72f78" style:font-weight-asian="bold" style:font-weight-complex="bold"/>
    </style:style>
    <style:style style:name="T98" style:family="text">
      <style:text-properties fo:font-weight="bold" officeooo:rsid="03f35155" style:font-weight-asian="bold" style:font-weight-complex="bold"/>
    </style:style>
    <style:style style:name="T99" style:family="text">
      <style:text-properties fo:font-weight="bold" officeooo:rsid="03fe5888" style:font-weight-asian="bold" style:font-weight-complex="bold"/>
    </style:style>
    <style:style style:name="T100" style:family="text">
      <style:text-properties fo:font-weight="bold" officeooo:rsid="04025387" style:font-weight-asian="bold" style:font-weight-complex="bold"/>
    </style:style>
    <style:style style:name="T101" style:family="text">
      <style:text-properties fo:font-weight="bold" officeooo:rsid="041051f4" style:font-weight-asian="bold" style:font-weight-complex="bold"/>
    </style:style>
    <style:style style:name="T102" style:family="text">
      <style:text-properties fo:font-weight="bold" fo:background-color="#cccccc" loext:char-shading-value="0" style:font-weight-asian="bold" style:font-weight-complex="bold"/>
    </style:style>
    <style:style style:name="T103" style:family="text">
      <style:text-properties fo:font-weight="bold" fo:background-color="#b2b2b2" loext:char-shading-value="0" style:font-weight-asian="bold" style:font-weight-complex="bold"/>
    </style:style>
    <style:style style:name="T104" style:family="text">
      <style:text-properties fo:font-weight="bold" style:font-size-asian="10.5pt" style:font-weight-asian="bold" style:font-weight-complex="bold" style:text-scale="93%"/>
    </style:style>
    <style:style style:name="T10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size="10pt"/>
    </style:style>
    <style:style style:name="T114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8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style:font-size-asian="10pt" style:font-size-complex="10pt"/>
    </style:style>
    <style:style style:name="T128" style:family="text">
      <style:text-properties fo:font-size="10pt" officeooo:rsid="00a7fb5b" style:font-size-asian="10pt" style:font-size-complex="10pt"/>
    </style:style>
    <style:style style:name="T129" style:family="text">
      <style:text-properties fo:font-size="10pt" officeooo:rsid="00a10c7d" style:font-size-asian="10pt" style:font-size-complex="10pt"/>
    </style:style>
    <style:style style:name="T130" style:family="text">
      <style:text-properties fo:font-size="10pt" officeooo:rsid="00a601a5" style:font-size-asian="10pt" style:font-size-complex="10pt"/>
    </style:style>
    <style:style style:name="T131" style:family="text">
      <style:text-properties fo:font-size="10pt" style:font-size-asian="10pt" style:font-size-complex="10pt" style:text-scale="96%"/>
    </style:style>
    <style:style style:name="T132" style:family="text">
      <style:text-properties fo:font-size="10pt" officeooo:rsid="02c52f8f" style:font-size-asian="10pt" style:font-size-complex="10pt"/>
    </style:style>
    <style:style style:name="T133" style:family="text">
      <style:text-properties fo:font-size="10pt" style:font-size-asian="10pt" style:font-size-complex="10pt" style:text-scale="98%"/>
    </style:style>
    <style:style style:name="T134" style:family="text">
      <style:text-properties fo:font-size="10pt" officeooo:rsid="042a89a6" style:font-size-asian="10pt" style:font-size-complex="10pt"/>
    </style:style>
    <style:style style:name="T135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49" style:family="text">
      <style:text-properties fo:font-size="10pt" fo:font-weight="bold" style:font-size-asian="10pt" style:font-weight-asian="bold" style:font-size-complex="10pt" style:font-weight-complex="bold"/>
    </style:style>
    <style:style style:name="T150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1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2" style:family="text">
      <style:text-properties fo:font-size="10pt" fo:font-weight="bold" style:font-weight-asian="bold" style:font-weight-complex="bold"/>
    </style:style>
    <style:style style:name="T153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5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7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8" style:family="text">
      <style:text-properties fo:font-size="10pt" style:language-asian="zxx" style:country-asian="none" style:language-complex="zxx" style:country-complex="none"/>
    </style:style>
    <style:style style:name="T159" style:family="text">
      <style:text-properties fo:font-size="10pt" officeooo:rsid="0244d8d8"/>
    </style:style>
    <style:style style:name="T160" style:family="text">
      <style:text-properties style:font-name="Liberation Serif"/>
    </style:style>
    <style:style style:name="T161" style:family="text">
      <style:text-properties style:font-name="Liberation Serif" fo:font-size="12pt" officeooo:rsid="00d830e9" style:font-size-asian="12pt" style:font-size-complex="12pt"/>
    </style:style>
    <style:style style:name="T162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3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8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9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1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2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3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4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6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7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style:font-size-asian="10pt" style:font-size-complex="10pt"/>
    </style:style>
    <style:style style:name="T181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3" style:family="text">
      <style:text-properties style:font-name="Liberation Serif" fo:font-weight="bold" style:font-weight-asian="bold" style:font-weight-complex="bold"/>
    </style:style>
    <style:style style:name="T184" style:family="text">
      <style:text-properties style:font-name="Liberation Serif" fo:font-weight="bold" officeooo:rsid="039e036c" style:font-weight-asian="bold" style:font-weight-complex="bold"/>
    </style:style>
    <style:style style:name="T185" style:family="text">
      <style:text-properties style:font-name="Liberation Serif" style:language-asian="zxx" style:country-asian="none" style:language-complex="zxx" style:country-complex="none"/>
    </style:style>
    <style:style style:name="T186" style:family="text">
      <style:text-properties style:font-name="Liberation Serif" officeooo:rsid="01451f1b" style:language-asian="zxx" style:country-asian="none" style:language-complex="zxx" style:country-complex="none"/>
    </style:style>
    <style:style style:name="T187" style:family="text">
      <style:text-properties style:font-name="Liberation Serif" officeooo:rsid="003ba28b" style:language-asian="zxx" style:country-asian="none" style:language-complex="zxx" style:country-complex="none"/>
    </style:style>
    <style:style style:name="T188" style:family="text">
      <style:text-properties style:font-name="Liberation Serif" officeooo:rsid="00c37d88" style:language-asian="zxx" style:country-asian="none" style:language-complex="zxx" style:country-complex="none"/>
    </style:style>
    <style:style style:name="T189" style:family="text">
      <style:text-properties style:font-name="Liberation Serif" officeooo:rsid="013c68c0" style:language-asian="zxx" style:country-asian="none" style:language-complex="zxx" style:country-complex="none"/>
    </style:style>
    <style:style style:name="T190" style:family="text">
      <style:text-properties style:font-name="Liberation Serif" officeooo:rsid="00f5cca2" style:language-asian="zxx" style:country-asian="none" style:language-complex="zxx" style:country-complex="none"/>
    </style:style>
    <style:style style:name="T191" style:family="text">
      <style:text-properties style:font-name="Liberation Serif" officeooo:rsid="00f79e3e" style:language-asian="zxx" style:country-asian="none" style:language-complex="zxx" style:country-complex="none"/>
    </style:style>
    <style:style style:name="T192" style:family="text">
      <style:text-properties style:font-name="Liberation Serif" officeooo:rsid="00981a31" style:language-asian="zxx" style:country-asian="none" style:language-complex="zxx" style:country-complex="none"/>
    </style:style>
    <style:style style:name="T193" style:family="text">
      <style:text-properties style:font-name="Liberation Serif" officeooo:rsid="0259ef43" style:language-asian="zxx" style:country-asian="none" style:language-complex="zxx" style:country-complex="none"/>
    </style:style>
    <style:style style:name="T194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5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6" style:family="text">
      <style:text-properties style:font-name="Liberation Serif" fo:font-size="10pt" officeooo:rsid="02f7c28c" style:font-size-asian="10pt" style:font-size-complex="10pt"/>
    </style:style>
    <style:style style:name="T197" style:family="text">
      <style:text-properties style:font-name="Liberation Serif" fo:font-size="10pt" fo:font-weight="bold" officeooo:rsid="03b09bba" style:font-weight-asian="bold" style:font-weight-complex="bold"/>
    </style:style>
    <style:style style:name="T198" style:family="text">
      <style:text-properties style:font-name="Liberation Serif" officeooo:rsid="031b65ec"/>
    </style:style>
    <style:style style:name="T199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0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1" style:family="text">
      <style:text-properties style:font-name="Liberation Serif" officeooo:rsid="0397287c"/>
    </style:style>
    <style:style style:name="T202" style:family="text">
      <style:text-properties style:font-name="Liberation Serif" officeooo:rsid="039e036c"/>
    </style:style>
    <style:style style:name="T203" style:family="text">
      <style:text-properties style:font-name="Liberation Serif" officeooo:rsid="03d3a156"/>
    </style:style>
    <style:style style:name="T204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5" style:family="text">
      <style:text-properties style:font-name="Liberation Serif" style:font-name-asian="SimSun" style:font-name-complex="Arial" style:text-scale="100%"/>
    </style:style>
    <style:style style:name="T206" style:family="text">
      <style:text-properties style:font-name="Liberation Serif" style:text-scale="100%"/>
    </style:style>
    <style:style style:name="T207" style:family="text">
      <style:text-properties officeooo:rsid="00312850"/>
    </style:style>
    <style:style style:name="T208" style:family="text">
      <style:text-properties fo:font-style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officeooo:rsid="01a570ec" style:font-style-asian="italic" style:font-style-complex="italic"/>
    </style:style>
    <style:style style:name="T211" style:family="text">
      <style:text-properties fo:font-style="italic" officeooo:rsid="021b6349" style:font-style-asian="italic" style:font-style-complex="italic"/>
    </style:style>
    <style:style style:name="T212" style:family="text">
      <style:text-properties fo:font-style="italic" fo:font-weight="bold" style:font-weight-asian="bold" style:font-weight-complex="bold"/>
    </style:style>
    <style:style style:name="T213" style:family="text">
      <style:text-properties fo:font-style="italic" fo:font-weight="bold" officeooo:rsid="016478bd" style:font-weight-asian="bold" style:font-weight-complex="bold"/>
    </style:style>
    <style:style style:name="T214" style:family="text">
      <style:text-properties fo:font-style="italic" fo:font-weight="bold" fo:background-color="#b2b2b2" loext:char-shading-value="0" style:font-weight-asian="bold" style:font-weight-complex="bold"/>
    </style:style>
    <style:style style:name="T2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6" style:family="text">
      <style:text-properties fo:font-style="italic" fo:font-weight="normal" officeooo:rsid="016478bd" style:font-weight-asian="normal" style:font-weight-complex="normal"/>
    </style:style>
    <style:style style:name="T217" style:family="text">
      <style:text-properties officeooo:rsid="004b5915"/>
    </style:style>
    <style:style style:name="T218" style:family="text">
      <style:text-properties style:text-scale="96%"/>
    </style:style>
    <style:style style:name="T219" style:family="text">
      <style:text-properties officeooo:rsid="0057ce50"/>
    </style:style>
    <style:style style:name="T220" style:family="text">
      <style:text-properties officeooo:rsid="00605c36"/>
    </style:style>
    <style:style style:name="T221" style:family="text">
      <style:text-properties officeooo:rsid="014f3a94" style:font-size-asian="10.5pt" style:text-scale="95%"/>
    </style:style>
    <style:style style:name="T222" style:family="text">
      <style:text-properties officeooo:rsid="01ac9960" style:font-size-asian="10.5pt" style:text-scale="95%"/>
    </style:style>
    <style:style style:name="T223" style:family="text">
      <style:text-properties officeooo:rsid="01b1039d" style:font-size-asian="10.5pt" style:text-scale="95%"/>
    </style:style>
    <style:style style:name="T224" style:family="text">
      <style:text-properties style:font-size-asian="10.5pt" style:text-scale="96%"/>
    </style:style>
    <style:style style:name="T225" style:family="text">
      <style:text-properties style:font-size-asian="10.5pt" style:text-scale="93%"/>
    </style:style>
    <style:style style:name="T226" style:family="text">
      <style:text-properties officeooo:rsid="0075ece9"/>
    </style:style>
    <style:style style:name="T227" style:family="text">
      <style:text-properties officeooo:rsid="007b6bae"/>
    </style:style>
    <style:style style:name="T228" style:family="text">
      <style:text-properties style:text-scale="98%"/>
    </style:style>
    <style:style style:name="T229" style:family="text">
      <style:text-properties officeooo:rsid="00aadc15" style:text-scale="98%"/>
    </style:style>
    <style:style style:name="T230" style:family="text">
      <style:text-properties officeooo:rsid="00b93643" style:text-scale="98%"/>
    </style:style>
    <style:style style:name="T231" style:family="text">
      <style:text-properties officeooo:rsid="03665e1d" style:text-scale="98%"/>
    </style:style>
    <style:style style:name="T232" style:family="text">
      <style:text-properties officeooo:rsid="03c5f91c" style:text-scale="98%"/>
    </style:style>
    <style:style style:name="T233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4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5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6" style:family="text">
      <style:text-properties fo:font-size="20pt" fo:font-weight="bold" style:font-size-asian="10pt" style:font-weight-asian="bold" style:font-size-complex="10pt" style:font-weight-complex="bold"/>
    </style:style>
    <style:style style:name="T237" style:family="text">
      <style:text-properties fo:font-size="20pt" style:font-size-asian="18pt" style:font-size-complex="18pt"/>
    </style:style>
    <style:style style:name="T238" style:family="text">
      <style:text-properties fo:font-size="20pt" officeooo:rsid="0244d8d8" style:font-size-asian="18pt" style:font-size-complex="18pt"/>
    </style:style>
    <style:style style:name="T239" style:family="text">
      <style:text-properties officeooo:rsid="009583dc"/>
    </style:style>
    <style:style style:name="T240" style:family="text">
      <style:text-properties officeooo:rsid="009e39bf"/>
    </style:style>
    <style:style style:name="T241" style:family="text">
      <style:text-properties officeooo:rsid="009f792c"/>
    </style:style>
    <style:style style:name="T242" style:family="text">
      <style:text-properties officeooo:rsid="00a06768"/>
    </style:style>
    <style:style style:name="T243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4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5" style:family="text">
      <style:text-properties fo:font-size="9pt" fo:font-weight="bold" style:font-size-asian="9pt" style:font-weight-asian="bold" style:font-size-complex="9pt" style:font-weight-complex="bold"/>
    </style:style>
    <style:style style:name="T246" style:family="text">
      <style:text-properties officeooo:rsid="00b93643"/>
    </style:style>
    <style:style style:name="T247" style:family="text">
      <style:text-properties officeooo:rsid="00bb3295"/>
    </style:style>
    <style:style style:name="T248" style:family="text">
      <style:text-properties officeooo:rsid="00bd2ed4"/>
    </style:style>
    <style:style style:name="T249" style:family="text">
      <style:text-properties officeooo:rsid="00c03f60"/>
    </style:style>
    <style:style style:name="T250" style:family="text">
      <style:text-properties officeooo:rsid="00cfab32"/>
    </style:style>
    <style:style style:name="T251" style:family="text">
      <style:text-properties officeooo:rsid="00d030a9"/>
    </style:style>
    <style:style style:name="T252" style:family="text">
      <style:text-properties officeooo:rsid="00d3319f"/>
    </style:style>
    <style:style style:name="T253" style:family="text">
      <style:text-properties officeooo:rsid="00d4c15d"/>
    </style:style>
    <style:style style:name="T254" style:family="text">
      <style:text-properties officeooo:rsid="00d554ab"/>
    </style:style>
    <style:style style:name="T255" style:family="text">
      <style:text-properties officeooo:rsid="00df1bef"/>
    </style:style>
    <style:style style:name="T256" style:family="text">
      <style:text-properties officeooo:rsid="00e9d3fc"/>
    </style:style>
    <style:style style:name="T257" style:family="text">
      <style:text-properties officeooo:rsid="00ea0f9e"/>
    </style:style>
    <style:style style:name="T258" style:family="text">
      <style:text-properties officeooo:rsid="00ed1783"/>
    </style:style>
    <style:style style:name="T259" style:family="text">
      <style:text-properties officeooo:rsid="00f154ce"/>
    </style:style>
    <style:style style:name="T260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1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2" style:family="text">
      <style:text-properties fo:font-size="18pt" fo:font-weight="bold" style:font-size-asian="18pt" style:font-weight-asian="bold" style:font-size-complex="18pt" style:font-weight-complex="bold"/>
    </style:style>
    <style:style style:name="T263" style:family="text">
      <style:text-properties officeooo:rsid="00fdfb90"/>
    </style:style>
    <style:style style:name="T264" style:family="text">
      <style:text-properties officeooo:rsid="010f9280"/>
    </style:style>
    <style:style style:name="T265" style:family="text">
      <style:text-properties officeooo:rsid="0113fe4f"/>
    </style:style>
    <style:style style:name="T266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7" style:family="text">
      <style:text-properties officeooo:rsid="012665f7"/>
    </style:style>
    <style:style style:name="T268" style:family="text">
      <style:text-properties fo:background-color="#cccccc" loext:char-shading-value="0"/>
    </style:style>
    <style:style style:name="T269" style:family="text">
      <style:text-properties fo:background-color="#cccccc" loext:char-shading-value="0" style:language-asian="zxx" style:country-asian="none" style:language-complex="zxx" style:country-complex="none"/>
    </style:style>
    <style:style style:name="T270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1" style:family="text">
      <style:text-properties officeooo:rsid="013c68c0"/>
    </style:style>
    <style:style style:name="T272" style:family="text">
      <style:text-properties officeooo:rsid="01497040"/>
    </style:style>
    <style:style style:name="T273" style:family="text">
      <style:text-properties officeooo:rsid="01513779"/>
    </style:style>
    <style:style style:name="T274" style:family="text">
      <style:text-properties officeooo:rsid="016001a7"/>
    </style:style>
    <style:style style:name="T275" style:family="text">
      <style:text-properties officeooo:rsid="01663bd0"/>
    </style:style>
    <style:style style:name="T276" style:family="text">
      <style:text-properties officeooo:rsid="016e58d6"/>
    </style:style>
    <style:style style:name="T277" style:family="text">
      <style:text-properties style:text-scale="94%"/>
    </style:style>
    <style:style style:name="T278" style:family="text">
      <style:text-properties officeooo:rsid="01739523"/>
    </style:style>
    <style:style style:name="T279" style:family="text">
      <style:text-properties officeooo:rsid="017dd730"/>
    </style:style>
    <style:style style:name="T280" style:family="text">
      <style:text-properties officeooo:rsid="00c185b1"/>
    </style:style>
    <style:style style:name="T281" style:family="text">
      <style:text-properties officeooo:rsid="0184446e"/>
    </style:style>
    <style:style style:name="T282" style:family="text">
      <style:text-properties officeooo:rsid="01844471"/>
    </style:style>
    <style:style style:name="T283" style:family="text">
      <style:text-properties officeooo:rsid="0186360b"/>
    </style:style>
    <style:style style:name="T284" style:family="text">
      <style:text-properties officeooo:rsid="018bcb85"/>
    </style:style>
    <style:style style:name="T285" style:family="text">
      <style:text-properties officeooo:rsid="018bfa4a"/>
    </style:style>
    <style:style style:name="T286" style:family="text">
      <style:text-properties officeooo:rsid="01943292"/>
    </style:style>
    <style:style style:name="T287" style:family="text">
      <style:text-properties style:language-asian="zxx" style:country-asian="none" style:language-complex="zxx" style:country-complex="none"/>
    </style:style>
    <style:style style:name="T288" style:family="text">
      <style:text-properties officeooo:rsid="00e9d3fc" style:language-asian="zxx" style:country-asian="none" style:language-complex="zxx" style:country-complex="none"/>
    </style:style>
    <style:style style:name="T289" style:family="text">
      <style:text-properties officeooo:rsid="0102519f" style:language-asian="zxx" style:country-asian="none" style:language-complex="zxx" style:country-complex="none"/>
    </style:style>
    <style:style style:name="T290" style:family="text">
      <style:text-properties officeooo:rsid="0127543c" style:language-asian="zxx" style:country-asian="none" style:language-complex="zxx" style:country-complex="none"/>
    </style:style>
    <style:style style:name="T291" style:family="text">
      <style:text-properties officeooo:rsid="0136df83" style:language-asian="zxx" style:country-asian="none" style:language-complex="zxx" style:country-complex="none"/>
    </style:style>
    <style:style style:name="T292" style:family="text">
      <style:text-properties officeooo:rsid="012bf91d" style:language-asian="zxx" style:country-asian="none" style:language-complex="zxx" style:country-complex="none"/>
    </style:style>
    <style:style style:name="T293" style:family="text">
      <style:text-properties officeooo:rsid="013f89ee" style:language-asian="zxx" style:country-asian="none" style:language-complex="zxx" style:country-complex="none"/>
    </style:style>
    <style:style style:name="T294" style:family="text">
      <style:text-properties officeooo:rsid="00ffdb2f" style:language-asian="zxx" style:country-asian="none" style:language-complex="zxx" style:country-complex="none"/>
    </style:style>
    <style:style style:name="T295" style:family="text">
      <style:text-properties officeooo:rsid="01451f1b" style:language-asian="zxx" style:country-asian="none" style:language-complex="zxx" style:country-complex="none"/>
    </style:style>
    <style:style style:name="T296" style:family="text">
      <style:text-properties officeooo:rsid="00312850" style:language-asian="zxx" style:country-asian="none" style:language-complex="zxx" style:country-complex="none"/>
    </style:style>
    <style:style style:name="T297" style:family="text">
      <style:text-properties officeooo:rsid="002ee6a1" style:language-asian="zxx" style:country-asian="none" style:language-complex="zxx" style:country-complex="none"/>
    </style:style>
    <style:style style:name="T298" style:family="text">
      <style:text-properties officeooo:rsid="00605c36" style:language-asian="zxx" style:country-asian="none" style:language-complex="zxx" style:country-complex="none"/>
    </style:style>
    <style:style style:name="T299" style:family="text">
      <style:text-properties officeooo:rsid="013878e3" style:language-asian="zxx" style:country-asian="none" style:language-complex="zxx" style:country-complex="none"/>
    </style:style>
    <style:style style:name="T300" style:family="text">
      <style:text-properties style:language-asian="zxx" style:country-asian="none" style:language-complex="zxx" style:country-complex="none" style:text-scale="96%"/>
    </style:style>
    <style:style style:name="T301" style:family="text">
      <style:text-properties officeooo:rsid="0067081a" style:language-asian="zxx" style:country-asian="none" style:language-complex="zxx" style:country-complex="none"/>
    </style:style>
    <style:style style:name="T302" style:family="text">
      <style:text-properties officeooo:rsid="007ed182" style:language-asian="zxx" style:country-asian="none" style:language-complex="zxx" style:country-complex="none"/>
    </style:style>
    <style:style style:name="T303" style:family="text">
      <style:text-properties officeooo:rsid="0052b719" style:language-asian="zxx" style:country-asian="none" style:language-complex="zxx" style:country-complex="none"/>
    </style:style>
    <style:style style:name="T304" style:family="text">
      <style:text-properties officeooo:rsid="00f47dd4" style:language-asian="zxx" style:country-asian="none" style:language-complex="zxx" style:country-complex="none"/>
    </style:style>
    <style:style style:name="T305" style:family="text">
      <style:text-properties officeooo:rsid="00fdfb90" style:language-asian="zxx" style:country-asian="none" style:language-complex="zxx" style:country-complex="none"/>
    </style:style>
    <style:style style:name="T306" style:family="text">
      <style:text-properties officeooo:rsid="004b5915" style:language-asian="zxx" style:country-asian="none" style:language-complex="zxx" style:country-complex="none"/>
    </style:style>
    <style:style style:name="T307" style:family="text">
      <style:text-properties officeooo:rsid="003398e2" style:language-asian="zxx" style:country-asian="none" style:language-complex="zxx" style:country-complex="none"/>
    </style:style>
    <style:style style:name="T308" style:family="text">
      <style:text-properties officeooo:rsid="004e99f7" style:language-asian="zxx" style:country-asian="none" style:language-complex="zxx" style:country-complex="none"/>
    </style:style>
    <style:style style:name="T309" style:family="text">
      <style:text-properties officeooo:rsid="00339c80" style:language-asian="zxx" style:country-asian="none" style:language-complex="zxx" style:country-complex="none"/>
    </style:style>
    <style:style style:name="T310" style:family="text">
      <style:text-properties officeooo:rsid="003ba28b" style:language-asian="zxx" style:country-asian="none" style:language-complex="zxx" style:country-complex="none"/>
    </style:style>
    <style:style style:name="T311" style:family="text">
      <style:text-properties officeooo:rsid="00afe477" style:language-asian="zxx" style:country-asian="none" style:language-complex="zxx" style:country-complex="none"/>
    </style:style>
    <style:style style:name="T312" style:family="text">
      <style:text-properties officeooo:rsid="017dd730" style:language-asian="zxx" style:country-asian="none" style:language-complex="zxx" style:country-complex="none"/>
    </style:style>
    <style:style style:name="T313" style:family="text">
      <style:text-properties officeooo:rsid="0182d314" style:language-asian="zxx" style:country-asian="none" style:language-complex="zxx" style:country-complex="none"/>
    </style:style>
    <style:style style:name="T314" style:family="text">
      <style:text-properties officeooo:rsid="00afcf78" style:language-asian="zxx" style:country-asian="none" style:language-complex="zxx" style:country-complex="none"/>
    </style:style>
    <style:style style:name="T315" style:family="text">
      <style:text-properties officeooo:rsid="00346933" style:language-asian="zxx" style:country-asian="none" style:language-complex="zxx" style:country-complex="none"/>
    </style:style>
    <style:style style:name="T316" style:family="text">
      <style:text-properties officeooo:rsid="0113fe4f" style:language-asian="zxx" style:country-asian="none" style:language-complex="zxx" style:country-complex="none"/>
    </style:style>
    <style:style style:name="T317" style:family="text">
      <style:text-properties officeooo:rsid="00396f0c" style:language-asian="zxx" style:country-asian="none" style:language-complex="zxx" style:country-complex="none"/>
    </style:style>
    <style:style style:name="T318" style:family="text">
      <style:text-properties officeooo:rsid="00f79e3e" style:language-asian="zxx" style:country-asian="none" style:language-complex="zxx" style:country-complex="none"/>
    </style:style>
    <style:style style:name="T319" style:family="text">
      <style:text-properties officeooo:rsid="00981a31" style:language-asian="zxx" style:country-asian="none" style:language-complex="zxx" style:country-complex="none"/>
    </style:style>
    <style:style style:name="T320" style:family="text">
      <style:text-properties officeooo:rsid="00a10c7d" style:language-asian="zxx" style:country-asian="none" style:language-complex="zxx" style:country-complex="none"/>
    </style:style>
    <style:style style:name="T321" style:family="text">
      <style:text-properties officeooo:rsid="01c5db1f" style:language-asian="zxx" style:country-asian="none" style:language-complex="zxx" style:country-complex="none"/>
    </style:style>
    <style:style style:name="T322" style:family="text">
      <style:text-properties officeooo:rsid="01eb6c50" style:language-asian="zxx" style:country-asian="none" style:language-complex="zxx" style:country-complex="none"/>
    </style:style>
    <style:style style:name="T323" style:family="text">
      <style:text-properties officeooo:rsid="02230976" style:language-asian="zxx" style:country-asian="none" style:language-complex="zxx" style:country-complex="none"/>
    </style:style>
    <style:style style:name="T324" style:family="text">
      <style:text-properties officeooo:rsid="021b6349" style:language-asian="zxx" style:country-asian="none" style:language-complex="zxx" style:country-complex="none"/>
    </style:style>
    <style:style style:name="T325" style:family="text">
      <style:text-properties officeooo:rsid="02eb28a8" style:language-asian="zxx" style:country-asian="none" style:language-complex="zxx" style:country-complex="none"/>
    </style:style>
    <style:style style:name="T326" style:family="text">
      <style:text-properties officeooo:rsid="02ec0e7d" style:language-asian="zxx" style:country-asian="none" style:language-complex="zxx" style:country-complex="none"/>
    </style:style>
    <style:style style:name="T327" style:family="text">
      <style:text-properties officeooo:rsid="03065e6b" style:language-asian="zxx" style:country-asian="none" style:language-complex="zxx" style:country-complex="none"/>
    </style:style>
    <style:style style:name="T328" style:family="text">
      <style:text-properties officeooo:rsid="01d347b8" style:language-asian="zxx" style:country-asian="none" style:language-complex="zxx" style:country-complex="none"/>
    </style:style>
    <style:style style:name="T329" style:family="text">
      <style:text-properties officeooo:rsid="030d146e" style:language-asian="zxx" style:country-asian="none" style:language-complex="zxx" style:country-complex="none"/>
    </style:style>
    <style:style style:name="T330" style:family="text">
      <style:text-properties officeooo:rsid="0323355e" style:language-asian="zxx" style:country-asian="none" style:language-complex="zxx" style:country-complex="none"/>
    </style:style>
    <style:style style:name="T331" style:family="text">
      <style:text-properties officeooo:rsid="0338bd93" style:language-asian="zxx" style:country-asian="none" style:language-complex="zxx" style:country-complex="none"/>
    </style:style>
    <style:style style:name="T332" style:family="text">
      <style:text-properties officeooo:rsid="033eb313" style:language-asian="zxx" style:country-asian="none" style:language-complex="zxx" style:country-complex="none"/>
    </style:style>
    <style:style style:name="T333" style:family="text">
      <style:text-properties officeooo:rsid="0093a1fb" style:language-asian="zxx" style:country-asian="none" style:language-complex="zxx" style:country-complex="none"/>
    </style:style>
    <style:style style:name="T334" style:family="text">
      <style:text-properties officeooo:rsid="0398d27f" style:language-asian="zxx" style:country-asian="none" style:language-complex="zxx" style:country-complex="none"/>
    </style:style>
    <style:style style:name="T335" style:family="text">
      <style:text-properties officeooo:rsid="025557f9" style:language-asian="zxx" style:country-asian="none" style:language-complex="zxx" style:country-complex="none"/>
    </style:style>
    <style:style style:name="T336" style:family="text">
      <style:text-properties officeooo:rsid="02defa70" style:language-asian="zxx" style:country-asian="none" style:language-complex="zxx" style:country-complex="none"/>
    </style:style>
    <style:style style:name="T337" style:family="text">
      <style:text-properties officeooo:rsid="00c37d88" style:language-asian="zxx" style:country-asian="none" style:language-complex="zxx" style:country-complex="none"/>
    </style:style>
    <style:style style:name="T338" style:family="text">
      <style:text-properties officeooo:rsid="03fd1168" style:language-asian="zxx" style:country-asian="none" style:language-complex="zxx" style:country-complex="none"/>
    </style:style>
    <style:style style:name="T339" style:family="text">
      <style:text-properties officeooo:rsid="040136b7" style:language-asian="zxx" style:country-asian="none" style:language-complex="zxx" style:country-complex="none"/>
    </style:style>
    <style:style style:name="T340" style:family="text">
      <style:text-properties officeooo:rsid="014f3a94" style:language-asian="zxx" style:country-asian="none" style:language-complex="zxx" style:country-complex="none"/>
    </style:style>
    <style:style style:name="T341" style:family="text">
      <style:text-properties officeooo:rsid="01945578"/>
    </style:style>
    <style:style style:name="T342" style:family="text">
      <style:text-properties officeooo:rsid="019edc34"/>
    </style:style>
    <style:style style:name="T343" style:family="text">
      <style:text-properties officeooo:rsid="01a693fe"/>
    </style:style>
    <style:style style:name="T344" style:family="text">
      <style:text-properties officeooo:rsid="01a722b4"/>
    </style:style>
    <style:style style:name="T345" style:family="text">
      <style:text-properties officeooo:rsid="01b56742"/>
    </style:style>
    <style:style style:name="T346" style:family="text">
      <style:text-properties officeooo:rsid="01bad05c"/>
    </style:style>
    <style:style style:name="T347" style:family="text">
      <style:text-properties officeooo:rsid="01bc0de9"/>
    </style:style>
    <style:style style:name="T348" style:family="text">
      <style:text-properties officeooo:rsid="01bfbb76"/>
    </style:style>
    <style:style style:name="T349" style:family="text">
      <style:text-properties officeooo:rsid="01c14d25"/>
    </style:style>
    <style:style style:name="T350" style:family="text">
      <style:text-properties officeooo:rsid="01d770fb"/>
    </style:style>
    <style:style style:name="T351" style:family="text">
      <style:text-properties officeooo:rsid="01e027b2"/>
    </style:style>
    <style:style style:name="T352" style:family="text">
      <style:text-properties officeooo:rsid="01ea0859"/>
    </style:style>
    <style:style style:name="T353" style:family="text">
      <style:text-properties officeooo:rsid="01fd7efa"/>
    </style:style>
    <style:style style:name="T354" style:family="text">
      <style:text-properties officeooo:rsid="0200e899"/>
    </style:style>
    <style:style style:name="T355" style:family="text">
      <style:text-properties officeooo:rsid="02024f66"/>
    </style:style>
    <style:style style:name="T356" style:family="text">
      <style:text-properties officeooo:rsid="02054745"/>
    </style:style>
    <style:style style:name="T357" style:family="text">
      <style:text-properties officeooo:rsid="0205c490"/>
    </style:style>
    <style:style style:name="T358" style:family="text">
      <style:text-properties officeooo:rsid="02135762"/>
    </style:style>
    <style:style style:name="T359" style:family="text">
      <style:text-properties officeooo:rsid="021a4be7"/>
    </style:style>
    <style:style style:name="T360" style:family="text">
      <style:text-properties officeooo:rsid="021b6349"/>
    </style:style>
    <style:style style:name="T361" style:family="text">
      <style:text-properties officeooo:rsid="0148cbec"/>
    </style:style>
    <style:style style:name="T362" style:family="text">
      <style:text-properties officeooo:rsid="021c818f"/>
    </style:style>
    <style:style style:name="T363" style:family="text">
      <style:text-properties officeooo:rsid="01451f1b"/>
    </style:style>
    <style:style style:name="T364" style:family="text">
      <style:text-properties officeooo:rsid="02210001"/>
    </style:style>
    <style:style style:name="T365" style:family="text">
      <style:text-properties officeooo:rsid="022f7946"/>
    </style:style>
    <style:style style:name="T366" style:family="text">
      <style:text-properties officeooo:rsid="022fc0c9"/>
    </style:style>
    <style:style style:name="T367" style:family="text">
      <style:text-properties officeooo:rsid="0230319f"/>
    </style:style>
    <style:style style:name="T368" style:family="text">
      <style:text-properties officeooo:rsid="023ace28"/>
    </style:style>
    <style:style style:name="T369" style:family="text">
      <style:text-properties officeooo:rsid="023cd3d4"/>
    </style:style>
    <style:style style:name="T370" style:family="text">
      <style:text-properties officeooo:rsid="023e130e"/>
    </style:style>
    <style:style style:name="T371" style:family="text">
      <style:text-properties officeooo:rsid="0241dccf"/>
    </style:style>
    <style:style style:name="T372" style:family="text">
      <style:text-properties officeooo:rsid="024962a2"/>
    </style:style>
    <style:style style:name="T373" style:family="text">
      <style:text-properties officeooo:rsid="024aa8de"/>
    </style:style>
    <style:style style:name="T374" style:family="text">
      <style:text-properties officeooo:rsid="024cc78f"/>
    </style:style>
    <style:style style:name="T375" style:family="text">
      <style:text-properties officeooo:rsid="024e93b6"/>
    </style:style>
    <style:style style:name="T376" style:family="text">
      <style:text-properties officeooo:rsid="026efc05"/>
    </style:style>
    <style:style style:name="T377" style:family="text">
      <style:text-properties fo:background-color="#999999" loext:char-shading-value="0"/>
    </style:style>
    <style:style style:name="T378" style:family="text">
      <style:text-properties officeooo:rsid="0273d694"/>
    </style:style>
    <style:style style:name="T379" style:family="text">
      <style:text-properties officeooo:rsid="0274f3ef"/>
    </style:style>
    <style:style style:name="T380" style:family="text">
      <style:text-properties style:font-name="Noto Sans"/>
    </style:style>
    <style:style style:name="T381" style:family="text">
      <style:text-properties style:font-name="Noto Sans" fo:font-weight="bold" style:font-weight-asian="bold" style:font-weight-complex="bold"/>
    </style:style>
    <style:style style:name="T382" style:family="text">
      <style:text-properties style:font-name="Noto Sans" fo:font-weight="bold" officeooo:rsid="00189815" style:font-weight-asian="bold" style:font-weight-complex="bold"/>
    </style:style>
    <style:style style:name="T383" style:family="text">
      <style:text-properties style:font-name="Noto Sans" fo:font-weight="bold" officeooo:rsid="040e38df" style:font-weight-asian="bold" style:font-weight-complex="bold"/>
    </style:style>
    <style:style style:name="T384" style:family="text">
      <style:text-properties officeooo:rsid="029c4d63"/>
    </style:style>
    <style:style style:name="T385" style:family="text">
      <style:text-properties officeooo:rsid="029f4213"/>
    </style:style>
    <style:style style:name="T386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7" style:family="text">
      <style:text-properties officeooo:rsid="02aa99f2"/>
    </style:style>
    <style:style style:name="T388" style:family="text">
      <style:text-properties officeooo:rsid="02aba195"/>
    </style:style>
    <style:style style:name="T389" style:family="text">
      <style:text-properties officeooo:rsid="02ad6d90"/>
    </style:style>
    <style:style style:name="T390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1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2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3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4" style:family="text">
      <style:text-properties officeooo:rsid="02b549c7"/>
    </style:style>
    <style:style style:name="T395" style:family="text">
      <style:text-properties fo:font-size="16pt" style:font-size-asian="18pt" style:font-size-complex="18pt"/>
    </style:style>
    <style:style style:name="T396" style:family="text">
      <style:text-properties fo:font-size="16pt" officeooo:rsid="0310eb68" style:font-size-asian="18pt" style:font-size-complex="18pt"/>
    </style:style>
    <style:style style:name="T397" style:family="text">
      <style:text-properties officeooo:rsid="02bf9e07"/>
    </style:style>
    <style:style style:name="T398" style:family="text">
      <style:text-properties officeooo:rsid="02c24587"/>
    </style:style>
    <style:style style:name="T399" style:family="text">
      <style:text-properties officeooo:rsid="02c3f534"/>
    </style:style>
    <style:style style:name="T400" style:family="text">
      <style:text-properties officeooo:rsid="02c7a45d"/>
    </style:style>
    <style:style style:name="T401" style:family="text">
      <style:text-properties officeooo:rsid="02c8e004"/>
    </style:style>
    <style:style style:name="T402" style:family="text">
      <style:text-properties officeooo:rsid="02d98d88"/>
    </style:style>
    <style:style style:name="T403" style:family="text">
      <style:text-properties officeooo:rsid="02eeb890"/>
    </style:style>
    <style:style style:name="T404" style:family="text">
      <style:text-properties officeooo:rsid="02f26ce0"/>
    </style:style>
    <style:style style:name="T405" style:family="text">
      <style:text-properties officeooo:rsid="02fbb784"/>
    </style:style>
    <style:style style:name="T406" style:family="text">
      <style:text-properties fo:font-size="22pt"/>
    </style:style>
    <style:style style:name="T407" style:family="text">
      <style:text-properties fo:font-size="22pt" fo:font-weight="bold" style:font-size-asian="10pt" style:font-weight-asian="bold" style:font-size-complex="10pt" style:font-weight-complex="bold"/>
    </style:style>
    <style:style style:name="T408" style:family="text">
      <style:text-properties officeooo:rsid="03001cde"/>
    </style:style>
    <style:style style:name="T409" style:family="text">
      <style:text-properties officeooo:rsid="03032164"/>
    </style:style>
    <style:style style:name="T410" style:family="text">
      <style:text-properties officeooo:rsid="03065e6b"/>
    </style:style>
    <style:style style:name="T411" style:family="text">
      <style:text-properties officeooo:rsid="0308c9f4"/>
    </style:style>
    <style:style style:name="T412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3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4" style:family="text">
      <style:text-properties style:text-scale="95%"/>
    </style:style>
    <style:style style:name="T415" style:family="text">
      <style:text-properties officeooo:rsid="03369637"/>
    </style:style>
    <style:style style:name="T416" style:family="text">
      <style:text-properties officeooo:rsid="033eb313"/>
    </style:style>
    <style:style style:name="T417" style:family="text">
      <style:text-properties officeooo:rsid="0347f5dc"/>
    </style:style>
    <style:style style:name="T418" style:family="text">
      <style:text-properties officeooo:rsid="034ce9ad"/>
    </style:style>
    <style:style style:name="T419" style:family="text">
      <style:text-properties style:font-name="monospace"/>
    </style:style>
    <style:style style:name="T420" style:family="text">
      <style:text-properties style:font-name="monospace" officeooo:rsid="034dda62"/>
    </style:style>
    <style:style style:name="T421" style:family="text">
      <style:text-properties officeooo:rsid="03509362"/>
    </style:style>
    <style:style style:name="T422" style:family="text">
      <style:text-properties officeooo:rsid="0355c6dc"/>
    </style:style>
    <style:style style:name="T423" style:family="text">
      <style:text-properties officeooo:rsid="035702fe"/>
    </style:style>
    <style:style style:name="T424" style:family="text">
      <style:text-properties officeooo:rsid="0358f51e"/>
    </style:style>
    <style:style style:name="T425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6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7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8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29" style:family="text">
      <style:text-properties officeooo:rsid="037177a5"/>
    </style:style>
    <style:style style:name="T430" style:family="text">
      <style:text-properties officeooo:rsid="0371a65e"/>
    </style:style>
    <style:style style:name="T431" style:family="text">
      <style:text-properties officeooo:rsid="03759f53"/>
    </style:style>
    <style:style style:name="T432" style:family="text">
      <style:text-properties officeooo:rsid="0379eaac"/>
    </style:style>
    <style:style style:name="T433" style:family="text">
      <style:text-properties officeooo:rsid="037e1db3"/>
    </style:style>
    <style:style style:name="T434" style:family="text">
      <style:text-properties officeooo:rsid="0384effb"/>
    </style:style>
    <style:style style:name="T435" style:family="text">
      <style:text-properties style:text-scale="97%"/>
    </style:style>
    <style:style style:name="T436" style:family="text">
      <style:text-properties officeooo:rsid="038fd7ed"/>
    </style:style>
    <style:style style:name="T437" style:family="text">
      <style:text-properties officeooo:rsid="0395ba2e"/>
    </style:style>
    <style:style style:name="T438" style:family="text">
      <style:text-properties officeooo:rsid="039fedf9"/>
    </style:style>
    <style:style style:name="T439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0" style:family="text">
      <style:text-properties officeooo:rsid="03ae1eed"/>
    </style:style>
    <style:style style:name="T441" style:family="text">
      <style:text-properties officeooo:rsid="03aefd41"/>
    </style:style>
    <style:style style:name="T442" style:family="text">
      <style:text-properties officeooo:rsid="03b6690e"/>
    </style:style>
    <style:style style:name="T443" style:family="text">
      <style:text-properties officeooo:rsid="03c5f91c"/>
    </style:style>
    <style:style style:name="T444" style:family="text">
      <style:text-properties officeooo:rsid="03cef3ef"/>
    </style:style>
    <style:style style:name="T445" style:family="text">
      <style:text-properties officeooo:rsid="03d1be6d"/>
    </style:style>
    <style:style style:name="T446" style:family="text">
      <style:text-properties officeooo:rsid="03dae67a"/>
    </style:style>
    <style:style style:name="T447" style:family="text">
      <style:text-properties officeooo:rsid="03daefd2"/>
    </style:style>
    <style:style style:name="T448" style:family="text">
      <style:text-properties officeooo:rsid="03e10d45"/>
    </style:style>
    <style:style style:name="T449" style:family="text">
      <style:text-properties officeooo:rsid="03e39c93"/>
    </style:style>
    <style:style style:name="T450" style:family="text">
      <style:text-properties officeooo:rsid="03e6da2b"/>
    </style:style>
    <style:style style:name="T451" style:family="text">
      <style:text-properties officeooo:rsid="03e8a588"/>
    </style:style>
    <style:style style:name="T452" style:family="text">
      <style:text-properties officeooo:rsid="03eafb66"/>
    </style:style>
    <style:style style:name="T453" style:family="text">
      <style:text-properties officeooo:rsid="03f051a2"/>
    </style:style>
    <style:style style:name="T454" style:family="text">
      <style:text-properties fo:font-size="6pt" officeooo:rsid="03f051a2"/>
    </style:style>
    <style:style style:name="T455" style:family="text">
      <style:text-properties officeooo:rsid="03f35155"/>
    </style:style>
    <style:style style:name="T456" style:family="text">
      <style:text-properties officeooo:rsid="03f6cd4d"/>
    </style:style>
    <style:style style:name="T457" style:family="text">
      <style:text-properties officeooo:rsid="03f85892"/>
    </style:style>
    <style:style style:name="T458" style:family="text">
      <style:text-properties officeooo:rsid="03fa022f"/>
    </style:style>
    <style:style style:name="T459" style:family="text">
      <style:text-properties officeooo:rsid="0404a81f"/>
    </style:style>
    <style:style style:name="T460" style:family="text">
      <style:text-properties officeooo:rsid="040a29d5"/>
    </style:style>
    <style:style style:name="T461" style:family="text">
      <style:text-properties officeooo:rsid="041051f4"/>
    </style:style>
    <style:style style:name="T462" style:family="text">
      <style:text-properties officeooo:rsid="04108aea"/>
    </style:style>
    <style:style style:name="T463" style:family="text">
      <style:text-properties officeooo:rsid="041324ad"/>
    </style:style>
    <style:style style:name="T464" style:family="text">
      <style:text-properties officeooo:rsid="04168a53"/>
    </style:style>
    <style:style style:name="T465" style:family="text">
      <style:text-properties officeooo:rsid="041bc4b9"/>
    </style:style>
    <style:style style:name="T466" style:family="text">
      <style:text-properties officeooo:rsid="041f0372"/>
    </style:style>
    <style:style style:name="T467" style:family="text">
      <style:text-properties officeooo:rsid="0423cda8"/>
    </style:style>
    <style:style style:name="T468" style:family="text">
      <style:text-properties officeooo:rsid="0424ed5a"/>
    </style:style>
    <style:style style:name="T469" style:family="text">
      <style:text-properties officeooo:rsid="04284a53"/>
    </style:style>
    <style:style style:name="T470" style:family="text">
      <style:text-properties officeooo:rsid="042a89a6"/>
    </style:style>
    <style:style style:name="T471" style:family="text">
      <style:text-properties officeooo:rsid="042dda05"/>
    </style:style>
    <style:style style:name="T472" style:family="text">
      <style:text-properties officeooo:rsid="04304244"/>
    </style:style>
    <style:style style:name="T473" style:family="text">
      <style:text-properties officeooo:rsid="04307e4e"/>
    </style:style>
    <style:style style:name="T474" style:family="text">
      <style:text-properties fo:font-size="8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93"/>
            </table:table-cell>
            <table:table-cell table:style-name="Table58.B1" office:value-type="string">
              <text:p text:style-name="P308"/>
            </table:table-cell>
          </table:table-row>
          <table:table-row>
            <table:table-cell table:style-name="Table58.A1" office:value-type="string">
              <text:p text:style-name="P293"><draw:frame draw:style-name="fr2" draw:name="Image1" text:anchor-type="as-char" svg:width="64.65mm" svg:height="59.94mm" draw:z-index="27"><draw:image xlink:href="Pictures/100000000000013C00000125AD59B321A03F58AE.png" xlink:type="simple" xlink:show="embed" xlink:actuate="onLoad" loext:mime-type="image/png"/></draw:frame></text:p>
            </table:table-cell>
            <table:table-cell table:style-name="Table58.B1" office:value-type="string">
              <text:p text:style-name="P308">Ruby</text:p>
              <text:p text:style-name="P62"><text:span text:style-name="T380"><text:s text:c="37"/></text:span><text:span text:style-name="T381">GLOSSARY </text:span><text:span text:style-name="T382">V0.</text:span><text:span text:style-name="T383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10"><text:span text:style-name="Source_20_Text"><text:span text:style-name="T439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42">Table of Contents</text:p>
              </text:index-title>
              <text:p text:style-name="P523"><text:a xlink:type="simple" xlink:href="#__RefHeading___Toc16061_456348229" text:style-name="Index_20_Link" text:visited-style-name="Index_20_Link">Errors<text:tab/>3</text:a></text:p>
              <text:p text:style-name="P543"><text:a xlink:type="simple" xlink:href="#__RefHeading___Toc10552_924721042" text:style-name="Index_20_Link" text:visited-style-name="Index_20_Link">raise<text:tab/>3</text:a></text:p>
              <text:p text:style-name="P543"><text:a xlink:type="simple" xlink:href="#__RefHeading___Toc10554_924721042" text:style-name="Index_20_Link" text:visited-style-name="Index_20_Link">rescue<text:tab/>3</text:a></text:p>
              <text:p text:style-name="P543"><text:a xlink:type="simple" xlink:href="#__RefHeading___Toc11516_1800458073" text:style-name="Index_20_Link" text:visited-style-name="Index_20_Link">ensure<text:tab/>3</text:a></text:p>
              <text:p text:style-name="P543"><text:a xlink:type="simple" xlink:href="#__RefHeading___Toc11518_1800458073" text:style-name="Index_20_Link" text:visited-style-name="Index_20_Link">retry<text:tab/>3</text:a></text:p>
              <text:p text:style-name="P523"><text:a xlink:type="simple" xlink:href="#__RefHeading___Toc12818_1905917240" text:style-name="Index_20_Link" text:visited-style-name="Index_20_Link">Time<text:tab/>3</text:a></text:p>
              <text:p text:style-name="P543"><text:a xlink:type="simple" xlink:href="#__RefHeading___Toc6933_650475850" text:style-name="Index_20_Link" text:visited-style-name="Index_20_Link">Time.gm<text:tab/>3</text:a></text:p>
              <text:p text:style-name="P543"><text:a xlink:type="simple" xlink:href="#__RefHeading___Toc6935_650475850" text:style-name="Index_20_Link" text:visited-style-name="Index_20_Link">Time.local<text:tab/>3</text:a></text:p>
              <text:p text:style-name="P539"><text:a xlink:type="simple" xlink:href="#__RefHeading___Toc8790_18812532" text:style-name="Index_20_Link" text:visited-style-name="Index_20_Link">Time.at<text:tab/>3</text:a></text:p>
              <text:p text:style-name="P539"><text:a xlink:type="simple" xlink:href="#__RefHeading___Toc8792_18812532" text:style-name="Index_20_Link" text:visited-style-name="Index_20_Link">add time<text:tab/>3</text:a></text:p>
              <text:p text:style-name="P543"><text:a xlink:type="simple" xlink:href="#__RefHeading___Toc38602_3599069822" text:style-name="Index_20_Link" text:visited-style-name="Index_20_Link">show time<text:tab/>4</text:a></text:p>
              <text:p text:style-name="P523"><text:a xlink:type="simple" xlink:href="#__RefHeading___Toc8963_1841296335" text:style-name="Index_20_Link" text:visited-style-name="Index_20_Link">Arrays [ ]<text:tab/>5</text:a></text:p>
              <text:p text:style-name="P543"><text:a xlink:type="simple" xlink:href="#__RefHeading___Toc2507_379422752" text:style-name="Index_20_Link" text:visited-style-name="Index_20_Link">Creating arrays<text:tab/>5</text:a></text:p>
              <text:p text:style-name="P539"><text:a xlink:type="simple" xlink:href="#__RefHeading___Toc38604_3599069822" text:style-name="Index_20_Link" text:visited-style-name="Index_20_Link">if it doesn't exists<text:tab/>5</text:a></text:p>
              <text:p text:style-name="P543"><text:a xlink:type="simple" xlink:href="#__RefHeading___Toc11617_1460611570" text:style-name="Index_20_Link" text:visited-style-name="Index_20_Link">%w(array)<text:tab/>5</text:a></text:p>
              <text:p text:style-name="P543"><text:a xlink:type="simple" xlink:href="#__RefHeading___Toc9891_1955588018" text:style-name="Index_20_Link" text:visited-style-name="Index_20_Link">parallel assignments<text:tab/>5</text:a></text:p>
              <text:p text:style-name="P543"><text:a xlink:type="simple" xlink:href="#__RefHeading___Toc9857_2016969865" text:style-name="Index_20_Link" text:visited-style-name="Index_20_Link">ranged array<text:tab/>5</text:a></text:p>
              <text:p text:style-name="P543"><text:a xlink:type="simple" xlink:href="#__RefHeading___Toc2511_379422752" text:style-name="Index_20_Link" text:visited-style-name="Index_20_Link">.flatten<text:tab/>5</text:a></text:p>
              <text:p text:style-name="P543"><text:a xlink:type="simple" xlink:href="#__RefHeading___Toc2513_379422752" text:style-name="Index_20_Link" text:visited-style-name="Index_20_Link">.uniq<text:tab/>5</text:a></text:p>
              <text:p text:style-name="P543"><text:a xlink:type="simple" xlink:href="#__RefHeading___Toc11618_1992706738" text:style-name="Index_20_Link" text:visited-style-name="Index_20_Link">.compact<text:tab/>5</text:a></text:p>
              <text:p text:style-name="P543"><text:a xlink:type="simple" xlink:href="#__RefHeading___Toc11790_2034189443" text:style-name="Index_20_Link" text:visited-style-name="Index_20_Link">.length<text:tab/>5</text:a></text:p>
              <text:p text:style-name="P543"><text:a xlink:type="simple" xlink:href="#__RefHeading___Toc11619_1460611570" text:style-name="Index_20_Link" text:visited-style-name="Index_20_Link">adding/deleting<text:tab/>5</text:a></text:p>
              <text:p text:style-name="P539"><text:a xlink:type="simple" xlink:href="#__RefHeading___Toc11792_2034189443" text:style-name="Index_20_Link" text:visited-style-name="Index_20_Link">.pop and .push<text:tab/>5</text:a></text:p>
              <text:p text:style-name="P539"><text:a xlink:type="simple" xlink:href="#__RefHeading___Toc11621_1460611570" text:style-name="Index_20_Link" text:visited-style-name="Index_20_Link">&lt;&lt; shovel operator<text:tab/>5</text:a></text:p>
              <text:p text:style-name="P539"><text:a xlink:type="simple" xlink:href="#__RefHeading___Toc11623_1460611570" text:style-name="Index_20_Link" text:visited-style-name="Index_20_Link">.shift<text:tab/>5</text:a></text:p>
              <text:p text:style-name="P539"><text:a xlink:type="simple" xlink:href="#__RefHeading___Toc11625_1460611570" text:style-name="Index_20_Link" text:visited-style-name="Index_20_Link">.delete()<text:tab/>5</text:a></text:p>
              <text:p text:style-name="P539"><text:a xlink:type="simple" xlink:href="#__RefHeading___Toc4699_870494724" text:style-name="Index_20_Link" text:visited-style-name="Index_20_Link">.delete_at()<text:tab/>5</text:a></text:p>
              <text:p text:style-name="P539"><text:a xlink:type="simple" xlink:href="#__RefHeading___Toc4854_870494724" text:style-name="Index_20_Link" text:visited-style-name="Index_20_Link">.delete_if{}<text:tab/>6</text:a></text:p>
              <text:p text:style-name="P543"><text:a xlink:type="simple" xlink:href="#__RefHeading___Toc11794_2034189443" text:style-name="Index_20_Link" text:visited-style-name="Index_20_Link">.last<text:tab/>6</text:a></text:p>
              <text:p text:style-name="P543"><text:a xlink:type="simple" xlink:href="#__RefHeading___Toc11796_2034189443" text:style-name="Index_20_Link" text:visited-style-name="Index_20_Link">.join()<text:tab/>6</text:a></text:p>
              <text:p text:style-name="P543"><text:a xlink:type="simple" xlink:href="#__RefHeading___Toc4417_1112330199" text:style-name="Index_20_Link" text:visited-style-name="Index_20_Link">.split()<text:tab/>6</text:a></text:p>
              <text:p text:style-name="P543"><text:a xlink:type="simple" xlink:href="#__RefHeading___Toc4701_870494724" text:style-name="Index_20_Link" text:visited-style-name="Index_20_Link">.index()<text:tab/>6</text:a></text:p>
              <text:p text:style-name="P543"><text:a xlink:type="simple" xlink:href="#__RefHeading___Toc9522_970994290" text:style-name="Index_20_Link" text:visited-style-name="Index_20_Link">.include?<text:tab/>6</text:a></text:p>
              <text:p text:style-name="P543"><text:a xlink:type="simple" xlink:href="#__RefHeading___Toc7187_650475850" text:style-name="Index_20_Link" text:visited-style-name="Index_20_Link">.select{}<text:tab/>6</text:a></text:p>
              <text:p text:style-name="P543"><text:a xlink:type="simple" xlink:href="#__RefHeading___Toc9206_970994290" text:style-name="Index_20_Link" text:visited-style-name="Index_20_Link">.sort<text:tab/>6</text:a></text:p>
              <text:p text:style-name="P543"><text:a xlink:type="simple" xlink:href="#__RefHeading___Toc11627_1460611570" text:style-name="Index_20_Link" text:visited-style-name="Index_20_Link">.max<text:tab/>6</text:a></text:p>
              <text:p text:style-name="P543"><text:a xlink:type="simple" xlink:href="#__RefHeading___Toc10019_915285827" text:style-name="Index_20_Link" text:visited-style-name="Index_20_Link">.any?<text:tab/>6</text:a></text:p>
              <text:p text:style-name="P543"><text:a xlink:type="simple" xlink:href="#__RefHeading___Toc8415_1782535436" text:style-name="Index_20_Link" text:visited-style-name="Index_20_Link">.zip<text:tab/>6</text:a></text:p>
              <text:p text:style-name="P543"><text:a xlink:type="simple" xlink:href="#__RefHeading___Toc11246_5189540" text:style-name="Index_20_Link" text:visited-style-name="Index_20_Link">.rotate<text:tab/>6</text:a></text:p>
              <text:p text:style-name="P543"><text:a xlink:type="simple" xlink:href="#__RefHeading___Toc11250_5189540" text:style-name="Index_20_Link" text:visited-style-name="Index_20_Link">.tap{}<text:tab/>6</text:a></text:p>
              <text:p text:style-name="P543"><text:a xlink:type="simple" xlink:href="#__RefHeading___Toc11496_1800458073" text:style-name="Index_20_Link" text:visited-style-name="Index_20_Link">Range<text:tab/>6</text:a></text:p>
              <text:p text:style-name="P543"><text:a xlink:type="simple" xlink:href="#__RefHeading___Toc4703_870494724" text:style-name="Index_20_Link" text:visited-style-name="Index_20_Link">.map{}<text:tab/>7</text:a></text:p>
              <text:p text:style-name="P543"><text:a xlink:type="simple" xlink:href="#__RefHeading___Toc11629_1460611570" text:style-name="Index_20_Link" text:visited-style-name="Index_20_Link">.inject()<text:tab/>7</text:a></text:p>
              <text:p text:style-name="P523"><text:a xlink:type="simple" xlink:href="#__RefHeading___Toc3403_1456555390" text:style-name="Index_20_Link" text:visited-style-name="Index_20_Link">External files<text:tab/>8</text:a></text:p>
              <text:p text:style-name="P543"><text:a xlink:type="simple" xlink:href="#__RefHeading___Toc3405_1456555390" text:style-name="Index_20_Link" text:visited-style-name="Index_20_Link">load<text:tab/>8</text:a></text:p>
              <text:p text:style-name="P543"><text:a xlink:type="simple" xlink:href="#__RefHeading___Toc3755_2142260940" text:style-name="Index_20_Link" text:visited-style-name="Index_20_Link">require<text:tab/>8</text:a></text:p>
              <text:p text:style-name="P539"><text:a xlink:type="simple" xlink:href="#__RefHeading___Toc10546_924721042" text:style-name="Index_20_Link" text:visited-style-name="Index_20_Link">same folder<text:tab/>8</text:a></text:p>
              <text:p text:style-name="P543"><text:a xlink:type="simple" xlink:href="#__RefHeading___Toc3407_1456555390" text:style-name="Index_20_Link" text:visited-style-name="Index_20_Link">Reading from a file<text:tab/>8</text:a></text:p>
              <text:p text:style-name="P543"><text:a xlink:type="simple" xlink:href="#__RefHeading___Toc3367_1456555390" text:style-name="Index_20_Link" text:visited-style-name="Index_20_Link">Writing to a file<text:tab/>8</text:a></text:p>
              <text:p text:style-name="P543"><text:a xlink:type="simple" xlink:href="#__RefHeading___Toc10170_915285827" text:style-name="Index_20_Link" text:visited-style-name="Index_20_Link">File.exists?<text:tab/>8</text:a></text:p>
              <text:p text:style-name="P543"><text:a xlink:type="simple" xlink:href="#__RefHeading___Toc11665_241723351" text:style-name="Index_20_Link" text:visited-style-name="Index_20_Link">Serialization<text:tab/>8</text:a></text:p>
              <text:p text:style-name="P539"><text:a xlink:type="simple" xlink:href="#__RefHeading___Toc11667_241723351" text:style-name="Index_20_Link" text:visited-style-name="Index_20_Link">YAML<text:tab/>8</text:a></text:p>
              <text:p text:style-name="P523"><text:a xlink:type="simple" xlink:href="#__RefHeading___Toc10172_915285827" text:style-name="Index_20_Link" text:visited-style-name="Index_20_Link">Comments #<text:tab/>9</text:a></text:p>
              <text:p text:style-name="P523"><text:a xlink:type="simple" xlink:href="#__RefHeading___Toc11631_1460611570" text:style-name="Index_20_Link" text:visited-style-name="Index_20_Link">Classes<text:tab/>9</text:a></text:p>
              <text:p text:style-name="P543"><text:a xlink:type="simple" xlink:href="#__RefHeading___Toc7081_920350223" text:style-name="Index_20_Link" text:visited-style-name="Index_20_Link">initialize<text:tab/>9</text:a></text:p>
              <text:p text:style-name="P539"><text:a xlink:type="simple" xlink:href="#__RefHeading___Toc11800_1800458073" text:style-name="Index_20_Link" text:visited-style-name="Index_20_Link">allocate<text:tab/>9</text:a></text:p>
              <text:p text:style-name="P543"><text:a xlink:type="simple" xlink:href="#__RefHeading___Toc11802_1800458073" text:style-name="Index_20_Link" text:visited-style-name="Index_20_Link">Private<text:tab/>9</text:a></text:p>
              <text:p text:style-name="P543"><text:a xlink:type="simple" xlink:href="#__RefHeading___Toc11498_1800458073" text:style-name="Index_20_Link" text:visited-style-name="Index_20_Link">Public<text:tab/>10</text:a></text:p>
              <text:p text:style-name="P543"><text:a xlink:type="simple" xlink:href="#__RefHeading___Toc11500_1800458073" text:style-name="Index_20_Link" text:visited-style-name="Index_20_Link">Protected<text:tab/>10</text:a></text:p>
              <text:p text:style-name="P543"><text:a xlink:type="simple" xlink:href="#__RefHeading___Toc13946_1937033018" text:style-name="Index_20_Link" text:visited-style-name="Index_20_Link">Instance vs Class<text:tab/>11</text:a></text:p>
              <text:p text:style-name="P539"><text:a xlink:type="simple" xlink:href="#__RefHeading___Toc7741_10318499591" text:style-name="Index_20_Link" text:visited-style-name="Index_20_Link">::Class methods<text:tab/>11</text:a></text:p>
              <text:p text:style-name="P539"><text:a xlink:type="simple" xlink:href="#__RefHeading___Toc7743_10318499591" text:style-name="Index_20_Link" text:visited-style-name="Index_20_Link">#Instance methods<text:tab/>11</text:a></text:p>
              <text:p text:style-name="P543"><text:a xlink:type="simple" xlink:href="#__RefHeading___Toc8786_18812532" text:style-name="Index_20_Link" text:visited-style-name="Index_20_Link">:: double semicolumn<text:tab/>11</text:a></text:p>
              <text:p text:style-name="P543"><text:a xlink:type="simple" xlink:href="#__RefHeading___Toc11804_1800458073" text:style-name="Index_20_Link" text:visited-style-name="Index_20_Link">attr_accessor<text:tab/>11</text:a></text:p>
              <text:p text:style-name="P543"><text:a xlink:type="simple" xlink:href="#__RefHeading___Toc11806_1800458073" text:style-name="Index_20_Link" text:visited-style-name="Index_20_Link">structs<text:tab/>11</text:a></text:p>
              <text:p text:style-name="P539"><text:a xlink:type="simple" xlink:href="#__RefHeading___Toc11502_1800458073" text:style-name="Index_20_Link" text:visited-style-name="Index_20_Link">structs with methods<text:tab/>11</text:a></text:p>
              <text:p text:style-name="P523"><text:a xlink:type="simple" xlink:href="#__RefHeading___Toc10176_915285827" text:style-name="Index_20_Link" text:visited-style-name="Index_20_Link">Conditionals<text:tab/>12</text:a></text:p>
              <text:p text:style-name="P543"><text:a xlink:type="simple" xlink:href="#__RefHeading___Toc2537_379422752" text:style-name="Index_20_Link" text:visited-style-name="Index_20_Link">if<text:tab/>12</text:a></text:p>
              <text:p text:style-name="P539"><text:a xlink:type="simple" xlink:href="#__RefHeading___Toc7825_1031849959" text:style-name="Index_20_Link" text:visited-style-name="Index_20_Link">ONE-LINER<text:tab/>12</text:a></text:p>
              <text:p text:style-name="P543"><text:a xlink:type="simple" xlink:href="#__RefHeading___Toc9208_970994290" text:style-name="Index_20_Link" text:visited-style-name="Index_20_Link">unless<text:tab/>12</text:a></text:p>
              <text:p text:style-name="P543"><text:a xlink:type="simple" xlink:href="#__RefHeading___Toc9210_970994290" text:style-name="Index_20_Link" text:visited-style-name="Index_20_Link">elsif<text:tab/>12</text:a></text:p>
              <text:p text:style-name="P543"><text:a xlink:type="simple" xlink:href="#__RefHeading___Toc2543_379422752" text:style-name="Index_20_Link" text:visited-style-name="Index_20_Link">else<text:tab/>12</text:a></text:p>
              <text:p text:style-name="P543"><text:a xlink:type="simple" xlink:href="#__RefHeading___Toc9669_379422752" text:style-name="Index_20_Link" text:visited-style-name="Index_20_Link">Switch statement<text:tab/>12</text:a></text:p>
              <text:p text:style-name="P543"><text:a xlink:type="simple" xlink:href="#__RefHeading___Toc9706_379422752" text:style-name="Index_20_Link" text:visited-style-name="Index_20_Link">Ternary Operator<text:tab/>12</text:a></text:p>
              <text:p text:style-name="P523"><text:a xlink:type="simple" xlink:href="#__RefHeading___Toc2517_379422752" text:style-name="Index_20_Link" text:visited-style-name="Index_20_Link">Booleans<text:tab/>13</text:a></text:p>
              <text:p text:style-name="P543"><text:a xlink:type="simple" xlink:href="#__RefHeading___Toc2519_379422752" text:style-name="Index_20_Link" text:visited-style-name="Index_20_Link">Logical Operators<text:tab/>13</text:a></text:p>
              <text:p text:style-name="P543"><text:a xlink:type="simple" xlink:href="#__RefHeading___Toc10309_1836067520" text:style-name="Index_20_Link" text:visited-style-name="Index_20_Link">.between<text:tab/>13</text:a></text:p>
              <text:p text:style-name="P543"><text:a xlink:type="simple" xlink:href="#__RefHeading___Toc10079_915285827" text:style-name="Index_20_Link" text:visited-style-name="Index_20_Link">False in ruby<text:tab/>13</text:a></text:p>
              <text:p text:style-name="P543"><text:a xlink:type="simple" xlink:href="#__RefHeading___Toc2521_379422752" text:style-name="Index_20_Link" text:visited-style-name="Index_20_Link">Comparison Op<text:tab/>13</text:a></text:p>
              <text:p text:style-name="P539"><text:a xlink:type="simple" xlink:href="#__RefHeading___Toc18239_1912268999" text:style-name="Index_20_Link" text:visited-style-name="Index_20_Link">&lt;=&gt; Spaceship<text:tab/>13</text:a></text:p>
              <text:p text:style-name="P523"><text:a xlink:type="simple" xlink:href="#__RefHeading___Toc11999_2034189443" text:style-name="Index_20_Link" text:visited-style-name="Index_20_Link">Hashes { }<text:tab/>14</text:a></text:p>
              <text:p text:style-name="P543"><text:a xlink:type="simple" xlink:href="#__RefHeading___Toc7877_1031849959" text:style-name="Index_20_Link" text:visited-style-name="Index_20_Link">syntax<text:tab/>14</text:a></text:p>
              <text:p text:style-name="P539"><text:a xlink:type="simple" xlink:href="#__RefHeading___Toc9526_970994290" text:style-name="Index_20_Link" text:visited-style-name="Index_20_Link">Hash.new<text:tab/>14</text:a></text:p>
              <text:p text:style-name="P539"><text:a xlink:type="simple" xlink:href="#__RefHeading___Toc8417_1782535436" text:style-name="Index_20_Link" text:visited-style-name="Index_20_Link">keys<text:tab/>14</text:a></text:p>
              <text:p text:style-name="P543"><text:a xlink:type="simple" xlink:href="#__RefHeading___Toc9528_970994290" text:style-name="Index_20_Link" text:visited-style-name="Index_20_Link">adding keys<text:tab/>14</text:a></text:p>
              <text:p text:style-name="P543"><text:a xlink:type="simple" xlink:href="#__RefHeading___Toc7879_1031849959" text:style-name="Index_20_Link" text:visited-style-name="Index_20_Link">adding values<text:tab/>14</text:a></text:p>
              <text:p text:style-name="P543"><text:a xlink:type="simple" xlink:href="#__RefHeading___Toc7815_1031849959" text:style-name="Index_20_Link" text:visited-style-name="Index_20_Link">Retrieving<text:tab/>14</text:a></text:p>
              <text:p text:style-name="P539"><text:a xlink:type="simple" xlink:href="#__RefHeading___Toc7817_1031849959" text:style-name="Index_20_Link" text:visited-style-name="Index_20_Link">retrieving values<text:tab/>14</text:a></text:p>
              <text:p text:style-name="P539"><text:a xlink:type="simple" xlink:href="#__RefHeading___Toc7819_1031849959" text:style-name="Index_20_Link" text:visited-style-name="Index_20_Link">retrieving methods<text:tab/>14</text:a></text:p>
              <text:p text:style-name="P539"><text:a xlink:type="simple" xlink:href="#__RefHeading___Toc8419_1782535436" text:style-name="Index_20_Link" text:visited-style-name="Index_20_Link">has_key?<text:tab/>14</text:a></text:p>
              <text:p text:style-name="P539"><text:a xlink:type="simple" xlink:href="#__RefHeading___Toc18243_1912268999" text:style-name="Index_20_Link" text:visited-style-name="Index_20_Link">sorting keys<text:tab/>14</text:a></text:p>
              <text:p text:style-name="P543"><text:a xlink:type="simple" xlink:href="#__RefHeading___Toc4938_870494724" text:style-name="Index_20_Link" text:visited-style-name="Index_20_Link">iter with .each<text:tab/>14</text:a></text:p>
              <text:p text:style-name="P539"><text:a xlink:type="simple" xlink:href="#__RefHeading___Toc9530_970994290" text:style-name="Index_20_Link" text:visited-style-name="Index_20_Link">.each_key / _value<text:tab/>14</text:a></text:p>
              <text:p text:style-name="P543"><text:a xlink:type="simple" xlink:href="#__RefHeading___Toc7821_1031849959" text:style-name="Index_20_Link" text:visited-style-name="Index_20_Link">Modifying values<text:tab/>14</text:a></text:p>
              <text:p text:style-name="P543"><text:a xlink:type="simple" xlink:href="#__RefHeading___Toc7733_1031849959" text:style-name="Index_20_Link" text:visited-style-name="Index_20_Link">.delete<text:tab/>15</text:a></text:p>
              <text:p text:style-name="P543"><text:a xlink:type="simple" xlink:href="#__RefHeading___Toc9532_970994290" text:style-name="Index_20_Link" text:visited-style-name="Index_20_Link">.select<text:tab/>15</text:a></text:p>
              <text:p text:style-name="P543"><text:a xlink:type="simple" xlink:href="#__RefHeading___Toc7823_1031849959" text:style-name="Index_20_Link" text:visited-style-name="Index_20_Link">nesting<text:tab/>15</text:a></text:p>
              <text:p text:style-name="P543"><text:a xlink:type="simple" xlink:href="#__RefHeading___Toc8421_1782535436" text:style-name="Index_20_Link" text:visited-style-name="Index_20_Link">Hashes in methods<text:tab/>15</text:a></text:p>
              <text:p text:style-name="P543"><text:a xlink:type="simple" xlink:href="#__RefHeading___Toc8425_1782535436" text:style-name="Index_20_Link" text:visited-style-name="Index_20_Link">Hash from two arrays<text:tab/>15</text:a></text:p>
              <text:p text:style-name="P543"><text:a xlink:type="simple" xlink:href="#__RefHeading___Toc11504_1800458073" text:style-name="Index_20_Link" text:visited-style-name="Index_20_Link">as method arguments<text:tab/>15</text:a></text:p>
              <text:p text:style-name="P543"><text:a xlink:type="simple" xlink:href="#__RefHeading___Toc8960_1841296335" text:style-name="Index_20_Link" text:visited-style-name="Index_20_Link">Hashing Examples<text:tab/>15</text:a></text:p>
              <text:p text:style-name="P539"><text:a xlink:type="simple" xlink:href="#__RefHeading___Toc8427_1782535436" text:style-name="Index_20_Link" text:visited-style-name="Index_20_Link">Anagrams<text:tab/>15</text:a></text:p>
              <text:p text:style-name="P539"><text:a xlink:type="simple" xlink:href="#__RefHeading___Toc23174_1937033018" text:style-name="Index_20_Link" text:visited-style-name="Index_20_Link">Histogram<text:tab/>15</text:a></text:p>
              <text:p text:style-name="P523"><text:a xlink:type="simple" xlink:href="#__RefHeading___Toc2545_379422752" text:style-name="Index_20_Link" text:visited-style-name="Index_20_Link">Iterators and loops<text:tab/>16</text:a></text:p>
              <text:p text:style-name="P543"><text:a xlink:type="simple" xlink:href="#__RefHeading___Toc2547_379422752" text:style-name="Index_20_Link" text:visited-style-name="Index_20_Link">.each<text:tab/>16</text:a></text:p>
              <text:p text:style-name="P539"><text:a xlink:type="simple" xlink:href="#__RefHeading___Toc6974_650475850" text:style-name="Index_20_Link" text:visited-style-name="Index_20_Link">.each_char<text:tab/>16</text:a></text:p>
              <text:p text:style-name="P539"><text:a xlink:type="simple" xlink:href="#__RefHeading___Toc8429_1782535436" text:style-name="Index_20_Link" text:visited-style-name="Index_20_Link">.each_with_index<text:tab/>16</text:a></text:p>
              <text:p text:style-name="P543"><text:a xlink:type="simple" xlink:href="#__RefHeading___Toc7735_1031849959" text:style-name="Index_20_Link" text:visited-style-name="Index_20_Link">.upto()<text:tab/>16</text:a></text:p>
              <text:p text:style-name="P543"><text:a xlink:type="simple" xlink:href="#__RefHeading___Toc13948_1937033018" text:style-name="Index_20_Link" text:visited-style-name="Index_20_Link">.downto()<text:tab/>16</text:a></text:p>
              <text:p text:style-name="P543"><text:a xlink:type="simple" xlink:href="#__RefHeading___Toc3223_1456555390" text:style-name="Index_20_Link" text:visited-style-name="Index_20_Link">.times<text:tab/>16</text:a></text:p>
              <text:p text:style-name="P543"><text:a xlink:type="simple" xlink:href="#__RefHeading___Toc2551_379422752" text:style-name="Index_20_Link" text:visited-style-name="Index_20_Link">loop<text:tab/>16</text:a></text:p>
              <text:p text:style-name="P543"><text:a xlink:type="simple" xlink:href="#__RefHeading___Toc2553_379422752" text:style-name="Index_20_Link" text:visited-style-name="Index_20_Link">next<text:tab/>16</text:a></text:p>
              <text:p text:style-name="P543"><text:a xlink:type="simple" xlink:href="#__RefHeading___Toc11808_1800458073" text:style-name="Index_20_Link" text:visited-style-name="Index_20_Link">.step()<text:tab/>16</text:a></text:p>
              <text:p text:style-name="P543"><text:a xlink:type="simple" xlink:href="#__RefHeading___Toc2555_379422752" text:style-name="Index_20_Link" text:visited-style-name="Index_20_Link">while Loops<text:tab/>17</text:a></text:p>
              <text:p text:style-name="P543"><text:a xlink:type="simple" xlink:href="#__RefHeading___Toc2557_379422752" text:style-name="Index_20_Link" text:visited-style-name="Index_20_Link">until Loops<text:tab/>17</text:a></text:p>
              <text:p text:style-name="P543"><text:a xlink:type="simple" xlink:href="#__RefHeading___Toc11393_924721042" text:style-name="Index_20_Link" text:visited-style-name="Index_20_Link">catch and throw<text:tab/>17</text:a></text:p>
              <text:p text:style-name="P543"><text:a xlink:type="simple" xlink:href="#__RefHeading___Toc2559_379422752" text:style-name="Index_20_Link" text:visited-style-name="Index_20_Link">for Loops<text:tab/>17</text:a></text:p>
              <text:p text:style-name="P523"><text:a xlink:type="simple" xlink:href="#__RefHeading___Toc10021_915285827" text:style-name="Index_20_Link" text:visited-style-name="Index_20_Link">Blocks<text:tab/>18</text:a></text:p>
              <text:p text:style-name="P543"><text:a xlink:type="simple" xlink:href="#__RefHeading___Toc9893_1955588018" text:style-name="Index_20_Link" text:visited-style-name="Index_20_Link">Calling blocks<text:tab/>18</text:a></text:p>
              <text:p text:style-name="P523"><text:a xlink:type="simple" xlink:href="#__RefHeading___Toc9895_1955588018" text:style-name="Index_20_Link" text:visited-style-name="Index_20_Link">yield<text:tab/>18</text:a></text:p>
              <text:p text:style-name="P539"><text:a xlink:type="simple" xlink:href="#__RefHeading___Toc9679_947124772" text:style-name="Index_20_Link" text:visited-style-name="Index_20_Link">with parameters<text:tab/>18</text:a></text:p>
              <text:p text:style-name="P543"><text:a xlink:type="simple" xlink:href="#__RefHeading___Toc9994_947124772" text:style-name="Index_20_Link" text:visited-style-name="Index_20_Link">(&amp;:foo) ampersand<text:tab/>18</text:a></text:p>
              <text:p text:style-name="P543"><text:a xlink:type="simple" xlink:href="#__RefHeading___Toc11254_5189540" text:style-name="Index_20_Link" text:visited-style-name="Index_20_Link">my_each<text:tab/>18</text:a></text:p>
              <text:p text:style-name="P523"><text:a xlink:type="simple" xlink:href="#__RefHeading___Toc10023_915285827" text:style-name="Index_20_Link" text:visited-style-name="Index_20_Link">Procs<text:tab/>19</text:a></text:p>
              <text:p text:style-name="P543"><text:a xlink:type="simple" xlink:href="#__RefHeading___Toc7749_1031849959" text:style-name="Index_20_Link" text:visited-style-name="Index_20_Link">.call(par)<text:tab/>19</text:a></text:p>
              <text:p text:style-name="P523"><text:a xlink:type="simple" xlink:href="#__RefHeading___Toc9897_1955588018" text:style-name="Index_20_Link" text:visited-style-name="Index_20_Link">Lambdas λ<text:tab/>19</text:a></text:p>
              <text:p text:style-name="P539"><text:a xlink:type="simple" xlink:href="#__RefHeading___Toc10000_947124772" text:style-name="Index_20_Link" text:visited-style-name="Index_20_Link">differences with procs<text:tab/>19</text:a></text:p>
              <text:p text:style-name="P523"><text:a xlink:type="simple" xlink:href="#__RefHeading___Toc2579_379422752" text:style-name="Index_20_Link" text:visited-style-name="Index_20_Link">Methods<text:tab/>20</text:a></text:p>
              <text:p text:style-name="P543"><text:a xlink:type="simple" xlink:href="#__RefHeading___Toc11810_1800458073" text:style-name="Index_20_Link" text:visited-style-name="Index_20_Link">gets and .chomp<text:tab/>20</text:a></text:p>
              <text:p text:style-name="P543"><text:a xlink:type="simple" xlink:href="#__RefHeading___Toc11812_1800458073" text:style-name="Index_20_Link" text:visited-style-name="Index_20_Link">puts vs. print<text:tab/>20</text:a></text:p>
              <text:p text:style-name="P543"><text:a xlink:type="simple" xlink:href="#__RefHeading___Toc7252_1333707516" text:style-name="Index_20_Link" text:visited-style-name="Index_20_Link">puts vs p<text:tab/>20</text:a></text:p>
              <text:p text:style-name="P543"><text:a xlink:type="simple" xlink:href="#__RefHeading___Toc11814_1800458073" text:style-name="Index_20_Link" text:visited-style-name="Index_20_Link">return<text:tab/>20</text:a></text:p>
              <text:p text:style-name="P543"><text:a xlink:type="simple" xlink:href="#__RefHeading___Toc10055_915285827" text:style-name="Index_20_Link" text:visited-style-name="Index_20_Link">.to_ conversions<text:tab/>20</text:a></text:p>
              <text:p text:style-name="P543"><text:a xlink:type="simple" xlink:href="#__RefHeading___Toc11816_1800458073" text:style-name="Index_20_Link" text:visited-style-name="Index_20_Link">.respond_to?<text:tab/>20</text:a></text:p>
              <text:p text:style-name="P543"><text:a xlink:type="simple" xlink:href="#__RefHeading___Toc11818_1800458073" text:style-name="Index_20_Link" text:visited-style-name="Index_20_Link">.send<text:tab/>20</text:a></text:p>
              <text:p text:style-name="P543"><text:a xlink:type="simple" xlink:href="#__RefHeading___Toc11820_1800458073" text:style-name="Index_20_Link" text:visited-style-name="Index_20_Link">arguments<text:tab/>21</text:a></text:p>
              <text:p text:style-name="P539"><text:a xlink:type="simple" xlink:href="#__RefHeading___Toc11822_1800458073" text:style-name="Index_20_Link" text:visited-style-name="Index_20_Link">default values<text:tab/>21</text:a></text:p>
              <text:p text:style-name="P539"><text:a xlink:type="simple" xlink:href="#__RefHeading___Toc14029_1937033018" text:style-name="Index_20_Link" text:visited-style-name="Index_20_Link">&amp;: pretzel<text:tab/>21</text:a></text:p>
              <text:p text:style-name="P539"><text:a xlink:type="simple" xlink:href="#__RefHeading___Toc6542_2098353626" text:style-name="Index_20_Link" text:visited-style-name="Index_20_Link">* Arraying argum<text:tab/>21</text:a></text:p>
              <text:p text:style-name="P539"><text:a xlink:type="simple" xlink:href="#__RefHeading___Toc11824_1800458073" text:style-name="Index_20_Link" text:visited-style-name="Index_20_Link">Config Options<text:tab/>21</text:a></text:p>
              <text:p text:style-name="P539"><text:a xlink:type="simple" xlink:href="#__RefHeading___Toc11826_1800458073" text:style-name="Index_20_Link" text:visited-style-name="Index_20_Link">hash as arguments<text:tab/>21</text:a></text:p>
              <text:p text:style-name="P543"><text:a xlink:type="simple" xlink:href="#__RefHeading___Toc12806_1905917240" text:style-name="Index_20_Link" text:visited-style-name="Index_20_Link">method_missing<text:tab/>21</text:a></text:p>
              <text:p text:style-name="P543"><text:a xlink:type="simple" xlink:href="#__RefHeading___Toc10311_1836067520" text:style-name="Index_20_Link" text:visited-style-name="Index_20_Link">Super<text:tab/>22</text:a></text:p>
              <text:p text:style-name="P523"><text:a xlink:type="simple" xlink:href="#__RefHeading___Toc11144_2142260940" text:style-name="Index_20_Link" text:visited-style-name="Index_20_Link">Numbers<text:tab/>23</text:a></text:p>
              <text:p text:style-name="P543"><text:a xlink:type="simple" xlink:href="#__RefHeading___Toc2563_379422752" text:style-name="Index_20_Link" text:visited-style-name="Index_20_Link">Basic Arithmetic<text:tab/>23</text:a></text:p>
              <text:p text:style-name="P543"><text:a xlink:type="simple" xlink:href="#__RefHeading___Toc7745_1031849959" text:style-name="Index_20_Link" text:visited-style-name="Index_20_Link">... vs ..<text:tab/>23</text:a></text:p>
              <text:p text:style-name="P543"><text:a xlink:type="simple" xlink:href="#__RefHeading___Toc2565_379422752" text:style-name="Index_20_Link" text:visited-style-name="Index_20_Link">Division<text:tab/>23</text:a></text:p>
              <text:p text:style-name="P543"><text:a xlink:type="simple" xlink:href="#__RefHeading___Toc2567_379422752" text:style-name="Index_20_Link" text:visited-style-name="Index_20_Link">.divmod<text:tab/>23</text:a></text:p>
              <text:p text:style-name="P543"><text:a xlink:type="simple" xlink:href="#__RefHeading___Toc2569_379422752" text:style-name="Index_20_Link" text:visited-style-name="Index_20_Link">modulo %<text:tab/>23</text:a></text:p>
              <text:p text:style-name="P543"><text:a xlink:type="simple" xlink:href="#__RefHeading___Toc11506_1800458073" text:style-name="Index_20_Link" text:visited-style-name="Index_20_Link">rounding<text:tab/>23</text:a></text:p>
              <text:p text:style-name="P543"><text:a xlink:type="simple" xlink:href="#__RefHeading___Toc3870_491805839" text:style-name="Index_20_Link" text:visited-style-name="Index_20_Link">exponentiation<text:tab/>23</text:a></text:p>
              <text:p text:style-name="P543"><text:a xlink:type="simple" xlink:href="#__RefHeading___Toc3872_491805839" text:style-name="Index_20_Link" text:visited-style-name="Index_20_Link">Math<text:tab/>23</text:a></text:p>
              <text:p text:style-name="P539"><text:a xlink:type="simple" xlink:href="#__RefHeading___Toc2575_379422752" text:style-name="Index_20_Link" text:visited-style-name="Index_20_Link">PI<text:tab/>23</text:a></text:p>
              <text:p text:style-name="P539"><text:a xlink:type="simple" xlink:href="#__RefHeading___Toc2577_379422752" text:style-name="Index_20_Link" text:visited-style-name="Index_20_Link">.sqrt<text:tab/>23</text:a></text:p>
              <text:p text:style-name="P543"><text:a xlink:type="simple" xlink:href="#__RefHeading___Toc3874_491805839" text:style-name="Index_20_Link" text:visited-style-name="Index_20_Link">Random<text:tab/>23</text:a></text:p>
              <text:p text:style-name="P543"><text:a xlink:type="simple" xlink:href="#__RefHeading___Toc11669_241723351" text:style-name="Index_20_Link" text:visited-style-name="Index_20_Link">Absolute<text:tab/>23</text:a></text:p>
              <text:p text:style-name="P523"><text:a xlink:type="simple" xlink:href="#__RefHeading___Toc9009_1665812660" text:style-name="Index_20_Link" text:visited-style-name="Index_20_Link">Strings<text:tab/>24</text:a></text:p>
              <text:p text:style-name="P543"><text:a xlink:type="simple" xlink:href="#__RefHeading___Toc7085_920350223" text:style-name="Index_20_Link" text:visited-style-name="Index_20_Link">&lt;&lt;PARAGRAPH<text:tab/>24</text:a></text:p>
              <text:p text:style-name="P543"><text:a xlink:type="simple" xlink:href="#__RefHeading___Toc3876_491805839" text:style-name="Index_20_Link" text:visited-style-name="Index_20_Link">#{interpolation}<text:tab/>24</text:a></text:p>
              <text:p text:style-name="P543"><text:a xlink:type="simple" xlink:href="#__RefHeading___Toc7087_920350223" text:style-name="Index_20_Link" text:visited-style-name="Index_20_Link">% interpolation<text:tab/>24</text:a></text:p>
              <text:p text:style-name="P543"><text:a xlink:type="simple" xlink:href="#__RefHeading___Toc2593_379422752" text:style-name="Index_20_Link" text:visited-style-name="Index_20_Link">.gsub!<text:tab/>24</text:a></text:p>
              <text:p text:style-name="P543"><text:a xlink:type="simple" xlink:href="#__RefHeading___Toc13950_1937033018" text:style-name="Index_20_Link" text:visited-style-name="Index_20_Link">.squeeze()<text:tab/>24</text:a></text:p>
              <text:p text:style-name="P543"><text:a xlink:type="simple" xlink:href="#__RefHeading___Toc4858_870494724" text:style-name="Index_20_Link" text:visited-style-name="Index_20_Link">=~ .match<text:tab/>24</text:a></text:p>
              <text:p text:style-name="P543"><text:a xlink:type="simple" xlink:href="#__RefHeading___Toc12001_2034189443" text:style-name="Index_20_Link" text:visited-style-name="Index_20_Link">Substrings<text:tab/>24</text:a></text:p>
              <text:p text:style-name="P543"><text:a xlink:type="simple" xlink:href="#__RefHeading___Toc2607_379422752" text:style-name="Index_20_Link" text:visited-style-name="Index_20_Link">.reverse<text:tab/>24</text:a></text:p>
              <text:p text:style-name="P543"><text:a xlink:type="simple" xlink:href="#__RefHeading___Toc4860_870494724" text:style-name="Index_20_Link" text:visited-style-name="Index_20_Link">.up and .downCASE<text:tab/>24</text:a></text:p>
              <text:p text:style-name="P543"><text:a xlink:type="simple" xlink:href="#__RefHeading___Toc3878_491805839" text:style-name="Index_20_Link" text:visited-style-name="Index_20_Link">.length<text:tab/>25</text:a></text:p>
              <text:p text:style-name="P543"><text:a xlink:type="simple" xlink:href="#__RefHeading___Toc7747_1031849959" text:style-name="Index_20_Link" text:visited-style-name="Index_20_Link">.chr() and .ord()<text:tab/>25</text:a></text:p>
              <text:p text:style-name="P543"><text:a xlink:type="simple" xlink:href="#__RefHeading___Toc3880_491805839" text:style-name="Index_20_Link" text:visited-style-name="Index_20_Link">alignment<text:tab/>25</text:a></text:p>
              <text:p text:style-name="P523"><text:a xlink:type="simple" xlink:href="#__RefHeading___Toc12808_1905917240" text:style-name="Index_20_Link" text:visited-style-name="Index_20_Link">Symbols :<text:tab/>25</text:a></text:p>
              <text:p text:style-name="P543"><text:a xlink:type="simple" xlink:href="#__RefHeading___Toc9302_970994290" text:style-name="Index_20_Link" text:visited-style-name="Index_20_Link">convert to symbols<text:tab/>25</text:a></text:p>
              <text:p text:style-name="P523"><text:a xlink:type="simple" xlink:href="#__RefHeading___Toc12810_1905917240" text:style-name="Index_20_Link" text:visited-style-name="Index_20_Link">Syntax<text:tab/>26</text:a></text:p>
              <text:p text:style-name="P543"><text:a xlink:type="simple" xlink:href="#__RefHeading___Toc3219_1456555390" text:style-name="Index_20_Link" text:visited-style-name="Index_20_Link">keywords<text:tab/>26</text:a></text:p>
              <text:p text:style-name="P543"><text:a xlink:type="simple" xlink:href="#__RefHeading___Toc3221_1456555390" text:style-name="Index_20_Link" text:visited-style-name="Index_20_Link">method Names<text:tab/>26</text:a></text:p>
              <text:p text:style-name="P543"><text:a xlink:type="simple" xlink:href="#__RefHeading___Toc3277_1456555390" text:style-name="Index_20_Link" text:visited-style-name="Index_20_Link">! Exclamation mark<text:tab/>26</text:a></text:p>
              <text:p text:style-name="P543"><text:a xlink:type="simple" xlink:href="#__RefHeading___Toc3761_2142260940" text:style-name="Index_20_Link" text:visited-style-name="Index_20_Link">? Question mark<text:tab/>26</text:a></text:p>
              <text:p text:style-name="P543"><text:a xlink:type="simple" xlink:href="#__RefHeading___Toc10315_1836067520" text:style-name="Index_20_Link" text:visited-style-name="Index_20_Link">; multiple lines<text:tab/>26</text:a></text:p>
              <text:p text:style-name="P543"><text:a xlink:type="simple" xlink:href="#__RefHeading___Toc3836_2142260940" text:style-name="Index_20_Link" text:visited-style-name="Index_20_Link">\ Escape character<text:tab/>26</text:a></text:p>
              <text:p text:style-name="P523"><text:a xlink:type="simple" xlink:href="#__RefHeading___Toc11508_1800458073" text:style-name="Index_20_Link" text:visited-style-name="Index_20_Link">Modules<text:tab/>26</text:a></text:p>
              <text:p text:style-name="P523"><text:a xlink:type="simple" xlink:href="#__RefHeading___Toc12812_1905917240" text:style-name="Index_20_Link" text:visited-style-name="Index_20_Link">Variables<text:tab/>27</text:a></text:p>
              <text:p text:style-name="P543"><text:a xlink:type="simple" xlink:href="#__RefHeading___Toc8794_18812532" text:style-name="Index_20_Link" text:visited-style-name="Index_20_Link">defined?<text:tab/>27</text:a></text:p>
              <text:p text:style-name="P543"><text:a xlink:type="simple" xlink:href="#__RefHeading___Toc9534_970994290" text:style-name="Index_20_Link" text:visited-style-name="Index_20_Link">||= Conditional Vars<text:tab/>27</text:a></text:p>
              <text:p text:style-name="P543"><text:a xlink:type="simple" xlink:href="#__RefHeading___Toc9536_970994290" text:style-name="Index_20_Link" text:visited-style-name="Index_20_Link">$Global variables<text:tab/>27</text:a></text:p>
              <text:p text:style-name="P543"><text:a xlink:type="simple" xlink:href="#__RefHeading___Toc7042_650475850" text:style-name="Index_20_Link" text:visited-style-name="Index_20_Link">@Instance Variables<text:tab/>27</text:a></text:p>
              <text:p text:style-name="P543"><text:a xlink:type="simple" xlink:href="#__RefHeading___Toc3213_1456555390" text:style-name="Index_20_Link" text:visited-style-name="Index_20_Link">@@Class variables<text:tab/>27</text:a></text:p>
              <text:p text:style-name="P543"><text:a xlink:type="simple" xlink:href="#__RefHeading___Toc3217_1456555390" text:style-name="Index_20_Link" text:visited-style-name="Index_20_Link">Constants<text:tab/>27</text:a></text:p>
              <text:p text:style-name="P543"><text:a xlink:type="simple" xlink:href="#__RefHeading___Toc7254_1333707516" text:style-name="Index_20_Link" text:visited-style-name="Index_20_Link">$stdin<text:tab/>27</text:a></text:p>
              <text:p text:style-name="P543"><text:a xlink:type="simple" xlink:href="#__RefHeading___Toc7444_255360517" text:style-name="Index_20_Link" text:visited-style-name="Index_20_Link">ARGV<text:tab/>27</text:a></text:p>
              <text:p text:style-name="P523"><text:a xlink:type="simple" xlink:href="#__RefHeading___Toc10550_924721042" text:style-name="Index_20_Link" text:visited-style-name="Index_20_Link">Debug<text:tab/>28</text:a></text:p>
              <text:p text:style-name="P543"><text:a xlink:type="simple" xlink:href="#__RefHeading___Toc11397_924721042" text:style-name="Index_20_Link" text:visited-style-name="Index_20_Link">The Ruby Debugger<text:tab/>28</text:a></text:p>
              <text:p text:style-name="P543"><text:a xlink:type="simple" xlink:href="#__RefHeading___Toc11510_1800458073" text:style-name="Index_20_Link" text:visited-style-name="Index_20_Link">Test::Unit<text:tab/>28</text:a></text:p>
              <text:p text:style-name="P543"><text:a xlink:type="simple" xlink:href="#__RefHeading___Toc11401_924721042" text:style-name="Index_20_Link" text:visited-style-name="Index_20_Link">Minitest::Test<text:tab/>28</text:a></text:p>
              <text:p text:style-name="P543"><text:a xlink:type="simple" xlink:href="#__RefHeading___Toc11512_1800458073" text:style-name="Index_20_Link" text:visited-style-name="Index_20_Link">it "blabla" do<text:tab/>28</text:a></text:p>
              <text:p text:style-name="P523"><text:a xlink:type="simple" xlink:href="#__RefHeading___Toc12814_1905917240" text:style-name="Index_20_Link" text:visited-style-name="Index_20_Link">IRB<text:tab/>28</text:a></text:p>
              <text:p text:style-name="P539"><text:a xlink:type="simple" xlink:href="#__RefHeading___Toc12464_458346470" text:style-name="Index_20_Link" text:visited-style-name="Index_20_Link">fix irb arrows issue:<text:tab/>28</text:a></text:p>
              <text:p text:style-name="P539"><text:a xlink:type="simple" xlink:href="#__RefHeading___Toc18247_1912268999" text:style-name="Index_20_Link" text:visited-style-name="Index_20_Link">auto indentation<text:tab/>28</text:a></text:p>
              <text:p text:style-name="P539"><text:a xlink:type="simple" xlink:href="#__RefHeading___Toc17307_2373734895" text:style-name="Index_20_Link" text:visited-style-name="Index_20_Link">used variables<text:tab/>28</text:a></text:p>
              <text:p text:style-name="P523"><text:a xlink:type="simple" xlink:href="#__RefHeading___Toc12816_1905917240" text:style-name="Index_20_Link" text:visited-style-name="Index_20_Link">Terminal<text:tab/>28</text:a></text:p>
            </text:index-body>
          </text:table-of-content>
          <text:p text:style-name="P310"><text:span text:style-name="Source_20_Text"><text:span text:style-name="T439"/></text:span></text:p>
        </text:section>
        <text:h text:style-name="P504" text:outline-level="1"><text:bookmark-start text:name="__RefHeading___Toc16061_456348229"/><text:span text:style-name="Source_20_Text">Errors</text:span><text:bookmark-end text:name="__RefHeading___Toc16061_456348229"/></text:h>
        <text:h text:style-name="P484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0"><text:span text:style-name="Source_20_Text">class Person</text:span></text:p>
              <text:p text:style-name="P280"><text:span text:style-name="Source_20_Text"><text:s/>def initialize(name)</text:span></text:p>
              <text:p text:style-name="P280"><text:span text:style-name="Source_20_Text"><text:span text:style-name="T68"><text:s text:c="2"/>raise</text:span></text:span><text:span text:style-name="Source_20_Text"> </text:span><text:span text:style-name="Source_20_Text"><text:span text:style-name="T68">ArgumentError</text:span></text:span><text:span text:style-name="Source_20_Text">, "No name <text:s text:c="2"/></text:span></text:p>
              <text:p text:style-name="P280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38">end</text:span></text:span></text:p>
            </table:table-cell>
            <table:table-cell table:style-name="Table108.A1" office:value-type="string">
              <text:p text:style-name="P299"/>
            </table:table-cell>
          </table:table-row>
        </table:table>
        <text:p text:style-name="P280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0"><text:span text:style-name="T68">raise</text:span> "Fail 1" <text:span text:style-name="T68">unless</text:span> </text:p>
              <text:p text:style-name="P280">"this is a test".titleize <text:span text:style-name="T68">==</text:span> </text:p>
              <text:p text:style-name="P84">"This Is A Test"</text:p>
            </table:table-cell>
            <table:table-cell table:style-name="Table109.B1" office:value-type="string">
              <text:p text:style-name="P395">You can call raise with no arguments at all <text:span text:style-name="T437">and a generic</text:span></text:p>
            </table:table-cell>
          </table:table-row>
        </table:table>
        <text:p text:style-name="P392"><text:s/>RuntimeError exception will be raised.</text:p>
        <text:p text:style-name="P393">But it's always better to provide a message and a class with raise, if possible.</text:p>
        <text:h text:style-name="P484" text:outline-level="2"><text:bookmark-start text:name="__RefHeading___Toc10554_924721042"/><text:span text:style-name="Source_20_Text"><text:span text:style-name="T262">rescue</text:span></text:span><text:bookmark-end text:name="__RefHeading___Toc10554_924721042"/></text:h>
        <text:p text:style-name="P395"><text:span text:style-name="Source_20_Text"><text:span text:style-name="T201">I</text:span></text:span><text:span text:style-name="Source_20_Text"><text:span text:style-name="T160">n most situations, stopping a program because of a single error isn’t necessary.</text:span></text:span></text:p>
        <text:p text:style-name="P395"><text:span text:style-name="Source_20_Text"><text:span text:style-name="T160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6">begin</text:p>
              <text:p text:style-name="P280"><text:s/>puts 10 / 0</text:p>
              <text:p text:style-name="P196">rescue</text:p>
              <text:p text:style-name="P280"><text:s/>puts "error!"</text:p>
              <text:p text:style-name="P196">end</text:p>
            </table:table-cell>
            <table:table-cell table:style-name="Table110.B1" office:value-type="string">
              <text:p text:style-name="P394">Rather than dying with a <text:span text:style-name="T23">ZeroDivisionError</text:span>, the text “error!” is instead</text:p>
              <text:p text:style-name="P394"><text:span text:style-name="Source_20_Text"><text:span text:style-name="T160">printed to the screen.</text:span></text:span></text:p>
            </table:table-cell>
          </table:table-row>
        </table:table>
        <text:p text:style-name="P280"><text:span text:style-name="Source_20_Text"><text:span text:style-name="T68">begin</text:span></text:span></text:p>
        <text:p text:style-name="P280"><text:span text:style-name="Source_20_Text"><text:s text:c="2"/>... code here ...</text:span></text:p>
        <text:p text:style-name="P280"><text:span text:style-name="Source_20_Text"><text:span text:style-name="T68">rescue ZeroDivisionError</text:span></text:span></text:p>
        <text:p text:style-name="P280"><text:span text:style-name="Source_20_Text"><text:s/>...code to rescue the zero division..</text:span></text:p>
        <text:p text:style-name="P280"><text:span text:style-name="Source_20_Text"><text:span text:style-name="T68">rescue YourOwnException</text:span></text:span></text:p>
        <text:p text:style-name="P280"><text:span text:style-name="Source_20_Text"><text:s/>...code to rescue a different type...</text:span></text:p>
        <text:p text:style-name="P280"><text:span text:style-name="Source_20_Text"><text:span text:style-name="T68">rescue StandardError=&gt;e</text:span></text:span></text:p>
        <text:p text:style-name="P280"><text:span text:style-name="Source_20_Text"><text:s text:c="3"/>puts "Error: #{</text:span><text:span text:style-name="Source_20_Text"><text:span text:style-name="T68">e</text:span></text:span><text:span text:style-name="Source_20_Text">}"</text:span></text:p>
        <text:p text:style-name="P280"><text:span text:style-name="Source_20_Text"><text:span text:style-name="T68">rescue</text:span></text:span></text:p>
        <text:p text:style-name="P280"><text:span text:style-name="Source_20_Text"><text:s text:c="2"/>...all other types here ...</text:span></text:p>
        <text:p text:style-name="P280"><text:span text:style-name="Source_20_Text"><text:span text:style-name="T444">else</text:span></text:span></text:p>
        <text:p text:style-name="P280"><text:span text:style-name="Source_20_Text"><text:s text:c="2"/>...</text:span><text:span text:style-name="Source_20_Text"><text:span text:style-name="T444">if there are no errors...</text:span></text:span></text:p>
        <text:p text:style-name="P280"><text:span text:style-name="Source_20_Text"><text:span text:style-name="T68">ensure</text:span></text:span><text:span text:style-name="Source_20_Text"> <text:s text:c="2"/></text:span></text:p>
        <text:p text:style-name="P280"><text:span text:style-name="Source_20_Text"><text:s text:c="3"/>puts "sleeping"</text:span></text:p>
        <text:p text:style-name="P280"><text:span text:style-name="Source_20_Text"><text:span text:style-name="T68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84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95">will execute whether an error <text:span text:style-name="T444">or </text:span>exception was rescued or not</text:p>
            </table:table-cell>
          </table:table-row>
        </table:table>
        <text:p text:style-name="P280"><text:span text:style-name="Source_20_Text"><text:span text:style-name="T68"/></text:span></text:p>
        <text:h text:style-name="P484" text:outline-level="2"><text:span text:style-name="Source_20_Text"/></text:h>
        <text:h text:style-name="P412" text:outline-level="2"><text:bookmark-start text:name="__RefHeading___Toc11518_1800458073"/><text:span text:style-name="Source_20_Text"><text:span text:style-name="T445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0"><text:span text:style-name="Source_20_Text">for i in 'A'..'C'</text:span></text:p>
              <text:p text:style-name="P280"><text:span text:style-name="Source_20_Text"><text:span text:style-name="T68"><text:s/>retries</text:span></text:span><text:span text:style-name="Source_20_Text"> = 2</text:span></text:p>
              <text:p text:style-name="P280"><text:span text:style-name="Source_20_Text"><text:span text:style-name="T68"><text:s/>begin</text:span></text:span></text:p>
              <text:p text:style-name="P280"><text:span text:style-name="Source_20_Text"><text:s text:c="2"/>puts "Executing command #{i}"</text:span></text:p>
              <text:p text:style-name="P280"><text:span text:style-name="Source_20_Text"><text:s text:c="2"/>raise "Exception: #{i}"</text:span></text:p>
              <text:p text:style-name="P280"><text:span text:style-name="Source_20_Text"><text:span text:style-name="T68"><text:s/>rescue Exception=&gt;e</text:span></text:span></text:p>
              <text:p text:style-name="P280"><text:span text:style-name="Source_20_Text"><text:s text:c="2"/>puts "\tCaught: #{e}"</text:span></text:p>
              <text:p text:style-name="P280"><text:span text:style-name="Source_20_Text"><text:s text:c="2"/>if </text:span><text:span text:style-name="Source_20_Text"><text:span text:style-name="T68">retries</text:span></text:span><text:span text:style-name="Source_20_Text"> &gt; 0</text:span></text:p>
              <text:p text:style-name="P280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0"><text:span text:style-name="Source_20_Text"><text:span text:style-name="T68"><text:s text:c="2"/>retries</text:span></text:span><text:span text:style-name="Source_20_Text"> -= 1</text:span></text:p>
              <text:p text:style-name="P280"><text:span text:style-name="Source_20_Text"><text:s text:c="2"/>sleep 2</text:span></text:p>
              <text:p text:style-name="P280"><text:span text:style-name="Source_20_Text"><text:s text:c="2"/></text:span><text:span text:style-name="Source_20_Text"><text:span text:style-name="T68">retry</text:span></text:span></text:p>
              <text:p text:style-name="P280"><text:span text:style-name="Source_20_Text"><text:s/>end <text:s/></text:span></text:p>
              <text:p text:style-name="P280"><text:span text:style-name="Source_20_Text"><text:s/>end</text:span></text:p>
              <text:p text:style-name="P280"><text:span text:style-name="Source_20_Text">end</text:span></text:p>
            </table:table-cell>
            <table:table-cell table:style-name="Table112.A1" office:value-type="string">
              <text:p text:style-name="P395"/>
            </table:table-cell>
          </table:table-row>
          <table:table-row>
            <table:covered-table-cell/>
            <table:table-cell table:style-name="Table112.B3" office:value-type="string">
              <text:p text:style-name="P351"><text:span text:style-name="Teletype"><text:span text:style-name="T203">the </text:span></text:span><text:span text:style-name="Teletype"><text:span text:style-name="T152">retry</text:span></text:span> statement redirects the program back to the <text:span text:style-name="Teletype"><text:span text:style-name="T152">begin</text:span></text:span> statement</text:p>
            </table:table-cell>
          </table:table-row>
        </table:table>
        <text:h text:style-name="P516" text:outline-level="1"><text:bookmark-start text:name="__RefHeading___Toc12818_1905917240"/>Time<text:bookmark-end text:name="__RefHeading___Toc12818_1905917240"/></text:h>
        <text:p text:style-name="P280">time = Time.new <text:tab/># now</text:p>
        <text:p text:style-name="P280">time2 = time + 60<text:tab/># <text:span text:style-name="T343">o</text:span>ne minute later.</text:p>
        <text:p text:style-name="P395">You can compare times using the comparison methods, and if you subtract one time from another, you’ll get the number of seconds between them.</text:p>
        <text:h text:style-name="P449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49" text:outline-level="2"><text:bookmark-start text:name="__RefHeading___Toc6935_650475850"/>Time.local<text:bookmark-end text:name="__RefHeading___Toc6935_650475850"/></text:h>
        <text:p text:style-name="P278">puts Time.local(2000, 1, 1) # Y2K.</text:p>
        <text:p text:style-name="P278">puts Time.local(1976, 8, 3, 13, 31)</text:p>
        <text:p text:style-name="P395"><text:span text:style-name="T344">t</text:span>o make a time for a specific moment</text:p>
        <text:p text:style-name="Standard">The more parameters you add to <text:span text:style-name="T24">local</text:span> , the more accurate your time becomes.</text:p>
        <text:h text:style-name="P525" text:outline-level="3"><text:bookmark-start text:name="__RefHeading___Toc8790_18812532"/>Time.at<text:bookmark-end text:name="__RefHeading___Toc8790_18812532"/></text:h>
        <text:p text:style-name="P280">Time.at(628232400) </text:p>
        <text:p text:style-name="P280">#=&gt; 1989-11-28 00:00:00 -0500</text:p>
        <text:h text:style-name="P526" text:outline-level="3"><text:bookmark-start text:name="__RefHeading___Toc8792_18812532"/>add time<text:bookmark-end text:name="__RefHeading___Toc8792_18812532"/></text:h>
        <text:p text:style-name="P279">t = Time.now <text:s text:c="8"/></text:p>
        <text:p text:style-name="P280">#=&gt; 2007-11-19 08:22:21 -0600</text:p>
        <text:p text:style-name="P280">t + (60 * 60 * 24) <text:s text:c="2"/></text:p>
        <text:p text:style-name="P280"><text:span text:style-name="Source_20_Text">#=&gt; 2007-11-20 08:22:21 -0600</text:span></text:p>
        <text:h text:style-name="Heading_20_2" text:outline-level="2"/>
        <text:h text:style-name="P406" text:outline-level="2"><text:bookmark-start text:name="__RefHeading___Toc38602_3599069822"/><text:soft-page-break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5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4"><text:span text:style-name="T471">$ t</text:span>.asctime<text:span text:style-name="T471"> </text:span>#=&gt; "Wed Apr<text:span text:style-name="T471"> </text:span>9 08:56:03<text:span text:style-name="T471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5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4"><text:span text:style-name="T471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6">%a Sun</text:p>
            </table:table-cell>
            <table:table-cell table:style-name="Table126.A5" office:value-type="string">
              <text:p text:style-name="P286">%A Sunday</text:p>
            </table:table-cell>
            <table:table-cell table:style-name="Table126.A5" office:value-type="string">
              <text:p text:style-name="P286">%d 31 <text:s/><text:span text:style-name="T173">d</text:span></text:p>
            </table:table-cell>
            <table:table-cell table:style-name="Table126.A2" office:value-type="string">
              <text:p text:style-name="P286">%H 24 <text:span text:style-name="T172">h</text:span></text:p>
            </table:table-cell>
          </table:table-row>
          <table:table-row>
            <table:table-cell table:style-name="Table126.A5" office:value-type="string">
              <text:p text:style-name="P286">%b Jan</text:p>
            </table:table-cell>
            <table:table-cell table:style-name="Table126.A5" office:value-type="string">
              <text:p text:style-name="P286">%B January</text:p>
            </table:table-cell>
            <table:table-cell table:style-name="Table126.A5" office:value-type="string">
              <text:p text:style-name="P286">%j 365 <text:span text:style-name="T172">d</text:span></text:p>
            </table:table-cell>
            <table:table-cell table:style-name="Table126.A2" office:value-type="string">
              <text:p text:style-name="P286">%I 12 <text:span text:style-name="T172">h</text:span></text:p>
            </table:table-cell>
          </table:table-row>
          <table:table-row>
            <table:table-cell table:style-name="Table126.A5" office:value-type="string">
              <text:p text:style-name="P287">%y 99 y</text:p>
            </table:table-cell>
            <table:table-cell table:style-name="Table126.A5" office:value-type="string">
              <text:p text:style-name="P287">%Z GMC</text:p>
            </table:table-cell>
            <table:table-cell table:style-name="Table126.A5" office:value-type="string">
              <text:p text:style-name="P286">%m 12 <text:s/><text:span text:style-name="T172">m</text:span></text:p>
            </table:table-cell>
            <table:table-cell table:style-name="Table126.A2" office:value-type="string">
              <text:p text:style-name="P286">%M 59 <text:span text:style-name="T172">m</text:span></text:p>
            </table:table-cell>
          </table:table-row>
          <table:table-row>
            <table:table-cell table:style-name="Table126.A5" office:value-type="string">
              <text:p text:style-name="P287">%Y 1999</text:p>
            </table:table-cell>
            <table:table-cell table:style-name="Table126.A5" office:value-type="string">
              <text:p text:style-name="P287">%X time</text:p>
            </table:table-cell>
            <table:table-cell table:style-name="Table126.A5" office:value-type="string">
              <text:p text:style-name="P287">%s 59 <text:s/>s</text:p>
            </table:table-cell>
            <table:table-cell table:style-name="Table126.A2" office:value-type="string">
              <text:p text:style-name="P287">%p AM</text:p>
            </table:table-cell>
          </table:table-row>
        </table:table>
        <text:p text:style-name="Text_20_body"/>
        <text:p text:style-name="P284"/>
        <text:p text:style-name="P61"/>
        <text:h text:style-name="P501" text:outline-level="1"><text:bookmark-start text:name="__RefHeading___Toc8963_1841296335"/>Arrays <text:span text:style-name="T416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310">Arrays aren't objects</text:p>
        <text:h text:style-name="P426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7"># Array literal notation</text:span></text:span></text:p>
        <text:p text:style-name="Preformatted_20_Text"><text:span text:style-name="Source_20_Text"><text:span text:style-name="T287">variable = []</text:span></text:span></text:p>
        <text:p text:style-name="P488"><text:span text:style-name="Source_20_Text"><text:span text:style-name="T287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1"><text:span text:style-name="Source_20_Text"><text:span text:style-name="T287">bobbies = ["Bobby!", "Back Bobby!"]</text:span></text:span></text:p>
              <text:p text:style-name="P90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1" text:outline-level="2"><text:bookmark-start text:name="__RefHeading___Toc11617_1460611570"/><text:span text:style-name="Source_20_Text"><text:span text:style-name="T260">%w</text:span></text:span><text:span text:style-name="Source_20_Text"><text:span text:style-name="T261">(</text:span></text:span><text:span text:style-name="Source_20_Text"><text:span text:style-name="T195">array)</text:span></text:span><text:bookmark-end text:name="__RefHeading___Toc11617_1460611570"/></text:h>
        <text:p text:style-name="P158"><text:bookmark-start text:name="__DdeLink__9019_332813877"/>%w(hello world) == ['hello', 'world']<text:bookmark-end text:name="__DdeLink__9019_332813877"/></text:p>
        <text:h text:style-name="P455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5">first_name, last_name = ["<text:span text:style-name="T418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5">first_name <text:span text:style-name="T418">=&gt; "J" </text:span></text:p>
            </table:table-cell>
            <table:table-cell table:style-name="Table1.B2" office:value-type="string">
              <text:p text:style-name="P165">last_name <text:span text:style-name="T418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6">years = Array(1995..2000) </text:p>
        <text:p text:style-name="P104"><text:span text:style-name="T181">oppure</text:span><text:span text:style-name="T401"> <text:tab/><text:tab/>(1..9).to_a</text:span></text:p>
        <text:h text:style-name="P439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7"><text:span text:style-name="Source_20_Text"><text:span text:style-name="T287">[[1,2,3], 7, [[8,9], 10]]</text:span></text:span><text:span text:style-name="Source_20_Text"><text:span text:style-name="T105">.flatten</text:span></text:span></text:p>
              <text:p text:style-name="P160">=&gt; [1,2,3,7,8,9,10]</text:p>
            </table:table-cell>
          </table:table-row>
        </table:table>
        <text:h text:style-name="P437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7">[1,1,1,2,3,4,3,3]</text:span></text:span><text:span text:style-name="Source_20_Text"><text:span text:style-name="T105">.uniq</text:span></text:span><text:span text:style-name="Source_20_Text"><text:span text:style-name="T287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5">compact</text:span></text:span><text:bookmark-end text:name="__RefHeading___Toc11618_1992706738"/></text:h>
        <text:p text:style-name="P396"><text:span text:style-name="T465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7">.</text:span></text:span><text:span text:style-name="Source_20_Text"><text:span text:style-name="T288">length</text:span></text:span><text:bookmark-end text:name="__RefHeading___Toc11790_2034189443"/></text:h>
        <text:p text:style-name="Preformatted_20_Text"><text:span text:style-name="Source_20_Text"><text:span text:style-name="T115">puts array</text:span></text:span><text:span text:style-name="Source_20_Text"><text:span text:style-name="T136">.lengt</text:span></text:span><text:span text:style-name="Source_20_Text"><text:span text:style-name="T147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27" text:outline-level="3"><text:bookmark-start text:name="__RefHeading___Toc11792_2034189443"/><text:span text:style-name="Source_20_Text"><text:span text:style-name="T287">.</text:span></text:span><text:span text:style-name="Source_20_Text"><text:span text:style-name="T288">pop </text:span></text:span><text:span text:style-name="Source_20_Text"><text:span text:style-name="T204">and</text:span></text:span><text:span text:style-name="Source_20_Text"><text:span text:style-name="T288"> .push</text:span></text:span><text:bookmark-end text:name="__RefHeading___Toc11792_2034189443"/></text:h>
        <text:p text:style-name="P352"><text:span text:style-name="Source_20_Text"><text:span text:style-name="T114">.push </text:span></text:span><text:span text:style-name="T105">adds an object to the end</text:span><text:span text:style-name="T287"> of your array, <text:s/></text:span><text:span text:style-name="Source_20_Text"><text:span text:style-name="T114">.pop</text:span></text:span><text:span text:style-name="T287"> </text:span><text:span text:style-name="T105">removes the last object</text:span><text:span text:style-name="T287"> from the array</text:span></text:p>
        <text:p text:style-name="P316"><text:s/><text:tab/><text:tab/>(and tells you what it was) </text:p>
        <text:p text:style-name="P352"><text:span text:style-name="Source_20_Text"><text:span text:style-name="T114">.push</text:span></text:span><text:span text:style-name="T287"> and .</text:span><text:span text:style-name="Source_20_Text"><text:span text:style-name="T114">pop</text:span></text:span><text:span text:style-name="T287"> actually </text:span><text:span text:style-name="T105">change</text:span><text:span text:style-name="T287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9">favorites = []</text:p>
              <text:p text:style-name="P159">favorites<text:span text:style-name="T68">.push</text:span> 'raindrops on roses'</text:p>
              <text:p text:style-name="Standard"><text:span text:style-name="T31">puts favorites</text:span><text:span text:style-name="T39">.pop</text:span><text:span text:style-name="T105"> <text:s/></text:span>=&gt; array will be emp<text:span text:style-name="T257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8">&lt;&lt;</text:span></text:span><text:span text:style-name="T19"> </text:span>shovel operator <text:s/><text:bookmark-end text:name="__RefHeading___Toc11621_1460611570"/></text:h>
        <text:p text:style-name="P60"><text:span text:style-name="T67">alters the original string rather than creating a new one. On the other hand </text:span><text:span text:style-name="Source_20_Text"><text:span text:style-name="T67">&lt;&lt;</text:span></text:span><text:span text:style-name="T67"> is an alias of </text:span><text:span text:style-name="Source_20_Text"><text:span text:style-name="T67">concat()</text:span></text:span><text:span text:style-name="T67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6"><text:span text:style-name="Source_20_Text"><text:span text:style-name="T287">meals = ["</text:span></text:span><text:span text:style-name="Source_20_Text"><text:span text:style-name="T289">0</text:span></text:span><text:span text:style-name="Source_20_Text"><text:span text:style-name="T287">", "</text:span></text:span><text:span text:style-name="Source_20_Text"><text:span text:style-name="T289">1</text:span></text:span><text:span text:style-name="Source_20_Text"><text:span text:style-name="T287">", "</text:span></text:span><text:span text:style-name="Source_20_Text"><text:span text:style-name="T289">2</text:span></text:span><text:span text:style-name="Source_20_Text"><text:span text:style-name="T287">"]</text:span></text:span></text:p>
              <text:p text:style-name="P276"><text:span text:style-name="Source_20_Text"><text:span text:style-name="T287">meals &lt;&lt; "</text:span></text:span><text:span text:style-name="Source_20_Text"><text:span text:style-name="T289">3</text:span></text:span><text:span text:style-name="Source_20_Text"><text:span text:style-name="T287">" <text:s text:c="2"/></text:span></text:span><text:span text:style-name="T287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7">.shift</text:span></text:span><text:bookmark-end text:name="__RefHeading___Toc11623_1460611570"/></text:h>
        <text:p text:style-name="P391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9">arr.shift #=&gt; 1<text:tab/>arr #=&gt; [2, 3, 4, 5]</text:p>
            </table:table-cell>
          </table:table-row>
        </table:table>
        <text:p text:style-name="P391"><text:s/><text:span text:style-name="Source_20_Text"><text:span text:style-name="T427">.unshift</text:span></text:span></text:p>
        <text:p text:style-name="Text_20_body">add<text:span text:style-name="T464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4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7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7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7">.delete_at()</text:span></text:span><text:span text:style-name="Source_20_Text"> </text:span><text:bookmark-end text:name="__RefHeading___Toc4699_870494724"/></text:h>
        <text:p text:style-name="Text_20_body"><text:span text:style-name="T287">Deletes the element at the specified </text:span><text:span text:style-name="Source_20_Text"><text:span text:style-name="T287">index</text:span></text:span><text:span text:style-name="T287">, returning that element, or </text:span><text:span text:style-name="Source_20_Text"><text:span text:style-name="T287">nil</text:span></text:span><text:span text:style-name="T287"> if the </text:span><text:span text:style-name="Source_20_Text"><text:span text:style-name="T287">index</text:span></text:span><text:span text:style-name="T287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7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60">a = ["ant", "bat", "cat", "dog"]</text:p>
              <text:p text:style-name="P160">a.<text:span text:style-name="T68">delete_at</text:span>(2) <text:s text:c="3"/>#=&gt; "cat"</text:p>
              <text:p text:style-name="P160">a <text:s/>#=&gt; ["ant", "bat", "dog"]</text:p>
              <text:p text:style-name="Preformatted_20_Text">a.<text:span text:style-name="T68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oft-page-break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60">[1,2,3,4,5,6,7].delete_if{|i| i &lt; 4 }</text:p>
            </table:table-cell>
          </table:table-row>
        </table:table>
        <text:h text:style-name="P456" text:outline-level="2"><text:bookmark-start text:name="__RefHeading___Toc11794_2034189443"/><text:span text:style-name="Source_20_Text"><text:span text:style-name="T287">.</text:span></text:span><text:span text:style-name="Source_20_Text"><text:span text:style-name="T288">last</text:span></text:span><text:bookmark-end text:name="__RefHeading___Toc11794_2034189443"/></text:h>
        <text:p text:style-name="P352"><text:span text:style-name="T287">is similar to .</text:span><text:span text:style-name="Source_20_Text"><text:span text:style-name="T114">pop</text:span></text:span><text:span text:style-name="T287"> in that it tells you what’s at the</text:span></text:p>
        <text:p text:style-name="P310">end of the array, except that it <text:span text:style-name="T258">doesn't touch</text:span> the array<text:tab/><text:tab/><text:tab/><text:span text:style-name="T20">puts array</text:span><text:span text:style-name="T45">.last</text:span></text:p>
        <text:p text:style-name="P349"/>
        <text:h text:style-name="Heading_20_2" text:outline-level="2"><text:bookmark-start text:name="__RefHeading___Toc11796_2034189443"/><text:span text:style-name="Source_20_Text"><text:span text:style-name="T287">.</text:span></text:span><text:span text:style-name="Source_20_Text"><text:span text:style-name="T288">join()</text:span></text:span><text:bookmark-end text:name="__RefHeading___Toc11796_2034189443"/></text:h>
        <text:p text:style-name="P109">foods = ['banana', 'brioche', 'pear']</text:p>
        <text:p text:style-name="P109">puts foods<text:span text:style-name="T68">.join</text:span>(', ') <text:span text:style-name="T256">+ '8)'</text:span></text:p>
        <text:p text:style-name="P109">=&gt;<text:tab/>banana, brioche, pear <text:span text:style-name="T256">8)</text:span></text:p>
        <text:h text:style-name="P482" text:outline-level="2"><text:bookmark-start text:name="__RefHeading___Toc4417_1112330199"/><text:span text:style-name="T287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17">takes in a string and returns an array.</text:p>
            </table:table-cell>
            <table:table-cell table:style-name="Table2.B1" office:value-type="string">
              <text:p text:style-name="P317">.split will divide the string <text:span text:style-name="T220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9"><text:span text:style-name="Source_20_Text"><text:span text:style-name="T106">syntax</text:span></text:span></text:p>
              <text:p text:style-name="P116">text.split(",")</text:p>
            </table:table-cell>
            <table:table-cell table:style-name="Table3.B1" office:value-type="string">
              <text:p text:style-name="P353"><text:span text:style-name="T287">tells Ruby to split up the string </text:span><text:span text:style-name="Source_20_Text"><text:span text:style-name="T287">text</text:span></text:span><text:span text:style-name="T287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7"># Separate chars.</text:p>
              <text:p text:style-name="P117">array = value<text:span text:style-name="T103">.</text:span><text:span text:style-name="T266">split</text:span><text:span text:style-name="T103"> </text:span><text:bookmark text:name="s"/><text:span text:style-name="T214">""</text:span><text:span text:style-name="T212"> </text:span><text:span text:style-name="T216">or</text:span><text:span text:style-name="T213"> .split(//)</text:span></text:p>
            </table:table-cell>
            <table:covered-table-cell/>
          </table:table-row>
        </table:table>
        <text:h text:style-name="P437" text:outline-level="2"><text:bookmark-start text:name="__RefHeading___Toc4701_870494724"/>.index()<text:bookmark-end text:name="__RefHeading___Toc4701_870494724"/></text:h>
        <text:p text:style-name="Standard"><text:span text:style-name="T287">Returns the </text:span><text:a xlink:type="simple" xlink:href="http://apidock.com/ruby/Array/index" text:style-name="Internet_20_link" text:visited-style-name="Visited_20_Internet_20_Link"><text:span text:style-name="T287">index</text:span></text:a><text:span text:style-name="T287"> of the </text:span><text:a xlink:type="simple" xlink:href="http://apidock.com/ruby/Array/first" text:style-name="Internet_20_link" text:visited-style-name="Visited_20_Internet_20_Link"><text:span text:style-name="T287">first</text:span></text:a><text:span text:style-name="T287"> object in </text:span><text:span text:style-name="Teletype"><text:span text:style-name="T287">self</text:span></text:span><text:span text:style-name="T287"> such that the object is</text:span></text:p>
        <text:p text:style-name="P93">a = [ "a", "b", "c" ]</text:p>
        <text:p text:style-name="Preformatted_20_Text"><text:span text:style-name="T287">a.</text:span><text:a xlink:type="simple" xlink:href="http://apidock.com/ruby/Array/index" text:style-name="Internet_20_link" text:visited-style-name="Visited_20_Internet_20_Link"><text:span text:style-name="T287">index</text:span></text:a><text:span text:style-name="T287">("b") <text:s text:c="7"/>#=&gt; 1</text:span></text:p>
        <text:h text:style-name="P440" text:outline-level="2"><text:bookmark-start text:name="__RefHeading___Toc9522_970994290"/>.include?<text:bookmark-end text:name="__RefHeading___Toc9522_970994290"/></text:h>
        <text:p text:style-name="P168"><text:span text:style-name="Source_20_Text"><text:span text:style-name="T287">['Cat', 'Dog<text:tab/>', 'Bird'].include? 'Dog' =&gt; true</text:span></text:span></text:p>
        <text:h text:style-name="P429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8">true</text:span></text:span><text:span text:style-name="Source_20_Text"><text:tab/> </text:span><text:span text:style-name="T335">To </text:span><text:span text:style-name="T293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9"><text:span text:style-name="Source_20_Text"><text:span text:style-name="T153">[1,2,3,4,5,6]</text:span></text:span><text:span text:style-name="T287">.select </text:span></text:p>
              <text:p text:style-name="P169"><text:span text:style-name="T287">{|number| number % 2 == 0} </text:span><text:span text:style-name="T293">=&gt;<text:tab/></text:span><text:span text:style-name="Source_20_Text"><text:span text:style-name="T153">[2,4,6]</text:span></text:span></text:p>
            </table:table-cell>
          </table:table-row>
          <table:table-row>
            <table:table-cell table:style-name="Table4.A2" office:value-type="string">
              <text:p text:style-name="P169"><text:span text:style-name="Source_20_Text"><text:span text:style-name="T287">good_movies = <text:tab/><text:tab/></text:span></text:span><text:span text:style-name="Source_20_Text"><text:span text:style-name="T326">HASH EXAMPLE</text:span></text:span></text:p>
              <text:p text:style-name="P169"><text:span text:style-name="Source_20_Text"><text:span text:style-name="T287">movie</text:span></text:span><text:span text:style-name="Source_20_Text"><text:span text:style-name="T325">s</text:span></text:span><text:span text:style-name="Source_20_Text"><text:span text:style-name="T287">.select{|movie, val| val &gt; 3}</text:span></text:span></text:p>
            </table:table-cell>
          </table:table-row>
        </table:table>
        <text:h text:style-name="P426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83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7"><text:span text:style-name="Source_20_Text"><text:span text:style-name="T287">[12,47,35].max<text:tab/>=&gt; 47</text:span></text:span></text:p>
        <text:h text:style-name="P441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0"><text:span text:style-name="Source_20_Text"><text:span text:style-name="T287">a = [1,2,3]</text:span></text:span></text:p>
              <text:p text:style-name="P170"/>
              <text:p text:style-name="P170"><text:span text:style-name="Source_20_Text">a.any?</text:span></text:p>
              <text:p text:style-name="P170"><text:span text:style-name="Source_20_Text">=&gt; true</text:span></text:p>
            </table:table-cell>
            <table:table-cell table:style-name="Table5.A1" office:value-type="string">
              <text:p text:style-name="P170"><text:span text:style-name="Source_20_Text"><text:span text:style-name="T354">b = []</text:span></text:span></text:p>
              <text:p text:style-name="P170"/>
              <text:p text:style-name="P170"><text:span text:style-name="Source_20_Text"><text:span text:style-name="T354">b</text:span></text:span><text:span text:style-name="Source_20_Text">.any?</text:span></text:p>
              <text:p text:style-name="P171"><text:span text:style-name="Source_20_Text">=&gt; false</text:span></text:p>
            </table:table-cell>
            <table:table-cell table:style-name="Table5.C1" office:value-type="string">
              <text:p text:style-name="P354">Check<text:span text:style-name="T354">s</text:span> for array not empty</text:p>
            </table:table-cell>
          </table:table-row>
        </table:table>
        <text:h text:style-name="P457" text:outline-level="2"><text:bookmark-start text:name="__RefHeading___Toc8415_1782535436"/><text:span text:style-name="Source_20_Text"><text:span text:style-name="T237">.</text:span></text:span><text:span text:style-name="Source_20_Text"><text:span text:style-name="T238">zip</text:span></text:span><text:bookmark-end text:name="__RefHeading___Toc8415_1782535436"/></text:h>
        <text:p text:style-name="P355"><text:span text:style-name="Source_20_Text"><text:span text:style-name="T159">a = [:a, :b, :c]</text:span></text:span></text:p>
        <text:p text:style-name="P355"><text:span text:style-name="Source_20_Text"><text:span text:style-name="T159">b = [1, <text:s text:c="2"/>2, <text:s/>3]</text:span></text:span></text:p>
        <text:p text:style-name="Preformatted_20_Text"><text:span text:style-name="Source_20_Text"><text:span text:style-name="T159">puts a.zip(b).join(',')<text:tab/></text:span></text:span><text:span text:style-name="T460">#=&gt; a,1,b,2,c,3</text:span></text:p>
        <text:h text:style-name="P441" text:outline-level="2"><text:bookmark-start text:name="__RefHeading___Toc11246_5189540"/>.rotate<text:bookmark-end text:name="__RefHeading___Toc11246_5189540"/></text:h>
        <text:p text:style-name="P172">("a".."e").to_a<text:span text:style-name="T68">.rotate</text:span>(3)</text:p>
        <text:p text:style-name="P173">=&gt; <text:span text:style-name="T442">["d", "e", "a", "b", "c"]</text:span></text:p>
        <text:h text:style-name="P458" text:outline-level="2"><text:bookmark-start text:name="__RefHeading___Toc11250_5189540"/><text:span text:style-name="Source_20_Text"><text:span text:style-name="T441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5">genre = Genre.new<text:span text:style-name="T68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5">genre = Genre.new</text:p>
              <text:p text:style-name="P175">genre.name = 'rap'</text:p>
            </table:table-cell>
          </table:table-row>
        </table:table>
        <text:p text:style-name="P356"><text:span text:style-name="Source_20_Text"><text:span text:style-name="T160">These two implementations have the exact same effect – of </text:span></text:span><text:span text:style-name="Source_20_Text"><text:span text:style-name="T183">creating a new Genre object</text:span></text:span><text:span text:style-name="Source_20_Text"><text:span text:style-name="T160"> and setting that object’s </text:span></text:span><text:span text:style-name="Source_20_Text"><text:span text:style-name="T183">name equal to ‘rap’</text:span></text:span><text:span text:style-name="Source_20_Text"><text:span text:style-name="T160">.</text:span></text:span></text:p>
        <text:p text:style-name="P356"><text:span text:style-name="Source_20_Text"><text:span text:style-name="T197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5">"culo".tap { |x| puts "array: </text:p>
              <text:p text:style-name="P64">#{x.length} items long"}</text:p>
              <text:p text:style-name="P175">=&gt; array: 4 items long</text:p>
            </table:table-cell>
          </table:table-row>
          <table:table-row>
            <table:table-cell table:style-name="Table7.A2" office:value-type="string">
              <text:p text:style-name="P176">(1..10).map { |x| x }.tap { |x| puts</text:p>
              <text:p text:style-name="P177"><text:s/>"array: #{x.length} items long"}.join</text:p>
              <text:p text:style-name="P178">=&gt; array: 10 items long</text:p>
            </table:table-cell>
          </table:table-row>
        </table:table>
        <text:h text:style-name="P459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9"><text:s text:c="2"/>print letter</text:p>
        <text:p text:style-name="P179">end</text:p>
        <text:p text:style-name="P179"/>
        <text:p text:style-name="P180"><text:span text:style-name="Source_20_Text">alphabet = ('a'..'z').to_a</text:span></text:p>
        <text:h text:style-name="P497" text:outline-level="2"><text:bookmark-start text:name="__RefHeading___Toc4703_870494724"/>.map<text:span text:style-name="T440">{}</text:span><text:bookmark-end text:name="__RefHeading___Toc4703_870494724"/></text:h>
        <text:p text:style-name="P397"><text:span text:style-name="T206">(</text:span><text:span text:style-name="Source_20_Text"><text:span text:style-name="T43">.collect</text:span></text:span><text:span text:style-name="Source_20_Text"><text:span text:style-name="T205"> is equivalent, but </text:span></text:span><text:span text:style-name="Source_20_Text"><text:span text:style-name="T42">.map</text:span></text:span><text:span text:style-name="Source_20_Text"><text:span text:style-name="T205"> is preferred)</text:span></text:span></text:p>
        <text:p text:style-name="Standard">returns a new array filled with whatever gets returned by the block each time it runs</text:p>
        <text:p text:style-name="P357"><text:bookmark text:name="Syntax"/><text:span text:style-name="T267">S</text:span>yntax</text:p>
        <text:p text:style-name="Preformatted_20_Text"><text:span text:style-name="Variable"><text:span text:style-name="T287">arr</text:span></text:span><text:span text:style-name="Source_20_Text"><text:span text:style-name="T287">.map(</text:span></text:span><text:span text:style-name="Variable"><text:span text:style-name="T287">callback</text:span></text:span><text:span text:style-name="Source_20_Text"><text:span text:style-name="T287">[, </text:span></text:span><text:span text:style-name="Variable"><text:span text:style-name="T287">thisArg</text:span></text:span><text:span text:style-name="Source_20_Text"><text:span text:style-name="T287">])</text:span></text:span></text:p>
        <text:p text:style-name="P357"><text:bookmark text:name="Parameters"/>Parameters</text:p>
        <text:p text:style-name="P522"><text:span text:style-name="Variable"><text:span text:style-name="T39">callback</text:span></text:span><text:span text:style-name="T287"> </text:span></text:p>
        <text:p text:style-name="P420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22"><text:span text:style-name="Variable"><text:span text:style-name="T39">currentValue</text:span></text:span><text:span text:style-name="T287"> </text:span></text:p>
              <text:p text:style-name="P424">The current element being processed in the array. </text:p>
            </table:table-cell>
            <table:table-cell table:style-name="Table8.A1" office:value-type="string">
              <text:p text:style-name="P422"><text:span text:style-name="Variable"><text:span text:style-name="T39">index</text:span></text:span><text:span text:style-name="T287"> </text:span></text:p>
              <text:p text:style-name="P424">The index of the current element being processed in the array. </text:p>
            </table:table-cell>
            <table:table-cell table:style-name="Table8.C1" office:value-type="string">
              <text:p text:style-name="P422"><text:span text:style-name="Variable"><text:span text:style-name="T39">array</text:span></text:span><text:span text:style-name="T287"> </text:span></text:p>
              <text:p text:style-name="P424">The array map was called upon. </text:p>
              <text:p text:style-name="P424"/>
            </table:table-cell>
          </table:table-row>
        </table:table>
        <text:p text:style-name="P423"><text:span text:style-name="Variable"><text:span text:style-name="T39">thisArg</text:span></text:span><text:span text:style-name="T287"> Optional. Value to use as this when executing callback.</text:span></text:p>
        <text:p text:style-name="P358"><text:bookmark text:name="Description"/>Description</text:p>
        <text:p text:style-name="P20"><text:span text:style-name="Variable"><text:span text:style-name="T31">.map</text:span></text:span><text:span text:style-name="T287"> calls a provided </text:span><text:span text:style-name="Variable"><text:span text:style-name="T31">callback</text:span></text:span><text:span text:style-name="T287"> function </text:span><text:span text:style-name="Strong_20_Emphasis"><text:span text:style-name="T287">once for each element</text:span></text:span><text:span text:style-name="T287"> in an array, in order, and </text:span><text:span text:style-name="T105">constructs a new array from the results.</text:span></text:p>
        <text:p text:style-name="P30"><text:span text:style-name="T287"><text:s/></text:span><text:span text:style-name="Variable"><text:span text:style-name="T31">callback</text:span></text:span><text:span text:style-name="T287"> </text:span><text:span text:style-name="T290">works</text:span><text:span text:style-name="T287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7">undefined</text:span></text:a><text:span text:style-name="T287">. It is not called for missing elements.</text:span></text:p>
        <text:p text:style-name="Standard"><text:span text:style-name="T287">If a </text:span><text:span text:style-name="Variable"><text:span text:style-name="T31">thisArg</text:span></text:span><text:span text:style-name="T287"> parameter is provided to </text:span><text:span text:style-name="Source_20_Text"><text:span text:style-name="T287">map</text:span></text:span><text:span text:style-name="T287">, it will be passed to </text:span><text:span text:style-name="Variable"><text:span text:style-name="T31">callback</text:span></text:span><text:span text:style-name="T287"> when invoked, for use as its </text:span><text:span text:style-name="Variable"><text:span text:style-name="T31">this</text:span></text:span><text:span text:style-name="T287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1">undefined</text:span></text:span></text:a><text:span text:style-name="T287"> will be passed for use as its </text:span><text:span text:style-name="Variable"><text:span text:style-name="T31">this</text:span></text:span><text:span text:style-name="T287"> value. </text:span></text:p>
        <text:p text:style-name="Standard"><text:span text:style-name="Variable"><text:span text:style-name="T31">.map</text:span></text:span><text:span text:style-name="T287"> does not mutate the array on which it is called (</text:span><text:span text:style-name="T290">but</text:span><text:span text:style-name="T287"> </text:span><text:span text:style-name="Variable"><text:span text:style-name="T31">callback</text:span></text:span><text:span text:style-name="T287">, if invoked, may do so).</text:span></text:p>
        <text:p text:style-name="P356"><text:span text:style-name="Variable"><text:span text:style-name="T31">.map!</text:span></text:span><text:span text:style-name="T287"> </text:span><text:span text:style-name="T291">does </text:span><text:span text:style-name="T287">mutate the original array. </text:span></text:p>
        <text:p text:style-name="P318"/>
        <text:p text:style-name="P405"><text:bookmark text:name="Examples"/>Example<text:span text:style-name="T463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8">#puts <text:span text:style-name="T102">[1, 2, 3]</text:span><text:span text:style-name="T68">.map</text:span> { |n| n * n } </text:p>
              <text:p text:style-name="P118"><text:tab/><text:tab/>#=&gt; <text:span text:style-name="T268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1"><text:span text:style-name="Source_20_Text"><text:span text:style-name="T287">var numbers = </text:span></text:span><text:span text:style-name="Source_20_Text"><text:span text:style-name="T269">[1, 4, 9]</text:span></text:span><text:span text:style-name="Source_20_Text"><text:span text:style-name="T287">;</text:span></text:span></text:p>
              <text:p text:style-name="P181"><text:span text:style-name="Source_20_Text"><text:span text:style-name="T287">var roots = </text:span></text:span><text:span text:style-name="Source_20_Text"><text:span text:style-name="T105">numbers.map(Math.sqrt)</text:span></text:span><text:span text:style-name="Source_20_Text"><text:span text:style-name="T287">;</text:span></text:span></text:p>
              <text:p text:style-name="P118"><text:tab/>// roots is now <text:tab/><text:tab/><text:span text:style-name="T268">[1,2,3]</text:span> </text:p>
              <text:p text:style-name="P118"><text:tab/>// numbers is still<text:tab/><text:span text:style-name="T268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5"><text:span text:style-name="Source_20_Text"><text:span text:style-name="T292">var kvArray = </text:span></text:span></text:p>
              <text:p text:style-name="P275"><text:span text:style-name="Source_20_Text"><text:span text:style-name="T270"><text:s text:c="2"/>[{key:1, value:10}, {key:2,</text:span></text:span><text:span text:style-name="Source_20_Text"><text:span text:style-name="T292"> <text:s text:c="2"/></text:span></text:span></text:p>
              <text:p text:style-name="P275"><text:span text:style-name="Source_20_Text"><text:span text:style-name="T270"><text:s text:c="4"/>value:20}, {key:3, value: 30}]</text:span></text:span><text:span text:style-name="Source_20_Text"><text:span text:style-name="T292">;</text:span></text:span></text:p>
              <text:p text:style-name="P275"><text:span text:style-name="Source_20_Text"><text:span text:style-name="T292">var reformattedArray = </text:span></text:span><text:span text:style-name="Source_20_Text"><text:span text:style-name="T107">kvArray.map(function(obj)</text:span></text:span><text:span text:style-name="Source_20_Text"><text:span text:style-name="T292">{</text:span></text:span></text:p>
              <text:p text:style-name="P275"><text:span text:style-name="Source_20_Text"><text:span text:style-name="T292"><text:s/>var rObj = {};</text:span></text:span></text:p>
              <text:p text:style-name="P275"><text:span text:style-name="Source_20_Text"><text:span text:style-name="T292"><text:s/>rObj[obj.key] = obj.value; </text:span></text:span></text:p>
              <text:p text:style-name="P275"><text:span text:style-name="Source_20_Text"><text:span text:style-name="T292"><text:s text:c="23"/>return rObj;});</text:span></text:span></text:p>
              <text:p text:style-name="P275"><text:span text:style-name="Source_20_Text"><text:span text:style-name="T292"><text:s/>// reformattedArray is now </text:span></text:span></text:p>
              <text:p text:style-name="P275"><text:span text:style-name="Source_20_Text"><text:span text:style-name="T270"><text:s text:c="2"/>[{1:10}, {2:20}, {3:30}]</text:span></text:span><text:span text:style-name="Source_20_Text"><text:span text:style-name="T292">, </text:span></text:span></text:p>
              <text:p text:style-name="P275"><text:span text:style-name="Source_20_Text"><text:span text:style-name="T292"><text:s/>// kvArray is still</text:span></text:span></text:p>
              <text:p text:style-name="P275"><text:span text:style-name="Source_20_Text"><text:span text:style-name="T270"><text:s text:c="2"/>[{key:1, value:10}, {key:2,</text:span></text:span><text:span text:style-name="Source_20_Text"><text:span text:style-name="T292"> <text:s/></text:span></text:span></text:p>
              <text:p text:style-name="P275"><text:span text:style-name="Source_20_Text"><text:span text:style-name="T270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4"><text:span text:style-name="T461">rocks = 30.times.</text:span><text:span text:style-name="T101">map</text:span><text:span text:style-name="T461">{rand(200)+1}</text:span></text:p>
            </table:table-cell>
          </table:table-row>
        </table:table>
        <text:section text:style-name="Sect3" text:name="Section3">
          <text:h text:style-name="P480" text:outline-level="2"><text:bookmark-start text:name="__RefHeading___Toc11629_1460611570"/><text:span text:style-name="Source_20_Text"><text:span text:style-name="T235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20"><text:span text:style-name="Source_20_Text">[1, 2, 3, 4].inject(0) </text:span></text:p>
                <text:p text:style-name="P120"><text:span text:style-name="Source_20_Text">{ |result, element| result + element }</text:span></text:p>
                <text:p text:style-name="P120"><text:span text:style-name="Source_20_Text"><text:span text:style-name="T170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0">inject takes </text:p>
                <text:p text:style-name="P390"><text:span text:style-name="T68">-a </text:span><text:span text:style-name="Source_20_Text"><text:span text:style-name="T139">value</text:span></text:span><text:span text:style-name="T68"> to start with</text:span> </text:p>
                <text:p text:style-name="P390"><text:s/>(the<text:span text:style-name="Source_20_Text"><text:span text:style-name="T118"> 0</text:span></text:span> in <text:span text:style-name="T461">the</text:span> example),</text:p>
                <text:p text:style-name="P390"><text:span text:style-name="T68">-a </text:span><text:span text:style-name="Source_20_Text"><text:span text:style-name="T139">block</text:span></text:span></text:p>
              </table:table-cell>
              <table:table-cell table:style-name="Table92.C1" office:value-type="string">
                <text:p text:style-name="P343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8">hash</text:span></text:span>, <text:span text:style-name="T160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9"><text:span text:style-name="Source_20_Text">[1,"a",Object.new,:hi].inject({}) do |hash, item|</text:span></text:p>
                <text:p text:style-name="P100"><text:span text:style-name="Source_20_Text"><text:s text:c="2"/>hash[item.to_s] = item</text:span></text:p>
                <text:p text:style-name="P100"><text:span text:style-name="Source_20_Text"><text:s text:c="2"/>hash</text:span></text:p>
                <text:p text:style-name="P100"><text:span text:style-name="Source_20_Text"><text:span text:style-name="T402">end</text:span></text:span></text:p>
              </table:table-cell>
              <table:table-cell table:style-name="Table12.B1" office:value-type="string">
                <text:p text:style-name="P340"><text:span text:style-name="T160"><text:s/>the <text:s/>block executes. </text:span><text:span text:style-name="Source_20_Text"><text:span text:style-name="T160">Notice we must return the hash as the last line of the block, because the result of the block will be stored back in the accumulator</text:span></text:span><text:span text:style-name="T160"> </text:span></text:p>
              </table:table-cell>
            </table:table-row>
          </table:table>
          <text:p text:style-name="P520"><text:soft-page-break/><text:span text:style-name="Source_20_Text"/></text:p>
          <text:p text:style-name="P520"><text:span text:style-name="Source_20_Text"><text:span text:style-name="T462">INJECT INNER WORKING<text:tab/></text:span></text:span></text:p>
          <text:p text:style-name="P520"><text:span text:style-name="Source_20_Text">[1, 2, 3, 4].inject(0) <text:tab/><text:tab/><text:tab/><text:tab/>{ |result, element| result + element }</text:span></text:p>
          <text:p text:style-name="P520"><text:span text:style-name="Source_20_Text"><text:s text:c="3"/>[2, 3, 4].inject(0 + 1) <text:tab/><text:tab/><text:tab/>{ |result, element| result + eleme</text:span><text:span text:style-name="Source_20_Text"><text:span text:style-name="T353">'</text:span></text:span><text:span text:style-name="Source_20_Text">nt }</text:span></text:p>
          <text:p text:style-name="P520"><text:span text:style-name="Source_20_Text"><text:s text:c="6"/>[3, 4].inject((0 + 1) + 2) <text:tab/><text:tab/>{ |result, element| result + element }</text:span></text:p>
          <text:p text:style-name="P520"><text:span text:style-name="Source_20_Text"><text:s text:c="9"/>[4].inject(((0 + 1) + 2) + 3) <text:tab/>{ |result, element| result + element }</text:span></text:p>
          <text:p text:style-name="P520"><text:span text:style-name="Source_20_Text"><text:s text:c="10"/>[].inject((((0 + 1) + 2) + 3) + 4) { |result, element| result + </text:span><text:span text:style-name="Source_20_Text"><text:span text:style-name="T283">blabla</text:span></text:span></text:p>
          <text:p text:style-name="P520"><text:span text:style-name="Source_20_Text">(((0 + 1) + 2) + 3) + 4<text:tab/><text:tab/></text:span><text:span text:style-name="Source_20_Text"><text:span text:style-name="T283">=&gt;<text:tab/></text:span></text:span><text:span text:style-name="Source_20_Text"><text:span text:style-name="T68">10</text:span></text:span></text:p>
        </text:section>
        <text:h text:style-name="P512" text:outline-level="1"><text:bookmark-start text:name="__RefHeading___Toc3403_1456555390"/>External files<text:bookmark-end text:name="__RefHeading___Toc3403_1456555390"/></text:h>
        <text:h text:style-name="P505" text:outline-level="2"><text:bookmark-start text:name="__RefHeading___Toc3405_1456555390"/><text:span text:style-name="T436">l</text:span>oad<text:bookmark-end text:name="__RefHeading___Toc3405_1456555390"/></text:h>
        <text:p text:style-name="P319">navigate relative directories:</text:p>
        <text:p text:style-name="P348">load "<text:span text:style-name="T68">..</text:span>/extras.rb"</text:p>
        <text:p text:style-name="P320"><text:tab/>fully qualified path to the file:</text:p>
        <text:p text:style-name="P182">load "/home/users/<text:span text:style-name="T240">m</text:span>/code/loadee.rb"</text:p>
        <text:h text:style-name="P506" text:outline-level="2"><text:bookmark-start text:name="__RefHeading___Toc3755_2142260940"/><text:span text:style-name="T241">r</text:span>equire<text:bookmark-end text:name="__RefHeading___Toc3755_2142260940"/></text:h>
        <text:p text:style-name="P368">if called more than once with the same arguments, doesn’t reload files it’s already loaded<text:tab/> <text:s text:c="5"/><text:span text:style-name="T71">Example</text:span><text:span text:style-name="T242">:</text:span><text:tab/><text:span text:style-name="T23">require "loadee"</text:span></text:p>
        <text:p text:style-name="P401"><text:span text:style-name="Source_20_Text"><text:span text:style-name="T122">irb(main):001:0&gt; </text:span></text:span><text:span text:style-name="Source_20_Text"><text:span text:style-name="T145">require</text:span></text:span><text:span text:style-name="Source_20_Text"><text:span text:style-name="T122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3"><text:span text:style-name="Source_20_Text"><text:span text:style-name="T68">require_relative</text:span></text:span><text:span text:style-name="Source_20_Text"> "stacklike" </text:span></text:p>
        <text:p text:style-name="P347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5">load</text:span> requires a full filename, including the .rb <text:span text:style-name="T435">suffix, whereas </text:span><text:span text:style-name="T38">require</text:span><text:span text:style-name="T435"> assumes the </text:span><text:span text:style-name="T27">.rb</text:span><text:span text:style-name="T435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5">load</text:span>, the code is loaded and reprocessed anew <text:span text:style-name="T68">each time</text:span> you use the load method.</text:p>
            </table:table-cell>
            <table:table-cell table:style-name="Table13.B2" office:value-type="string">
              <text:p text:style-name="P32"><text:span text:style-name="T35">require</text:span>, on the other hand, processes external code <text:span text:style-name="T68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8">require</text:span> <text:span text:style-name="T228">rather than </text:span><text:span text:style-name="T26">load</text:span><text:span text:style-name="T228"> . The effects of </text:span><text:span text:style-name="Source_20_Text"><text:span text:style-name="T133">load</text:span></text:span><text:span text:style-name="T228"> are useful only if the code in the external file has changed</text:span></text:p>
            </table:table-cell>
            <table:covered-table-cell/>
          </table:table-row>
        </table:table>
        <text:h text:style-name="P430" text:outline-level="2"/>
        <text:h text:style-name="P411" text:outline-level="2"><text:bookmark-start text:name="__RefHeading___Toc3407_1456555390"/><text:span text:style-name="T333">R</text:span><text:span text:style-name="T287">eading from a file</text:span><text:bookmark-end text:name="__RefHeading___Toc3407_1456555390"/></text:h>
        <text:p text:style-name="P121"><text:span text:style-name="T284">variable</text:span> = <text:span text:style-name="T68">File.read</text:span>("<text:span text:style-name="T285">culo</text:span>.dat")</text:p>
        <text:h text:style-name="P431" text:outline-level="2"><text:bookmark-start text:name="__RefHeading___Toc3367_1456555390"/><text:span text:style-name="T239">W</text:span>riting to a file<text:bookmark-end text:name="__RefHeading___Toc3367_1456555390"/></text:h>
        <text:p text:style-name="P121">fh = File.new('temp.out', 'w')</text:p>
        <text:p text:style-name="P121"><text:span text:style-name="T68">fh.puts</text:span> fahrenheit</text:p>
        <text:p text:style-name="P121">fh.close</text:p>
        <text:p text:style-name="P321">The method call <text:span text:style-name="T23"><text:s/>fh.puts fahrenheit</text:span> has the effect of printing the value of <text:s/>fahrenheit to the file for which fh is an output handle.</text:p>
        <text:p text:style-name="P322">alternative method</text:p>
        <text:p text:style-name="P182">File<text:span text:style-name="T68">.open</text:span> 'culo.txt', 'w' <text:span text:style-name="T68">do</text:span> |<text:span text:style-name="T210">blbl</text:span>|</text:p>
        <text:p text:style-name="P182"><text:s text:c="2"/><text:span text:style-name="T210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42" text:outline-level="2"><text:bookmark-start text:name="__RefHeading___Toc10170_915285827"/>File.exists?<text:bookmark-end text:name="__RefHeading___Toc10170_915285827"/></text:h>
        <text:p text:style-name="P334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3">database.</text:span><text:span text:style-name="T44">yml</text:span>" is a typical example when YAM<text:span text:style-name="T468">­</text:span>L is used by Ruby on Rails to connect to a database<text:span text:style-name="T466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2">require "yaml"</text:p>
              <text:p text:style-name="P282">thing = <text:span text:style-name="T68">YAML.load_file</text:span>("some.yml")</text:p>
              <text:p text:style-name="P282">puts thing.inspect</text:p>
            </table:table-cell>
          </table:table-row>
          <table:table-row>
            <table:table-cell table:style-name="Table123.A2" office:value-type="string">
              <text:p text:style-name="P283">thing.class <text:span text:style-name="T467">#</text:span> =&gt; array</text:p>
            </table:table-cell>
          </table:table-row>
          <table:table-row>
            <table:table-cell table:style-name="Table123.A2" office:value-type="string">
              <text:p text:style-name="P290">require "yaml"</text:p>
              <text:p text:style-name="P290">a = <text:span text:style-name="T68">YAML::load(File.open(</text:span></text:p>
              <text:p text:style-name="P291">'config/flickr.yml'))</text:p>
              <text:p text:style-name="P292">a["key"] # =&gt; <text:span text:style-name="T474">dfsaklasdj223</text:span></text:p>
            </table:table-cell>
          </table:table-row>
        </table:table>
        <text:p text:style-name="Standard"/>
        <text:p text:style-name="Standard"/>
        <text:h text:style-name="P517" text:outline-level="1"><text:bookmark-start text:name="__RefHeading___Toc10172_915285827"/><text:soft-page-break/><text:span text:style-name="T287">Comments </text:span><text:span text:style-name="T332">#</text:span><text:bookmark-end text:name="__RefHeading___Toc10172_915285827"/></text:h>
        <text:p text:style-name="P321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9">Single-line</text:p>
              <text:p text:style-name="P359"/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105">#</text:span></text:span><text:span text:style-name="Source_20_Text"><text:span text:style-name="T287"> comment text</text:span></text:span></text:p>
            </table:table-cell>
            <table:table-cell table:style-name="Table14.B1" office:value-type="string">
              <text:p text:style-name="P359"><text:bookmark-start text:name="__RefHeading___Toc2527_379422752"/>Multi-line<text:bookmark-end text:name="__RefHeading___Toc2527_379422752"/></text:p>
              <text:p text:style-name="P321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59"/>
            </table:table-cell>
            <table:table-cell table:style-name="Table14.B2" office:value-type="string">
              <text:p text:style-name="P182"><text:span text:style-name="Strong_20_Emphasis"><text:span text:style-name="T162">Syntax</text:span></text:span><text:span text:style-name="T287"> <text:s text:c="3"/></text:span><text:span text:style-name="T105">=begin</text:span></text:p>
              <text:p text:style-name="P121"><text:tab/> <text:s text:c="3"/><text:span text:style-name="T226">c</text:span>omment line<text:tab/> <text:s text:c="3"/>comment line</text:p>
              <text:p text:style-name="P121"><text:tab/> <text:s text:c="3"/><text:span text:style-name="T68">=end</text:span></text:p>
            </table:table-cell>
          </table:table-row>
        </table:table>
        <text:h text:style-name="P515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4">1<text:span text:style-name="T68">.class</text:span></text:p>
            </table:table-cell>
            <table:table-cell table:style-name="Table16.A1" office:value-type="string">
              <text:p text:style-name="P184">Fixnum</text:p>
            </table:table-cell>
            <table:table-cell table:style-name="Table16.A1" office:value-type="string">
              <text:p text:style-name="P184">[].<text:span text:style-name="T68">class</text:span></text:p>
            </table:table-cell>
            <table:table-cell table:style-name="Table16.A1" office:value-type="string">
              <text:p text:style-name="P184">Array</text:p>
            </table:table-cell>
          </table:table-row>
        </table:table>
        <text:p text:style-name="P184"/>
        <text:p text:style-name="P184">puts 1<text:span text:style-name="T68">.is_a?</text:span>(Integer) <text:span text:style-name="T276">=&gt; true</text:span></text:p>
        <text:p text:style-name="P184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5">class Rectangle</text:p>
              <text:p text:style-name="P185"><text:s/><text:span text:style-name="T209">def initialize(</text:span><text:span text:style-name="T215">length</text:span><text:span text:style-name="T209">, </text:span><text:span text:style-name="T215">breadth</text:span><text:span text:style-name="T209">)</text:span></text:p>
              <text:p text:style-name="P185"><text:s text:c="2"/>@<text:span text:style-name="T61">length</text:span> = <text:span text:style-name="T68">length</text:span></text:p>
              <text:p text:style-name="P185"><text:s text:c="2"/>@<text:span text:style-name="T61">breadth</text:span> = <text:span text:style-name="T68">breadth</text:span></text:p>
              <text:p text:style-name="P185"><text:s/>end</text:p>
              <text:p text:style-name="P185"/>
              <text:p text:style-name="P185"><text:s/>def perimeter</text:p>
              <text:p text:style-name="P185"><text:s text:c="2"/>2 * (@length + @breadth)</text:p>
              <text:p text:style-name="P185"><text:s/>end</text:p>
              <text:p text:style-name="P185"><text:s text:c="2"/></text:p>
              <text:p text:style-name="P185"><text:s/>def area</text:p>
              <text:p text:style-name="P185"><text:s text:c="2"/>(@length * @breadth)</text:p>
              <text:p text:style-name="P185"><text:s/>end </text:p>
              <text:p text:style-name="P185">end</text:p>
              <text:p text:style-name="P73"><text:span text:style-name="Source_20_Text"><text:span text:style-name="T394">recta1</text:span></text:span><text:span text:style-name="Source_20_Text"> = </text:span><text:span text:style-name="Source_20_Text"><text:span text:style-name="T394">Rectangle</text:span></text:span><text:span text:style-name="Source_20_Text">.new(</text:span><text:span text:style-name="Source_20_Text"><text:span text:style-name="T394">10,20</text:span></text:span><text:span text:style-name="Source_20_Text">)</text:span></text:p>
            </table:table-cell>
          </table:table-row>
        </table:table>
        <text:p text:style-name="P186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4">class Integer</text:p>
              <text:p text:style-name="P184"><text:s/>def to_eng</text:p>
              <text:p text:style-name="P184"><text:s text:c="2"/>if self == 5</text:p>
              <text:p text:style-name="P184"><text:s text:c="3"/>english = 'five'</text:p>
              <text:p text:style-name="P184"><text:s text:c="2"/>else</text:p>
              <text:p text:style-name="P184"><text:s text:c="3"/>english = 'fo<text:span text:style-name="T346">ur</text:span>'</text:p>
              <text:p text:style-name="P184"><text:s text:c="2"/>end</text:p>
              <text:p text:style-name="P184"><text:s text:c="2"/>return english</text:p>
              <text:p text:style-name="P184"><text:s/>end</text:p>
              <text:p text:style-name="P184">end</text:p>
              <text:p text:style-name="P184"/>
              <text:p text:style-name="P184">puts 5.to_eng</text:p>
              <text:p text:style-name="P74">puts 42.to_eng</text:p>
            </table:table-cell>
            <table:table-cell table:style-name="Table18.B1" office:value-type="string">
              <text:p text:style-name="P369">every instance of the class Rectangle will have <text:span text:style-name="T68">its own unique copies of </text:span><text:span text:style-name="T104">these variables </text:span><text:span text:style-name="T225">and is in effect, a distinct rectangle.</text:span></text:p>
            </table:table-cell>
          </table:table-row>
        </table:table>
        <text:h text:style-name="P460" text:outline-level="2"><text:span text:style-name="Source_20_Text"><text:span text:style-name="T262"/></text:span></text:h>
        <text:p text:style-name="Standard"/>
        <text:p text:style-name="Standard"/>
        <text:h text:style-name="P461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4">class Die</text:p>
              <text:p text:style-name="P187"><text:s/><text:span text:style-name="T68">def initialize</text:span></text:p>
              <text:p text:style-name="P189"><text:s text:c="2"/>roll</text:p>
              <text:p text:style-name="P189"><text:s/>end</text:p>
              <text:p text:style-name="P184"><text:s/>def roll</text:p>
              <text:p text:style-name="P184"><text:s text:c="2"/>@number_showing = </text:p>
              <text:p text:style-name="P184"><text:s text:c="4"/>1 + rand(6)</text:p>
              <text:p text:style-name="P184"><text:s/>end</text:p>
              <text:p text:style-name="P184"><text:s/>def showing</text:p>
              <text:p text:style-name="P184"><text:s text:c="3"/>@number_showing</text:p>
              <text:p text:style-name="P184"><text:s/>end</text:p>
              <text:p text:style-name="P184">end</text:p>
              <text:p text:style-name="P184"/>
              <text:p text:style-name="P201">die = Die.<text:span text:style-name="T68">new</text:span></text:p>
              <text:p text:style-name="P184">puts die.rol<text:span text:style-name="T349">l</text:span></text:p>
              <text:p text:style-name="P184"><text:span text:style-name="T452">p</text:span>uts die.showing</text:p>
              <text:p text:style-name="P202">die2 = Die.<text:span text:style-name="T68">allocate</text:span></text:p>
            </table:table-cell>
            <table:table-cell table:style-name="Table19.B1" office:value-type="string">
              <text:p text:style-name="P37">as soon as an object is created, <text:span text:style-name="T35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8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22">Person.create(name:"John Doe",age: 27)</text:p>
        <text:p text:style-name="P184">def self.create(params)</text:p>
        <text:p text:style-name="P184"><text:s text:c="2"/>@name = params[:name]</text:p>
        <text:p text:style-name="P184"><text:s text:c="2"/>@age <text:s/>= params[:age]</text:p>
        <text:p text:style-name="Preformatted_20_Text">end</text:p>
        <text:h text:style-name="P425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309">You can also use private as a command by passing in symbols representing the methods you want to keep private, like so:</text:p>
        <text:p text:style-name="P309"/>
        <text:p text:style-name="P203"><text:soft-page-break/><text:span text:style-name="T68">private</text:span> :<text:span text:style-name="T433">convert_to_C</text:span>, :<text:span text:style-name="T433">convert_to_F</text:span></text:p>
        <text:h text:style-name="P460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4">class Person</text:p>
              <text:p text:style-name="P204"><text:s/>def anyone<text:span text:style-name="T432">()</text:span>...end</text:p>
              <text:p text:style-name="P204"><text:s/><text:span text:style-name="T68">private</text:span></text:p>
              <text:p text:style-name="P204"><text:s/>def private<text:span text:style-name="T432">()</text:span>...end</text:p>
              <text:p text:style-name="P204"><text:s/><text:span text:style-name="T68">public</text:span></text:p>
              <text:p text:style-name="P204"><text:s/>def public<text:span text:style-name="T432">()</text:span>...end</text:p>
              <text:p text:style-name="P204">end</text:p>
            </table:table-cell>
          </table:table-row>
        </table:table>
        <text:h text:style-name="P462" text:outline-level="2"><text:bookmark-start text:name="__RefHeading___Toc11500_1800458073"/>Protected<text:bookmark-end text:name="__RefHeading___Toc11500_1800458073"/></text:h>
        <text:p text:style-name="P309">provides most of the privacy of <text:span text:style-name="Source_20_Text">private</text:span> but lets the methods inside other instances of the same class or its descendents also access it</text:p>
        <text:h text:style-name="P496" text:outline-level="2"><text:bookmark-start text:name="__RefHeading___Toc13946_1937033018"/>Instance vs Class<text:bookmark-end text:name="__RefHeading___Toc13946_1937033018"/></text:h>
        <text:p text:style-name="P370">Class methods can only be called on classes and instance methods can only be called on an instance of a class. </text:p>
        <text:p text:style-name="P370"/>
        <text:p text:style-name="P206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4">def <text:span text:style-name="T68">self.bar</text:span></text:p>
              <text:p text:style-name="P184"><text:s/>puts 'class'</text:p>
              <text:p text:style-name="P184">end</text:p>
            </table:table-cell>
            <table:table-cell table:style-name="Table21.B1" office:value-type="string">
              <text:p text:style-name="P184">def <text:span text:style-name="T68">baz</text:span></text:p>
              <text:p text:style-name="P184"><text:s/>puts 'instance'</text:p>
              <text:p text:style-name="P184">end</text:p>
            </table:table-cell>
          </table:table-row>
        </table:table>
        <text:p text:style-name="P206">end</text:p>
        <text:p text:style-name="P205"><text:tab/><text:span text:style-name="T68">Foo.bar</text:span><text:tab/> <text:span text:style-name="T68">Foo.new.baz</text:span></text:p>
        <text:h text:style-name="P528" text:outline-level="3"><text:bookmark-start text:name="__RefHeading___Toc7741_10318499591"/><text:span text:style-name="T472">::</text:span>Class methods<text:bookmark-end text:name="__RefHeading___Toc7741_10318499591"/></text:h>
        <text:p text:style-name="P21">Methods start<text:span text:style-name="T456">ing</text:span> with <text:span text:style-name="Source_20_Text"><text:span text:style-name="T68">self</text:span></text:span> are <text:span text:style-name="T68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4"><text:span text:style-name="Source_20_Text">class Foo</text:span></text:p>
              <text:p text:style-name="P184"><text:span text:style-name="Source_20_Text"><text:s text:c="2"/>def </text:span><text:span text:style-name="Source_20_Text"><text:span text:style-name="T68">self</text:span></text:span><text:span text:style-name="Source_20_Text">.bar</text:span></text:p>
              <text:p text:style-name="P184"><text:span text:style-name="Source_20_Text"><text:s text:c="4"/>puts 'class'</text:span></text:p>
              <text:p text:style-name="P184"><text:span text:style-name="Source_20_Text"><text:s text:c="2"/>end</text:span></text:p>
              <text:p text:style-name="P184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4"><text:span text:style-name="Source_20_Text">class Foo</text:span></text:p>
              <text:p text:style-name="P184"><text:span text:style-name="Source_20_Text"><text:s text:c="2"/>class </text:span><text:span text:style-name="Source_20_Text"><text:span text:style-name="T457">&lt;</text:span></text:span><text:span text:style-name="Source_20_Text">&lt; self</text:span></text:p>
              <text:p text:style-name="P184"><text:span text:style-name="Source_20_Text"><text:s text:c="4"/>def bar</text:span></text:p>
              <text:p text:style-name="P184"><text:span text:style-name="Source_20_Text"><text:s text:c="6"/>puts 'class'</text:span></text:p>
              <text:p text:style-name="P184"><text:span text:style-name="Source_20_Text"><text:s text:c="4"/>end</text:span></text:p>
              <text:p text:style-name="P184"><text:span text:style-name="Source_20_Text"><text:s text:c="2"/>end</text:span></text:p>
              <text:p text:style-name="P184"><text:span text:style-name="Source_20_Text">end</text:span></text:p>
              <text:p text:style-name="P184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4"><text:span text:style-name="Source_20_Text">class Foo; end</text:span></text:p>
              <text:p text:style-name="P184"><text:span text:style-name="Source_20_Text">def Foo.bar</text:span></text:p>
              <text:p text:style-name="P184"><text:span text:style-name="Source_20_Text"><text:s/>puts 'class' </text:span><text:span text:style-name="Source_20_Text"><text:span text:style-name="T458">end</text:span></text:span><text:span text:style-name="Source_20_Text"> </text:span></text:p>
            </table:table-cell>
            <table:covered-table-cell/>
          </table:table-row>
        </table:table>
        <text:p text:style-name="P490"><text:span text:style-name="Source_20_Text">Foo.bar </text:span><text:span text:style-name="Source_20_Text"><text:span text:style-name="T358"># &lt;= call</text:span></text:span></text:p>
        <text:p text:style-name="P369">Class methods are for anything that does not deal with an individual instance of a class. </text:p>
        <text:h text:style-name="P528" text:outline-level="3"><text:bookmark-start text:name="__RefHeading___Toc7743_10318499591"/><text:span text:style-name="T472">#</text:span>Instance methods<text:bookmark-end text:name="__RefHeading___Toc7743_10318499591"/></text:h>
        <text:p text:style-name="P41"><text:span text:style-name="T68">Instance methods</text:span> do not start with <text:span text:style-name="Source_20_Text"><text:span text:style-name="T68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4"><text:span text:style-name="Source_20_Text">class Foo</text:span></text:p>
              <text:p text:style-name="P184"><text:span text:style-name="Source_20_Text"><text:s text:c="2"/>def baz</text:span></text:p>
              <text:p text:style-name="P184"><text:span text:style-name="Source_20_Text"><text:s text:c="4"/>puts 'instance'</text:span></text:p>
              <text:p text:style-name="P184"><text:span text:style-name="Source_20_Text"><text:s text:c="2"/>end</text:span></text:p>
              <text:p text:style-name="P184"><text:span text:style-name="Source_20_Text">end</text:span></text:p>
              <text:p text:style-name="P184"/>
              <text:p text:style-name="P184"><text:span text:style-name="Source_20_Text"><text:span text:style-name="T68">Foo.new</text:span></text:span><text:span text:style-name="Source_20_Text">.baz</text:span></text:p>
            </table:table-cell>
            <table:table-cell table:style-name="Table23.B1" office:value-type="string">
              <text:p text:style-name="P184"><text:span text:style-name="Source_20_Text">class Foo</text:span></text:p>
              <text:p text:style-name="P184"><text:span text:style-name="Source_20_Text">attr_accessor :baz</text:span></text:p>
              <text:p text:style-name="P184"><text:span text:style-name="Source_20_Text">end</text:span></text:p>
              <text:p text:style-name="P184"/>
              <text:p text:style-name="P184"><text:span text:style-name="Source_20_Text">foo = </text:span><text:span text:style-name="Source_20_Text"><text:span text:style-name="T68">Foo.new</text:span></text:span></text:p>
              <text:p text:style-name="P184"><text:span text:style-name="Source_20_Text">foo.baz = 'instance method'</text:span></text:p>
              <text:p text:style-name="P184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4"><text:span text:style-name="Source_20_Text">class Foo; end</text:span></text:p>
              <text:p text:style-name="P184"/>
              <text:p text:style-name="P184"><text:span text:style-name="Source_20_Text">foo = Foo.new</text:span></text:p>
              <text:p text:style-name="P184"><text:span text:style-name="Source_20_Text">def foo.bar</text:span></text:p>
              <text:p text:style-name="P184"><text:span text:style-name="Source_20_Text"><text:s text:c="2"/>puts 'instance'</text:span></text:p>
              <text:p text:style-name="P184"><text:span text:style-name="Source_20_Text">end</text:span></text:p>
              <text:p text:style-name="P184"/>
              <text:p text:style-name="P490"><text:span text:style-name="Source_20_Text"><text:span text:style-name="T68">Foo.new</text:span></text:span><text:span text:style-name="Source_20_Text">.baz</text:span></text:p>
            </table:table-cell>
            <table:table-cell table:style-name="Table23.B2" office:value-type="string">
              <text:p text:style-name="P369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06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4"><text:span text:style-name="Source_20_Text">module </text:span><text:span text:style-name="Source_20_Text"><text:span text:style-name="T68">SomeModule</text:span></text:span></text:p>
              <text:p text:style-name="P204"><text:span text:style-name="Source_20_Text"><text:s/>module </text:span><text:span text:style-name="Source_20_Text"><text:span text:style-name="T68">InnerModule</text:span></text:span></text:p>
              <text:p text:style-name="P204"><text:span text:style-name="Source_20_Text"><text:s text:c="2"/>class </text:span><text:span text:style-name="Source_20_Text"><text:span text:style-name="T68">MyClass</text:span></text:span></text:p>
              <text:p text:style-name="P204"><text:span text:style-name="Source_20_Text"><text:span text:style-name="T68"><text:s text:c="3"/>CONSTANT</text:span></text:span><text:span text:style-name="Source_20_Text"> = 4</text:span></text:p>
              <text:p text:style-name="P204"><text:span text:style-name="Source_20_Text"><text:s text:c="2"/>end</text:span></text:p>
              <text:p text:style-name="P204"><text:span text:style-name="Source_20_Text"><text:s/>end</text:span></text:p>
              <text:p text:style-name="P204"><text:span text:style-name="Source_20_Text">end</text:span></text:p>
            </table:table-cell>
            <table:table-cell table:style-name="Table24.B1" office:value-type="string">
              <text:p text:style-name="P309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7">CONSTANT</text:span></text:span> from outside as </text:p>
        <text:p text:style-name="P207"><text:span text:style-name="Source_20_Text"><text:span text:style-name="T386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63" text:outline-level="2"><text:bookmark-start text:name="__RefHeading___Toc11804_1800458073"/><text:span text:style-name="Source_20_Text"><text:span text:style-name="T262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89">class Person</text:p>
              <text:p text:style-name="P289"><text:s text:c="2"/><text:bookmark-start text:name="__DdeLink__11719_1086886642"/><text:span text:style-name="T68">attr_accessor</text:span> :name, :age, :gender<text:bookmark-end text:name="__DdeLink__11719_1086886642"/></text:p>
              <text:p text:style-name="P87">end</text:p>
            </table:table-cell>
          </table:table-row>
        </table:table>
        <text:p text:style-name="P309"><text:span text:style-name="T473">provides</text:span> both <text:span text:style-name="T473">two</text:span> method<text:span text:style-name="T473">s </text:span>and an instance variable (<text:span text:style-name="T419">@</text:span><text:span text:style-name="T420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7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88">attr_reader<text:span text:style-name="T473"> :name</text:span></text:p>
            </table:table-cell>
            <table:table-cell table:style-name="Table127.B2" office:value-type="string">
              <text:p text:style-name="P188">attr_writer<text:span text:style-name="T473"> :name</text:span></text:p>
            </table:table-cell>
          </table:table-row>
          <table:table-row>
            <table:table-cell table:style-name="Table127.A2" office:value-type="string">
              <text:p text:style-name="P288">def name</text:p>
              <text:p text:style-name="P288"><text:s text:c="2"/>@name</text:p>
              <text:p text:style-name="P288">end</text:p>
            </table:table-cell>
            <table:table-cell table:style-name="Table127.B2" office:value-type="string">
              <text:p text:style-name="P288">def name=(str)</text:p>
              <text:p text:style-name="P288"><text:s text:c="2"/>@name = str</text:p>
              <text:p text:style-name="P288">end</text:p>
            </table:table-cell>
          </table:table-row>
        </table:table>
        <text:h text:style-name="P460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8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0"><text:bookmark-start text:name="__DdeLink__11855_1905917240"/>Person = Struct.new(:name, :age)<text:bookmark-end text:name="__DdeLink__11855_1905917240"/></text:p>
              <text:p text:style-name="P204">fred <text:s text:c="2"/>= Person.new("Fred", 50)</text:p>
              <text:p text:style-name="P204">chris <text:s/>= Person.new("Chris", 25)</text:p>
              <text:p text:style-name="P204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5">the </text:span><text:span text:style-name="T92">first line</text:span><text:span text:style-name="T434"> </text:span>is equivalent <text:span text:style-name="T218">to this method</text:span></text:p>
            </table:table-cell>
            <table:table-cell table:style-name="Table26.B1" office:value-type="string">
              <text:p text:style-name="P204">class Person</text:p>
              <text:p text:style-name="P204"><text:s/>attr_accessor :name, :age</text:p>
              <text:p text:style-name="P204"><text:s/>def initialize(name, age)</text:p>
              <text:p text:style-name="P204"><text:s text:c="2"/>@name = name; @age = age</text:p>
              <text:p text:style-name="P204"><text:s/>end</text:p>
              <text:p text:style-name="P204">end</text:p>
            </table:table-cell>
          </table:table-row>
        </table:table>
        <text:p text:style-name="P309">(actually parameters are optional when initializing a Struct class)</text:p>
        <text:h text:style-name="P529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4">Wheel = Struct.new(:rim, :tire) do</text:p>
              <text:p text:style-name="P204"><text:s/>def diameter<text:span text:style-name="T446">()</text:span> rim + (tire *2) end</text:p>
              <text:p text:style-name="P204">end</text:p>
            </table:table-cell>
          </table:table-row>
        </table:table>
        <text:p text:style-name="P309"/>
        <text:h text:style-name="P416" text:outline-level="1"><text:bookmark-start text:name="__RefHeading___Toc10176_915285827"/><text:soft-page-break/><text:span text:style-name="T199">C</text:span><text:span text:style-name="T200">onditionals</text:span><text:bookmark-end text:name="__RefHeading___Toc10176_915285827"/></text:h>
        <text:h text:style-name="P443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if boolean_expr</text:span></text:span></text:p>
              <text:p text:style-name="P182"><text:span text:style-name="Source_20_Text"><text:span text:style-name="T287"><text:s text:c="2"/>#do something</text:span></text:span></text:p>
              <text:p text:style-name="P182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7">Example</text:span></text:span></text:p>
              <text:p text:style-name="P182"><text:span text:style-name="Source_20_Text"><text:span text:style-name="T287">if true</text:span></text:span></text:p>
              <text:p text:style-name="P182"><text:span text:style-name="Source_20_Text"><text:span text:style-name="T287"><text:s/>puts "I get printed!"</text:span></text:span></text:p>
              <text:p text:style-name="P182"><text:span text:style-name="Source_20_Text"><text:span text:style-name="T287">end</text:span></text:span></text:p>
              <text:p text:style-name="P121"/>
              <text:p text:style-name="P121"><text:span text:style-name="T207">=&gt;</text:span> I get printed!</text:p>
            </table:table-cell>
          </table:table-row>
          <table:table-row>
            <table:table-cell table:style-name="Table28.A2" office:value-type="string">
              <text:h text:style-name="P536" text:outline-level="3"><text:bookmark-start text:name="__RefHeading___Toc7825_1031849959"/><text:span text:style-name="Source_20_Text"><text:span text:style-name="T323">ONE-</text:span></text:span><text:span text:style-name="Source_20_Text"><text:span text:style-name="T287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2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8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8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43" text:outline-level="2"><text:bookmark-start text:name="__RefHeading___Toc9208_970994290"/><text:span text:style-name="Strong_20_Emphasis"><text:span text:style-name="T68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7"/></text:span></text:p>
              <text:p text:style-name="P34"><text:span text:style-name="Strong_20_Emphasis"><text:span text:style-name="T287">Example</text:span></text:span></text:p>
              <text:p text:style-name="P182"><text:span text:style-name="Source_20_Text"><text:span text:style-name="T287">unless false</text:span></text:span></text:p>
              <text:p text:style-name="P182"><text:span text:style-name="Source_20_Text"><text:span text:style-name="T287"><text:s/>puts "</text:span></text:span><text:span text:style-name="Source_20_Text"><text:span text:style-name="T322">uooo</text:span></text:span><text:span text:style-name="Source_20_Text"><text:span text:style-name="T287">"</text:span></text:span></text:p>
              <text:p text:style-name="P182"><text:span text:style-name="Source_20_Text"><text:span text:style-name="T287">end</text:span></text:span></text:p>
              <text:p text:style-name="P121"/>
              <text:p text:style-name="P121"><text:span text:style-name="T207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unless boolean_expr</text:span></text:span></text:p>
              <text:p text:style-name="P182"><text:span text:style-name="Source_20_Text"><text:span text:style-name="T287"><text:s text:c="2"/>#do something </text:span></text:span></text:p>
              <text:p text:style-name="P182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43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7">Syntax</text:span></text:span></text:p>
            </table:table-cell>
            <table:table-cell table:style-name="Table30.A1" office:value-type="string">
              <text:p text:style-name="P321"/>
            </table:table-cell>
          </table:table-row>
          <table:table-row>
            <table:table-cell table:style-name="Table30.A2" table:number-columns-spanned="2" office:value-type="string">
              <text:p text:style-name="P182"><text:span text:style-name="Source_20_Text"><text:span text:style-name="T287">if boolean_expression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elsif boolean_expression_2</text:span></text:span></text:p>
              <text:p text:style-name="P182"><text:span text:style-name="Source_20_Text"><text:span text:style-name="T287"><text:s text:c="2"/>#do something different</text:span></text:span></text:p>
              <text:p text:style-name="P182"><text:span text:style-name="Source_20_Text"><text:span text:style-name="T287">else</text:span></text:span></text:p>
              <text:p text:style-name="P121"><text:s text:c="2"/>#do something else</text:p>
            </table:table-cell>
            <table:covered-table-cell/>
            <table:table-cell table:style-name="Table30.A1" office:value-type="string">
              <text:p text:style-name="P323">It must be paired with an </text:p>
              <text:p text:style-name="P368">if or unless </text:p>
              <text:p text:style-name="P368">block </text:p>
            </table:table-cell>
          </table:table-row>
        </table:table>
        <text:p text:style-name="P34"><text:span text:style-name="Strong_20_Emphasis"><text:span text:style-name="T287">Example</text:span></text:span></text:p>
        <text:p text:style-name="P182"><text:span text:style-name="Source_20_Text"><text:span text:style-name="T287">if x &gt; 5<text:tab/><text:tab/><text:tab/></text:span></text:span><text:span text:style-name="Source_20_Text"><text:span text:style-name="T296">#</text:span></text:span><text:span text:style-name="Source_20_Text"><text:span text:style-name="T287"> x = 5</text:span></text:span></text:p>
        <text:p text:style-name="P182"><text:span text:style-name="Source_20_Text"><text:span text:style-name="T287"><text:s text:c="2"/>print "I am big!"</text:span></text:span></text:p>
        <text:p text:style-name="P182"><text:span text:style-name="Source_20_Text"><text:span text:style-name="T287">elsif x == 5</text:span></text:span></text:p>
        <text:p text:style-name="P182"><text:span text:style-name="Source_20_Text"><text:span text:style-name="T287"><text:s text:c="2"/>print "I am medium!"</text:span></text:span></text:p>
        <text:p text:style-name="P182"><text:span text:style-name="Source_20_Text"><text:span text:style-name="T287">else</text:span></text:span></text:p>
        <text:p text:style-name="P182"><text:span text:style-name="Source_20_Text"><text:span text:style-name="T287"><text:s text:c="2"/>print "I am small!"</text:span></text:span></text:p>
        <text:p text:style-name="P182"><text:span text:style-name="Source_20_Text"><text:span text:style-name="T287">end<text:tab/><text:tab/><text:tab/><text:tab/></text:span></text:span><text:span text:style-name="Source_20_Text"><text:span text:style-name="T296">=&gt;</text:span></text:span><text:span text:style-name="Source_20_Text"><text:span text:style-name="T287">I am medium!</text:span></text:span></text:p>
        <text:h text:style-name="P443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if boolean_expr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else</text:span></text:span></text:p>
              <text:p text:style-name="P182"><text:span text:style-name="Source_20_Text"><text:span text:style-name="T287"><text:s/>#do something else</text:span></text:span></text:p>
              <text:p text:style-name="P491"><text:span text:style-name="Source_20_Text"><text:span text:style-name="T287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7">Example</text:span></text:span></text:p>
              <text:p text:style-name="P182"><text:span text:style-name="Source_20_Text"><text:span text:style-name="T287">if x &gt; 5 <text:s/></text:span></text:span><text:span text:style-name="Source_20_Text"><text:span text:style-name="T296">#</text:span></text:span><text:span text:style-name="Source_20_Text"><text:span text:style-name="T287">x = 5</text:span></text:span></text:p>
              <text:p text:style-name="P182"><text:span text:style-name="Source_20_Text"><text:span text:style-name="T287"><text:s text:c="2"/>print "Im big!"</text:span></text:span></text:p>
              <text:p text:style-name="P182"><text:span text:style-name="Source_20_Text"><text:span text:style-name="T287">else</text:span></text:span></text:p>
              <text:p text:style-name="P182"><text:span text:style-name="Source_20_Text"><text:span text:style-name="T287"><text:s/>print "I</text:span></text:span><text:span text:style-name="Source_20_Text"><text:span text:style-name="T297">m</text:span></text:span><text:span text:style-name="Source_20_Text"><text:span text:style-name="T287"> small"</text:span></text:span></text:p>
              <text:p text:style-name="P182"><text:span text:style-name="Source_20_Text"><text:span text:style-name="T287">end</text:span></text:span></text:p>
              <text:p text:style-name="P121"><text:span text:style-name="T207">=&gt;</text:span> <text:s/>I am small!</text:p>
            </table:table-cell>
          </table:table-row>
        </table:table>
        <text:h text:style-name="P431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case value</text:span></text:span></text:p>
              <text:p text:style-name="P182"><text:span text:style-name="Source_20_Text"><text:span text:style-name="T287">when expression1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when expression2</text:span></text:span></text:p>
              <text:p text:style-name="P182"><text:span text:style-name="Source_20_Text"><text:span text:style-name="T287"><text:s text:c="2"/>#do something</text:span></text:span></text:p>
            </table:table-cell>
            <table:table-cell table:style-name="Table32.B1" office:value-type="string">
              <text:p text:style-name="P182"><text:span text:style-name="Source_20_Text"><text:span text:style-name="T287">...</text:span></text:span></text:p>
              <text:p text:style-name="P182"><text:span text:style-name="Source_20_Text"><text:span text:style-name="T287">when expressionN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else</text:span></text:span></text:p>
              <text:p text:style-name="P182"><text:span text:style-name="Source_20_Text"><text:span text:style-name="T287"><text:s text:c="2"/>#do default case</text:span></text:span></text:p>
              <text:p text:style-name="P121">end</text:p>
            </table:table-cell>
          </table:table-row>
        </table:table>
        <text:p text:style-name="P34"><text:span text:style-name="Strong_20_Emphasis"><text:span text:style-name="T287">Example</text:span></text:span></text:p>
        <text:p text:style-name="P182"><text:span text:style-name="Source_20_Text"><text:span text:style-name="T287">a = ["4"]</text:span></text:span></text:p>
        <text:p text:style-name="P182"><text:span text:style-name="Source_20_Text"><text:span text:style-name="T287">case a</text:span></text:span></text:p>
        <text:p text:style-name="P182"><text:span text:style-name="Source_20_Text"><text:span text:style-name="T287">when 1..4, 5</text:span></text:span></text:p>
        <text:p text:style-name="P182"><text:span text:style-name="Source_20_Text"><text:span text:style-name="T287"><text:s text:c="2"/>puts "</text:span></text:span><text:span text:style-name="Source_20_Text"><text:span text:style-name="T67">between</text:span></text:span><text:span text:style-name="Source_20_Text"><text:span text:style-name="T287"> 1 and 5"</text:span></text:span></text:p>
        <text:p text:style-name="P182"><text:span text:style-name="Source_20_Text"><text:span text:style-name="T105">when</text:span></text:span><text:span text:style-name="Source_20_Text"><text:span text:style-name="T287"> 6 </text:span></text:span><text:span text:style-name="Source_20_Text"><text:span text:style-name="T109">then</text:span></text:span><text:span text:style-name="Source_20_Text"><text:span text:style-name="T287"> puts "It's 6" </text:span></text:span><text:span text:style-name="Source_20_Text"><text:span text:style-name="T393">#ONE LINER</text:span></text:span></text:p>
        <text:p text:style-name="P182"><text:span text:style-name="Source_20_Text"><text:span text:style-name="T287">when String</text:span></text:span></text:p>
        <text:p text:style-name="P182"><text:span text:style-name="Source_20_Text"><text:span text:style-name="T287"><text:s text:c="2"/>puts "</text:span></text:span><text:span text:style-name="Source_20_Text"><text:span text:style-name="T298">it's</text:span></text:span><text:span text:style-name="Source_20_Text"><text:span text:style-name="T287"> a string"</text:span></text:span></text:p>
        <text:p text:style-name="P182"><text:span text:style-name="Source_20_Text"><text:span text:style-name="T287">else</text:span></text:span></text:p>
        <text:p text:style-name="P182"><text:span text:style-name="Source_20_Text"><text:span text:style-name="T287"><text:s text:c="2"/>puts "You gave me #{a} -- I have no idea what to do with that."</text:span></text:span></text:p>
        <text:p text:style-name="P182"><text:span text:style-name="Source_20_Text"><text:span text:style-name="T287">end</text:span></text:span></text:p>
        <text:p text:style-name="P123">=&gt; You gave me 4 -- I have no idea what to do with that.</text:p>
        <text:h text:style-name="P431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87">Syntax<text:tab/><text:tab/></text:span></text:span><text:span text:style-name="Strong_20_Emphasis"><text:span text:style-name="T299">if<text:tab/><text:tab/>result true</text:span></text:span></text:p>
        <text:p text:style-name="P121">boolean ? true : false</text:p>
        <text:p text:style-name="P34"><text:span text:style-name="Strong_20_Emphasis"><text:span text:style-name="T287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101"><text:span text:style-name="Source_20_Text">grade = 88</text:span></text:p>
            </table:table-cell>
            <table:table-cell table:style-name="Table33.A1" office:value-type="string">
              <text:p text:style-name="P209"><text:span text:style-name="Source_20_Text"><text:span text:style-name="T68">if</text:span></text:span></text:p>
            </table:table-cell>
            <table:table-cell table:style-name="Table33.A1" office:value-type="string">
              <text:p text:style-name="P209"><text:span text:style-name="Source_20_Text"><text:span text:style-name="T68">true</text:span></text:span></text:p>
            </table:table-cell>
            <table:table-cell table:style-name="Table33.A1" office:value-type="string">
              <text:p text:style-name="P209"><text:span text:style-name="Source_20_Text"/></text:p>
            </table:table-cell>
            <table:table-cell table:style-name="Table33.A1" office:value-type="string">
              <text:p text:style-name="P191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196">=</text:span></text:span><text:span text:style-name="Source_20_Text">&gt;</text:span><text:span text:style-name="Source_20_Text"><text:span text:style-name="T196">pass</text:span></text:span></text:p>
            </table:table-cell>
          </table:table-row>
          <table:table-row>
            <table:table-cell table:style-name="Table33.A1" office:value-type="string">
              <text:p text:style-name="P101"><text:span text:style-name="Source_20_Text">grade &gt;= 70 </text:span></text:p>
            </table:table-cell>
            <table:table-cell table:style-name="Table33.A1" office:value-type="string">
              <text:p text:style-name="P209">?</text:p>
            </table:table-cell>
            <table:table-cell table:style-name="Table33.A1" office:value-type="string">
              <text:p text:style-name="P209"><text:span text:style-name="Source_20_Text">"pass"</text:span></text:p>
            </table:table-cell>
            <table:table-cell table:style-name="Table33.A1" office:value-type="string">
              <text:p text:style-name="P209"><text:span text:style-name="Source_20_Text">:</text:span></text:p>
            </table:table-cell>
            <table:table-cell table:style-name="Table33.A1" office:value-type="string">
              <text:p text:style-name="P209"><text:span text:style-name="Source_20_Text">"fail"</text:span></text:p>
            </table:table-cell>
            <table:covered-table-cell/>
          </table:table-row>
        </table:table>
        <text:p text:style-name="P182"/>
        <text:p text:style-name="P182">result = 1 &lt; 2</text:p>
        <text:p text:style-name="P121">puts result ? "very true" : "faaaalse"</text:p>
        <text:h text:style-name="P513" text:outline-level="1"><text:bookmark-start text:name="__RefHeading___Toc2517_379422752"/><text:soft-page-break/>Booleans<text:bookmark-end text:name="__RefHeading___Toc2517_379422752"/></text:h>
        <text:h text:style-name="P431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5">and</text:span></text:span><text:span text:style-name="T287">, </text:span><text:span text:style-name="Source_20_Text"><text:span text:style-name="T105">or</text:span></text:span><text:span text:style-name="T287">, </text:span><text:span text:style-name="Source_20_Text"><text:span text:style-name="T105">not</text:span></text:span><text:span text:style-name="T287">, </text:span><text:span text:style-name="Source_20_Text"><text:span text:style-name="T105">&amp;&amp;</text:span></text:span><text:span text:style-name="T105">,</text:span><text:span text:style-name="T287"> </text:span><text:span text:style-name="Source_20_Text"><text:span text:style-name="T105">||</text:span></text:span><text:span text:style-name="T67">,</text:span><text:span text:style-name="T287"> </text:span><text:span text:style-name="Source_20_Text"><text:span text:style-name="T105">not</text:span></text:span></text:p>
        <text:p text:style-name="P368"><text:span text:style-name="T287">the verbiage operators (</text:span><text:span text:style-name="Source_20_Text"><text:span text:style-name="T287">and</text:span></text:span><text:span text:style-name="T287">, </text:span><text:span text:style-name="Source_20_Text"><text:span text:style-name="T287">or</text:span></text:span><text:span text:style-name="T287"> and </text:span><text:span text:style-name="Source_20_Text"><text:span text:style-name="T287">not</text:span></text:span><text:span text:style-name="T287">) </text:span></text:p>
        <text:p text:style-name="P321">have lower precedence </text:p>
        <text:p text:style-name="P368"><text:span text:style-name="T287">than the symbolic operators (</text:span><text:span text:style-name="Source_20_Text"><text:span text:style-name="T287">&amp;&amp;</text:span></text:span><text:span text:style-name="T287">, </text:span><text:span text:style-name="Source_20_Text"><text:span text:style-name="T287">||</text:span></text:span><text:span text:style-name="T287"> and </text:span><text:span text:style-name="Source_20_Text"><text:span text:style-name="T287">!</text:span></text:span><text:span text:style-name="T287">).</text:span></text:p>
        <text:p text:style-name="P34"><text:span text:style-name="Strong_20_Emphasis"><text:span text:style-name="T287">Syntax</text:span></text:span></text:p>
        <text:p text:style-name="P182"><text:span text:style-name="Source_20_Text"><text:span text:style-name="T287">// returns true if both boolean1 and boolean2 are true</text:span></text:span></text:p>
        <text:p text:style-name="P182"><text:span text:style-name="Source_20_Text"><text:span text:style-name="T287">boolean1 &amp;&amp; boolean2</text:span></text:span></text:p>
        <text:p text:style-name="P182"><text:span text:style-name="Source_20_Text"><text:span text:style-name="T287">boolean1 and boolean2</text:span></text:span></text:p>
        <text:p text:style-name="P121"/>
        <text:p text:style-name="P182"><text:span text:style-name="Source_20_Text"><text:span text:style-name="T287">// returns true if either boolean1 or boolean2 are true</text:span></text:span></text:p>
        <text:p text:style-name="P182"><text:span text:style-name="Source_20_Text"><text:span text:style-name="T287">boolean1 || boolean2</text:span></text:span></text:p>
        <text:p text:style-name="P182"><text:span text:style-name="Source_20_Text"><text:span text:style-name="T287">boolean1 or boolean2</text:span></text:span></text:p>
        <text:p text:style-name="P121"/>
        <text:p text:style-name="P182"><text:span text:style-name="Source_20_Text"><text:span text:style-name="T287">// returns the opposite of boolean</text:span></text:span></text:p>
        <text:p text:style-name="P182"><text:span text:style-name="Source_20_Text"><text:span text:style-name="T287">!boolean<text:tab/></text:span></text:span>not boolean</text:p>
        <text:p text:style-name="P34"><text:span text:style-name="Strong_20_Emphasis"><text:span text:style-name="T287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2"><text:span text:style-name="Source_20_Text"><text:span text:style-name="T287">true &amp;&amp; tru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true &amp;&amp; false</text:span></text:span></text:p>
              <text:p text:style-name="P182"><text:span text:style-name="Source_20_Text"><text:span text:style-name="T287">=&gt; false</text:span></text:span></text:p>
              <text:p text:style-name="P182"><text:span text:style-name="Source_20_Text"><text:span text:style-name="T287">false and true</text:span></text:span></text:p>
              <text:p text:style-name="P182"><text:span text:style-name="Source_20_Text"><text:span text:style-name="T287">=&gt; false</text:span></text:span></text:p>
              <text:p text:style-name="P182"><text:span text:style-name="Source_20_Text"><text:span text:style-name="T287">false and false</text:span></text:span></text:p>
              <text:p text:style-name="P182"><text:span text:style-name="Source_20_Text"><text:span text:style-name="T287">=&gt; false</text:span></text:span></text:p>
            </table:table-cell>
            <table:table-cell table:style-name="Table34.B1" office:value-type="string">
              <text:p text:style-name="P182"><text:span text:style-name="Source_20_Text"><text:span text:style-name="T287">true || tru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true || fals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false or tru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false or false</text:span></text:span></text:p>
              <text:p text:style-name="P182"><text:span text:style-name="Source_20_Text"><text:span text:style-name="T287">=&gt; false</text:span></text:span></text:p>
            </table:table-cell>
          </table:table-row>
          <table:table-row>
            <table:table-cell table:style-name="Table34.A2" office:value-type="string">
              <text:p text:style-name="P121">!true</text:p>
              <text:p text:style-name="P121">=&gt; false</text:p>
            </table:table-cell>
            <table:table-cell table:style-name="Table34.B2" office:value-type="string">
              <text:p text:style-name="P121">not false</text:p>
              <text:p text:style-name="P121">=&gt; true</text:p>
            </table:table-cell>
          </table:table-row>
        </table:table>
        <text:h text:style-name="P464" text:outline-level="2"><text:bookmark-start text:name="__RefHeading___Toc10309_1836067520"/><text:span text:style-name="Source_20_Text"><text:span text:style-name="T425">.</text:span></text:span><text:span text:style-name="Source_20_Text"><text:span text:style-name="T426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2">age.between?(13,19) </text:p>
            </table:table-cell>
            <table:table-cell table:style-name="Table35.B1" office:value-type="string">
              <text:p text:style-name="P212">age &gt;12 &amp;&amp; age &lt;20</text:p>
            </table:table-cell>
          </table:table-row>
        </table:table>
        <text:h text:style-name="P432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7">false</text:span></text:span></text:p>
            </table:table-cell>
            <table:table-cell table:style-name="Table36.B1" table:number-rows-spanned="2" office:value-type="string">
              <text:p text:style-name="P368"><text:span text:style-name="T160">only </text:span><text:span text:style-name="Source_20_Text"><text:span text:style-name="T160">them</text:span></text:span><text:span text:style-name="T160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6">nil</text:span></text:span></text:p>
            </table:table-cell>
            <table:covered-table-cell/>
          </table:table-row>
        </table:table>
        <text:p text:style-name="P11"/>
        <text:h text:style-name="P465" text:outline-level="2"/>
        <text:h text:style-name="P409" text:outline-level="2"><text:bookmark-start text:name="__RefHeading___Toc2521_379422752"/>Comparison Op<text:bookmark-end text:name="__RefHeading___Toc2521_379422752"/></text:h>
        <text:p text:style-name="P34"><text:span text:style-name="T287">Comparison operators are used to test the relationship between two objects. The equality (</text:span><text:span text:style-name="Source_20_Text"><text:span text:style-name="T105">==</text:span></text:span><text:span text:style-name="T287">) and inequality (</text:span><text:span text:style-name="Source_20_Text"><text:span text:style-name="T105">!=</text:span></text:span><text:span text:style-name="T287">) operators can be used on almost any type of value where the other operators are used for numeric comparisons.</text:span></text:p>
        <text:p text:style-name="P34"><text:span text:style-name="Strong_20_Emphasis"><text:span text:style-name="T287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2"><text:span text:style-name="Source_20_Text"><text:span text:style-name="T287">x </text:span></text:span><text:span text:style-name="Source_20_Text"><text:span text:style-name="T105">==</text:span></text:span><text:span text:style-name="Source_20_Text"><text:span text:style-name="T287"> y </text:span></text:span></text:p>
            </table:table-cell>
            <table:table-cell table:style-name="Table37.B1" office:value-type="string">
              <text:p text:style-name="P182"><text:span text:style-name="Source_20_Text"><text:span text:style-name="T287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1">x <text:span text:style-name="T68">!=</text:span> y</text:p>
            </table:table-cell>
            <table:table-cell table:style-name="Table37.B2" office:value-type="string">
              <text:p text:style-name="P121">// returns true if two things are not equal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7">x </text:span></text:span><text:span text:style-name="Source_20_Text"><text:span text:style-name="T105">&lt;=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82"><text:span text:style-name="Source_20_Text"><text:span text:style-name="T287">// returns true if x is less than or equal to y</text:span></text:span></text:p>
              <text:p text:style-name="P182"><text:span text:style-name="Source_20_Text"><text:span text:style-name="T321"/></text:span>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7">x </text:span></text:span><text:span text:style-name="Source_20_Text"><text:span text:style-name="T105">&gt;=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82"><text:span text:style-name="Source_20_Text"><text:span text:style-name="T287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7">x </text:span></text:span><text:span text:style-name="Source_20_Text"><text:span text:style-name="T105">&lt;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368"><text:span text:style-name="Source_20_Text"><text:span text:style-name="T287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91"><text:span text:style-name="Source_20_Text"><text:span text:style-name="T287">x </text:span></text:span><text:span text:style-name="Source_20_Text"><text:span text:style-name="T105">&gt;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21">// returns true if x is greater than y</text:p>
            </table:table-cell>
          </table:table-row>
        </table:table>
        <text:p text:style-name="P34"><text:span text:style-name="Strong_20_Emphasis"><text:span text:style-name="T287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2"><text:span text:style-name="Source_20_Text"><text:span text:style-name="T287">5 </text:span></text:span><text:span text:style-name="Source_20_Text"><text:span text:style-name="T105">==</text:span></text:span><text:span text:style-name="Source_20_Text"><text:span text:style-name="T287"> 5</text:span></text:span></text:p>
            </table:table-cell>
            <table:table-cell table:style-name="Table38.A1" office:value-type="string">
              <text:p text:style-name="P182"><text:span text:style-name="Source_20_Text"><text:span text:style-name="T287">=&gt; true</text:span></text:span></text:p>
            </table:table-cell>
            <table:table-cell table:style-name="Table38.A1" office:value-type="string">
              <text:p text:style-name="P360">Ex</text:p>
            </table:table-cell>
            <table:table-cell table:style-name="Table38.A1" office:value-type="string">
              <text:p text:style-name="P182"><text:span text:style-name="Source_20_Text"><text:span text:style-name="T287">5 != 5</text:span></text:span></text:p>
            </table:table-cell>
            <table:table-cell table:style-name="Table38.E1" office:value-type="string">
              <text:p text:style-name="P182"><text:span text:style-name="Source_20_Text"><text:span text:style-name="T287">=&gt; false</text:span></text:span></text:p>
            </table:table-cell>
          </table:table-row>
          <table:table-row>
            <table:table-cell table:style-name="Table38.A2" office:value-type="string">
              <text:p text:style-name="P182"><text:span text:style-name="Source_20_Text"><text:span text:style-name="T287">2 </text:span></text:span><text:span text:style-name="Source_20_Text"><text:span text:style-name="T105">&lt;=</text:span></text:span><text:span text:style-name="Source_20_Text"><text:span text:style-name="T287"> 2</text:span></text:span></text:p>
            </table:table-cell>
            <table:table-cell table:style-name="Table38.A2" office:value-type="string">
              <text:p text:style-name="P182"><text:span text:style-name="Source_20_Text"><text:span text:style-name="T287">=&gt; true</text:span></text:span></text:p>
            </table:table-cell>
            <table:table-cell table:style-name="Table38.A2" office:value-type="string">
              <text:p text:style-name="P360">am</text:p>
            </table:table-cell>
            <table:table-cell table:style-name="Table38.A2" office:value-type="string">
              <text:p text:style-name="P182"><text:span text:style-name="Source_20_Text"><text:span text:style-name="T287">2 &gt;= 3</text:span></text:span></text:p>
            </table:table-cell>
            <table:table-cell table:style-name="Table38.E2" office:value-type="string">
              <text:p text:style-name="P182"><text:span text:style-name="Source_20_Text"><text:span text:style-name="T287">=&gt; false</text:span></text:span></text:p>
            </table:table-cell>
          </table:table-row>
          <table:table-row>
            <table:table-cell table:style-name="Table38.A2" office:value-type="string">
              <text:p text:style-name="P182"><text:span text:style-name="Source_20_Text"><text:span text:style-name="T287">1 </text:span></text:span><text:span text:style-name="Source_20_Text"><text:span text:style-name="T105">&lt;</text:span></text:span><text:span text:style-name="Source_20_Text"><text:span text:style-name="T287"> 2</text:span></text:span></text:p>
            </table:table-cell>
            <table:table-cell table:style-name="Table38.A2" office:value-type="string">
              <text:p text:style-name="P182"><text:span text:style-name="Source_20_Text"><text:span text:style-name="T287">=&gt; true</text:span></text:span></text:p>
            </table:table-cell>
            <table:table-cell table:style-name="Table38.A2" office:value-type="string">
              <text:p text:style-name="P360">ple</text:p>
            </table:table-cell>
            <table:table-cell table:style-name="Table38.A2" office:value-type="string">
              <text:p text:style-name="P182"><text:span text:style-name="Source_20_Text"><text:span text:style-name="T287">1 &gt; 2</text:span></text:span></text:p>
            </table:table-cell>
            <table:table-cell table:style-name="Table38.E2" office:value-type="string">
              <text:p text:style-name="P121">=&gt; false</text:p>
            </table:table-cell>
          </table:table-row>
        </table:table>
        <text:h text:style-name="P530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1"><text:span text:style-name="Source_20_Text"><text:tab/>a </text:span><text:span text:style-name="Source_20_Text"><text:span text:style-name="T68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2"><text:span text:style-name="Source_20_Text">if a &lt; b then return -1</text:span></text:p>
              <text:p text:style-name="P182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82"><text:span text:style-name="Source_20_Text"><text:span text:style-name="T132">i</text:span></text:span><text:span text:style-name="Source_20_Text"><text:span text:style-name="T127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6"/></text:span></text:h>
        <text:p text:style-name="Text_20_body"><text:span text:style-name="Source_20_Text"><text:span text:style-name="T426"/></text:span></text:p>
        <text:h text:style-name="P513" text:outline-level="1"/>
        <text:h text:style-name="P513" text:outline-level="1"/>
        <text:h text:style-name="P507" text:outline-level="1"/>
        <text:h text:style-name="P498" text:outline-level="1"><text:bookmark-start text:name="__RefHeading___Toc11999_2034189443"/>Hashes <text:span text:style-name="T416">{ <text:s/>}</text:span><text:bookmark-end text:name="__RefHeading___Toc11999_2034189443"/></text:h>
        <text:p text:style-name="P325">Hashes have values associated with indices, but in the case of hashes, the indices are called keys. </text:p>
        <text:p text:style-name="P326"/>
        <text:p text:style-name="P326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25"/>
        <text:p text:style-name="P325">Keys can be anything that's hashable, such as <text:span text:style-name="T68">integers</text:span>, <text:span text:style-name="T68">strings</text:span>, or <text:span text:style-name="T68">symbols</text:span>, but they must be unique for the hash they belong.<text:tab/> <text:s text:c="3"/><text:span text:style-name="T221">I</text:span><text:span text:style-name="T223">t is also considered a </text:span><text:span text:style-name="T222">good</text:span><text:span text:style-name="T223"> practice </text:span><text:span text:style-name="T221">t</text:span><text:span text:style-name="T223">o use symbols as keys</text:span></text:p>
        <text:p text:style-name="P325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65">Arrays</text:p>
            </table:table-cell>
            <table:table-cell table:style-name="Table40.A1" office:value-type="string">
              <text:p text:style-name="P366">hashes</text:p>
            </table:table-cell>
            <table:table-cell table:style-name="Table40.C1" table:number-rows-spanned="2" office:value-type="string">
              <text:p text:style-name="P371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72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65">in order</text:p>
            </table:table-cell>
            <table:table-cell table:style-name="Table40.B3" table:number-columns-spanned="2" office:value-type="string">
              <text:p text:style-name="P366">referenced by other things</text:p>
            </table:table-cell>
            <table:covered-table-cell/>
          </table:table-row>
        </table:table>
        <text:h text:style-name="P466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04">OLD</text:p>
            </table:table-cell>
            <table:table-cell table:style-name="Table41.B1" office:value-type="string">
              <text:p text:style-name="P304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3"><text:s/>{:name =&gt; 'bob',</text:p>
              <text:p text:style-name="P213"><text:s text:c="2"/>:<text:span text:style-name="T365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3"><text:s/>{name: 'bob<text:span text:style-name="T373">'</text:span>,</text:p>
              <text:p text:style-name="P213"><text:s text:c="2"/><text:span text:style-name="T365">age : 22 <text:s text:c="3"/></text:span>}</text:p>
            </table:table-cell>
          </table:table-row>
        </table:table>
        <text:h text:style-name="P531" text:outline-level="3"><text:bookmark-start text:name="__RefHeading___Toc9526_970994290"/><text:span text:style-name="T17">Hash</text:span><text:span text:style-name="T14">.new</text:span><text:span text:style-name="T287"> </text:span><text:bookmark-end text:name="__RefHeading___Toc9526_970994290"/></text:h>
        <text:p text:style-name="Standard"><text:span text:style-name="T287">Hashes have a </text:span><text:span text:style-name="Emphasis"><text:span text:style-name="T287">default value</text:span></text:span><text:span text:style-name="T287"> that is returned when accessing keys that do not exist in the hash. If no default is set </text:span><text:span text:style-name="Source_20_Text"><text:span text:style-name="T105">nil</text:span></text:span><text:span text:style-name="T287"> is used. You can set the default value like this</text:span></text:p>
        <text:p text:style-name="P214"><text:span text:style-name="T287">my_hash = </text:span><text:span text:style-name="T105">Hash.new</text:span><text:span text:style-name="T287">(</text:span><text:span text:style-name="T105">default_value</text:span><text:span text:style-name="T287">)</text:span></text:p>
        <text:p text:style-name="P361"><text:s text:c="2"/>Example</text:p>
        <text:p text:style-name="P214"><text:span text:style-name="Source_20_Text"><text:span text:style-name="T287">my_hash = </text:span></text:span><text:span text:style-name="Source_20_Text"><text:span text:style-name="T105">Hash.new</text:span></text:span><text:span text:style-name="Source_20_Text"><text:span text:style-name="T287">("The Default")</text:span></text:span></text:p>
        <text:p text:style-name="P214"><text:span text:style-name="Source_20_Text"><text:span text:style-name="T287">my_hash["random_key"]</text:span></text:span></text:p>
        <text:p text:style-name="P124">=&gt; "The Default"</text:p>
        <text:h text:style-name="Heading_20_3" text:outline-level="3"><text:bookmark-start text:name="__RefHeading___Toc8417_1782535436"/><text:span text:style-name="T370">k</text:span>eys<text:bookmark-end text:name="__RefHeading___Toc8417_1782535436"/></text:h>
        <text:p text:style-name="P45">the keys can be <text:span text:style-name="T41">symbols</text:span>, <text:span text:style-name="T41">strings</text:span> or <text:span text:style-name="T41">integers</text:span></text:p>
        <text:p text:style-name="Standard"><text:span text:style-name="T369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8">x</text:span>="hi" <text:s text:c="4"/>my_hash<text:span text:style-name="T374">1</text:span> = {<text:span text:style-name="T68">x:</text:span> <text:s text:c="2"/>"<text:span text:style-name="T374">meh</text:span>"}</text:p>
        <text:p text:style-name="Preformatted_20_Text"><text:tab/> <text:s text:c="4"/>my_hash2 = {<text:span text:style-name="T68">x =&gt;</text:span> "<text:span text:style-name="T374">meh</text:span>"}</text:p>
        <text:p text:style-name="P215">puts my_hash<text:span text:style-name="T374">1</text:span>.keys[0].class <text:span text:style-name="T375">=&gt; </text:span><text:span text:style-name="T80">Symbol</text:span></text:p>
        <text:p text:style-name="P215">puts my_hash2.keys[0].class <text:span text:style-name="T375">=&gt; </text:span><text:span text:style-name="T80">String</text:span></text:p>
        <text:p text:style-name="Preformatted_20_Text"/>
        <text:h text:style-name="P467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5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6">person = {height = 6}</text:p>
              <text:p text:style-name="P216"/>
              <text:p text:style-name="P217">person[:height] <text:s/>= <text:span text:style-name="T68">4</text:span></text:p>
              <text:p text:style-name="P217"><text:span text:style-name="T367">person["height"] = </text:span><text:span text:style-name="T78">1</text:span></text:p>
            </table:table-cell>
            <table:table-cell table:style-name="Table42.B1" office:value-type="string">
              <text:p text:style-name="P217"><text:span text:style-name="T366">### prints {:height=&gt;</text:span><text:span text:style-name="T78">4</text:span><text:span text:style-name="T366">, <text:s/>"height"=&gt;</text:span><text:span text:style-name="T78">1</text:span><text:span text:style-name="T366">}</text:span><text:span text:style-name="Source_20_Text"><text:span text:style-name="T287"> </text:span></text:span></text:p>
            </table:table-cell>
          </table:table-row>
        </table:table>
        <text:h text:style-name="P468" text:outline-level="2"><text:bookmark-start text:name="__RefHeading___Toc7815_1031849959"/>Retrieving<text:bookmark-end text:name="__RefHeading___Toc7815_1031849959"/></text:h>
        <text:p text:style-name="P218"><text:span text:style-name="T117">restaurant_menu=</text:span><text:span text:style-name="T287"> {"Ramen"=&gt;3,"Dal"=&gt; 4</text:span><text:span text:style-name="Source_20_Text"><text:span text:style-name="T126">}</text:span></text:span></text:p>
        <text:h text:style-name="P537" text:outline-level="3"><text:bookmark-start text:name="__RefHeading___Toc7817_1031849959"/><text:span text:style-name="T273">r</text:span>etrieving values<text:bookmark-end text:name="__RefHeading___Toc7817_1031849959"/></text:h>
        <text:p text:style-name="P218"><text:span text:style-name="Source_20_Text"><text:span text:style-name="T125">restaurant_menu</text:span></text:span><text:span text:style-name="Source_20_Text"><text:span text:style-name="T146">[</text:span></text:span><text:span text:style-name="Source_20_Text"><text:span text:style-name="T125">“Dal”</text:span></text:span><text:span text:style-name="Source_20_Text"><text:span text:style-name="T146">]<text:tab/></text:span></text:span><text:span text:style-name="Source_20_Text"><text:span text:style-name="T186">returns</text:span></text:span><text:span text:style-name="Source_20_Text"><text:span text:style-name="T295"> 4</text:span></text:span></text:p>
        <text:p text:style-name="P219"><text:span text:style-name="Source_20_Text"><text:span text:style-name="T125">restaurant_menu</text:span></text:span><text:span text:style-name="Source_20_Text"><text:span text:style-name="T146">[:</text:span></text:span><text:span text:style-name="Source_20_Text"><text:span text:style-name="T125">Dal</text:span></text:span><text:span text:style-name="Source_20_Text"><text:span text:style-name="T146">]</text:span></text:span></text:p>
        <text:h text:style-name="P532" text:outline-level="3"><text:bookmark-start text:name="__RefHeading___Toc7819_1031849959"/><text:span text:style-name="Source_20_Text"><text:span text:style-name="T363">retrieving methods</text:span></text:span><text:bookmark-end text:name="__RefHeading___Toc7819_1031849959"/></text:h>
        <text:p text:style-name="P218"><text:span text:style-name="Source_20_Text"><text:span text:style-name="T116">restaurant_menu</text:span></text:span><text:span text:style-name="Source_20_Text"><text:span text:style-name="T137">.values</text:span></text:span></text:p>
        <text:p text:style-name="P76"><text:span text:style-name="Source_20_Text"><text:span text:style-name="T340">restaurant_menu</text:span></text:span><text:span text:style-name="Source_20_Text"><text:span text:style-name="T112">.keys</text:span></text:span></text:p>
        <text:p text:style-name="P373"><text:span text:style-name="T287">The </text:span><text:span text:style-name="Source_20_Text"><text:span text:style-name="T32">keys</text:span></text:span><text:span text:style-name="T287"> method returns an </text:span><text:span text:style-name="T32">array</text:span><text:span text:style-name="T287"> of all the </text:span><text:span text:style-name="T32">keys</text:span><text:span text:style-name="T287"> in the </text:span><text:span text:style-name="T32">Hash</text:span><text:span text:style-name="T287">. Similarly </text:span><text:span text:style-name="Source_20_Text"><text:span text:style-name="T32">values</text:span></text:span><text:span text:style-name="T287"> returns an </text:span><text:span text:style-name="T32">array</text:span><text:span text:style-name="T287"> of just the </text:span><text:span text:style-name="T32">values</text:span><text:span text:style-name="T287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0">guys = {"Bob" =&gt; 42, "Steve" =&gt; 32}</text:p>
        <text:p text:style-name="P220">guys<text:span text:style-name="T68">.has_key?</text:span>("Steve")<text:tab/>returns <text:span text:style-name="T68">TRUE</text:span></text:p>
        <text:p text:style-name="P220"><text:span text:style-name="T287">guys</text:span><text:span text:style-name="T105">.has_key?</text:span><text:span text:style-name="T287">("Gigione")returns </text:span><text:span text:style-name="T105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99">return </text:span>Hash[<text:span text:style-name="T398">hasciazzo</text:span>.sort]</text:p>
        <text:h text:style-name="P469" text:outline-level="2"><text:bookmark-start text:name="__RefHeading___Toc4938_870494724"/><text:span text:style-name="T287">iter with </text:span><text:span text:style-name="T14">.each</text:span><text:bookmark-end text:name="__RefHeading___Toc4938_870494724"/></text:h>
        <text:p text:style-name="P109">restaurant_menu<text:span text:style-name="T68">.each</text:span> do |<text:span text:style-name="T74">item</text:span><text:span text:style-name="T272">, </text:span><text:span text:style-name="T74">price</text:span>|</text:p>
        <text:p text:style-name="P109"><text:s/>puts "#{<text:span text:style-name="T74">item</text:span>}: #{<text:span text:style-name="T74">price</text:span>},ma <text:span text:style-name="T272">fa schifo</text:span>"</text:p>
        <text:p text:style-name="P109">end</text:p>
        <text:p text:style-name="P125"/>
        <text:p text:style-name="P218">states<text:span text:style-name="T68">.each</text:span> do |<text:span text:style-name="T68">state, abbrev</text:span>|</text:p>
        <text:p text:style-name="P218"><text:s text:c="2"/>puts "#{<text:span text:style-name="T68">state</text:span>} is #{<text:span text:style-name="T68">abbrev</text:span>}"</text:p>
        <text:p text:style-name="Preformatted_20_Text">end</text:p>
        <text:h text:style-name="Heading_20_3" text:outline-level="3"><text:bookmark-start text:name="__RefHeading___Toc9530_970994290"/>.<text:span text:style-name="T403">each_key / _value</text:span><text:bookmark-end text:name="__RefHeading___Toc9530_970994290"/></text:h>
        <text:p text:style-name="P221">movies.each_key {|movie| puts movie}</text:p>
        <text:h text:style-name="P470" text:outline-level="2"><text:bookmark-start text:name="__RefHeading___Toc7821_1031849959"/>Modifying values<text:bookmark-end text:name="__RefHeading___Toc7821_1031849959"/></text:h>
        <text:p text:style-name="P126"><text:span text:style-name="Source_20_Text">restaurant_menu[“Ramen”] = “</text:span><text:span text:style-name="Source_20_Text"><text:span text:style-name="T361">10000</text:span></text:span><text:span text:style-name="Source_20_Text">”</text:span></text:p>
        <text:h text:style-name="P437" text:outline-level="2"><text:bookmark-start text:name="__RefHeading___Toc7733_1031849959"/><text:soft-page-break/>.delete<text:bookmark-end text:name="__RefHeading___Toc7733_1031849959"/></text:h>
        <text:p text:style-name="P127"><text:s text:c="2"/>stuff.delete(:city)</text:p>
        <text:p text:style-name="P128">h.each {|k,v| delete(k) if v&lt;3}</text:p>
        <text:h text:style-name="P444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4">dudes = </text:p>
              <text:p text:style-name="P214">{ "bob" =&gt; 42, </text:p>
              <text:p text:style-name="P214">"steve" =&gt; 31, </text:p>
              <text:p text:style-name="P214"><text:s text:c="2"/>"joe" =&gt; 19}</text:p>
            </table:table-cell>
            <table:table-cell table:style-name="Table43.B1" office:value-type="string">
              <text:p text:style-name="P214">puts dudes<text:span text:style-name="T68">.select</text:span> <text:span text:style-name="T68">{|k,v|</text:span><text:span text:style-name="T371">(</text:span>k == "bob"<text:span text:style-name="T371">)</text:span> </text:p>
              <text:p text:style-name="P214"><text:s text:c="3"/>or (v == 19)<text:span text:style-name="T68">}</text:span></text:p>
            </table:table-cell>
          </table:table-row>
        </table:table>
        <text:p text:style-name="P129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2"><text:tab/>#{cities[<text:span text:style-name="T362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3">def greeting(<text:span text:style-name="T209">name</text:span>, <text:span text:style-name="T68">options = {}</text:span>)</text:p>
        <text:p text:style-name="Preformatted_20_Text"><text:s/>if <text:span text:style-name="T68">options.empty?</text:span></text:p>
        <text:p text:style-name="Preformatted_20_Text"><text:s text:c="2"/>puts "Hi, my name is #{<text:span text:style-name="T209">name</text:span>}"</text:p>
        <text:p text:style-name="Preformatted_20_Text"><text:s/>else</text:p>
        <text:p text:style-name="P223"><text:s text:c="3"/>puts "Hi, my name is #{<text:span text:style-name="T209">name</text:span>} and" <text:span text:style-name="T368">+</text:span></text:p>
        <text:p text:style-name="P223"><text:s text:c="4"/>" <text:span text:style-name="T368">I</text:span>'m #<text:span text:style-name="T68">{options[:age]}</text:span> years old"<text:span text:style-name="T368">+</text:span></text:p>
        <text:p text:style-name="P223"><text:s text:c="4"/>" I live in #{<text:span text:style-name="T68">opti</text:span><text:span text:style-name="T79">on</text:span><text:span text:style-name="T68">s[:</text:span><text:span text:style-name="T79">city</text:span><text:span text:style-name="T68">]</text:span>}"</text:p>
        <text:p text:style-name="Preformatted_20_Text"><text:s text:c="2"/>end</text:p>
        <text:p text:style-name="P223">end<text:tab/><text:span text:style-name="T368">greeting("Bob", </text:span><text:span text:style-name="T79">{age:62, city: <text:tab/><text:tab/><text:tab/> <text:s text:c="3"/>"New York City"}</text:span><text:span text:style-name="T368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4"><text:span text:style-name="T209">a</text:span> = [:a, :b, :c] <text:s text:c="4"/><text:span text:style-name="T209">b</text:span> = [1, <text:s text:c="2"/>2, <text:s/>3]</text:p>
        <text:p text:style-name="P224"><text:span text:style-name="T209">ascio</text:span> = <text:span text:style-name="T68">Hash[</text:span><text:span text:style-name="T209">a</text:span>.zip <text:span text:style-name="T209">b</text:span><text:span text:style-name="T68">] <text:s text:c="4"/></text:span>puts <text:span text:style-name="T209">ascio</text:span></text:p>
        <text:p text:style-name="P224"/>
        <text:p text:style-name="P224">returns: {:a=&gt;1, :b=&gt;2, :c=&gt;3}</text:p>
        <text:h text:style-name="Heading_20_2" text:outline-level="2"><text:bookmark-start text:name="__RefHeading___Toc11504_1800458073"/>as <text:span text:style-name="T447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7">foo</text:span></text:span><text:span text:style-name="Source_20_Text">{ a: 1</text:span><text:span text:style-name="Source_20_Text"><text:span text:style-name="T447">2</text:span></text:span><text:span text:style-name="Source_20_Text">, :b </text:span><text:span text:style-name="Source_20_Text"><text:span text:style-name="T447">=&gt;</text:span></text:span><text:span text:style-name="Source_20_Text"> </text:span><text:span text:style-name="Source_20_Text"><text:span text:style-name="T447">13</text:span></text:span><text:span text:style-name="Source_20_Text"> }</text:span></text:p>
            </table:table-cell>
            <table:table-cell table:style-name="Table44.B1" office:value-type="string">
              <text:p text:style-name="P305">WRONG</text:p>
            </table:table-cell>
          </table:table-row>
          <table:table-row>
            <table:table-cell table:style-name="Table44.A2" office:value-type="string">
              <text:p text:style-name="P225"><text:span text:style-name="Source_20_Text">foo({a: 12, :b =&gt; 13})</text:span></text:p>
            </table:table-cell>
            <table:table-cell table:style-name="Table44.B2" office:value-type="string">
              <text:p text:style-name="P306">correct</text:p>
            </table:table-cell>
          </table:table-row>
          <table:table-row>
            <table:table-cell table:style-name="Table44.A2" office:value-type="string">
              <text:p text:style-name="P225"><text:span text:style-name="Source_20_Text"><text:s/>foo(a: 12, :b =&gt; 13)</text:span></text:p>
            </table:table-cell>
            <table:table-cell table:style-name="Table44.B2" office:value-type="string">
              <text:p text:style-name="P306">correct and short</text:p>
            </table:table-cell>
          </table:table-row>
        </table:table>
        <text:h text:style-name="Heading_20_2" text:outline-level="2"/>
        <text:h text:style-name="P406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6">words = <text:s/>['demo', 'none', 'tied', </text:p>
        <text:p text:style-name="P226"><text:s text:c="2"/>'evil', 'dome', 'mode', 'live', <text:s/></text:p>
        <text:p text:style-name="P226"><text:s text:c="2"/>'fowl', 'veil', 'wolf', 'diet', <text:s/></text:p>
        <text:p text:style-name="P226"><text:s text:c="2"/>'vile', 'edit', 'tide', 'flow']</text:p>
        <text:p text:style-name="P226"/>
        <text:p text:style-name="P192">result = {}</text:p>
        <text:p text:style-name="P226"/>
        <text:p text:style-name="P226">words.each do |word|</text:p>
        <text:p text:style-name="P226"><text:s text:c="2"/>key = word.split('').sort.join</text:p>
        <text:p text:style-name="P226"><text:s text:c="2"/>if <text:span text:style-name="T68">result.has_key?(key)</text:span></text:p>
        <text:p text:style-name="P226"><text:s text:c="4"/><text:span text:style-name="T68">result[key]</text:span>.push(word)</text:p>
        <text:p text:style-name="P226"><text:s text:c="2"/>else</text:p>
        <text:p text:style-name="P226"><text:s text:c="4"/><text:span text:style-name="T68">result[key] = [word]</text:span></text:p>
        <text:p text:style-name="P226"><text:s text:c="2"/>end</text:p>
        <text:p text:style-name="P226">end</text:p>
        <text:p text:style-name="P226"/>
        <text:p text:style-name="P226"><text:span text:style-name="T68">result.keys</text:span>.each do |key| </text:p>
        <text:p text:style-name="P226"><text:s text:c="2"/>puts '-'*20</text:p>
        <text:p text:style-name="P226"><text:s text:c="2"/>puts "#{<text:span text:style-name="T68">result[key]</text:span>}"</text:p>
        <text:p text:style-name="P226">end</text:p>
        <text:p text:style-name="P226">--------------------</text:p>
        <text:p text:style-name="P226">["demo", "dome", "mode"]</text:p>
        <text:p text:style-name="P226">--------------------</text:p>
        <text:p text:style-name="P226">["none", "neon"]</text:p>
        <text:p text:style-name="P226">--------------------</text:p>
        <text:p text:style-name="P226">["tied", "diet", "edit", "tide"]</text:p>
        <text:p text:style-name="P226">--------------------</text:p>
        <text:p text:style-name="P226">["evil", "live", "veil", "vile"]</text:p>
        <text:p text:style-name="P226">--------------------</text:p>
        <text:p text:style-name="P226">["fowl", "wolf", "flow"]</text:p>
        <text:p text:style-name="P226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7">puts 'write the damn text'</text:p>
        <text:p text:style-name="P227">text = gets.chomp</text:p>
        <text:p text:style-name="P227">words = text.split</text:p>
        <text:p text:style-name="P227"/>
        <text:p text:style-name="P193">frequencies = Hash.new(0)</text:p>
        <text:p text:style-name="P227"/>
        <text:p text:style-name="P227">words.each do |word|</text:p>
        <text:p text:style-name="P227"><text:s text:c="4"/><text:span text:style-name="T68">frequencies[word] += 1</text:span></text:p>
        <text:p text:style-name="P227">end</text:p>
        <text:p text:style-name="P227"/>
        <text:p text:style-name="P228">frequencies = frequencies.sort_by{</text:p>
        <text:p text:style-name="P228">|word, count| count}</text:p>
        <text:p text:style-name="P227">frequencies.reverse!</text:p>
        <text:p text:style-name="P229"/>
        <text:p text:style-name="P230">frequencies.each {|name, count| puts "#{name} #{count}" }</text:p>
        <text:p text:style-name="P230"/>
        <text:p text:style-name="P230"/>
        <text:h text:style-name="P500" text:outline-level="1"><text:bookmark-start text:name="__RefHeading___Toc2545_379422752"/>Iterators and loops<text:bookmark-end text:name="__RefHeading___Toc2545_379422752"/></text:h>
        <text:h text:style-name="P445" text:outline-level="2"><text:bookmark-start text:name="__RefHeading___Toc2547_379422752"/>.each<text:bookmark-end text:name="__RefHeading___Toc2547_379422752"/></text:h>
        <text:p text:style-name="P48"><text:span text:style-name="T287">loops through each item in a </text:span><text:span text:style-name="Source_20_Text"><text:span text:style-name="T114">list</text:span></text:span><text:span text:style-name="T287">, </text:span><text:span text:style-name="Source_20_Text"><text:span text:style-name="T114">hash</text:span></text:span><text:span text:style-name="T287">, or other </text:span><text:span text:style-name="T300">iterable object allowing you to perform operations</text:span><text:span text:style-name="T287"> on that value. The block of an .</text:span><text:span text:style-name="Source_20_Text"><text:span text:style-name="T114">each</text:span></text:span><text:span text:style-name="T287"> </text:span><text:span text:style-name="T300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3"><text:span text:style-name="Strong_20_Emphasis"><text:span text:style-name="T287">Syntax <text:s text:c="5"/></text:span></text:span><text:span text:style-name="Source_20_Text"><text:span text:style-name="T287">iterable_obj</text:span></text:span><text:span text:style-name="Source_20_Text"><text:span text:style-name="T105">.each do |</text:span></text:span><text:span text:style-name="Source_20_Text"><text:span text:style-name="T67">arg</text:span></text:span><text:span text:style-name="Source_20_Text"><text:span text:style-name="T105">|</text:span></text:span></text:p>
              <text:p text:style-name="P233"><text:span text:style-name="Source_20_Text"><text:span text:style-name="T287"><text:s text:c="2"/><text:tab/> <text:s text:c="9"/># Do something to arg</text:span></text:span></text:p>
              <text:p text:style-name="P233"><text:span text:style-name="Source_20_Text"><text:span text:style-name="T67"><text:s text:c="12"/>end</text:span></text:span><text:span text:style-name="T287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3"><text:span text:style-name="Source_20_Text"><text:span text:style-name="T287">array</text:span></text:span><text:span text:style-name="Source_20_Text"><text:span text:style-name="T105">.each {</text:span></text:span><text:span text:style-name="Source_20_Text"><text:span text:style-name="T287"> |arg| # Do </text:span></text:span><text:span text:style-name="Source_20_Text"><text:span text:style-name="T301">to</text:span></text:span><text:span text:style-name="Source_20_Text"><text:span text:style-name="T287"> arg </text:span></text:span><text:span text:style-name="Source_20_Text"><text:span text:style-name="T105">}</text:span></text:span></text:p>
            </table:table-cell>
          </table:table-row>
        </table:table>
        <text:p text:style-name="P233"><text:span text:style-name="Strong_20_Emphasis"><text:span text:style-name="T287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4"><text:span text:style-name="Source_20_Text"><text:span text:style-name="T287">one_to_ten = (1..10).to_a</text:span></text:span></text:p>
              <text:p text:style-name="P234"><text:span text:style-name="Source_20_Text"><text:span text:style-name="T287">one_to_ten</text:span></text:span><text:span text:style-name="Source_20_Text"><text:span text:style-name="T105">.each do</text:span></text:span><text:span text:style-name="Source_20_Text"><text:span text:style-name="T287"> |num|</text:span></text:span></text:p>
              <text:p text:style-name="P234"><text:span text:style-name="Source_20_Text"><text:span text:style-name="T287"><text:s/>print (num**2).to_s + " "</text:span></text:span></text:p>
              <text:p text:style-name="P234"><text:span text:style-name="Source_20_Text"><text:span text:style-name="T287">end</text:span></text:span></text:p>
            </table:table-cell>
            <table:covered-table-cell/>
            <table:table-cell table:style-name="Table46.C1" office:value-type="string">
              <text:p text:style-name="P130"/>
              <text:p text:style-name="P130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31">array = [1,2,3,4,5]</text:p>
              <text:p text:style-name="P131">array<text:span text:style-name="T68">.each do </text:span>|x|</text:p>
              <text:p text:style-name="P131"><text:s text:c="2"/>x += 10</text:p>
              <text:p text:style-name="P131"><text:s text:c="2"/>print "#{x}"</text:p>
              <text:p text:style-name="P131">end</text:p>
            </table:table-cell>
            <table:covered-table-cell/>
            <table:table-cell table:style-name="Table46.C2" office:value-type="string">
              <text:p text:style-name="P130"/>
              <text:p text:style-name="P130"/>
              <text:p text:style-name="P130"/>
              <text:p text:style-name="P130">11 12 13 14 15</text:p>
            </table:table-cell>
          </table:table-row>
          <table:table-row>
            <table:table-cell table:style-name="Table46.A2" table:number-columns-spanned="2" office:value-type="string">
              <text:p text:style-name="P132">[[1,2],[3,4]] <text:s/></text:p>
              <text:p text:style-name="P133">array<text:span text:style-name="T68">.each</text:span> <text:span text:style-name="T68">{</text:span> |sub_array|</text:p>
              <text:p text:style-name="P133"><text:s text:c="4"/>sub_array<text:span text:style-name="T68">.each {</text:span> |y|</text:p>
              <text:p text:style-name="P133"><text:s text:c="7"/>puts y <text:span text:style-name="T68">}</text:span> <text:span text:style-name="T68">}</text:span></text:p>
            </table:table-cell>
            <table:covered-table-cell/>
            <table:table-cell table:style-name="Table46.C2" office:value-type="string">
              <text:p text:style-name="P235">MULTI ARRAY</text:p>
              <text:p text:style-name="P134"/>
              <text:p text:style-name="P133">1 2 3 4</text:p>
            </table:table-cell>
          </table:table-row>
          <table:table-row>
            <table:table-cell table:style-name="Table46.A2" table:number-columns-spanned="2" office:value-type="string">
              <text:p text:style-name="P109">["R","Z"]<text:span text:style-name="T68">.each do</text:span> <text:span text:style-name="T61">|</text:span><text:span text:style-name="T68">person</text:span><text:span text:style-name="T61">|</text:span> <text:s text:c="17"/></text:p>
              <text:p text:style-name="P109">"#{<text:span text:style-name="T68">person</text:span>} is great!"</text:p>
              <text:p text:style-name="P109">end</text:p>
            </table:table-cell>
            <table:covered-table-cell/>
            <table:table-cell table:style-name="Table46.C2" office:value-type="string">
              <text:p text:style-name="P135">R is <text:span text:style-name="T227">great</text:span>!</text:p>
              <text:p text:style-name="P135">Z is great!</text:p>
            </table:table-cell>
          </table:table-row>
          <table:table-row>
            <table:table-cell table:style-name="Table46.A2" office:value-type="string">
              <text:p text:style-name="P137"><text:span text:style-name="T69">with </text:span><text:span text:style-name="T68">Hashes </text:span><text:span text:style-name="T70">(2 vars)</text:span></text:p>
              <text:p text:style-name="P210"><text:span text:style-name="Source_20_Text"><text:span text:style-name="T287">menu.each </text:span></text:span><text:span text:style-name="Source_20_Text"><text:span text:style-name="T302">{</text:span></text:span><text:span text:style-name="Source_20_Text"><text:span text:style-name="T287">|item, price|</text:span></text:span></text:p>
              <text:p text:style-name="P109">puts "#{item}: #{price}"</text:p>
              <text:p text:style-name="P109">}</text:p>
            </table:table-cell>
            <table:table-cell table:style-name="Table46.C2" table:number-columns-spanned="2" office:value-type="string">
              <text:p text:style-name="P109">menu = {</text:p>
              <text:p text:style-name="P109">"noodles"=&gt;4,</text:p>
              <text:p text:style-name="P109"><text:s text:c="2"/>"soup"=&gt;3,</text:p>
              <text:p text:style-name="Preformatted_20_Text"><text:span text:style-name="Source_20_Text"><text:span text:style-name="T287"><text:s text:c="2"/>"salad"=&gt;2</text:span></text:span><text:span text:style-name="Source_20_Text"><text:span text:style-name="T300">}</text:span></text:span></text:p>
            </table:table-cell>
            <table:covered-table-cell/>
          </table:table-row>
        </table:table>
        <text:p text:style-name="Preformatted_20_Text">(0...<text:span text:style-name="T364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2">each_with_index</text:span><text:bookmark-end text:name="__RefHeading___Toc8429_1782535436"/></text:h>
        <text:p text:style-name="Preformatted_20_Text">people.each_with_index <text:span text:style-name="T372">{</text:span> |i, j|</text:p>
        <text:p text:style-name="Preformatted_20_Text"><text:s text:c="2"/>puts "#{i} #{j}"<text:tab/><text:span text:style-name="T372">}</text:span></text:p>
        <text:p text:style-name="P242">bob 0 <text:s/>joe 1 <text:s/>steve 2 <text:s/>jane 3</text:p>
        <text:p text:style-name="P242"/>
        <text:p text:style-name="P242"/>
        <text:p text:style-name="P242"/>
        <text:p text:style-name="P242"/>
        <text:h text:style-name="P437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8">downto()</text:span></text:span><text:bookmark-end text:name="__RefHeading___Toc13948_1937033018"/></text:h>
        <text:p text:style-name="P243"><text:span text:style-name="Source_20_Text"><text:span text:style-name="T378">r</text:span></text:span><text:span text:style-name="Source_20_Text"> = 10..6 <text:s text:c="5"/></text:span></text:p>
        <text:p text:style-name="P243"><text:span text:style-name="Source_20_Text"><text:span text:style-name="T378">$(</text:span></text:span><text:span text:style-name="Source_20_Text">r.first).downto(r.last).each</text:span></text:p>
        <text:p text:style-name="P243"><text:span text:style-name="Source_20_Text"><text:span text:style-name="T379">{</text:span></text:span><text:span text:style-name="Source_20_Text">|i| puts i</text:span><text:span text:style-name="Source_20_Text"><text:span text:style-name="T379">}</text:span></text:span></text:p>
        <text:p text:style-name="Preformatted_20_Text"><text:span text:style-name="Source_20_Text">10 9 8 7 6</text:span></text:p>
        <text:h text:style-name="P437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7">Syntax</text:span></text:span></text:p>
              <text:p text:style-name="P244"><text:span text:style-name="Source_20_Text"><text:span text:style-name="T303">x</text:span></text:span><text:span text:style-name="Source_20_Text"><text:span text:style-name="T287">.times do</text:span></text:span></text:p>
              <text:p text:style-name="P244"><text:span text:style-name="Source_20_Text"><text:span text:style-name="T287"><text:s text:c="2"/># do something</text:span></text:span></text:p>
              <text:p text:style-name="P138">end</text:p>
            </table:table-cell>
            <table:table-cell table:style-name="Table47.B1" office:value-type="string">
              <text:p text:style-name="P49"><text:span text:style-name="Strong_20_Emphasis"><text:span text:style-name="T287">Example</text:span></text:span></text:p>
              <text:p text:style-name="P244"><text:span text:style-name="Source_20_Text"><text:span text:style-name="T287">3.times do</text:span></text:span></text:p>
              <text:p text:style-name="P244"><text:span text:style-name="Source_20_Text"><text:span text:style-name="T287"><text:s text:c="2"/>puts "</text:span></text:span><text:span text:style-name="Source_20_Text"><text:span text:style-name="T303">culo</text:span></text:span><text:span text:style-name="Source_20_Text"><text:span text:style-name="T287">!"</text:span></text:span></text:p>
              <text:p text:style-name="P244"><text:span text:style-name="Source_20_Text"><text:span text:style-name="T287">end</text:span></text:span></text:p>
            </table:table-cell>
          </table:table-row>
        </table:table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>5.times { print "</text:span></text:span><text:span text:style-name="Source_20_Text"><text:span text:style-name="T304">sbocco</text:span></text:span><text:span text:style-name="Source_20_Text"><text:span text:style-name="T287">! " }</text:span></text:span><text:span text:style-name="T287"> </text:span></text:p>
        <text:p text:style-name="P109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9"><text:span text:style-name="T263">4</text:span>.times do |i|</text:p>
              <text:p text:style-name="Preformatted_20_Text"><text:span text:style-name="Source_20_Text"><text:span text:style-name="T287"><text:s text:c="2"/>puts "#{i}: </text:span></text:span><text:span text:style-name="Source_20_Text"><text:span text:style-name="T305">culo</text:span></text:span><text:span text:style-name="Source_20_Text"><text:span text:style-name="T287">!"</text:span></text:span></text:p>
              <text:p text:style-name="P109">end</text:p>
            </table:table-cell>
            <table:table-cell table:style-name="Table48.B1" office:value-type="string">
              <text:p text:style-name="P300">0:culo!</text:p>
              <text:p text:style-name="P300">1:culo!</text:p>
              <text:p text:style-name="P300">2:culo!</text:p>
              <text:p text:style-name="P300">3:culo!</text:p>
            </table:table-cell>
          </table:table-row>
        </table:table>
        <text:h text:style-name="P437" text:outline-level="2"><text:bookmark-start text:name="__RefHeading___Toc2551_379422752"/>loop<text:bookmark-end text:name="__RefHeading___Toc2551_379422752"/></text:h>
        <text:p text:style-name="P488"><text:span text:style-name="Source_20_Text"><text:span text:style-name="T105">loop</text:span></text:span><text:span text:style-name="Source_20_Text"><text:span text:style-name="T287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7">i = 0</text:span></text:span></text:p>
              <text:p text:style-name="Preformatted_20_Text"><text:span text:style-name="Source_20_Text"><text:span text:style-name="T105">loop</text:span></text:span><text:span text:style-name="Source_20_Text"><text:span text:style-name="T287"> do</text:span></text:span></text:p>
              <text:p text:style-name="Preformatted_20_Text"><text:span text:style-name="Source_20_Text"><text:span text:style-name="T287"><text:s text:c="2"/>i += 1</text:span></text:span></text:p>
              <text:p text:style-name="Preformatted_20_Text"><text:span text:style-name="Source_20_Text"><text:span text:style-name="T287"><text:s text:c="2"/>print "#{i}"</text:span></text:span></text:p>
              <text:p text:style-name="Preformatted_20_Text"><text:span text:style-name="Source_20_Text"><text:span text:style-name="T287"><text:s text:c="2"/>break if i &gt; 5</text:span></text:span></text:p>
              <text:p text:style-name="P109">end</text:p>
            </table:table-cell>
            <table:table-cell table:style-name="Table49.B1" office:value-type="string">
              <text:p text:style-name="P109">i = 20</text:p>
              <text:p text:style-name="P109"><text:span text:style-name="T68">loop</text:span> do</text:p>
              <text:p text:style-name="P109"><text:s text:c="2"/>i -= 1</text:p>
              <text:p text:style-name="P109"><text:s text:c="2"/>print "#{i}"</text:p>
              <text:p text:style-name="P109"><text:s text:c="2"/>break if i &lt;= 0</text:p>
              <text:p text:style-name="P109">end</text:p>
            </table:table-cell>
          </table:table-row>
        </table:table>
        <text:h text:style-name="P426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5"><text:span text:style-name="Source_20_Text"><text:span text:style-name="T287">for i in 1..5</text:span></text:span></text:p>
              <text:p text:style-name="P245"><text:span text:style-name="Source_20_Text"><text:span text:style-name="T287"><text:s text:c="2"/></text:span></text:span><text:span text:style-name="Source_20_Text"><text:span text:style-name="T105">next</text:span></text:span><text:span text:style-name="Source_20_Text"><text:span text:style-name="T287"> if i % 2 == 0</text:span></text:span></text:p>
              <text:p text:style-name="P245"><text:span text:style-name="Source_20_Text"><text:span text:style-name="T287"><text:s text:c="2"/>print i</text:span></text:span></text:p>
              <text:p text:style-name="P310">end</text:p>
            </table:table-cell>
            <table:table-cell table:style-name="Table50.B1" office:value-type="string">
              <text:p text:style-name="P310"/>
              <text:p text:style-name="Standard"><text:span text:style-name="T287">If </text:span><text:span text:style-name="Source_20_Text"><text:span text:style-name="T287">i/2</text:span></text:span><text:span text:style-name="T287"> is </text:span><text:span text:style-name="T306">0</text:span><text:span text:style-name="T287">, </text:span></text:p>
              <text:p text:style-name="P310">the loop <text:span text:style-name="T217">continues</text:span></text:p>
            </table:table-cell>
          </table:table-row>
        </table:table>
        <text:h text:style-name="P471" text:outline-level="2"><text:bookmark-start text:name="__RefHeading___Toc11808_1800458073"/>.step<text:span text:style-name="T356">()</text:span><text:bookmark-end text:name="__RefHeading___Toc11808_1800458073"/></text:h>
        <text:p text:style-name="P246"><text:span text:style-name="T356">(</text:span><text:span text:style-name="Source_20_Text">0..10).step(5).each </text:span><text:span text:style-name="Source_20_Text"><text:span text:style-name="T357">{</text:span></text:span><text:span text:style-name="Source_20_Text">|i| </text:span>puts i<text:span text:style-name="T356">}</text:span></text:p>
        <text:p text:style-name="P246"># Prints three lines:</text:p>
        <text:p text:style-name="P246"># 0<text:tab/># 5<text:tab/># 10</text:p>
        <text:p text:style-name="P23"/>
        <text:p text:style-name="P23"><text:soft-page-break/></text:p>
        <text:h text:style-name="P426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62">Syntax</text:span></text:span><text:span text:style-name="Strong_20_Emphasis"><text:span text:style-name="T287"><text:tab/> <text:s/></text:span></text:span><text:span text:style-name="Source_20_Text"><text:span text:style-name="T135">while</text:span></text:span><text:span text:style-name="Source_20_Text"><text:span text:style-name="T114"> condition_is_true</text:span></text:span></text:p>
        <text:p text:style-name="Preformatted_20_Text"><text:span text:style-name="Source_20_Text"><text:span text:style-name="T287"><text:s text:c="2"/><text:tab/> <text:s/># do something</text:span></text:span></text:p>
        <text:p text:style-name="P109"><text:tab/> <text:s/>end</text:p>
        <text:p text:style-name="P109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7"><text:span text:style-name="Source_20_Text"><text:span text:style-name="T287">i = 1</text:span></text:span></text:p>
              <text:p text:style-name="P247"><text:span text:style-name="Source_20_Text"><text:span text:style-name="T105">while</text:span></text:span><text:span text:style-name="Source_20_Text"><text:span text:style-name="T287"> i &lt; 5</text:span></text:span></text:p>
              <text:p text:style-name="P247"><text:span text:style-name="Source_20_Text"><text:span text:style-name="T287"><text:s text:c="2"/>puts "#{i} is</text:span></text:span></text:p>
              <text:p text:style-name="P247"><text:span text:style-name="Source_20_Text"><text:span text:style-name="T287"><text:s text:c="2"/>less than 5!"</text:span></text:span></text:p>
              <text:p text:style-name="P247"><text:span text:style-name="Source_20_Text"><text:span text:style-name="T287"><text:s text:c="2"/>i += 1</text:span></text:span></text:p>
              <text:p text:style-name="P247"><text:span text:style-name="Source_20_Text"><text:span text:style-name="T287">end</text:span></text:span></text:p>
              <text:p text:style-name="P77"><text:span text:style-name="Source_20_Text"><text:span text:style-name="T287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7">Example</text:span></text:span></text:p>
              <text:p text:style-name="P247"><text:span text:style-name="Source_20_Text"><text:span text:style-name="T307">Results =&gt;</text:span></text:span></text:p>
              <text:p text:style-name="P247"><text:span text:style-name="Source_20_Text"><text:span text:style-name="T287">1 is less than 5!</text:span></text:span></text:p>
              <text:p text:style-name="P247"><text:span text:style-name="Source_20_Text"><text:span text:style-name="T287">2 is less than 5!</text:span></text:span></text:p>
              <text:p text:style-name="P247"><text:span text:style-name="Source_20_Text"><text:span text:style-name="T287">3 is less than 5!</text:span></text:span></text:p>
              <text:p text:style-name="P247"><text:span text:style-name="Source_20_Text"><text:span text:style-name="T287">4 is less than 5!</text:span></text:span></text:p>
              <text:p text:style-name="P109">Done!<text:tab/></text:p>
            </table:table-cell>
          </table:table-row>
          <table:table-row>
            <table:table-cell table:style-name="Table51.A2" office:value-type="string">
              <text:p text:style-name="P139">input = ''</text:p>
              <text:p text:style-name="P140">while input != 'bye'</text:p>
              <text:p text:style-name="P139">puts input</text:p>
              <text:p text:style-name="P139">input = gets.chomp</text:p>
              <text:p text:style-name="P139">end</text:p>
              <text:p text:style-name="P139">puts '<text:span text:style-name="T255">see you</text:span>!'</text:p>
            </table:table-cell>
            <table:table-cell table:style-name="Table51.B2" office:value-type="string">
              <text:p text:style-name="P141">While 3 &gt; 2 #true</text:p>
              <text:p text:style-name="P142">input = gets.chomp</text:p>
              <text:p text:style-name="P141">puts input</text:p>
              <text:p text:style-name="P141">if input == 'bye'</text:p>
              <text:p text:style-name="P141"><text:s/>break</text:p>
              <text:p text:style-name="P141">end</text:p>
              <text:p text:style-name="P141">end</text:p>
              <text:p text:style-name="P139">puts '<text:span text:style-name="T255">see you</text:span>!'</text:p>
            </table:table-cell>
          </table:table-row>
        </table:table>
        <text:h text:style-name="P426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7">Syntax</text:span></text:span></text:p>
              <text:p text:style-name="P248"><text:span text:style-name="Source_20_Text"><text:span text:style-name="T105">until</text:span></text:span><text:span text:style-name="Source_20_Text"><text:span text:style-name="T287"> condition_is_false</text:span></text:span></text:p>
              <text:p text:style-name="P248"><text:span text:style-name="Source_20_Text"><text:span text:style-name="T287"><text:s text:c="2"/># do something</text:span></text:span></text:p>
              <text:p text:style-name="P492"><text:span text:style-name="Source_20_Text"><text:span text:style-name="T287">end</text:span></text:span></text:p>
              <text:p text:style-name="Preformatted_20_Text"><text:span text:style-name="Source_20_Text"><text:span text:style-name="T308">=&gt;</text:span></text:span><text:span text:style-name="Source_20_Text"><text:span text:style-name="T287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7">Example</text:span></text:span></text:p>
              <text:p text:style-name="P248"><text:span text:style-name="Source_20_Text"><text:span text:style-name="T287">counter = 3</text:span></text:span></text:p>
              <text:p text:style-name="P248"><text:span text:style-name="Source_20_Text"><text:span text:style-name="T105">until</text:span></text:span><text:span text:style-name="Source_20_Text"><text:span text:style-name="T287"> counter &lt;= 0</text:span></text:span></text:p>
              <text:p text:style-name="P248"><text:span text:style-name="Source_20_Text"><text:span text:style-name="T287"><text:s text:c="2"/>puts counter</text:span></text:span></text:p>
              <text:p text:style-name="P248"><text:span text:style-name="Source_20_Text"><text:span text:style-name="T287"><text:s text:c="2"/>counter -= 1</text:span></text:span></text:p>
              <text:p text:style-name="P248"><text:span text:style-name="Source_20_Text"><text:span text:style-name="T287">end</text:span></text:span></text:p>
              <text:p text:style-name="P248"><text:span text:style-name="Source_20_Text"><text:span text:style-name="T287">puts "Blast off!"</text:span></text:span></text:p>
            </table:table-cell>
          </table:table-row>
        </table:table>
        <text:h text:style-name="P450" text:outline-level="2"><text:bookmark-start text:name="__RefHeading___Toc11393_924721042"/>catch and throw<text:bookmark-end text:name="__RefHeading___Toc11393_924721042"/></text:h>
        <text:p text:style-name="Preformatted_20_Text"><text:span text:style-name="T68">catch</text:span>(<text:span text:style-name="T68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8">throw</text:span> :finish if x == 123</text:p>
        <text:p text:style-name="Preformatted_20_Text"><text:s text:c="2"/>end</text:p>
        <text:p text:style-name="P249"><text:s text:c="2"/>puts "Generated 1000 random numbers <text:s text:c="2"/></text:p>
        <text:p text:style-name="P249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26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87">.</text:span><text:span text:style-name="Source_20_Text"><text:span text:style-name="T114">each</text:span></text:span><text:span text:style-name="T287"> method is preferred over the for </text:span><text:span text:style-name="Source_20_Text"><text:span text:style-name="T114">loop</text:span></text:span><text:span text:style-name="T287"> because the for loop does not create a new scope for the object whereas the .</text:span><text:span text:style-name="Source_20_Text"><text:span text:style-name="T114">each</text:span></text:span><text:span text:style-name="T287"> method does. The for loop is rare in Ruby.</text:span></text:p>
        <text:p text:style-name="Text_20_body"><text:span text:style-name="Strong_20_Emphasis"><text:span text:style-name="T287">Syntax</text:span></text:span></text:p>
        <text:p text:style-name="Preformatted_20_Text"><text:span text:style-name="Source_20_Text"><text:span text:style-name="T105">for</text:span></text:span><text:span text:style-name="Source_20_Text"><text:span text:style-name="T287"> iterator </text:span></text:span><text:span text:style-name="Source_20_Text"><text:span text:style-name="T105">in</text:span></text:span><text:span text:style-name="Source_20_Text"><text:span text:style-name="T287"> iterable_object</text:span></text:span></text:p>
        <text:p text:style-name="Preformatted_20_Text"><text:span text:style-name="Source_20_Text"><text:span text:style-name="T287"><text:s text:c="2"/># do something</text:span></text:span></text:p>
        <text:p text:style-name="P109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7">Example</text:span></text:span></text:p>
              <text:p text:style-name="P250"><text:span text:style-name="Source_20_Text"><text:span text:style-name="T105">for</text:span></text:span><text:span text:style-name="Source_20_Text"><text:span text:style-name="T287"> number </text:span></text:span><text:span text:style-name="Source_20_Text"><text:span text:style-name="T105">in</text:span></text:span><text:span text:style-name="Source_20_Text"><text:span text:style-name="T287"> (0..5)</text:span></text:span></text:p>
              <text:p text:style-name="P250"><text:span text:style-name="Source_20_Text"><text:span text:style-name="T287"><text:s text:c="2"/>puts number</text:span></text:span></text:p>
              <text:p text:style-name="P78"><text:span text:style-name="Source_20_Text"><text:span text:style-name="T287">end<text:tab/></text:span></text:span><text:span text:style-name="Source_20_Text"><text:span text:style-name="T309">=&gt; </text:span></text:span><text:span text:style-name="Source_20_Text"><text:span text:style-name="T287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8">for</text:span> i <text:span text:style-name="T68">in</text:span> (1..3)</text:p>
              <text:p text:style-name="P251"><text:s text:c="2"/>puts "<text:span text:style-name="T408">#{i} is <text:s/></text:span></text:p>
              <text:p text:style-name="P251"><text:span text:style-name="T408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7">Example</text:span></text:span></text:p>
        <text:p text:style-name="Preformatted_20_Text"><text:span text:style-name="Source_20_Text"><text:span text:style-name="T287">my_array = ["Matz", "chunky", "bacon"]</text:span></text:span></text:p>
        <text:p text:style-name="Preformatted_20_Text"><text:span text:style-name="Source_20_Text"><text:span text:style-name="T105">for</text:span></text:span><text:span text:style-name="Source_20_Text"><text:span text:style-name="T287"> item in my_array</text:span></text:span></text:p>
        <text:p text:style-name="Preformatted_20_Text"><text:span text:style-name="Source_20_Text"><text:span text:style-name="T287"><text:s text:c="2"/>puts item</text:span></text:span></text:p>
        <text:p text:style-name="Preformatted_20_Text"><text:span text:style-name="Source_20_Text"><text:span text:style-name="T287">end</text:span></text:span></text:p>
        <text:p text:style-name="Preformatted_20_Text"><text:span text:style-name="Source_20_Text"><text:span text:style-name="T287"><text:tab/></text:span></text:span><text:span text:style-name="Source_20_Text"><text:span text:style-name="T309">=&gt; </text:span></text:span><text:span text:style-name="Source_20_Text"><text:span text:style-name="T287">Matz chunky bacon</text:span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h text:style-name="P514" text:outline-level="1"/>
        <text:h text:style-name="P514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35"><text:span text:style-name="T68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35"><text:span text:style-name="T68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74"><text:span text:style-name="T68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35"><text:s/><text:span text:style-name="T417">you</text:span> can use over and o<text:span text:style-name="T415">ver.</text:span></text:p>
            </table:table-cell>
            <table:covered-table-cell/>
            <table:table-cell table:style-name="Table54.C3" office:value-type="string">
              <text:p text:style-name="P335"/>
            </table:table-cell>
          </table:table-row>
        </table:table>
        <text:h text:style-name="P509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7">Syntax</text:span></text:span></text:p>
        <text:p text:style-name="P96"><text:span text:style-name="Source_20_Text"><text:span text:style-name="T287"># Blocks that span only one line usually use the braces form</text:span></text:span></text:p>
        <text:p text:style-name="P493"><text:span text:style-name="Source_20_Text"><text:span text:style-name="T287">objs.method { |obj| do_something }</text:span></text:span></text:p>
        <text:p text:style-name="P53"><text:span text:style-name="Strong_20_Emphasis"><text:span text:style-name="T287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35"><text:span text:style-name="Source_20_Text"><text:span text:style-name="T294">[</text:span></text:span><text:span text:style-name="Source_20_Text"><text:span text:style-name="T287">1,2,3,4].each { </text:span></text:span></text:p>
              <text:p text:style-name="P335"><text:span text:style-name="Source_20_Text"><text:span text:style-name="T287"><text:s text:c="4"/>|number| puts number }</text:span></text:span></text:p>
              <text:p text:style-name="P362">Syntax</text:p>
            </table:table-cell>
            <table:table-cell table:style-name="Table55.B1" office:value-type="string">
              <text:p text:style-name="P96"><text:span text:style-name="Source_20_Text"><text:span text:style-name="T287">1</text:span></text:span></text:p>
              <text:p text:style-name="P96"><text:span text:style-name="Source_20_Text"><text:span text:style-name="T287">2</text:span></text:span></text:p>
              <text:p text:style-name="P96"><text:span text:style-name="Source_20_Text"><text:span text:style-name="T287">3</text:span></text:span></text:p>
              <text:p text:style-name="P110">4</text:p>
            </table:table-cell>
          </table:table-row>
        </table:table>
        <text:p text:style-name="P96"><text:span text:style-name="Source_20_Text"><text:span text:style-name="T287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2"><text:span text:style-name="Source_20_Text">def </text:span><text:span text:style-name="Source_20_Text"><text:span text:style-name="T68">do_it_twice(&amp;block)</text:span></text:span></text:p>
              <text:p text:style-name="P252"><text:span text:style-name="Source_20_Text"><text:s/>block.call</text:span></text:p>
              <text:p text:style-name="P252"><text:span text:style-name="Source_20_Text"><text:s/>block.call</text:span></text:p>
              <text:p text:style-name="P252"><text:span text:style-name="Source_20_Text">end</text:span></text:p>
              <text:p text:style-name="P252"><text:span text:style-name="Source_20_Text"><text:span text:style-name="T68">do_it_twice </text:span></text:span><text:span text:style-name="Source_20_Text"><text:span text:style-name="T89">{ </text:span></text:span><text:span text:style-name="Source_20_Text"><text:span text:style-name="T68">puts '</text:span></text:span><text:span text:style-name="Source_20_Text"><text:span text:style-name="T89">uoo</text:span></text:span><text:span text:style-name="Source_20_Text"><text:span text:style-name="T68">' </text:span></text:span><text:span text:style-name="Source_20_Text"><text:span text:style-name="T89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2"><text:span text:style-name="Source_20_Text"><text:span text:style-name="T64">def each_vowel(</text:span></text:span><text:span text:style-name="Source_20_Text"><text:span text:style-name="T91">&amp;code_block</text:span></text:span><text:span text:style-name="Source_20_Text"><text:span text:style-name="T64">)</text:span></text:span></text:p>
              <text:p text:style-name="P252"><text:span text:style-name="Source_20_Text"><text:span text:style-name="T64"><text:s text:c="2"/>%w{a e i o u}.each { |vowel| <text:s/></text:span></text:span></text:p>
              <text:p text:style-name="P66"><text:span text:style-name="Source_20_Text"><text:span text:style-name="T91">code_block</text:span></text:span><text:span text:style-name="Source_20_Text"><text:span text:style-name="T64">.</text:span></text:span><text:span text:style-name="Source_20_Text"><text:span text:style-name="T91">call</text:span></text:span><text:span text:style-name="Source_20_Text"><text:span text:style-name="T64">(vowel)}</text:span></text:span></text:p>
              <text:p text:style-name="P252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2"><text:span text:style-name="Source_20_Text"><text:span text:style-name="T64">def each_vowel</text:span></text:span></text:p>
              <text:p text:style-name="P252"><text:span text:style-name="Source_20_Text"><text:span text:style-name="T64"><text:s text:c="2"/>%w{a e i o u}.each { |vowel| </text:span></text:span></text:p>
              <text:p text:style-name="P66"><text:span text:style-name="Source_20_Text"><text:span text:style-name="T91">yield</text:span></text:span><text:span text:style-name="Source_20_Text"><text:span text:style-name="T64"> vowel }</text:span></text:span></text:p>
              <text:p text:style-name="P252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2"><text:span text:style-name="Source_20_Text"><text:span text:style-name="T64">each_vowel { |vowel| puts vowel }</text:span></text:span></text:p>
            </table:table-cell>
          </table:table-row>
        </table:table>
        <text:p text:style-name="P375"><text:span text:style-name="Source_20_Text"><text:span text:style-name="T89"/></text:span></text:p>
        <text:h text:style-name="P417" text:outline-level="1"><text:bookmark-start text:name="__RefHeading___Toc9895_1955588018"/>yield<text:bookmark-end text:name="__RefHeading___Toc9895_1955588018"/></text:h>
        <text:p text:style-name="P94">def <text:span text:style-name="T68">block_test</text:span></text:p>
        <text:p text:style-name="P94"><text:s text:c="2"/>puts "We're in the method!"</text:p>
        <text:p text:style-name="P94"><text:s text:c="2"/>puts "Yielding to the block..."</text:p>
        <text:p text:style-name="P94"><text:s text:c="2"/><text:span text:style-name="T68">yield</text:span></text:p>
        <text:p text:style-name="P94"><text:s text:c="2"/>puts "We're back in the method!"</text:p>
        <text:p text:style-name="P94">end</text:p>
        <text:p text:style-name="P94"/>
        <text:p text:style-name="P102"><text:span text:style-name="T83">block_test</text:span><text:span text:style-name="T409"> { puts "</text:span><text:span text:style-name="T83">&gt;&gt;&gt; Block here!</text:span><text:span text:style-name="T409">" }</text:span></text:p>
        <text:p text:style-name="P94"><text:span text:style-name="T409">=&gt;<text:tab/></text:span>We're in the method!</text:p>
        <text:p text:style-name="P94"><text:tab/>Yielding to the block...</text:p>
        <text:p text:style-name="P94"><text:tab/><text:span text:style-name="T68">&gt;&gt;&gt; </text:span><text:span text:style-name="T99">B</text:span><text:span text:style-name="T68">lock </text:span><text:span text:style-name="T99">here</text:span><text:span text:style-name="T68">!</text:span></text:p>
        <text:p text:style-name="P94"><text:tab/>We're back in the method!</text:p>
        <text:h text:style-name="P533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10">def double(</text:span><text:span text:style-name="T84">num</text:span><text:span text:style-name="T410">)</text:span><text:span text:style-name="T84"> yield num </text:span><text:span text:style-name="T410">end</text:span></text:p>
              <text:p text:style-name="P68"><text:span text:style-name="Source_20_Text"><text:span text:style-name="T339">double</text:span></text:span><text:span text:style-name="Source_20_Text"><text:span text:style-name="T327">(</text:span></text:span><text:span text:style-name="Source_20_Text"><text:span text:style-name="T110">2</text:span></text:span><text:span text:style-name="Source_20_Text"><text:span text:style-name="T327">) { |</text:span></text:span><text:span text:style-name="Source_20_Text"><text:span text:style-name="T110">j</text:span></text:span><text:span text:style-name="Source_20_Text"><text:span text:style-name="T327">| </text:span></text:span><text:span text:style-name="Source_20_Text"><text:span text:style-name="T110">j</text:span></text:span><text:span text:style-name="Source_20_Text"><text:span text:style-name="T327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38">def yield_name(</text:span></text:span><text:span text:style-name="Source_20_Text"><text:span text:style-name="T111">name</text:span></text:span><text:span text:style-name="Source_20_Text"><text:span text:style-name="T338">)</text:span></text:span></text:p>
              <text:p text:style-name="P68"><text:span text:style-name="Source_20_Text"><text:span text:style-name="T338"><text:s text:c="2"/></text:span></text:span><text:span text:style-name="Source_20_Text"><text:span text:style-name="T111">yield</text:span></text:span><text:span text:style-name="Source_20_Text"><text:span text:style-name="T338">("Kim")</text:span></text:span></text:p>
              <text:p text:style-name="P68"><text:span text:style-name="Source_20_Text"><text:span text:style-name="T338"><text:s text:c="2"/></text:span></text:span><text:span text:style-name="Source_20_Text"><text:span text:style-name="T111">yield</text:span></text:span><text:span text:style-name="Source_20_Text"><text:span text:style-name="T338">(name)</text:span></text:span></text:p>
              <text:p text:style-name="P69"><text:span text:style-name="Source_20_Text"><text:span text:style-name="T338">end</text:span></text:span></text:p>
            </table:table-cell>
            <table:table-cell table:style-name="Table60.B1" office:value-type="string">
              <text:p text:style-name="P68"><text:span text:style-name="Source_20_Text"><text:span text:style-name="T338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38">yield_name("Eric") do</text:span></text:span></text:p>
              <text:p text:style-name="P68"><text:span text:style-name="Source_20_Text"><text:span text:style-name="T338"><text:s/>|</text:span></text:span><text:span text:style-name="Source_20_Text"><text:span text:style-name="T111">n</text:span></text:span><text:span text:style-name="Source_20_Text"><text:span text:style-name="T338">| puts "name is #{</text:span></text:span><text:span text:style-name="Source_20_Text"><text:span text:style-name="T111">n</text:span></text:span><text:span text:style-name="Source_20_Text"><text:span text:style-name="T338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38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2" text:outline-level="2"><text:bookmark-start text:name="__RefHeading___Toc9994_947124772"/><text:span text:style-name="Source_20_Text"><text:span text:style-name="T395">(&amp;:foo) </text:span></text:span><text:span text:style-name="Source_20_Text"><text:span text:style-name="T396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4"><text:span text:style-name="Source_20_Text">some_objects.each(</text:span><text:span text:style-name="Source_20_Text"><text:span text:style-name="T68">&amp;</text:span></text:span><text:span text:style-name="Source_20_Text">:foo)</text:span></text:p>
              <text:p text:style-name="P367"><text:s text:c="21"/>==</text:p>
              <text:p text:style-name="P494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4"><text:span text:style-name="Source_20_Text">puts arr.select(</text:span><text:span text:style-name="Source_20_Text"><text:span text:style-name="T68">&amp;</text:span></text:span><text:span text:style-name="Source_20_Text">:even?)</text:span></text:p>
              <text:p text:style-name="P341"><text:s text:c="21"/><text:span text:style-name="T68">==</text:span></text:p>
              <text:p text:style-name="P94"><text:span text:style-name="Source_20_Text">puts arr.select { |x| x.even? }</text:span></text:p>
            </table:table-cell>
          </table:table-row>
        </table:table>
        <text:p text:style-name="P376"><text:span text:style-name="Source_20_Text"><text:span text:style-name="T160">The reason why </text:span></text:span><text:span text:style-name="Source_20_Text"><text:span text:style-name="T127">&amp;:whatever</text:span></text:span><text:span text:style-name="Source_20_Text"><text:span text:style-name="T160"> works, </text:span></text:span><text:span text:style-name="Source_20_Text"><text:span text:style-name="T198">but</text:span></text:span><text:span text:style-name="Source_20_Text"><text:span text:style-name="T160"> </text:span></text:span><text:span text:style-name="Source_20_Text"><text:span text:style-name="T127">&amp;whatever</text:span></text:span><text:span text:style-name="Source_20_Text"><text:span text:style-name="T160"> does not, is because in the latter case the Ruby virtual machine will actually try to </text:span></text:span><text:span text:style-name="Source_20_Text"><text:span text:style-name="T183">evaluate </text:span></text:span><text:span text:style-name="Source_20_Text"><text:span text:style-name="T149">whatever</text:span></text:span><text:span text:style-name="Source_20_Text"><text:span text:style-name="T183"> and pass the result to </text:span></text:span><text:span text:style-name="Source_20_Text"><text:span text:style-name="T149">&amp;</text:span></text:span><text:span text:style-name="Source_20_Text"><text:span text:style-name="T160">, when what you really want is a sort of lazy-evaluation. <text:tab/>You want to </text:span></text:span><text:span text:style-name="Source_20_Text"><text:span text:style-name="T183">pass a method reference/name to </text:span></text:span><text:span text:style-name="Source_20_Text"><text:span text:style-name="T149">&amp;</text:span></text:span><text:span text:style-name="Source_20_Text"><text:span text:style-name="T183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4"><text:span text:style-name="Source_20_Text"><text:span text:style-name="T61">strings = ["1", "2", "3"]</text:span></text:span></text:p>
              <text:p text:style-name="P94"><text:span text:style-name="Source_20_Text">nums = strings.map</text:span><text:span text:style-name="Source_20_Text"><text:span text:style-name="T68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8">my_each</text:span></text:p>
              <text:p text:style-name="Preformatted_20_Text"><text:s/><text:span text:style-name="T95">self</text:span><text:span text:style-name="T218">.length.times {|i| </text:span><text:span text:style-name="T95">yield</text:span><text:span text:style-name="T218">(</text:span><text:span text:style-name="T95">self</text:span><text:span text:style-name="T218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3">[1,2].<text:span text:style-name="T68">my_each</text:span>{ |j| puts "#{j} rocks" }</text:p>
            </table:table-cell>
          </table:table-row>
        </table:table>
        <text:p text:style-name="Text_20_body"/>
        <text:h text:style-name="P503" text:outline-level="1"><text:bookmark-start text:name="__RefHeading___Toc10023_915285827"/><text:span text:style-name="T328">Proc</text:span><text:span text:style-name="T329">s</text:span><text:bookmark-end text:name="__RefHeading___Toc10023_915285827"/></text:h>
        <text:p text:style-name="P335">Remember when we told you that everything is an object in Ruby? Well, <text:span text:style-name="T411">bullshit</text:span>. </text:p>
        <text:p text:style-name="P335"><text:span text:style-name="T68">Blocks </text:span><text:span text:style-name="Emphasis"><text:span text:style-name="T68">are not </text:span></text:span><text:span text:style-name="T68">object</text:span><text:span text:style-name="T85">s</text:span>. Because of this, blocks can't be saved to variables and don't have all the powers and abilities of a real object. For that, we'll need procs.</text:p>
        <text:p text:style-name="P335">You can think of <text:span text:style-name="T68">a proc as a "saved" block</text:span>.</text:p>
        <text:p text:style-name="P335"/>
        <text:p text:style-name="P335">take a block of code (in between do and end), wrap it up in an object (called a <text:span text:style-name="T68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6"><text:span text:style-name="Source_20_Text">cube = <text:s text:c="6"/></text:span><text:span text:style-name="Source_20_Text"><text:span text:style-name="T68">Proc.new {</text:span></text:span><text:span text:style-name="Source_20_Text"> |x| x ** 3 <text:s/></text:span><text:span text:style-name="Source_20_Text"><text:span text:style-name="T68">}</text:span></text:span></text:p>
            </table:table-cell>
          </table:table-row>
          <table:table-row>
            <table:table-cell table:style-name="Table64.A2" office:value-type="string">
              <text:p text:style-name="P254">round_down = <text:span text:style-name="T68">Proc.new {</text:span> |j| j.floor <text:span text:style-name="T68">}</text:span></text:p>
            </table:table-cell>
          </table:table-row>
          <table:table-row>
            <table:table-cell table:style-name="Table64.A2" office:value-type="string">
              <text:p text:style-name="P95">mult_of_3 = <text:span text:style-name="T68">Proc.new </text:span><text:span text:style-name="T100">{</text:span>|n| <text:s/>n % 3 == 0<text:span text:style-name="T100">}</text:span></text:p>
              <text:p text:style-name="P96">(1..100).to_a.select(&amp;mult_of_3)</text:p>
            </table:table-cell>
          </table:table-row>
          <table:table-row>
            <table:table-cell table:style-name="Table64.A1" office:value-type="string">
              <text:p text:style-name="P96">do_you_like = <text:span text:style-name="T68">Proc.new</text:span> do |good_stuff|</text:p>
              <text:p text:style-name="P96"><text:s text:c="2"/>puts "I really like #{good_stuff}"</text:p>
              <text:p text:style-name="P194">end</text:p>
              <text:p text:style-name="P96"><text:span text:style-name="Source_20_Text">do_you_like</text:span><text:span text:style-name="Source_20_Text"><text:span text:style-name="T68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5">over_4_feet = <text:span text:style-name="T68">Proc.new {</text:span> |j| j &gt; 4 <text:span text:style-name="T68">}</text:span></text:p>
              <text:p text:style-name="P255">tall = group_1.select(<text:span text:style-name="T68">&amp;</text:span>over_4_feet)</text:p>
            </table:table-cell>
          </table:table-row>
          <table:table-row>
            <table:table-cell table:style-name="Table64.A2" office:value-type="string">
              <text:p text:style-name="P256">def greeter<text:span text:style-name="T459">()</text:span> puts <text:span text:style-name="T68">yield <text:s/></text:span>end</text:p>
              <text:p text:style-name="P256">phrase = <text:span text:style-name="T68">Proc.new {</text:span> "Hello there!" <text:span text:style-name="T68">}</text:span></text:p>
              <text:p text:style-name="P256">greeter(<text:span text:style-name="T68">&amp;</text:span>phrase)</text:p>
            </table:table-cell>
          </table:table-row>
        </table:table>
        <text:h text:style-name="P473" text:outline-level="2"><text:bookmark-start text:name="__RefHeading___Toc7749_1031849959"/><text:span text:style-name="Source_20_Text">.</text:span><text:span text:style-name="Source_20_Text"><text:span text:style-name="T359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6">hi = <text:span text:style-name="T68">Proc.new {</text:span> puts "Hello!" <text:span text:style-name="T68">}</text:span></text:p>
              <text:p text:style-name="P96">hi<text:span text:style-name="T68">.call <text:s text:c="8"/></text:span><text:span text:style-name="T66">#=&gt; Hello!</text:span></text:p>
            </table:table-cell>
          </table:table-row>
          <table:table-row>
            <table:table-cell table:style-name="Table65.A2" office:value-type="string">
              <text:p text:style-name="P96"><text:span text:style-name="Source_20_Text"><text:span text:style-name="T360">def </text:span></text:span><text:span text:style-name="Source_20_Text"><text:span text:style-name="T211">compose</text:span></text:span><text:span text:style-name="Source_20_Text"><text:span text:style-name="T360"> </text:span></text:span><text:span text:style-name="Source_20_Text"><text:span text:style-name="T77">proc1</text:span></text:span><text:span text:style-name="Source_20_Text"><text:span text:style-name="T360">, </text:span></text:span><text:span text:style-name="Source_20_Text"><text:span text:style-name="T77">proc2</text:span></text:span></text:p>
              <text:p text:style-name="P96"><text:span text:style-name="Source_20_Text"><text:span text:style-name="T360"><text:s text:c="2"/>Proc.new do |x|</text:span></text:span></text:p>
              <text:p text:style-name="P96"><text:span text:style-name="Source_20_Text"><text:span text:style-name="T360"><text:s text:c="4"/></text:span></text:span><text:span text:style-name="Source_20_Text"><text:span text:style-name="T77">proc2.call</text:span></text:span><text:span text:style-name="Source_20_Text"><text:span text:style-name="T360">(</text:span></text:span><text:span text:style-name="Source_20_Text"><text:span text:style-name="T77">proc1.call</text:span></text:span><text:span text:style-name="Source_20_Text"><text:span text:style-name="T360">(x))</text:span></text:span></text:p>
              <text:p text:style-name="P96"><text:span text:style-name="Source_20_Text"><text:span text:style-name="T360"><text:s text:c="2"/>end</text:span></text:span></text:p>
              <text:p text:style-name="P96"><text:span text:style-name="Source_20_Text"><text:span text:style-name="T360">end</text:span></text:span></text:p>
              <text:p text:style-name="P96"><text:span text:style-name="Source_20_Text"/></text:p>
              <text:p text:style-name="P96"><text:span text:style-name="Source_20_Text"><text:span text:style-name="T360">square_it = </text:span></text:span><text:span text:style-name="Source_20_Text"><text:span text:style-name="T77">Proc.new </text:span></text:span><text:span text:style-name="Source_20_Text"><text:span text:style-name="T360">{ |x| x * x }</text:span></text:span></text:p>
              <text:p text:style-name="P96"><text:span text:style-name="Source_20_Text"><text:span text:style-name="T360">double_it = </text:span></text:span><text:span text:style-name="Source_20_Text"><text:span text:style-name="T77">Proc.new</text:span></text:span><text:span text:style-name="Source_20_Text"><text:span text:style-name="T360"> { |x| x + x }</text:span></text:span></text:p>
              <text:p text:style-name="P96"><text:span text:style-name="Source_20_Text"/></text:p>
              <text:p text:style-name="P96"><text:span text:style-name="Source_20_Text"><text:span text:style-name="T360">double_then_square = </text:span></text:span></text:p>
              <text:p text:style-name="P96"><text:span text:style-name="Source_20_Text"><text:span text:style-name="T157">compose</text:span></text:span><text:span text:style-name="Source_20_Text"><text:span text:style-name="T360"> double_it, square_it</text:span></text:span></text:p>
              <text:p text:style-name="P96"><text:span text:style-name="Source_20_Text"/></text:p>
              <text:p text:style-name="P96"><text:span text:style-name="Source_20_Text"><text:span text:style-name="T360">square_then_double = </text:span></text:span></text:p>
              <text:p text:style-name="P96"><text:span text:style-name="Source_20_Text"><text:span text:style-name="T157">compose</text:span></text:span><text:span text:style-name="Source_20_Text"><text:span text:style-name="T360"> square_it, double_it</text:span></text:span></text:p>
              <text:p text:style-name="P96"><text:span text:style-name="Source_20_Text"/></text:p>
              <text:p text:style-name="P96"><text:span text:style-name="Source_20_Text"><text:span text:style-name="T360">puts double_then_square</text:span></text:span><text:span text:style-name="Source_20_Text"><text:span text:style-name="T77">.call</text:span></text:span><text:span text:style-name="Source_20_Text"><text:span text:style-name="T360">(5)</text:span></text:span></text:p>
              <text:p text:style-name="P96"><text:span text:style-name="Source_20_Text"><text:span text:style-name="T324">puts square_then_double</text:span></text:span><text:span text:style-name="Source_20_Text"><text:span text:style-name="T108">.call</text:span></text:span><text:span text:style-name="Source_20_Text"><text:span text:style-name="T324">(5)</text:span></text:span></text:p>
            </table:table-cell>
          </table:table-row>
        </table:table>
        <text:h text:style-name="P486" text:outline-level="1"><text:span text:style-name="Source_20_Text"><text:span text:style-name="T330"/></text:span></text:h>
        <text:h text:style-name="P487" text:outline-level="1"><text:bookmark-start text:name="__RefHeading___Toc9897_1955588018"/><text:span text:style-name="Source_20_Text"><text:span text:style-name="T330">Lambdas </text:span></text:span><text:span text:style-name="Source_20_Text"><text:span text:style-name="T412">λ </text:span></text:span><text:bookmark-end text:name="__RefHeading___Toc9897_1955588018"/></text:h>
        <text:p text:style-name="P376"><text:span text:style-name="Source_20_Text"><text:span text:style-name="T160">with the exception of a bit of syntax and a few behavioral quirks, lambdas are identical to procs.</text:span></text:span></text:p>
        <text:p text:style-name="P376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4"><text:span text:style-name="Source_20_Text"><text:span text:style-name="T68">lambda</text:span></text:span><text:span text:style-name="Source_20_Text"> { </text:span><text:span text:style-name="Source_20_Text"><text:span text:style-name="T209">|param|</text:span></text:span><text:span text:style-name="Source_20_Text"> block }</text:span></text:p>
            </table:table-cell>
            <table:table-cell table:style-name="Table66.B1" office:value-type="string">
              <text:p text:style-name="P258">syntax</text:p>
            </table:table-cell>
          </table:table-row>
          <table:table-row>
            <table:table-cell table:style-name="Table66.A2" table:number-columns-spanned="2" office:value-type="string">
              <text:p text:style-name="P94"><text:span text:style-name="Source_20_Text"><text:span text:style-name="T68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07"><text:s text:c="18"/><text:span text:style-name="T86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4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9">symbolize = <text:span text:style-name="T68">lambda</text:span> { |j| j.to_sym }</text:p>
              <text:p text:style-name="P260">symbols = strings.collect(<text:span text:style-name="T68">&amp;symbolize</text:span>)</text:p>
            </table:table-cell>
            <table:covered-table-cell/>
          </table:table-row>
        </table:table>
        <text:p text:style-name="P376"><text:span text:style-name="Source_20_Text"><text:span text:style-name="T412"/></text:span></text:p>
        <text:h text:style-name="P533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77">a lambda checks the <text:span text:style-name="T88">number of arguments</text:span><text:span text:style-name="T277"> passed</text:span></text:p>
            </table:table-cell>
            <table:covered-table-cell/>
            <table:table-cell table:style-name="Table67.C1" office:value-type="string">
              <text:p text:style-name="P377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77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77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77">when a lambda returns, it <text:span text:style-name="T68">passes control back to the calling method</text:span></text:p>
            </table:table-cell>
            <table:table-cell table:style-name="Table67.C2" table:number-columns-spanned="2" office:value-type="string">
              <text:p text:style-name="P377">when <text:span text:style-name="T68">a proc returns</text:span>, <text:span text:style-name="T414">it does so </text:span><text:span text:style-name="T87">immediately</text:span>, without going back to the calling method.</text:p>
            </table:table-cell>
            <table:covered-table-cell/>
          </table:table-row>
        </table:table>
        <text:p text:style-name="P94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4">def batman_ironman_proc</text:p>
              <text:p text:style-name="P94"><text:s text:c="2"/>victor = <text:span text:style-name="T68">Proc.new </text:span></text:p>
              <text:p text:style-name="P63"><text:s text:c="9"/><text:span text:style-name="T68">{ return "Batman will win!" }</text:span></text:p>
              <text:p text:style-name="P94"><text:s text:c="2"/>victor.call</text:p>
              <text:p text:style-name="P94"><text:s text:c="2"/>"Iron Man will win!"</text:p>
              <text:p text:style-name="P94">end</text:p>
              <text:p text:style-name="P94">def batman_ironman_lambda</text:p>
              <text:p text:style-name="P94"><text:s text:c="2"/>victor = <text:span text:style-name="T68">lambda</text:span> </text:p>
              <text:p text:style-name="P63">{ return "Batman will win!" }</text:p>
              <text:p text:style-name="P94"><text:s text:c="2"/>victor.call</text:p>
              <text:p text:style-name="P94"><text:s text:c="2"/><text:span text:style-name="T68">"Iron Man will win!"</text:span></text:p>
              <text:p text:style-name="P94">end</text:p>
              <text:p text:style-name="P94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61">my_array = ["raindrops", :kettles, "whiskers", :mittens, :packages]</text:p>
              <text:p text:style-name="P261"/>
              <text:p text:style-name="P261">symbol_filter = <text:span text:style-name="T68">lambda</text:span> do |j|</text:p>
              <text:p text:style-name="P261"><text:s text:c="3"/>return j.to_s if j.is_a? (Symbol)</text:p>
              <text:p text:style-name="P80">end</text:p>
              <text:p text:style-name="P80"/>
              <text:p text:style-name="P80">symbols = my_array.select(<text:span text:style-name="T68">&amp;</text:span>symbol_filter)</text:p>
            </table:table-cell>
          </table:table-row>
        </table:table>
        <text:p text:style-name="P494"><text:span text:style-name="Source_20_Text"><text:span text:style-name="T413"/></text:span></text:p>
        <text:h text:style-name="P514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6"><text:span text:style-name="Source_20_Text"><text:span text:style-name="T287">def method_name(arguments)</text:span></text:span></text:p>
              <text:p text:style-name="P246"><text:span text:style-name="Source_20_Text"><text:span text:style-name="T287"><text:s text:c="2"/># Code to be executed</text:span></text:span></text:p>
              <text:p text:style-name="P246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7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3"><text:span text:style-name="T68">def</text:span> obj.talk</text:p>
              <text:p text:style-name="P143"><text:s text:c="2"/>puts "I am an object."</text:p>
              <text:p text:style-name="P143"><text:s text:c="2"/><text:span text:style-name="T228">puts "(Do you objec</text:span><text:span text:style-name="T229">t</text:span><text:span text:style-name="T228">?)"</text:span></text:p>
              <text:p text:style-name="P143">end</text:p>
              <text:p text:style-name="P143"/>
              <text:p text:style-name="P144">obj.talk</text:p>
            </table:table-cell>
          </table:table-row>
          <table:table-row>
            <table:table-cell table:style-name="Table70.A2" office:value-type="string">
              <text:p text:style-name="P246"><text:span text:style-name="Source_20_Text"><text:span text:style-name="T105">def</text:span></text:span><text:span text:style-name="Source_20_Text"><text:span text:style-name="T287"> sum(x,y)</text:span></text:span></text:p>
              <text:p text:style-name="P246"><text:span text:style-name="Source_20_Text"><text:span text:style-name="T287"><text:s text:c="2"/>x + y</text:span></text:span></text:p>
              <text:p text:style-name="P246"><text:span text:style-name="Source_20_Text"><text:span text:style-name="T287">end</text:span></text:span></text:p>
              <text:p text:style-name="P145"/>
              <text:p text:style-name="P145"><text:span text:style-name="Source_20_Text">sum(13, 379)</text:span></text:p>
            </table:table-cell>
            <table:table-cell table:style-name="Table70.B2" office:value-type="string">
              <text:p text:style-name="P146"><text:span text:style-name="T68">def</text:span> obj.c2f(c)</text:p>
              <text:p text:style-name="P146">c * 9.0 / 5 + 32</text:p>
              <text:p text:style-name="P146">end</text:p>
              <text:p text:style-name="P146"/>
              <text:p text:style-name="P146">puts obj.c2f(100)</text:p>
            </table:table-cell>
          </table:table-row>
        </table:table>
        <text:h text:style-name="P474" text:outline-level="2"><text:bookmark-start text:name="__RefHeading___Toc11810_1800458073"/><text:span text:style-name="Source_20_Text"><text:span text:style-name="T14">gets</text:span></text:span><text:span text:style-name="Source_20_Text"><text:span text:style-name="T310"> </text:span></text:span><text:span text:style-name="Source_20_Text"><text:span text:style-name="T187">and</text:span></text:span><text:span text:style-name="Source_20_Text"><text:span text:style-name="T310"> </text:span></text:span><text:span text:style-name="Source_20_Text"><text:span text:style-name="T14">.chomp</text:span></text:span><text:bookmark-end text:name="__RefHeading___Toc11810_1800458073"/></text:h>
        <text:p text:style-name="P378"><text:span text:style-name="Source_20_Text"><text:span text:style-name="T135">gets</text:span></text:span><text:span text:style-name="Source_20_Text"><text:span text:style-name="T185"> is the Ruby method that </text:span></text:span><text:span text:style-name="Emphasis"><text:span text:style-name="T185">gets</text:span></text:span><text:span text:style-name="Source_20_Text"><text:span text:style-name="T185"> </text:span></text:span><text:span text:style-name="Source_20_Text"><text:span text:style-name="T188">(retrieves) </text:span></text:span><text:span text:style-name="Source_20_Text"><text:span text:style-name="T185">input from the user. When getting input, Ruby automatically adds a blank line (or </text:span></text:span><text:span text:style-name="Strong_20_Emphasis"><text:span text:style-name="T185">newline</text:span></text:span><text:span text:style-name="Source_20_Text"><text:span text:style-name="T185">) after each bit of input; </text:span></text:span></text:p>
        <text:p text:style-name="P378"><text:span text:style-name="Source_20_Text"><text:span text:style-name="T135">chomp</text:span></text:span><text:span text:style-name="Source_20_Text"><text:span text:style-name="T185"> removes that extra line. </text:span></text:span></text:p>
        <text:p text:style-name="P327">(Your program will work fine without chomp, but you'll get extra blank lines everywhere.) </text:p>
        <text:p text:style-name="P97"><text:span text:style-name="Source_20_Text"><text:span text:style-name="T287">string = gets.</text:span></text:span><text:span text:style-name="Source_20_Text"><text:span text:style-name="T337">chomp |</text:span></text:span><text:span text:style-name="Source_20_Text"><text:span text:style-name="T287">name = gets.chomp</text:span></text:span></text:p>
        <text:h text:style-name="P474" text:outline-level="2"><text:bookmark-start text:name="__RefHeading___Toc11812_1800458073"/><text:span text:style-name="Source_20_Text"><text:span text:style-name="T14">puts</text:span></text:span><text:span text:style-name="T287"> vs. </text:span><text:span text:style-name="Source_20_Text"><text:span text:style-name="T235">pr</text:span></text:span><text:span text:style-name="Source_20_Text"><text:span text:style-name="T14">int</text:span></text:span><text:bookmark-end text:name="__RefHeading___Toc11812_1800458073"/></text:h>
        <text:p text:style-name="P378"><text:span text:style-name="Source_20_Text"><text:span text:style-name="T135">puts</text:span></text:span><text:span text:style-name="T105"> adds a newline</text:span><text:span text:style-name="T287"> to the string it outputs</text:span></text:p>
        <text:p text:style-name="P378"><text:span text:style-name="Source_20_Text"><text:span text:style-name="T138">p</text:span></text:span><text:span text:style-name="Source_20_Text"><text:span text:style-name="T135">rint</text:span></text:span><text:span text:style-name="T105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63">Syntax</text:p>
            </table:table-cell>
            <table:table-cell table:style-name="Table71.B1" office:value-type="string">
              <text:p text:style-name="P363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1">print </text:span></text:span><text:span text:style-name="Source_20_Text"><text:span text:style-name="T312">a</text:span></text:span><text:span text:style-name="Source_20_Text"><text:span text:style-name="T311">_string</text:span></text:span></text:p>
            </table:table-cell>
            <table:table-cell table:style-name="Table71.B2" office:value-type="string">
              <text:p text:style-name="P97"><text:span text:style-name="Source_20_Text"><text:span text:style-name="T243">3.times {print "</text:span></text:span><text:span text:style-name="Source_20_Text"><text:span text:style-name="T244">No.</text:span></text:span><text:span text:style-name="Source_20_Text"><text:span text:style-name="T243">"}</text:span></text:span></text:p>
              <text:p text:style-name="P81"><text:span text:style-name="Source_20_Text"><text:span text:style-name="T244">No.No.No.</text:span></text:span></text:p>
            </table:table-cell>
          </table:table-row>
          <table:table-row>
            <table:table-cell table:style-name="Table71.A2" office:value-type="string">
              <text:p text:style-name="P147">puts <text:span text:style-name="T279">a</text:span>_string</text:p>
              <text:p text:style-name="P147"><text:span text:style-name="T280">puts really means </text:span><text:span text:style-name="T75">put string</text:span></text:p>
            </table:table-cell>
            <table:table-cell table:style-name="Table71.B2" office:value-type="string">
              <text:p text:style-name="P97"><text:span text:style-name="Source_20_Text"><text:span text:style-name="T313">2</text:span></text:span><text:span text:style-name="Source_20_Text"><text:span text:style-name="T287">.times {puts "</text:span></text:span><text:span text:style-name="Source_20_Text"><text:span text:style-name="T314">No</text:span></text:span><text:span text:style-name="Source_20_Text"><text:span text:style-name="T287">!"}</text:span></text:span></text:p>
              <text:p text:style-name="P97"><text:span text:style-name="Source_20_Text"><text:span text:style-name="T314">No</text:span></text:span><text:span text:style-name="Source_20_Text"><text:span text:style-name="T287">!</text:span></text:span></text:p>
              <text:p text:style-name="P97"><text:span text:style-name="Source_20_Text"><text:span text:style-name="T314">No</text:span></text:span><text:span text:style-name="Source_20_Text"><text:span text:style-name="T287">!</text:span></text:span></text:p>
            </table:table-cell>
          </table:table-row>
        </table:table>
        <text:h text:style-name="P474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78"><text:span text:style-name="Source_20_Text"><text:span text:style-name="T33">p foo</text:span></text:span><text:span text:style-name="Source_20_Text"><text:span text:style-name="T185"> does </text:span></text:span><text:span text:style-name="Source_20_Text"><text:span text:style-name="T33">puts </text:span></text:span><text:span text:style-name="Source_20_Text"><text:span text:style-name="T40">foo.inspect</text:span></text:span></text:p>
        <text:p text:style-name="P378"><text:span text:style-name="Source_20_Text"><text:span text:style-name="T185">prints the value of inspect instead of </text:span></text:span><text:span text:style-name="Source_20_Text"><text:span text:style-name="T34">to_s</text:span></text:span><text:span text:style-name="Source_20_Text"><text:span text:style-name="T185">, which is more suitable for debugging </text:span></text:span></text:p>
        <text:p text:style-name="P327"><text:span text:style-name="Source_20_Text"><text:span text:style-name="T160">(because you can e.g. tell the difference between </text:span></text:span><text:span text:style-name="Source_20_Text"><text:span text:style-name="T29">1, "1" </text:span></text:span><text:span text:style-name="Source_20_Text"><text:span text:style-name="T160">and </text:span></text:span><text:span text:style-name="Source_20_Text"><text:span text:style-name="T30">"2\b1",</text:span></text:span><text:span text:style-name="Source_20_Text"><text:span text:style-name="T160"> which you can't when printing without inspect</text:span></text:span><text:span text:style-name="Source_20_Text">)</text:span></text:p>
        <text:h text:style-name="P407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18">If no <text:span text:style-name="T31">return</text:span> keyword is specified, the object created by the <text:span text:style-name="Emphasis"><text:span text:style-name="T68">last line in the method</text:span></text:span> is <text:span text:style-name="T68">automatically treated as the </text:span><text:span text:style-name="T39">return</text:span><text:span text:style-name="T68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19"><text:span text:style-name="T278">C</text:span>alling <text:span text:style-name="Source_20_Text"><text:span text:style-name="T31">return</text:span></text:span> also<text:span text:style-name="T68"> exits the method </text:span>at that point. </text:p>
            </table:table-cell>
            <table:table-cell table:style-name="Table72.B1" office:value-type="string">
              <text:p text:style-name="P342"><text:span text:style-name="T68">No code</text:span> in the method <text:span text:style-name="T68">after</text:span> the <text:span text:style-name="Source_20_Text"><text:span text:style-name="T31">return</text:span></text:span> statement <text:span text:style-name="T68">is executed. </text:span><text:s/></text:p>
            </table:table-cell>
          </table:table-row>
        </table:table>
        <text:p text:style-name="P419">Calling <text:span text:style-name="Source_20_Text"><text:span text:style-name="T114">return</text:span></text:span> without specifying an object to <text:span text:style-name="T277">return results in a </text:span><text:span text:style-name="Source_20_Text"><text:span text:style-name="T117">nil</text:span></text:span><text:span text:style-name="T277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7">def obj.c2f(c)</text:p>
              <text:p text:style-name="P147">return c * 9.0 / 5 + 32</text:p>
              <text:p text:style-name="P147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28">You have to use it if you return multiple values, which will be automatically wrapped up in an array. You also have to use return if you want to <text:span text:style-name="T218">return from somewhere in the middle of a method.</text:span></text:p>
        <text:h text:style-name="P433" text:outline-level="2"><text:bookmark-start text:name="__RefHeading___Toc10055_915285827"/><text:span text:style-name="Source_20_Text"><text:span text:style-name="T234">.</text:span></text:span><text:span text:style-name="Source_20_Text"><text:span text:style-name="T233">to_ </text:span></text:span><text:span text:style-name="T274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01">.<text:span text:style-name="T248">to_f</text:span></text:p>
            </table:table-cell>
            <table:table-cell table:style-name="Table74.A1" office:value-type="string">
              <text:p text:style-name="P324">float</text:p>
            </table:table-cell>
            <table:table-cell table:style-name="Table74.C3" office:value-type="string">
              <text:p text:style-name="P147"><text:span text:style-name="T249">y = 9.</text:span><text:span text:style-name="T82">to_f</text:span><text:span text:style-name="T249"> =&gt; 9.0</text:span><text:tab/> <text:tab/></text:p>
            </table:table-cell>
          </table:table-row>
          <table:table-row>
            <table:table-cell table:style-name="Table74.A2" office:value-type="string">
              <text:p text:style-name="P301">.<text:span text:style-name="T248">to_i</text:span></text:p>
            </table:table-cell>
            <table:table-cell table:style-name="Table74.A2" office:value-type="string">
              <text:p text:style-name="P324">integer</text:p>
            </table:table-cell>
            <table:table-cell table:style-name="Table74.C2" office:value-type="string">
              <text:p text:style-name="P231">x = "100"<text:span text:style-name="T68">.to_i</text:span></text:p>
            </table:table-cell>
          </table:table-row>
          <table:table-row>
            <table:table-cell table:style-name="Table74.A2" office:value-type="string">
              <text:p text:style-name="P302">.to_s</text:p>
            </table:table-cell>
            <table:table-cell table:style-name="Table74.A2" office:value-type="string">
              <text:p text:style-name="P324">string</text:p>
            </table:table-cell>
            <table:table-cell table:style-name="Table74.C3" office:value-type="string">
              <text:p text:style-name="P147"><text:span text:style-name="T247">v</text:span>ar1 = 2 <text:s/>var2 = '5'</text:p>
              <text:p text:style-name="P231">puts var1<text:span text:style-name="T68">.to_s</text:span> <text:span text:style-name="T247">+ var2</text:span></text:p>
            </table:table-cell>
          </table:table-row>
          <table:table-row>
            <table:table-cell table:style-name="Table74.A2" office:value-type="string">
              <text:p text:style-name="P301">.<text:span text:style-name="T345">to_a</text:span></text:p>
            </table:table-cell>
            <table:table-cell table:style-name="Table74.A2" office:value-type="string">
              <text:p text:style-name="P329">array</text:p>
            </table:table-cell>
            <table:table-cell table:style-name="Table74.C4" office:value-type="string">
              <text:p text:style-name="P231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03">.to_sym</text:p>
            </table:table-cell>
            <table:table-cell table:style-name="Table74.A2" office:value-type="string">
              <text:p text:style-name="P330">symbol</text:p>
            </table:table-cell>
            <table:table-cell table:style-name="Table74.C5" office:value-type="string">
              <text:p text:style-name="P97"><text:span text:style-name="Source_20_Text"><text:span text:style-name="T67">"sasquatch".to_sym</text:span></text:span></text:p>
            </table:table-cell>
          </table:table-row>
        </table:table>
        <text:h text:style-name="P474" text:outline-level="2"><text:bookmark-start text:name="__RefHeading___Toc11816_1800458073"/><text:span text:style-name="Source_20_Text"><text:span text:style-name="T235">.respond_to?</text:span></text:span><text:bookmark-end text:name="__RefHeading___Toc11816_1800458073"/></text:h>
        <text:p text:style-name="P174">obj = Object.new</text:p>
        <text:p text:style-name="P174">if obj.respond_to?("talk")</text:p>
        <text:p text:style-name="P174">obj.talk</text:p>
        <text:p text:style-name="P174">else</text:p>
        <text:p text:style-name="P136"><text:span text:style-name="Source_20_Text">puts "Sorry, the object is stupid."</text:span></text:p>
        <text:p text:style-name="P136"/>
        <text:h text:style-name="P474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8">if ticket.respond_to?(request)</text:p>
        <text:p text:style-name="P148"><text:s text:c="2"/>puts ticket.send(request)</text:p>
        <text:p text:style-name="P148">end</text:p>
        <text:p text:style-name="P331">Most of the time, you’ll use the dot operator to send messages to objects. But the send alternati<text:span text:style-name="T246">ve</text:span> can be useful and powerful. It’s powerful enough, and error-prone enough, that you normally wouldn’t use it to send messages <text:span text:style-name="T228">to objects with no safety checks or error handlin</text:span><text:span text:style-name="T230">g</text:span></text:p>
        <text:h text:style-name="P406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8">values</text:span></text:span><text:bookmark-end text:name="__RefHeading___Toc11822_1800458073"/></text:h>
        <text:p text:style-name="P379"><text:span text:style-name="Source_20_Text"><text:span text:style-name="T48">d</text:span></text:span><text:span text:style-name="Source_20_Text"><text:span text:style-name="T49">ef say_hello(name</text:span></text:span><text:span text:style-name="Source_20_Text"><text:span text:style-name="T46">=</text:span></text:span><text:span text:style-name="Source_20_Text"><text:span text:style-name="T49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8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2"><text:span text:style-name="Source_20_Text"><text:span text:style-name="T51">def add(</text:span></text:span><text:span text:style-name="Source_20_Text"><text:span text:style-name="T52">a,*c,d</text:span></text:span><text:span text:style-name="Source_20_Text"><text:span text:style-name="T51">) </text:span></text:span></text:p>
              <text:p text:style-name="P262"><text:span text:style-name="Source_20_Text"><text:span text:style-name="T50"><text:s text:c="2"/>blabla </text:span></text:span></text:p>
              <text:p text:style-name="P262"><text:span text:style-name="Source_20_Text"><text:span text:style-name="T50">end</text:span></text:span></text:p>
              <text:p text:style-name="P262"><text:span text:style-name="Source_20_Text"><text:span text:style-name="T51">puts add(1,2,3,</text:span></text:span><text:span text:style-name="Source_20_Text"><text:span text:style-name="T53">4</text:span></text:span><text:span text:style-name="Source_20_Text"><text:span text:style-name="T51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0">def add(number) </text:span></text:span></text:p>
              <text:p text:style-name="Preformatted_20_Text"><text:span text:style-name="Source_20_Text"><text:span text:style-name="T47"><text:s text:c="2"/>blabla</text:span></text:span></text:p>
              <text:p text:style-name="Preformatted_20_Text"><text:span text:style-name="Source_20_Text"><text:span text:style-name="T47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6">arg_<text:span text:style-name="T286">demo(</text:span></text:p>
            </table:table-cell>
            <table:table-cell table:style-name="Table76.A1" office:value-type="string">
              <text:p text:style-name="P237">1,</text:p>
            </table:table-cell>
            <table:table-cell table:style-name="Table76.A1" office:value-type="string">
              <text:p text:style-name="P237">2,</text:p>
            </table:table-cell>
            <table:table-cell table:style-name="Table76.A1" office:value-type="string">
              <text:p text:style-name="P237">3,</text:p>
            </table:table-cell>
            <table:table-cell table:style-name="Table76.A1" table:number-columns-spanned="2" office:value-type="string">
              <text:p text:style-name="P239">4,</text:p>
            </table:table-cell>
            <table:covered-table-cell/>
            <table:table-cell table:style-name="Table76.A1" office:value-type="string">
              <text:p text:style-name="P240">5,</text:p>
            </table:table-cell>
            <table:table-cell table:style-name="Table76.A1" office:value-type="string">
              <text:p text:style-name="P240">6,</text:p>
            </table:table-cell>
            <table:table-cell table:style-name="Table76.A1" office:value-type="string">
              <text:p text:style-name="P237">7,</text:p>
            </table:table-cell>
            <table:table-cell table:style-name="Table76.A1" office:value-type="string">
              <text:p text:style-name="P237">8)</text:p>
            </table:table-cell>
          </table:table-row>
          <table:table-row>
            <table:table-cell table:style-name="Table76.A2" office:value-type="string">
              <text:p text:style-name="P263">def arg_demo(</text:p>
            </table:table-cell>
            <table:table-cell table:style-name="Table76.A2" office:value-type="string">
              <text:p text:style-name="P264"><text:span text:style-name="T341">a</text:span>,</text:p>
            </table:table-cell>
            <table:table-cell table:style-name="Table76.A2" office:value-type="string">
              <text:p text:style-name="P265">b,</text:p>
            </table:table-cell>
            <table:table-cell table:style-name="Table76.A2" table:number-columns-spanned="2" office:value-type="string">
              <text:p text:style-name="P265">c=1,</text:p>
            </table:table-cell>
            <table:covered-table-cell/>
            <table:table-cell table:style-name="Table76.A2" table:number-columns-spanned="3" office:value-type="string">
              <text:p text:style-name="P211"><text:span text:style-name="T68">*</text:span><text:span text:style-name="T76">d</text:span><text:span text:style-name="T341">,</text:span></text:p>
            </table:table-cell>
            <table:covered-table-cell/>
            <table:covered-table-cell/>
            <table:table-cell table:style-name="Table76.A2" office:value-type="string">
              <text:p text:style-name="P265">e,</text:p>
            </table:table-cell>
            <table:table-cell table:style-name="Table76.A2" office:value-type="string">
              <text:p text:style-name="P265">f)</text:p>
            </table:table-cell>
          </table:table-row>
        </table:table>
        <text:p text:style-name="P380">The required arguments both before <text:s/>*c and after <text:s/>*c get taken care of before *c does.</text:p>
        <text:p text:style-name="P381"><text:s/>*c , <text:span text:style-name="T68">sponges</text:span> up the remaining arguments</text:p>
        <text:p text:style-name="P382"/>
        <text:p text:style-name="P382">you can’t put the argument sponge to the left of any default-valued arguments. </text:p>
        <text:p text:style-name="P382">If you do this: <text:span text:style-name="T31">def</text:span> <text:span text:style-name="T31">broken_args(x,</text:span><text:span text:style-name="T39">*y,z=1</text:span><text:span text:style-name="T31">)</text:span></text:p>
        <text:p text:style-name="P382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6">def add(a_number, another_number,</text:p>
        <text:p text:style-name="P246"><text:tab/><text:tab/><text:tab/><text:tab/> <text:span text:style-name="T68">options = {}</text:span>)</text:p>
        <text:p text:style-name="P246"><text:s text:c="2"/>sum = a_number + another_number</text:p>
        <text:p text:style-name="P246"><text:s text:c="2"/>sum = sum.abs if <text:span text:style-name="T68">options[:absolute]</text:span> </text:p>
        <text:p text:style-name="P246"><text:s text:c="2"/>sum = sum.round(<text:span text:style-name="T68">options[:precision]</text:span>)</text:p>
        <text:p text:style-name="P246"><text:tab/><text:tab/> <text:s text:c="6"/>if <text:span text:style-name="T68">options[:round]</text:span></text:p>
        <text:p text:style-name="P246"><text:s text:c="2"/><text:tab/><text:tab/><text:span text:style-name="T281">return </text:span>sum</text:p>
        <text:p text:style-name="P246"><text:tab/>end</text:p>
        <text:p text:style-name="P421">puts add(1.0134, -5.568, absolute: true, round: true, precision: 2)</text:p>
        <text:p text:style-name="P246"/>
        <text:p text:style-name="P383">we default <text:span text:style-name="T282">the </text:span><text:span text:style-name="Source_20_Text"><text:span text:style-name="T23">options</text:span></text:span> <text:span text:style-name="T282">parameter </text:span>to <text:span text:style-name="Source_20_Text"><text:span text:style-name="T23">{}</text:span></text:span> because if it isn't passed, it should be an empty <text:span text:style-name="Source_20_Text"><text:span text:style-name="T23">Hash</text:span></text:span>. </text:p>
        <text:h text:style-name="Heading_20_3" text:outline-level="3"/>
        <text:h text:style-name="P538" text:outline-level="3"><text:bookmark-start text:name="__RefHeading___Toc11826_1800458073"/>hash as argument<text:span text:style-name="T449">s</text:span><text:bookmark-end text:name="__RefHeading___Toc11826_1800458073"/></text:h>
        <text:p text:style-name="P55">so you don't have to rely on a specific order</text:p>
        <text:p text:style-name="P56">here it even has<text:span text:style-name="T68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7">def initialize(<text:span text:style-name="T68">args</text:span>)</text:p>
              <text:p text:style-name="P108"><text:s/>@chainring<text:tab/>= <text:span text:style-name="T68">args[:chain]<text:tab/>|| 40</text:span></text:p>
              <text:p text:style-name="P108"><text:s/>@cog <text:tab/>= args[:cog] <text:tab/><text:span text:style-name="T68">||</text:span> 18</text:p>
              <text:p text:style-name="P108"><text:s/>@wheel <text:tab/>= args[:wheel]</text:p>
              <text:p text:style-name="P107">end</text:p>
            </table:table-cell>
          </table:table-row>
          <table:table-row>
            <table:table-cell table:style-name="Table77.A2" office:value-type="string">
              <text:p text:style-name="P107">puts Gear.new(<text:tab/><text:tab/><text:tab/></text:p>
              <text:p text:style-name="P107"><text:tab/>chainring: 52, </text:p>
              <text:p text:style-name="P107"><text:tab/>cog: <text:s text:c="6"/>11, </text:p>
              <text:p text:style-name="P107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8">args</text:span>)</text:p>
              <text:p text:style-name="P106"><text:s/>@chairing <text:tab/>= <text:span text:style-name="T68">args.fetch</text:span>(:chain, 40)</text:p>
              <text:p text:style-name="P106"><text:span text:style-name="Source_20_Text"><text:s/>@cog <text:tab/></text:span><text:span text:style-name="Source_20_Text"><text:span text:style-name="T450">= args.fetch(:cog, <text:s text:c="2"/>18)</text:span></text:span></text:p>
              <text:p text:style-name="P106"><text:span text:style-name="Source_20_Text"><text:s/></text:span><text:span text:style-name="Source_20_Text"><text:span text:style-name="T450">@wheel<text:tab/>= args[:wheel]</text:span></text:span></text:p>
              <text:p text:style-name="P106"><text:span text:style-name="Source_20_Text"><text:span text:style-name="T451">end</text:span></text:span> </text:p>
            </table:table-cell>
          </table:table-row>
        </table:table>
        <text:h text:style-name="P451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5">o = Object.new</text:p>
              <text:p text:style-name="P105">def o.<text:span text:style-name="T68">method_missing</text:span>(m,*args)</text:p>
              <text:p text:style-name="P105"><text:s/>puts "You can't call #{m}."</text:p>
              <text:p text:style-name="P105">end</text:p>
              <text:p text:style-name="P99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75" text:outline-level="2"><text:span text:style-name="Source_20_Text"><text:span text:style-name="T14"/></text:span></text:h>
        <text:h text:style-name="P495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6">class Bicycle</text:p>
              <text:p text:style-name="P266"><text:s/>attr_reader :gears,</text:p>
              <text:p text:style-name="P266"><text:s text:c="4"/>:wheels, :seats</text:p>
              <text:p text:style-name="P266"><text:s/>def initialize(gears=1)</text:p>
              <text:p text:style-name="P266"><text:s text:c="2"/>@wheels = 2 </text:p>
              <text:p text:style-name="P266"><text:s text:c="2"/>@seats <text:s/>= 1</text:p>
              <text:p text:style-name="P266"><text:s text:c="2"/>@gears <text:s/>= gears</text:p>
              <text:p text:style-name="P266"><text:s/>end</text:p>
              <text:p text:style-name="P266">end</text:p>
              <text:p text:style-name="P266"/>
              <text:p text:style-name="P266">class Tandem &lt; Bicycle</text:p>
              <text:p text:style-name="P266"><text:s/>def initialize(gears)</text:p>
              <text:p text:style-name="P266"><text:s text:c="2"/><text:span text:style-name="T68">super</text:span></text:p>
              <text:p text:style-name="P266"><text:s text:c="2"/>@seats = 2</text:p>
              <text:p text:style-name="P266"><text:s/>end</text:p>
              <text:p text:style-name="P266">end</text:p>
            </table:table-cell>
            <table:table-cell table:style-name="Table79.B1" office:value-type="string">
              <text:p text:style-name="P384"/>
              <text:p text:style-name="P384"/>
              <text:p text:style-name="P384">Called with <text:span text:style-name="T68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84">Called with an <text:span text:style-name="T68">empty argument list</text:span>- <text:span text:style-name="T23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84">Called with <text:span text:style-name="T68">specific arguments</text:span> - <text:span text:style-name="T23">super(a,b,c)</text:span> <text:s text:c="2"/>sends exactly <text:span text:style-name="T228">those argument</text:span><text:span text:style-name="T231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7">class Person</text:p>
              <text:p text:style-name="P267"><text:s/>def initialize(name) @name = name end</text:p>
              <text:p text:style-name="P267"><text:s/>def name() <text:s text:c="11"/>return nam<text:span text:style-name="T431">e</text:span> end</text:p>
              <text:p text:style-name="P267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8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8">johns = Doctor.new("Johns")</text:p>
              <text:p text:style-name="P268">puts johns.name <text:s text:c="6"/>=&gt; <text:span text:style-name="T68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97">class Base</text:p>
              <text:p text:style-name="P297"><text:s/>def show x=0,y=0</text:p>
              <text:p text:style-name="P297"><text:s text:c="2"/>p "Base class,</text:p>
              <text:p text:style-name="P297"><text:s text:c="2"/>x:#{x}, y:#{y}"</text:p>
              <text:p text:style-name="P297"><text:s/>end</text:p>
              <text:p text:style-name="P297">end</text:p>
            </table:table-cell>
            <table:table-cell table:style-name="Table81.B1" office:value-type="string">
              <text:p text:style-name="P297">class Derived &lt; Base</text:p>
              <text:p text:style-name="P297"><text:s/>def show x,y</text:p>
              <text:p text:style-name="Preformatted_20_Text"><text:span text:style-name="T59">1</text:span><text:span text:style-name="T127"> <text:s/></text:span><text:span text:style-name="T68">super</text:span></text:p>
              <text:p text:style-name="P297"><text:span text:style-name="T454">2</text:span> <text:s/><text:span text:style-name="T68">super x</text:span></text:p>
              <text:p text:style-name="P297"><text:span text:style-name="T454">3</text:span> <text:s/><text:span text:style-name="T68">super x, y</text:span></text:p>
              <text:p text:style-name="P297"><text:span text:style-name="T454">4</text:span> <text:s/><text:span text:style-name="T68">super()</text:span></text:p>
              <text:p text:style-name="P297"><text:s/>end</text:p>
              <text:p text:style-name="P297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55">show(</text:span><text:span text:style-name="T98">3</text:span><text:span text:style-name="T455">,</text:span><text:span text:style-name="T98">3</text:span><text:span text:style-name="T455">)</text:span></text:p>
              <text:p text:style-name="P297"><text:span text:style-name="T454">1</text:span><text:span text:style-name="T453"> </text:span>"Base class, x: <text:span text:style-name="T68">3</text:span>, y:<text:span text:style-name="T68">3</text:span>"</text:p>
              <text:p text:style-name="P297"><text:span text:style-name="T454">2</text:span><text:span text:style-name="T453"> </text:span>"Base class, x: <text:span text:style-name="T68">3</text:span>, y:0"</text:p>
              <text:p text:style-name="P297"><text:span text:style-name="T454">3</text:span><text:span text:style-name="T453"> </text:span>"Base class, x: <text:span text:style-name="T68">3</text:span>, y:<text:span text:style-name="T68">3</text:span>"</text:p>
              <text:p text:style-name="P297"><text:span text:style-name="T454">4</text:span><text:span text:style-name="T453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07" text:outline-level="2"/>
        <text:h text:style-name="Heading_20_2" text:outline-level="2"/>
        <text:h text:style-name="P414" text:outline-level="1"><text:bookmark-start text:name="__RefHeading___Toc11144_2142260940"/><text:soft-page-break/>Numbers<text:bookmark-end text:name="__RefHeading___Toc11144_2142260940"/></text:h>
        <text:h text:style-name="P434" text:outline-level="2"><text:bookmark-start text:name="__RefHeading___Toc2563_379422752"/>Basic Arithmetic<text:bookmark-end text:name="__RefHeading___Toc2563_379422752"/></text:h>
        <text:p text:style-name="P269"><text:span text:style-name="Source_20_Text"><text:span text:style-name="T287">x + y </text:span></text:span><text:span text:style-name="Source_20_Text"><text:span text:style-name="T315">||</text:span></text:span><text:span text:style-name="Source_20_Text"><text:span text:style-name="T287"> x - y </text:span></text:span><text:span text:style-name="Source_20_Text"><text:span text:style-name="T315">||</text:span></text:span><text:span text:style-name="Source_20_Text"><text:span text:style-name="T287"> x * y </text:span></text:span><text:span text:style-name="Source_20_Text"><text:span text:style-name="T315">||</text:span></text:span><text:span text:style-name="Source_20_Text"><text:span text:style-name="T287"> x / y <text:s/></text:span></text:span></text:p>
        <text:p text:style-name="P149"><text:tab/>x ** y #exponentiation</text:p>
        <text:p text:style-name="P269"><text:span text:style-name="Strong_20_Emphasis"><text:span text:style-name="T162">Example</text:span></text:span><text:span text:style-name="Strong_20_Emphasis"><text:span text:style-name="T287"><text:tab/></text:span></text:span><text:span text:style-name="Source_20_Text"><text:span text:style-name="T114">2**3<text:tab/>=&gt; 8</text:span></text:span></text:p>
        <text:h text:style-name="P476" text:outline-level="2"><text:bookmark-start text:name="__RefHeading___Toc7745_1031849959"/>... vs ..<text:bookmark-end text:name="__RefHeading___Toc7745_1031849959"/></text:h>
        <text:p text:style-name="P385"><text:span text:style-name="T355">it's about the </text:span>final number </text:p>
        <text:p text:style-name="P385"><text:span text:style-name="Source_20_Text"><text:span text:style-name="T31">... </text:span></text:span><text:span text:style-name="Emphasis"><text:span text:style-name="T114">exclude</text:span></text:span><text:span text:style-name="Emphasis"><text:span text:style-name="T123">s</text:span></text:span><text:span text:style-name="Source_20_Text"><text:span text:style-name="T114"> </text:span></text:span><text:span text:style-name="Source_20_Text"><text:span text:style-name="T124">it<text:tab/></text:span></text:span><text:span text:style-name="Source_20_Text"><text:span text:style-name="T22">.. </text:span></text:span><text:span text:style-name="Source_20_Text"><text:span text:style-name="T171">includes</text:span></text:span><text:span text:style-name="Source_20_Text"><text:span text:style-name="T166"> it</text:span></text:span></text:p>
        <text:h text:style-name="P434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7">However, if you divide an integer with a floating point number or two floating point numbers, the outcome will account for the remainder.<text:tab/><text:tab/></text:span><text:span text:style-name="Strong_20_Emphasis"><text:span text:style-name="T287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9">10 / 3</text:p>
              <text:p text:style-name="P149">=&gt; 3</text:p>
            </table:table-cell>
            <table:table-cell table:style-name="Table82.A1" office:value-type="string">
              <text:p text:style-name="P149">10.0 / 3</text:p>
              <text:p text:style-name="P149">=&gt; 3.333</text:p>
            </table:table-cell>
            <table:table-cell table:style-name="Table82.A1" office:value-type="string">
              <text:p text:style-name="P149">10 / 3.0</text:p>
              <text:p text:style-name="P149">=&gt; 3.333</text:p>
            </table:table-cell>
            <table:table-cell table:style-name="Table82.D1" office:value-type="string">
              <text:p text:style-name="P149">10.0 / 3.0</text:p>
              <text:p text:style-name="P149">=&gt; 3.333</text:p>
            </table:table-cell>
          </table:table-row>
        </table:table>
        <text:h text:style-name="P434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7">Syntax</text:span></text:span></text:p>
              <text:p text:style-name="P149">a.divmod(b)</text:p>
            </table:table-cell>
            <table:table-cell table:style-name="Table83.B1" office:value-type="string">
              <text:p text:style-name="P58"><text:span text:style-name="Strong_20_Emphasis"><text:span text:style-name="T287">Example</text:span></text:span></text:p>
              <text:p text:style-name="P269"><text:span text:style-name="Source_20_Text"><text:span text:style-name="T287">10.divmod(3) <text:s/></text:span></text:span><text:span text:style-name="T287">=&gt; [3, 1]</text:span></text:p>
            </table:table-cell>
          </table:table-row>
        </table:table>
        <text:h text:style-name="P434" text:outline-level="2"><text:bookmark-start text:name="__RefHeading___Toc2569_379422752"/><text:span text:style-name="T219">m</text:span>odul<text:span text:style-name="T265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7">Syntax</text:span></text:span></text:p>
              <text:p text:style-name="P149">x % y</text:p>
            </table:table-cell>
            <table:table-cell table:style-name="Table84.A1" office:value-type="string">
              <text:p text:style-name="P58"><text:span text:style-name="Strong_20_Emphasis"><text:span text:style-name="T287">Example</text:span></text:span></text:p>
              <text:p text:style-name="P270"><text:span text:style-name="Source_20_Text"><text:span text:style-name="T287">14 % 9 =&gt; 5</text:span></text:span></text:p>
            </table:table-cell>
            <table:table-cell table:style-name="Table84.C1" office:value-type="string">
              <text:p text:style-name="P271"><text:span text:style-name="Source_20_Text"><text:span text:style-name="T287">10 % 3 </text:span></text:span><text:span text:style-name="Source_20_Text"><text:span text:style-name="T316">=&gt; 1</text:span></text:span></text:p>
              <text:p text:style-name="P150">10 % 3*3</text:p>
              <text:p text:style-name="P109">10 % <text:span text:style-name="T265">9 =&gt; 1</text:span></text:p>
            </table:table-cell>
          </table:table-row>
        </table:table>
        <text:h text:style-name="P446" text:outline-level="2"/>
        <text:h text:style-name="P406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98">0.3.<text:span text:style-name="T68">rationalize</text:span>(0.1)</text:p>
            </table:table-cell>
            <table:table-cell table:style-name="Table85.B1" office:value-type="string">
              <text:p text:style-name="P298">=&gt; (1/3)</text:p>
            </table:table-cell>
          </table:table-row>
          <table:table-row>
            <table:table-cell table:style-name="Table85.A2" office:value-type="string">
              <text:p text:style-name="P298">1.45.<text:span text:style-name="T68">round</text:span>(1)</text:p>
            </table:table-cell>
            <table:table-cell table:style-name="Table85.B2" office:value-type="string">
              <text:p text:style-name="P298">=&gt; 1.5</text:p>
            </table:table-cell>
          </table:table-row>
          <table:table-row>
            <table:table-cell table:style-name="Table85.A2" office:value-type="string">
              <text:p text:style-name="P298">1.999.<text:span text:style-name="T68">floor</text:span></text:p>
            </table:table-cell>
            <table:table-cell table:style-name="Table85.B2" office:value-type="string">
              <text:p text:style-name="P298">=&gt; 1</text:p>
            </table:table-cell>
          </table:table-row>
          <table:table-row>
            <table:table-cell table:style-name="Table85.A2" office:value-type="string">
              <text:p text:style-name="P298">1.111.<text:span text:style-name="T68">ceil</text:span></text:p>
            </table:table-cell>
            <table:table-cell table:style-name="Table85.B2" office:value-type="string">
              <text:p text:style-name="P298">=&gt; 2</text:p>
            </table:table-cell>
          </table:table-row>
        </table:table>
        <text:h text:style-name="P436" text:outline-level="2"><text:bookmark-start text:name="__RefHeading___Toc3870_491805839"/>exponentiation<text:bookmark-end text:name="__RefHeading___Toc3870_491805839"/></text:h>
        <text:p text:style-name="P151"><text:span text:style-name="T253">5 </text:span><text:span text:style-name="T73">**</text:span><text:span text:style-name="T253"> 2 =&gt; 25<text:tab/>25 </text:span><text:span text:style-name="T72">** </text:span><text:span text:style-name="T252">0.5 =&gt; 5</text:span></text:p>
        <text:h text:style-name="P447" text:outline-level="2"><text:bookmark-start text:name="__RefHeading___Toc3872_491805839"/>Math<text:bookmark-end text:name="__RefHeading___Toc3872_491805839"/></text:h>
        <text:p text:style-name="P109">puts(<text:span text:style-name="T68">Math::E)</text:span></text:p>
        <text:p text:style-name="P109">puts(<text:span text:style-name="T68">Math.cos</text:span>(Math::PI/3))</text:p>
        <text:p text:style-name="P109">puts(<text:span text:style-name="T68">Math.tan</text:span>(Math::PI/4))</text:p>
        <text:p text:style-name="P109">puts(<text:span text:style-name="T68">Math.log</text:span>(Math::E ** 2))</text:p>
        <text:h text:style-name="P524" text:outline-level="3"><text:bookmark-start text:name="__RefHeading___Toc2575_379422752"/>PI<text:bookmark-end text:name="__RefHeading___Toc2575_379422752"/></text:h>
        <text:p text:style-name="P58"><text:span text:style-name="T331">there is no</text:span><text:span text:style-name="T287"> </text:span><text:span text:style-name="Source_20_Text"><text:span text:style-name="T287">()</text:span></text:span><text:span text:style-name="T287"> at the end of </text:span><text:span text:style-name="Source_20_Text"><text:span text:style-name="T287">Math::PI</text:span></text:span><text:span text:style-name="T287"> because </text:span><text:span text:style-name="T317">it </text:span><text:span text:style-name="T287">is not a function but rather a constant.</text:span></text:p>
        <text:p text:style-name="P269"><text:span text:style-name="Source_20_Text"><text:span text:style-name="T287">Math::PI<text:tab/></text:span></text:span><text:span text:style-name="T287">=&gt; 3.14159265358979</text:span></text:p>
        <text:h text:style-name="P524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7">Syntax<text:tab/><text:tab/></text:span></text:span><text:span text:style-name="Source_20_Text"><text:span text:style-name="T287">Math.sqrt(expression)</text:span></text:span></text:p>
        <text:p text:style-name="P269"><text:span text:style-name="Source_20_Text"><text:span text:style-name="T287">Math.sqrt(100)<text:tab/>=&gt; 10.0</text:span></text:span></text:p>
        <text:p text:style-name="P269"><text:span text:style-name="Source_20_Text"><text:span text:style-name="T287">Math.sqrt(5+4)<text:tab/>=&gt; 3.0</text:span></text:span></text:p>
        <text:p text:style-name="P269"><text:span text:style-name="Source_20_Text"><text:span text:style-name="T287">Math.sqrt(Math.sqrt(122+22) + Math.sqrt(16))<text:tab/></text:span></text:span><text:span text:style-name="T287">=&gt; 4.0</text:span></text:p>
        <text:h text:style-name="P426" text:outline-level="2"><text:bookmark-start text:name="__RefHeading___Toc3874_491805839"/>Random<text:bookmark-end text:name="__RefHeading___Toc3874_491805839"/></text:h>
        <text:p text:style-name="P332">If you call rand just like that, you’ll get a float <text:span text:style-name="T254">between</text:span> 0.0 and 1.0 . </text:p>
        <text:p text:style-name="P332">If you give it an integer parameter (rand(5) , for example), it will give you an integer <text:s/><text:span text:style-name="T254">between </text:span>0 and 5 (so five possible numbers, from 0 to 4 ).</text:p>
        <text:p text:style-name="P332"/>
        <text:p text:style-name="P109">puts rand<text:tab/><text:tab/>puts(rand(100))</text:p>
        <text:p text:style-name="P238">puts(rand(101).to_s + '% chance of rain')</text:p>
        <text:p text:style-name="P109"><text:span text:style-name="T161">to use </text:span><text:span text:style-name="T167">THE SEED</text:span><text:span text:style-name="T161"> =&gt; </text:span><text:span text:style-name="T68">srand</text:span> 1976</text:p>
        <text:p text:style-name="P109"/>
        <text:p text:style-name="Preformatted_20_Text"><text:span text:style-name="Source_20_Text">rand(a..b)</text:span></text:p>
        <text:h text:style-name="P485" text:outline-level="2"><text:bookmark-start text:name="__RefHeading___Toc11669_241723351"/><text:span text:style-name="Source_20_Text"><text:span text:style-name="T469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99" text:outline-level="1"><text:bookmark-start text:name="__RefHeading___Toc9009_1665812660"/>Strings<text:bookmark-end text:name="__RefHeading___Toc9009_1665812660"/></text:h>
        <text:p text:style-name="P333">single (') and double (") quotes <text:span text:style-name="T251">both</text:span> supported</text:p>
        <text:h text:style-name="P448" text:outline-level="2"><text:bookmark-start text:name="__RefHeading___Toc7085_920350223"/>&lt;&lt;PARAGRAPH<text:bookmark-end text:name="__RefHeading___Toc7085_920350223"/></text:h>
        <text:p text:style-name="P195">puts &lt;&lt;PARAGRAPH</text:p>
        <text:p text:style-name="P162">There's something going on here. </text:p>
        <text:p text:style-name="P162">with the PARAGRAPH thing</text:p>
        <text:p text:style-name="P272">We'll be able to type as much as we like</text:p>
        <text:p text:style-name="P162">Even 4 lines if we want, or 5, or 6.</text:p>
        <text:p text:style-name="P195">PARAGRAPH</text:p>
        <text:h text:style-name="P477" text:outline-level="2"><text:bookmark-start text:name="__RefHeading___Toc3876_491805839"/><text:span text:style-name="T57">#{</text:span><text:span text:style-name="T58">i</text:span><text:span text:style-name="T57">nterpolation}</text:span><text:bookmark-end text:name="__RefHeading___Toc3876_491805839"/></text:h>
        <text:p text:style-name="P333">Whatever’s inside the interpolation operator <text:s/><text:span text:style-name="T36">#{“...”} </text:span>gets calculated separately,</text:p>
        <text:p text:style-name="P364"><text:span text:style-name="T350">BUT</text:span> <text:span text:style-name="T350">you have to </text:span>use “double quotation marks”</text:p>
        <text:p text:style-name="P152">puts "This ticket is for: #{ticket.event}, at #{ticket.venue}."</text:p>
        <text:h text:style-name="P478" text:outline-level="2"><text:bookmark-start text:name="__RefHeading___Toc7087_920350223"/><text:span text:style-name="T14">%</text:span> interpolation<text:bookmark-end text:name="__RefHeading___Toc7087_920350223"/></text:h>
        <text:p text:style-name="P338">You simply put the formatted variables in the</text:p>
        <text:p text:style-name="P338">string, and then a <text:span text:style-name="T39">%</text:span><text:span text:style-name="T68"> (percent) </text:span>character, <text:span text:style-name="T68">followed by the variable</text:span>.</text:p>
        <text:p text:style-name="P338">if you want multiple variables, you need to put them inside <text:span text:style-name="T39">[ ]</text:span> separated by <text:span text:style-name="T68">commas</text:span></text:p>
        <text:p text:style-name="P338">.</text:p>
        <text:p text:style-name="P153">puts "If I add <text:span text:style-name="T68">%d</text:span>, <text:span text:style-name="T68">%d</text:span>, and <text:span text:style-name="T68">%d</text:span> I get <text:span text:style-name="T68">%d</text:span>." <text:tab/><text:span text:style-name="T68">%</text:span> <text:span text:style-name="T68">[</text:span>my_age, my_height, my_weight, <text:tab/>my_age + <text:s/>my_height + my_weight<text:span text:style-name="T68">]</text:span></text:p>
        <text:p text:style-name="P198">=&gt; If I add 35, 74, and 180 I get 289.</text:p>
        <text:p text:style-name="P198"/>
        <text:p text:style-name="P241">puts "We'd have <text:span text:style-name="T68">%s </text:span>beans, <text:span text:style-name="T68">%s</text:span> jars and <text:span text:style-name="T68">%s </text:span>crates" <text:span text:style-name="T68">% </text:span>secret_formula(start_point)</text:p>
        <text:h text:style-name="P448" text:outline-level="2"><text:bookmark-start text:name="__RefHeading___Toc2593_379422752"/>.gsub! <text:bookmark-end text:name="__RefHeading___Toc2593_379422752"/></text:h>
        <text:p text:style-name="P338"><text:span text:style-name="Source_20_Text"><text:span text:style-name="T194">which stands for </text:span></text:span><text:span text:style-name="Source_20_Text"><text:span text:style-name="T135">g</text:span></text:span><text:span text:style-name="Source_20_Text"><text:span text:style-name="T154">lobal </text:span></text:span><text:span text:style-name="Source_20_Text"><text:span text:style-name="T135">sub</text:span></text:span><text:span text:style-name="Source_20_Text"><text:span text:style-name="T154">stitution</text:span></text:span><text:span text:style-name="Source_20_Text"><text:span text:style-name="T194">.</text:span></text:span></text:p>
        <text:p text:style-name="P338"><text:span text:style-name="Source_20_Text"><text:span text:style-name="T194">like using "Find &amp; Replace" </text:span></text:span></text:p>
        <text:p text:style-name="P162"><text:span text:style-name="Source_20_Text"><text:span text:style-name="T182"/></text:span></text:p>
        <text:p text:style-name="P199">string_to_change.gsub!(/s/, "th")</text:p>
        <text:p text:style-name="P338"><text:span text:style-name="Source_20_Text"><text:span text:style-name="T185">you </text:span></text:span><text:span text:style-name="Emphasis"><text:span text:style-name="T185">cannot</text:span></text:span><text:span text:style-name="Source_20_Text"><text:span text:style-name="T185"> put a space between </text:span></text:span><text:span text:style-name="Source_20_Text"><text:span text:style-name="T31">gsub</text:span></text:span><text:span text:style-name="Source_20_Text"><text:span text:style-name="T185">! and </text:span></text:span><text:span text:style-name="Source_20_Text"><text:span text:style-name="T193">the ()</text:span></text:span></text:p>
        <text:p text:style-name="P114">greeting = "Hello Everyone!"</text:p>
        <text:p text:style-name="P114">greeting.gsub("Everyone!","Friends!")</text:p>
        <text:p text:style-name="P114"/>
        <text:p text:style-name="P154">"this is a sentence".gsub("e")</text:p>
        <text:p text:style-name="P154">{|letter| letter.upcase}</text:p>
        <text:p text:style-name="P200"/>
        <text:p text:style-name="P200">to remove <text:span text:style-name="Emphasis">all</text:span> whitespac<text:span text:style-name="T275">e</text:span></text:p>
        <text:p text:style-name="P200"><text:span text:style-name="Source_20_Text"><text:span text:style-name="T61">.gsub(/\s+/, "")</text:span></text:span><text:span text:style-name="T61"> <text:tab/> <text:s text:c="3"/>The // </text:span><text:span text:style-name="T63">are REGEX</text:span></text:p>
        <text:p text:style-name="P232"><text:span text:style-name="T68">to remove </text:span><text:span text:style-name="T81">non-alphanumeric</text:span></text:p>
        <text:p text:style-name="P232"><text:span text:style-name="Source_20_Text"><text:span text:style-name="T218">string.downcase.gsub(/[^a-z0-9\s]/i, '')</text:span></text:span> </text:p>
        <text:p text:style-name="P232"><text:span text:style-name="Source_20_Text"><text:span text:style-name="T131">string.downcase.gsub(/\W+/, <text:tab/> <text:s text:c="4"/>' ')</text:span></text:span></text:p>
        <text:p text:style-name="P232"/>
        <text:p text:style-name="P232"/>
        <text:h text:style-name="P437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9">"ye<text:span text:style-name="T377">ll</text:span>ow m<text:span text:style-name="T377">oo</text:span>n".<text:span text:style-name="T68">squeeze</text:span> <text:s/></text:p>
              <text:p text:style-name="P89"><text:s text:c="3"/><text:span text:style-name="T376">=&gt;</text:span> "yelow mon"</text:p>
            </table:table-cell>
            <table:table-cell table:style-name="Table86.B1" office:value-type="string">
              <text:p text:style-name="P83">"<text:span text:style-name="T377"> <text:s/></text:span>now<text:span text:style-name="T377"> <text:s text:c="2"/></text:span>is <text:s/>the"</text:p>
              <text:p text:style-name="P83">.<text:span text:style-name="T68">squeeze</text:span>(" ") <text:s text:c="8"/>#=&gt; " now is the"</text:p>
            </table:table-cell>
          </table:table-row>
        </table:table>
        <text:p text:style-name="Preformatted_20_Text">"pu<text:span text:style-name="T377">tt</text:span>ers sh<text:span text:style-name="T377">oo</text:span>t balls".<text:span text:style-name="T68">squeeze</text:span>("m-z") <text:s text:c="2"/>=&gt; "puters shot balls"</text:p>
        <text:h text:style-name="Heading_20_2" text:outline-level="2"><text:bookmark-start text:name="__RefHeading___Toc4858_870494724"/><text:span text:style-name="T397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8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38"><text:span text:style-name="Source_20_Text"><text:span text:style-name="T189">find the characters from a String which are next to a whitespace: <text:tab/>=&gt;<text:tab/>I</text:span></text:span></text:p>
        <text:p text:style-name="P114">'RubyMonk Is Pretty'.match(/ ./, <text:span text:style-name="T271">3</text:span>)</text:p>
        <text:p text:style-name="P333"><text:span text:style-name="T224">When the second parameter is present, it specifies</text:span> the position in the string to begin the search. </text:p>
        <text:h text:style-name="P435" text:outline-level="2"><text:bookmark-start text:name="__RefHeading___Toc12001_2034189443"/>Substrings<text:bookmark-end text:name="__RefHeading___Toc12001_2034189443"/></text:h>
        <text:p text:style-name="P114">greeting = "Hello Everyone!"</text:p>
        <text:p text:style-name="P162"><text:span text:style-name="T287">greeting[0..4]<text:tab/></text:span><text:span text:style-name="Source_20_Text"><text:span text:style-name="T190"><text:tab/>=&gt; Hello</text:span></text:span></text:p>
        <text:p text:style-name="P162"><text:span text:style-name="T287">greeting[6..-</text:span><text:span text:style-name="T318">3</text:span><text:span text:style-name="T287">]<text:tab/></text:span><text:span text:style-name="Source_20_Text"><text:span text:style-name="T191"><text:tab/>=&gt; "Everyon"</text:span></text:span></text:p>
        <text:h text:style-name="P478" text:outline-level="2"><text:bookmark-start text:name="__RefHeading___Toc2607_379422752"/><text:span text:style-name="Source_20_Text"><text:span text:style-name="T55">.</text:span></text:span><text:span text:style-name="Source_20_Text"><text:span text:style-name="T14">reverse</text:span></text:span><text:bookmark-end text:name="__RefHeading___Toc2607_379422752"/></text:h>
        <text:p text:style-name="P114">'CULO'.reverse<text:tab/>=&gt; "OLUC"</text:p>
        <text:p text:style-name="P114"/>
        <text:h text:style-name="P478" text:outline-level="2"><text:bookmark-start text:name="__RefHeading___Toc4860_870494724"/><text:span text:style-name="T287">.</text:span><text:span text:style-name="Source_20_Text"><text:span text:style-name="T235">up</text:span></text:span><text:span text:style-name="T287"> and </text:span><text:span text:style-name="Source_20_Text"><text:span text:style-name="T235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4"><text:span text:style-name="T250">l</text:span>etters = 'aAbBcCdDeE'</text:p>
              <text:p text:style-name="P114">puts letters.upcase</text:p>
              <text:p text:style-name="P114">puts letters.downcase</text:p>
              <text:p text:style-name="P114">puts letters.swapcase</text:p>
              <text:p text:style-name="P114">puts letters.capitalize</text:p>
              <text:p text:style-name="P114">puts ' a'.capitalize</text:p>
            </table:table-cell>
            <table:table-cell table:style-name="Table87.B1" office:value-type="string">
              <text:p text:style-name="P155"/>
              <text:p text:style-name="P155">AABBCCDDEE</text:p>
              <text:p text:style-name="P155">aabbccddee</text:p>
              <text:p text:style-name="P155">AaBbCcDdEe</text:p>
              <text:p text:style-name="P155">Aabbccddee</text:p>
              <text:p text:style-name="P155"><text:s/>a</text:p>
            </table:table-cell>
          </table:table-row>
        </table:table>
        <text:p text:style-name="P333">the capitalize method capitalizes only the first character, not the first letter</text:p>
        <text:p text:style-name="P333"/>
        <text:p text:style-name="P333"/>
        <text:h text:style-name="P435" text:outline-level="2"><text:bookmark-start text:name="__RefHeading___Toc3878_491805839"/><text:soft-page-break/><text:span text:style-name="T56">.</text:span><text:span text:style-name="T10">length</text:span><text:bookmark-end text:name="__RefHeading___Toc3878_491805839"/></text:h>
        <text:p text:style-name="P114">puts 'What is your full name?'</text:p>
        <text:p text:style-name="P114">name = gets.chomp</text:p>
        <text:p text:style-name="P114">puts 'Did you know there are ' + </text:p>
        <text:p text:style-name="P114"><text:tab/> name.<text:span text:style-name="T68">length.to_s</text:span> + ' characters'</text:p>
        <text:p text:style-name="P114">puts 'in your name, ' + name + '?'</text:p>
        <text:h text:style-name="P448" text:outline-level="2"><text:bookmark-start text:name="__RefHeading___Toc7747_1031849959"/>.chr() <text:span text:style-name="T384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1">65.chr <text:s text:c="3"/>#=&gt; "A"</text:p>
            </table:table-cell>
            <table:table-cell table:style-name="Table88.B1" office:value-type="string">
              <text:p text:style-name="P92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2">255.chr(Encoding::UTF_8)#=&gt; "\303\277" </text:p>
            </table:table-cell>
            <table:covered-table-cell/>
          </table:table-row>
        </table:table>
        <text:p text:style-name="P386"><text:span text:style-name="T54">.ord()</text:span> is the opposite</text:p>
        <text:h text:style-name="P435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4">line_width = 40</text:p>
              <text:p text:style-name="P114">str = '--&gt; text &lt;--'</text:p>
              <text:p text:style-name="P114">puts(str.<text:span text:style-name="T68">ljust</text:span>(line_width))</text:p>
              <text:p text:style-name="P114">puts(str.<text:span text:style-name="T68">center</text:span>(line_width))</text:p>
              <text:p text:style-name="P114">puts(str.<text:span text:style-name="T68">rjust</text:span>(line_width))</text:p>
              <text:p text:style-name="P114">puts(str.<text:span text:style-name="T68">ljust</text:span>(line_width/2) <text:s/></text:p>
              <text:p text:style-name="P114"><text:s text:c="2"/>+ str.<text:span text:style-name="T68">rjust</text:span>(line_width/2))</text:p>
            </table:table-cell>
            <table:table-cell table:style-name="Table89.B1" office:value-type="string">
              <text:p text:style-name="P114"/>
              <text:p text:style-name="P114"/>
              <text:p text:style-name="P156">o</text:p>
              <text:p text:style-name="P157">o</text:p>
              <text:p text:style-name="P156"><text:s text:c="7"/>o</text:p>
              <text:p text:style-name="P156">o <text:s text:c="5"/>o</text:p>
            </table:table-cell>
          </table:table-row>
        </table:table>
        <text:p text:style-name="P338"/>
        <text:h text:style-name="P508" text:outline-level="1"/>
        <text:h text:style-name="P413" text:outline-level="1"><text:bookmark-start text:name="__RefHeading___Toc12808_1905917240"/>Symbols :<text:bookmark-end text:name="__RefHeading___Toc12808_1905917240"/></text:h>
        <text:p text:style-name="P337">think of a symbol as a "named integer"</text:p>
        <text:p text:style-name="P337"/>
        <text:p text:style-name="P337">In Ruby, a symbol is simply a name used in your program. One of the main uses for Ruby symbols is hash keys, especially if you would otherwise use the same string as a hash key over and over. </text:p>
        <text:p text:style-name="P337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7">Syntax<text:tab/><text:tab/></text:span></text:span><text:span text:style-name="Source_20_Text"><text:span text:style-name="T287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7">Example</text:span></text:span></text:p>
              <text:p text:style-name="P161"><text:span text:style-name="Source_20_Text"><text:span text:style-name="T287">fox1 = :fox</text:span></text:span></text:p>
              <text:p text:style-name="P161"><text:span text:style-name="Source_20_Text"><text:span text:style-name="T287">fox2 = :fox</text:span></text:span></text:p>
            </table:table-cell>
            <table:table-cell table:style-name="Table90.B1" office:value-type="string">
              <text:p text:style-name="P161"><text:span text:style-name="Source_20_Text"><text:span text:style-name="T287">fox1.object_id</text:span></text:span></text:p>
              <text:p text:style-name="P161"><text:span text:style-name="Source_20_Text"><text:span text:style-name="T287">=&gt; 430488</text:span></text:span></text:p>
              <text:p text:style-name="P161"><text:span text:style-name="Source_20_Text"><text:span text:style-name="T287">fox2.object_id</text:span></text:span></text:p>
              <text:p text:style-name="P115">=&gt; 430488</text:p>
            </table:table-cell>
          </table:table-row>
        </table:table>
        <text:p text:style-name="P7">They never appear on the left side of an assign. </text:p>
        <text:p text:style-name="P337">A Ruby symbol is a <text:span text:style-name="T208">thing</text:span> that has both </text:p>
        <text:p text:style-name="P339"><text:span text:style-name="T68">a number</text:span> (integer) <text:s/>and <text:s/><text:span text:style-name="T68">a string</text:span> representation</text:p>
        <text:p text:style-name="P344"/>
        <text:list xml:id="list2637551494" text:style-name="L1">
          <text:list-item>
            <text:p text:style-name="P540">The string representation is much more important and used much more often.</text:p>
          </text:list-item>
        </text:list>
        <text:list xml:id="list805462640" text:style-name="L2">
          <text:list-item>
            <text:p text:style-name="P541">A Ruby symbol cannot be changed at runtime.</text:p>
          </text:list-item>
        </text:list>
        <text:p text:style-name="P337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1">puts "string".object_id</text:p>
            </table:table-cell>
            <table:table-cell table:style-name="Table91.A1" office:value-type="string">
              <text:p text:style-name="P161">19073100</text:p>
            </table:table-cell>
          </table:table-row>
          <table:table-row>
            <table:table-cell table:style-name="Table91.A1" office:value-type="string">
              <text:p text:style-name="P161">puts "string".object_id</text:p>
            </table:table-cell>
            <table:table-cell table:style-name="Table91.A1" office:value-type="string">
              <text:p text:style-name="P161">19072900</text:p>
            </table:table-cell>
          </table:table-row>
          <table:table-row>
            <table:table-cell table:style-name="Table91.A1" office:value-type="string">
              <text:p text:style-name="P161">puts :symbol.object_id</text:p>
            </table:table-cell>
            <table:table-cell table:style-name="Table91.A1" office:value-type="string">
              <text:p text:style-name="P161">319528</text:p>
            </table:table-cell>
          </table:table-row>
          <table:table-row table:style-name="Table91.4">
            <table:table-cell table:style-name="Table91.A1" office:value-type="string">
              <text:p text:style-name="P161">puts :symbol.object_id</text:p>
            </table:table-cell>
            <table:table-cell table:style-name="Table91.A1" office:value-type="string">
              <text:p text:style-name="P161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1"><text:span text:style-name="Source_20_Text">"foo"[0] = ?b </text:span></text:p>
              <text:p text:style-name="P161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1"><text:span text:style-name="Source_20_Text">:foo[0] <text:s/>= ?b </text:span></text:p>
              <text:p text:style-name="P161"><text:span text:style-name="Source_20_Text">#Raises an error</text:span></text:p>
            </table:table-cell>
          </table:table-row>
        </table:table>
        <text:h text:style-name="P453" text:outline-level="2"><text:bookmark-start text:name="__RefHeading___Toc9302_970994290"/>convert to symbols<text:bookmark-end text:name="__RefHeading___Toc9302_970994290"/></text:h>
        <text:p text:style-name="P337">Besides using <text:span text:style-name="Source_20_Text"><text:span text:style-name="T23">.to_sym</text:span></text:span>, you can <text:span text:style-name="T23">use .</text:span><text:span text:style-name="T25">intern</text:span></text:p>
        <text:p text:style-name="P26">This will internalize the string into a symbol:</text:p>
        <text:p text:style-name="P113"><text:span text:style-name="Source_20_Text"><text:span text:style-name="T392">"hello".intern<text:tab/># ==&gt; :hello</text:span></text:span></text:p>
        <text:h text:style-name="P415" text:outline-level="1"><text:bookmark-start text:name="__RefHeading___Toc12810_1905917240"/><text:soft-page-break/><text:span text:style-name="T336">S</text:span><text:span text:style-name="T287">yntax</text:span><text:bookmark-end text:name="__RefHeading___Toc12810_1905917240"/></text:h>
        <text:h text:style-name="P427" text:outline-level="2"><text:bookmark-start text:name="__RefHeading___Toc3219_1456555390"/>keywords<text:bookmark-end text:name="__RefHeading___Toc3219_1456555390"/></text:h>
        <text:p text:style-name="P311">Keywords include <text:s/>def (for method definitions), <text:s/>class (for class definitions), <text:s/>if (conditional execution), and <text:s/>__FILE__ (the name of the file</text:p>
        <text:p text:style-name="P314">currently being executed). There are about 40 of them, and they’re generally short, single-word (as opposed to underscore-composed)identifiers.</text:p>
        <text:h text:style-name="P427" text:outline-level="2"><text:bookmark-start text:name="__RefHeading___Toc3221_1456555390"/><text:span text:style-name="T259">m</text:span>ethod Names<text:bookmark-end text:name="__RefHeading___Toc3221_1456555390"/></text:h>
        <text:p text:style-name="P313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8">expression, whether you’re seeing a local variable or a method name, and that’s intentional.</text:span></text:p>
        <text:h text:style-name="P427" text:outline-level="2"><text:bookmark-start text:name="__RefHeading___Toc3277_1456555390"/>! Exclamation mark<text:bookmark-end text:name="__RefHeading___Toc3277_1456555390"/></text:h>
        <text:p text:style-name="P314">In general, methods that end in ! indicate that the method will modify the object it's called on. Ruby calls these "dangerous methods" because they change state that someone else might have a reference to.</text:p>
        <text:p text:style-name="P112">foo = "A STRING" # a string called foo</text:p>
        <text:p text:style-name="P112">foo.downcase! <text:s text:c="3"/># modifies foo itself</text:p>
        <text:p text:style-name="P112">puts foo <text:s text:c="8"/># prints modified foo</text:p>
        <text:p text:style-name="P336"><text:span text:style-name="Source_20_Text"><text:span text:style-name="T287"><text:tab/>This will output:<text:tab/></text:span></text:span><text:span text:style-name="Source_20_Text"><text:span text:style-name="T21">a string</text:span></text:span></text:p>
        <text:h text:style-name="P427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2">if ticket.available?</text:p>
        <text:p text:style-name="P112">puts "You're in luck!"</text:p>
        <text:p text:style-name="P112">end</text:p>
        <text:h text:style-name="P452" text:outline-level="2"><text:bookmark-start text:name="__RefHeading___Toc10315_1836067520"/>; multiple lines <text:bookmark-end text:name="__RefHeading___Toc10315_1836067520"/></text:h>
        <text:p text:style-name="P336">Ruby supports ending lines of code with semicolons ( ; ) and allows you to put multiple lines of code onto a single line </text:p>
        <text:p text:style-name="P105">(x = 10; x += 1; puts x ) </text:p>
        <text:p text:style-name="P336">it’s not considered good style in production-quality Ruby code.</text:p>
        <text:h text:style-name="P408" text:outline-level="2"><text:bookmark-start text:name="__RefHeading___Toc3836_2142260940"/><text:span text:style-name="T264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1">tabby_cat = </text:p>
              <text:p text:style-name="P111"><text:s text:c="2"/>"<text:span text:style-name="T68">\t</text:span>I'm tabbed in."</text:p>
              <text:p text:style-name="P111">persian_cat = </text:p>
              <text:p text:style-name="P111">"I'm split<text:span text:style-name="T68">\n</text:span>on a <text:span text:style-name="T351">l</text:span>in"</text:p>
              <text:p text:style-name="P111">backslash_cat = </text:p>
              <text:p text:style-name="P111"><text:s text:c="2"/>"I'm <text:span text:style-name="T68">\</text:span>\ a <text:span text:style-name="T68">\</text:span>\ cat."</text:p>
              <text:p text:style-name="P111"/>
              <text:p text:style-name="P111">fat_cat = </text:p>
              <text:p text:style-name="P111"><text:s text:c="2"/><text:span text:style-name="T68">&lt;&lt;MY_HEREDOC</text:span></text:p>
              <text:p text:style-name="P111"><text:s text:c="2"/>I'll do a list:</text:p>
              <text:p text:style-name="P111"><text:s/><text:span text:style-name="T68">\t</text:span>* Cat food</text:p>
              <text:p text:style-name="P111"><text:s/><text:span text:style-name="T68">\t</text:span>* Fishies</text:p>
              <text:p text:style-name="P111"><text:span text:style-name="T68">\t</text:span>* Catnip\n\t* Grass</text:p>
              <text:p text:style-name="P88"><text:s text:c="2"/><text:span text:style-name="T68">MY_HEREDOC</text:span></text:p>
            </table:table-cell>
            <table:table-cell table:style-name="Table95.B1" office:value-type="string">
              <text:p text:style-name="P294"/>
              <text:p text:style-name="P294"><text:s/>I'm tabbed in.</text:p>
              <text:p text:style-name="P294"/>
              <text:p text:style-name="P294">I'm split</text:p>
              <text:p text:style-name="P294">on a <text:span text:style-name="T404">new </text:span>lin<text:span text:style-name="T404">e</text:span></text:p>
              <text:p text:style-name="P294"/>
              <text:p text:style-name="P294">I'm \ a \ cat.</text:p>
              <text:p text:style-name="P294"/>
              <text:p text:style-name="P294"/>
              <text:p text:style-name="P294">I'll do a list:</text:p>
              <text:p text:style-name="P294"><text:s text:c="3"/>* Cat food</text:p>
              <text:p text:style-name="P294"><text:s text:c="3"/>* Fishies</text:p>
              <text:p text:style-name="P294"><text:s text:c="3"/>* Catnip</text:p>
              <text:p text:style-name="P294"><text:s text:c="3"/>* Grass</text:p>
            </table:table-cell>
          </table:table-row>
        </table:table>
        <text:p text:style-name="P105"><text:span text:style-name="Source_20_Text"><text:span text:style-name="T396"/></text:span></text:p>
        <text:h text:style-name="P510" text:outline-level="1"><text:bookmark-start text:name="__RefHeading___Toc11508_1800458073"/>Modules<text:bookmark-end text:name="__RefHeading___Toc11508_1800458073"/></text:h>
        <text:p text:style-name="P5">the class <text:span text:style-name="T37">Class</text:span> is a subclass of the class <text:span text:style-name="T37">Module</text:span> which means that every class object is ancestrally a module object</text:p>
        <text:p text:style-name="P6">The main difference between inheriting from a class and mixing in a module is that you can mix <text:span text:style-name="T61">in</text:span><text:span text:style-name="T68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5">module <text:span text:style-name="T421">ModuleOne</text:span></text:p>
              <text:p text:style-name="P105"><text:s text:c="2"/>def say_hello() puts "hello" end</text:p>
              <text:p text:style-name="P105">end</text:p>
            </table:table-cell>
            <table:covered-table-cell/>
          </table:table-row>
          <table:table-row>
            <table:table-cell table:style-name="Table96.A2" office:value-type="string">
              <text:p text:style-name="P105">class Test</text:p>
              <text:p text:style-name="P105"><text:span text:style-name="T68"><text:s text:c="2"/>include</text:span> <text:span text:style-name="T421">ModuleOne</text:span></text:p>
              <text:p text:style-name="P105">end</text:p>
            </table:table-cell>
            <table:table-cell table:style-name="Table96.B2" office:value-type="string">
              <text:p text:style-name="P105"/>
              <text:p text:style-name="P105">mt = Test.new</text:p>
              <text:p text:style-name="P105">mt.say_hello</text:p>
            </table:table-cell>
          </table:table-row>
        </table:table>
        <text:p text:style-name="P22">modules <text:span text:style-name="T68">don’t have insta</text:span><text:span text:style-name="T90">­</text:span><text:span text:style-name="T68">nces</text:span></text:p>
        <text:p text:style-name="P112">s = <text:span text:style-name="T423">ModuleOne</text:span>.new<text:tab/><text:tab/><text:span text:style-name="T424">&lt;== </text:span>Wrong!</text:p>
        <text:h text:style-name="P502" text:outline-level="1"><text:bookmark-start text:name="__RefHeading___Toc12812_1905917240"/><text:span text:style-name="T334">V</text:span><text:span text:style-name="T287">ariables</text:span><text:bookmark-end text:name="__RefHeading___Toc12812_1905917240"/></text:h>
        <text:p text:style-name="P315">A variable can hold almost any type of value including <text:s/><text:tab/><text:span text:style-name="T68">numbers</text:span>, <text:span text:style-name="T68">strings</text:span>, </text:p>
        <text:p text:style-name="P315"><text:span text:style-name="T68"><text:tab/><text:tab/>arrays</text:span>, and <text:span text:style-name="T68">hashes</text:span>.</text:p>
        <text:p text:style-name="P315">By convention, <text:span text:style-name="T347">they</text:span></text:p>
        <text:p text:style-name="P315">should start with a lowercase letter and </text:p>
        <text:p text:style-name="P315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1">str = "Hello"</text:p>
              <text:p text:style-name="P161">abc = str</text:p>
              <text:p text:style-name="P161">str.replace("<text:span text:style-name="T342">Muori</text:span>")</text:p>
              <text:p text:style-name="P161">puts str</text:p>
              <text:p text:style-name="P72">puts abc</text:p>
            </table:table-cell>
            <table:table-cell table:style-name="Table97.B1" office:value-type="string">
              <text:p text:style-name="P337">returns:</text:p>
              <text:p text:style-name="P163">Muori</text:p>
              <text:p text:style-name="P70">Muori</text:p>
              <text:p text:style-name="P70"/>
            </table:table-cell>
          </table:table-row>
        </table:table>
        <text:p text:style-name="P161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1"><text:span text:style-name="Source_20_Text"><text:span text:style-name="T287"/></text:span></text:p>
              <text:p text:style-name="P161"><text:span text:style-name="Source_20_Text"><text:span text:style-name="T287"/></text:span></text:p>
              <text:p text:style-name="P161"><text:span text:style-name="Source_20_Text"><text:span text:style-name="T287">name <text:s text:c="5"/>=&gt; "Artur"</text:span></text:span></text:p>
              <text:p text:style-name="P161"><text:span text:style-name="Source_20_Text"><text:span text:style-name="T287">name_copy =&gt; "Artur"</text:span></text:span></text:p>
              <text:p text:style-name="P161"><text:span text:style-name="Source_20_Text"><text:span text:style-name="T287">age <text:s text:c="6"/></text:span></text:span><text:span text:style-name="Source_20_Text"><text:span text:style-name="T114">=&gt; 21</text:span></text:span></text:p>
            </table:table-cell>
            <table:table-cell table:style-name="Table98.B1" office:value-type="string">
              <text:p text:style-name="P161"><text:span text:style-name="Source_20_Text"><text:span text:style-name="T287">name = "Dustin"</text:span></text:span></text:p>
              <text:p text:style-name="P161"><text:span text:style-name="Source_20_Text"><text:span text:style-name="T287">=&gt; "Dustin"</text:span></text:span></text:p>
              <text:p text:style-name="P161"><text:span text:style-name="Source_20_Text"><text:span text:style-name="T287">name_copy</text:span></text:span></text:p>
              <text:p text:style-name="P161"><text:span text:style-name="Source_20_Text"><text:span text:style-name="T287">=&gt; "Artur"</text:span></text:span></text:p>
              <text:p text:style-name="P161"><text:span text:style-name="Source_20_Text"><text:span text:style-name="T287">name_copy = name</text:span></text:span></text:p>
              <text:p text:style-name="P161"><text:span text:style-name="Source_20_Text"><text:span text:style-name="T287">=&gt; "Dustin"</text:span></text:span></text:p>
              <text:p text:style-name="P161"><text:span text:style-name="Source_20_Text"><text:span text:style-name="T287">age = 22 <text:s text:c="2"/></text:span></text:span><text:span text:style-name="T31">=&gt; 22</text:span></text:p>
            </table:table-cell>
          </table:table-row>
        </table:table>
        <text:h text:style-name="P438" text:outline-level="2"><text:bookmark-start text:name="__RefHeading___Toc8794_18812532"/>defined?<text:bookmark-end text:name="__RefHeading___Toc8794_18812532"/></text:h>
        <text:p text:style-name="P27">to see <text:span text:style-name="T387">if a variable has already been defined or not</text:span></text:p>
        <text:p text:style-name="P164"><text:span text:style-name="T388">muori</text:span> = <text:span text:style-name="T389">true</text:span> if <text:span text:style-name="T68">defined?</text:span> <text:span text:style-name="T388">@@cavellette</text:span></text:p>
        <text:h text:style-name="P454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1"><text:span text:style-name="Source_20_Text">book = nil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6">||=</text:span></text:span></text:p>
            </table:table-cell>
          </table:table-row>
          <table:table-row>
            <table:table-cell table:style-name="Table99.A1" office:value-type="string">
              <text:p text:style-name="P161"><text:span text:style-name="Source_20_Text">book ||= </text:span><text:span text:style-name="Source_20_Text"><text:span text:style-name="T405">1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1"><text:span text:style-name="Source_20_Text">book ||= </text:span><text:span text:style-name="Source_20_Text"><text:span text:style-name="T405">2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1"><text:span text:style-name="Source_20_Text">book = </text:span><text:span text:style-name="Source_20_Text"><text:span text:style-name="T405">2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2</text:span></text:p>
            </table:table-cell>
            <table:covered-table-cell/>
          </table:table-row>
        </table:table>
        <text:p text:style-name="P26"><text:span text:style-name="Source_20_Text"><text:span text:style-name="T422">array || array = []</text:span></text:span></text:p>
        <text:p text:style-name="P26"><text:span text:style-name="Source_20_Text"><text:span text:style-name="T180">if </text:span></text:span><text:span text:style-name="Source_20_Text"><text:span text:style-name="T127">array</text:span></text:span><text:span text:style-name="Source_20_Text"><text:span text:style-name="T180"> has a boolean value of </text:span></text:span><text:span text:style-name="Source_20_Text"><text:span text:style-name="T127">true</text:span></text:span><text:span text:style-name="Source_20_Text"><text:span text:style-name="T180"> (if it’s neither </text:span></text:span><text:span text:style-name="Source_20_Text"><text:span text:style-name="T127">false</text:span></text:span><text:span text:style-name="Source_20_Text"><text:span text:style-name="T180"> nor </text:span></text:span><text:span text:style-name="Source_20_Text"><text:span text:style-name="T127">nil</text:span></text:span><text:span text:style-name="Source_20_Text"><text:span text:style-name="T180">), then </text:span></text:span><text:span text:style-name="Source_20_Text"><text:span text:style-name="T169">don’t do anything</text:span></text:span></text:p>
        <text:p text:style-name="P26"><text:span text:style-name="Source_20_Text"><text:span text:style-name="T180">but if it doesn’t, </text:span></text:span><text:span text:style-name="Source_20_Text"><text:span text:style-name="T169">initialize it to a new array</text:span></text:span></text:p>
        <text:h text:style-name="P428" text:outline-level="2"><text:bookmark-start text:name="__RefHeading___Toc9536_970994290"/>$Global variables <text:bookmark-end text:name="__RefHeading___Toc9536_970994290"/></text:h>
        <text:p text:style-name="P315">The segment after the dollar sign doesn’t follow local-variable naming conventions; there are global variables called <text:s/><text:span text:style-name="Source_20_Text"><text:span text:style-name="T127">$:</text:span></text:span> , <text:s/><text:span text:style-name="Source_20_Text"><text:span text:style-name="T127">$1</text:span></text:span> , and <text:s/><text:span text:style-name="Source_20_Text"><text:span text:style-name="T127">$/</text:span></text:span> , as well as <text:s/><text:span text:style-name="Source_20_Text"><text:span text:style-name="T127">$stdin</text:span></text:span> and <text:span text:style-name="Source_20_Text"><text:span text:style-name="T127">$LOAD_PATH</text:span></text:span> . </text:p>
        <text:h text:style-name="P410" text:outline-level="2"><text:bookmark-start text:name="__RefHeading___Toc7042_650475850"/><text:span text:style-name="T348">@</text:span>Instance Variables<text:bookmark-end text:name="__RefHeading___Toc7042_650475850"/></text:h>
        <text:p text:style-name="P345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46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46"><text:s text:c="2"/>@number_showing</text:p>
              <text:p text:style-name="P72"><text:s/>end</text:p>
              <text:p text:style-name="P72">end</text:p>
              <text:p text:style-name="P72"><text:s/>puts die.rol<text:span text:style-name="T349">l</text:span></text:p>
              <text:p text:style-name="P71"><text:s/>puts die.showing</text:p>
            </table:table-cell>
          </table:table-row>
        </table:table>
        <text:p text:style-name="P345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45">A <text:span text:style-name="T68">method’s local variables</text:span> last </text:p>
              <text:p text:style-name="P345"><text:span text:style-name="T68">until the method is finished</text:span>. </text:p>
            </table:table-cell>
            <table:table-cell table:style-name="Table101.B1" office:value-type="string">
              <text:p text:style-name="P345">An <text:span text:style-name="T68">object’s instance variables</text:span>, will <text:span text:style-name="T61">last</text:span><text:span text:style-name="T68"> </text:span></text:p>
              <text:p text:style-name="P345"><text:span text:style-name="T68">as long as the object </text:span>does.</text:p>
            </table:table-cell>
          </table:table-row>
        </table:table>
        <text:h text:style-name="P428" text:outline-level="2"><text:bookmark-start text:name="__RefHeading___Toc3213_1456555390"/>@@Class variables<text:bookmark-end text:name="__RefHeading___Toc3213_1456555390"/></text:h>
        <text:p text:style-name="P315">store information per class hierarchy <text:s/>follow the same rules as instance variables, except that they start with two at-signs: <text:s/>@@running_total </text:p>
        <text:h text:style-name="P428" text:outline-level="2"><text:bookmark-start text:name="__RefHeading___Toc3217_1456555390"/>Constants<text:bookmark-end text:name="__RefHeading___Toc3217_1456555390"/></text:h>
        <text:p text:style-name="P312">Constants begin with an uppercase letter. <text:s/></text:p>
        <text:p text:style-name="P312">A , <text:s/>String , <text:s/>FirstName , and <text:s/>STDIN </text:p>
        <text:p text:style-name="P312">It’s customary to use either camelcase ( FirstName ) or under-score-separated </text:p>
        <text:p text:style-name="P312">all-uppercase words ( FIRST_NAME ) </text:p>
        <text:h text:style-name="P453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1">inp = $stdin.read</text:p>
              <text:p text:style-name="P161">puts inp</text:p>
            </table:table-cell>
            <table:table-cell table:style-name="Table102.B1" office:value-type="string">
              <text:p text:style-name="P350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0"><text:s/>that holds a stream for the standard input. It can be used to read input from the console. </text:p>
            </table:table-cell>
            <table:covered-table-cell/>
          </table:table-row>
        </table:table>
        <text:h text:style-name="P438" text:outline-level="2"><text:bookmark-start text:name="__RefHeading___Toc7444_255360517"/>ARGV<text:bookmark-end text:name="__RefHeading___Toc7444_255360517"/></text:h>
        <text:p text:style-name="P337">Ruby automatically places any parameters that are appended to the command line <text:span text:style-name="T429">when using</text:span></text:p>
        <text:p text:style-name="P337">“argument vector,” which is basically a variable that <text:span text:style-name="T68">contains the arguments passed to a program through the command line </text:span></text:p>
        <text:p text:style-name="P161"><text:span text:style-name="Source_20_Text"><text:span text:style-name="T352">ruby program</text:span></text:span><text:span text:style-name="Source_20_Text">.rb </text:span><text:span text:style-name="Source_20_Text"><text:span text:style-name="T352">1st</text:span></text:span><text:span text:style-name="Source_20_Text">_arg </text:span><text:span text:style-name="Source_20_Text"><text:span text:style-name="T352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30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296">$ <text:span text:style-name="Source_20_Text">ruby argv.rb test 123 <text:s/></text:span></text:p>
            </table:table-cell>
            <table:table-cell table:style-name="Table103.B2" office:value-type="string">
              <text:p text:style-name="P295"><text:span text:style-name="Source_20_Text">=&gt; test-123</text:span></text:p>
            </table:table-cell>
          </table:table-row>
        </table:table>
        <text:p text:style-name="P161"/>
        <text:p text:style-name="P161"><text:span text:style-name="Source_20_Text"/></text:p>
        <text:p text:style-name="P161"><text:span text:style-name="Source_20_Text"/></text:p>
        <text:p text:style-name="P519"><text:span text:style-name="Source_20_Text"/></text:p>
        <text:h text:style-name="P518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7">ruby –r debug debugtest.rb</text:p>
            </table:table-cell>
          </table:table-row>
        </table:table>
        <text:p text:style-name="Standard"><text:span text:style-name="Source_20_Text"><text:span text:style-name="T127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87"><text:span text:style-name="Source_20_Text"><text:span text:style-name="T149">list 2-4</text:span></text:span><text:span text:style-name="Source_20_Text"><text:span text:style-name="T183"> </text:span></text:span><text:span text:style-name="Source_20_Text"><text:span text:style-name="T160">shows code lines 2 through 4. Without any arguments, list shows a local portion of the program to the current</text:span></text:span></text:p>
              <text:p text:style-name="P387"><text:span text:style-name="Source_20_Text"><text:span text:style-name="T160">execution point</text:span></text:span></text:p>
            </table:table-cell>
            <table:table-cell table:style-name="Table105.B1" office:value-type="string">
              <text:p text:style-name="P387"><text:span text:style-name="Source_20_Text"><text:span text:style-name="T150">step 2</text:span></text:span><text:span text:style-name="Source_20_Text"><text:span text:style-name="T184"> </text:span></text:span><text:span text:style-name="Source_20_Text"><text:span text:style-name="T202"><text:s/>executes two lines</text:span></text:span></text:p>
              <text:p text:style-name="P387"><text:span text:style-name="Source_20_Text"><text:span text:style-name="T202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88"><text:span text:style-name="Source_20_Text"><text:span text:style-name="T150">break 3</text:span></text:span><text:span text:style-name="Source_20_Text"><text:span text:style-name="T202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87"><text:span text:style-name="Source_20_Text"><text:span text:style-name="T150">watch x &gt; 10</text:span></text:span><text:span text:style-name="Source_20_Text"><text:span text:style-name="T202"> Sets a condition breakpoint</text:span></text:span></text:p>
              <text:p text:style-name="P387"><text:span text:style-name="Source_20_Text"><text:span text:style-name="T202">quit: Exits the debugger.</text:span></text:span></text:p>
            </table:table-cell>
            <table:covered-table-cell/>
          </table:table-row>
        </table:table>
        <text:h text:style-name="P479" text:outline-level="2"><text:bookmark-start text:name="__RefHeading___Toc11510_1800458073"/><text:span text:style-name="Source_20_Text">Test::Unit</text:span><text:bookmark-end text:name="__RefHeading___Toc11510_1800458073"/></text:h>
        <text:p text:style-name="P273"><text:span text:style-name="Source_20_Text"><text:span text:style-name="T93">require 'test/unit'</text:span></text:span></text:p>
        <text:p text:style-name="P273"><text:span text:style-name="Source_20_Text"><text:span text:style-name="T245">class TestTitleize &lt; Test::Unit::TestCase</text:span></text:span></text:p>
        <text:p text:style-name="P273"><text:span text:style-name="Source_20_Text"><text:s/>def test_basic</text:span></text:p>
        <text:p text:style-name="P273"><text:span text:style-name="Source_20_Text"><text:s text:c="2"/></text:span><text:span text:style-name="Source_20_Text"><text:span text:style-name="T68">assert_equal(</text:span></text:span><text:span text:style-name="Source_20_Text">"This Is A Test" <text:s text:c="2"/></text:span><text:span text:style-name="Source_20_Text"><text:span text:style-name="T68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68">)</text:span></text:span></text:p>
        <text:p text:style-name="P273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3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73"><text:span text:style-name="Source_20_Text"><text:s/>end</text:span></text:p>
        <text:p text:style-name="P273"><text:span text:style-name="Source_20_Text">end</text:span></text:p>
        <text:h text:style-name="P479" text:outline-level="2"><text:bookmark-start text:name="__RefHeading___Toc11401_924721042"/><text:span text:style-name="Source_20_Text">Minitest::Test</text:span><text:bookmark-end text:name="__RefHeading___Toc11401_924721042"/></text:h>
        <text:p text:style-name="P273"><text:span text:style-name="Source_20_Text"><text:span text:style-name="T94">require 'minitest/autorun'</text:span></text:span></text:p>
        <text:p text:style-name="P273"><text:span text:style-name="Source_20_Text"><text:span text:style-name="T68">require 'minitest/pride'</text:span></text:span></text:p>
        <text:p text:style-name="P273"><text:span text:style-name="Source_20_Text"><text:span text:style-name="T68"/></text:span></text:p>
        <text:p text:style-name="P273"><text:span text:style-name="Source_20_Text"><text:span text:style-name="T68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89"><text:span text:style-name="Source_20_Text"><text:span text:style-name="T151">assert_equal </text:span></text:span>can also accept an optional third argument as a message to be displayed if the assertion fails.</text:p>
            </table:table-cell>
          </table:table-row>
        </table:table>
        <text:h text:style-name="P479" text:outline-level="2"><text:bookmark-start text:name="__RefHeading___Toc11512_1800458073"/><text:span text:style-name="Source_20_Text"><text:span text:style-name="T96">it "</text:span></text:span><text:span text:style-name="Source_20_Text"><text:span text:style-name="T97">blabla</text:span></text:span><text:span text:style-name="Source_20_Text"><text:span text:style-name="T96">" do</text:span></text:span><text:bookmark-end text:name="__RefHeading___Toc11512_1800458073"/></text:h>
        <text:p text:style-name="P273"><text:span text:style-name="Source_20_Text"><text:span text:style-name="T96">describe</text:span></text:span><text:span text:style-name="Source_20_Text"><text:span text:style-name="T443"> "FakeEnumerable" </text:span></text:span><text:span text:style-name="Source_20_Text"><text:span text:style-name="T96">do</text:span></text:span></text:p>
        <text:p text:style-name="P273"><text:span text:style-name="Source_20_Text"><text:span text:style-name="T443"><text:s/></text:span></text:span><text:span text:style-name="Source_20_Text"><text:span text:style-name="T96">it</text:span></text:span><text:span text:style-name="Source_20_Text"><text:span text:style-name="T443"> "supports map" </text:span></text:span><text:span text:style-name="Source_20_Text"><text:span text:style-name="T96">do</text:span></text:span></text:p>
        <text:p text:style-name="P273"><text:span text:style-name="Source_20_Text"><text:span text:style-name="T443"><text:s text:c="3"/>@list.map</text:span></text:span><text:span text:style-name="Source_20_Text"><text:span text:style-name="T232">{|x| x+1}.must_equal([4,5])</text:span></text:span></text:p>
        <text:p text:style-name="P273"><text:span text:style-name="Source_20_Text"><text:span text:style-name="T443"><text:s/>end</text:span></text:span></text:p>
        <text:p text:style-name="P273"><text:span text:style-name="Source_20_Text"><text:span text:style-name="T443">end</text:span></text:span></text:p>
        <text:h text:style-name="Heading_20_2" text:outline-level="2"><text:span text:style-name="Source_20_Text"/></text:h>
        <text:h text:style-name="P415" text:outline-level="1"><text:bookmark-start text:name="__RefHeading___Toc12814_1905917240"/>IRB<text:bookmark-end text:name="__RefHeading___Toc12814_1905917240"/></text:h>
        <text:p text:style-name="P314">location of install files:</text:p>
        <text:p text:style-name="P336"><text:span text:style-name="Source_20_Text"><text:span text:style-name="T142">$irb --simple-prompt -rrbconfig</text:span></text:span></text:p>
        <text:p text:style-name="P399"><text:span text:style-name="Source_20_Text"><text:span text:style-name="T128">$irb </text:span></text:span><text:span text:style-name="Source_20_Text"><text:span text:style-name="T129">–</text:span></text:span><text:span text:style-name="Source_20_Text"><text:span text:style-name="T130">noecho <text:s text:c="3"/></text:span></text:span><text:span text:style-name="Source_20_Text"><text:span text:style-name="T177">irb not to be that talkative</text:span></text:span></text:p>
        <text:p text:style-name="P400"><text:span text:style-name="Source_20_Text"><text:span text:style-name="T175">$ </text:span></text:span><text:span text:style-name="Source_20_Text"><text:span text:style-name="T391">system 'clear' <text:s text:c="4"/></text:span></text:span><text:span text:style-name="Source_20_Text"><text:span text:style-name="T178">clear</text:span></text:span><text:span text:style-name="Source_20_Text"><text:span text:style-name="T179">s </text:span></text:span><text:span text:style-name="Source_20_Text"><text:span text:style-name="T178">console</text:span></text:span></text:p>
        <text:h text:style-name="P534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02"><text:span text:style-name="Source_20_Text"><text:span text:style-name="T390">alias irb="</text:span></text:span><text:bookmark-start text:name="__DdeLink__9510_947124772"/><text:bookmark-start text:name="__DdeLink__9508_947124772"/><text:span text:style-name="Source_20_Text"><text:span text:style-name="T390">ruby -S irb</text:span></text:span><text:bookmark-end text:name="__DdeLink__9510_947124772"/><text:bookmark-end text:name="__DdeLink__9508_947124772"/><text:span text:style-name="Source_20_Text"><text:span text:style-name="T390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21"><text:span text:style-name="Example"><text:span text:style-name="T158">-S </text:span></text:span><text:span text:style-name="T113">makes Ruby uses the PATH environment variable to search for script, unless if its name begins with a slash. This is used to emulate </text:span><text:span text:style-name="Example"><text:span text:style-name="T113">#!</text:span></text:span><text:span text:style-name="T113"> on machines that don't support it</text:span></text:p>
            </table:table-cell>
          </table:table-row>
        </table:table>
        <text:p text:style-name="P404"/>
        <text:h text:style-name="P534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0">in ~/.irbrc</text:span></text:span></text:p>
        <text:p text:style-name="P403"><text:span text:style-name="Source_20_Text"><text:span text:style-name="T392">IRB.conf[:AUTO_INDENT] = true</text:span></text:span></text:p>
        <text:h text:style-name="P535" text:outline-level="3"><text:bookmark-start text:name="__RefHeading___Toc17307_2373734895"/><text:span text:style-name="Source_20_Text"><text:span text:style-name="T470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4">$ </text:span></text:span><text:span text:style-name="Source_20_Text"><text:span text:style-name="T127">local_variables</text:span></text:span></text:p>
            </table:table-cell>
            <table:table-cell table:style-name="Table125.B1" office:value-type="string">
              <text:p text:style-name="P86"><text:span text:style-name="Source_20_Text"><text:span text:style-name="T60">$ </text:span></text:span><text:span text:style-name="Source_20_Text"><text:span text:style-name="T470">constants</text:span>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<text:span text:style-name="T470">$ </text:span></text:span><text:span text:style-name="Source_20_Text">global_variables</text:span></text:p>
            </table:table-cell>
            <table:table-cell table:style-name="Table125.B2" office:value-type="string">
              <text:p text:style-name="P85"><text:span text:style-name="Source_20_Text"><text:span text:style-name="T470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6"><text:span text:style-name="Source_20_Text">$ instance_variables</text:span></text:p>
            </table:table-cell>
            <table:table-cell table:style-name="Table125.B2" office:value-type="string">
              <text:p text:style-name="P85"/>
            </table:table-cell>
          </table:table-row>
        </table:table>
        <text:p text:style-name="Preformatted_20_Text"><text:span text:style-name="Source_20_Text"/></text:p>
        <text:h text:style-name="P511" text:outline-level="1"><text:bookmark-start text:name="__RefHeading___Toc12816_1905917240"/>Terminal<text:bookmark-end text:name="__RefHeading___Toc12816_1905917240"/></text:h>
        <text:p text:style-name="P336"><text:span text:style-name="Source_20_Text"><text:span text:style-name="T192">clear screen:</text:span></text:span><text:span text:style-name="Source_20_Text"><text:span text:style-name="T319"> </text:span></text:span><text:span text:style-name="Source_20_Text"><text:span text:style-name="T140">cls </text:span></text:span><text:span text:style-name="Source_20_Text"><text:span text:style-name="T174">or</text:span></text:span><text:span text:style-name="Source_20_Text"><text:span text:style-name="T141"> system 'cls' </text:span></text:span><text:span text:style-name="Source_20_Text"><text:span text:style-name="T155">(irb)</text:span></text:span></text:p>
        <text:p text:style-name="P398"><text:span text:style-name="Source_20_Text"><text:span text:style-name="T135">-c </text:span></text:span><text:span text:style-name="T105"><text:tab/></text:span><text:span text:style-name="T287">check for syntax errors </text:span><text:span text:style-name="T320">without executing<text:tab/><text:tab/></text:span><text:span text:style-name="Source_20_Text"><text:span text:style-name="T119">ruby -c c2f.rb</text:span></text:span></text:p>
        <text:p text:style-name="P400"><text:span text:style-name="Source_20_Text"><text:span text:style-name="T144">-w</text:span></text:span><text:span text:style-name="Source_20_Text"><text:span text:style-name="T120"> <text:s/></text:span></text:span><text:span text:style-name="Source_20_Text"><text:span text:style-name="T163"><text:tab/></text:span></text:span><text:span text:style-name="Source_20_Text"><text:span text:style-name="T164">gives warning messages during program execution<text:tab/></text:span></text:span><text:span text:style-name="Source_20_Text"><text:span text:style-name="T119">ruby -</text:span></text:span><text:span text:style-name="Source_20_Text"><text:span text:style-name="T121">c</text:span></text:span><text:span text:style-name="Source_20_Text"><text:span text:style-name="T119">w c2f.rb</text:span></text:span></text:p>
        <text:p text:style-name="P400"><text:span text:style-name="Source_20_Text"><text:span text:style-name="T143">-e</text:span></text:span><text:span text:style-name="Source_20_Text"><text:span text:style-name="T164"><text:tab/></text:span></text:span><text:span text:style-name="Source_20_Text"><text:span text:style-name="T165">the command line contains Ruby code</text:span></text:span><text:span text:style-name="Source_20_Text"><text:span text:style-name="T164"><text:tab/><text:tab/></text:span></text:span><text:span text:style-name="Source_20_Text"><text:span text:style-name="T119">ruby -e 'puts “culo”'</text:span></text:span></text:p>
        <text:p text:style-name="P400"><text:span text:style-name="Source_20_Text"><text:span text:style-name="T143">-v </text:span></text:span><text:span text:style-name="Source_20_Text"><text:span text:style-name="T164"><text:tab/>shows ruby information and executes the program in verbose mode</text:span></text:span></text:p>
        <text:p text:style-name="P400"><text:span text:style-name="Source_20_Text"><text:span text:style-name="T143">-l</text:span></text:span><text:span text:style-name="Source_20_Text"><text:span text:style-name="T164"><text:tab/>line mode, prints a newline after every output line <text:s/><text:tab/><text:tab/><text:tab/><text:tab/><text:tab/></text:span></text:span><text:span text:style-name="Source_20_Text"><text:span text:style-name="T119">ruby -le 'print “+newline!”'</text:span></text:span></text:p>
        <text:p text:style-name="P400"><text:span text:style-name="Source_20_Text"><text:span text:style-name="T143">-rname</text:span></text:span><text:span text:style-name="Source_20_Text"><text:span text:style-name="T168"> <text:s text:c="4"/></text:span></text:span><text:span text:style-name="Source_20_Text"><text:span text:style-name="T164">requires the name <text:tab/></text:span></text:span></text:p>
        <text:p text:style-name="P400"><text:span text:style-name="Source_20_Text"><text:span text:style-name="T164"><text:tab/><text:tab/><text:tab/></text:span></text:span><text:span text:style-name="Source_20_Text"><text:span text:style-name="T119">ruby -rprofil</text:span></text:span><text:span text:style-name="Source_20_Text"><text:span text:style-name="T164">e</text:span></text:span></text:p>
        <text:p text:style-name="P400"><text:span text:style-name="Source_20_Text"><text:span text:style-name="T148">--version<text:tab/></text:span></text:span><text:span text:style-name="Source_20_Text"><text:span text:style-name="T176">shows Ruby version info<text:tab/><text:tab/><text:tab/></text:span></text:span><text:span text:style-name="Source_20_Text"><text:span text:style-name="T156">ruby –version</text:span></text:span></text:p>
        <text:p text:style-name="Text_20_body"><text:span text:style-name="Source_20_Text"><text:span text:style-name="T287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361fb0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style:font-name="Liberation Mono" fo:font-size="8pt" fo:font-weight="normal" officeooo:rsid="0419d3fe" style:font-weight-asian="normal" style:font-weight-complex="normal"/>
    </style:style>
    <style:style style:name="MT10" style:family="text">
      <style:text-properties fo:font-weight="normal" officeooo:rsid="00f83a4f" style:font-weight-asian="normal" style:font-weight-complex="normal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8"><draw:image xlink:href="Pictures/100000000000013C00000125AD59B321A03F58AE.png" xlink:type="simple" xlink:show="embed" xlink:actuate="onLoad" loext:mime-type="image/png"/></draw:frame><text:s text:c="3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</text:span><text:span text:style-name="MT6">8</text:span><text:span text:style-name="MT7"> <text:s text:c="2"/><text:tab/></text:span><text:span text:style-name="MT8">(print</text:span><text:span text:style-name="MT9">7</text:span><text:span text:style-name="MT8">)</text:span><text:span text:style-name="MT10"><text:tab/></text:span><text:span text:style-name="MT11"><text:page-number text:select-page="current">1</text:page-number></text:span><text:span text:style-name="MT11">/</text:span><text:span text:style-name="MT11"><text:page-count>2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2T11:04:59.433778168</dc:date>
    <meta:editing-duration>P45DT2H21M43S</meta:editing-duration>
    <meta:editing-cycles>992</meta:editing-cycles>
    <meta:generator>LibreOffice/5.4.1.2$Linux_X86_64 LibreOffice_project/40m0$Build-2</meta:generator>
    <meta:print-date>2016-08-10T11:34:56.970102686</meta:print-date>
    <meta:document-statistic meta:table-count="129" meta:image-count="2" meta:object-count="0" meta:page-count="28" meta:paragraph-count="1955" meta:word-count="8593" meta:character-count="50075" meta:non-whitespace-character-count="41976"/>
  </office:meta>
</office:document-meta>
</file>